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bdbdbd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1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Arial1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1" style:family="table-cell" style:parent-style-name="Default">
      <style:table-cell-properties fo:background-color="#bdbdbd" style:text-align-source="fix" style:repeat-content="false" fo:padding="0.028in"/>
      <style:paragraph-properties fo:text-align="start" fo:margin-left="0in"/>
      <style:text-properties fo:color="#ff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2979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ackground-color="#bdbdbd" style:text-align-source="fix" style:repeat-content="false"/>
      <style:paragraph-properties fo:text-align="start" fo:margin-left="0in"/>
      <style:text-properties style:font-name="Arial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padding="0.028in"/>
      <style:paragraph-properties fo:text-align="start" fo:margin-left="0in"/>
      <style:text-properties fo:color="#ff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weight="normal" style:font-weight-asian="normal" style:font-weight-complex="normal"/>
    </style:style>
    <style:style style:name="ce19" style:family="table-cell" style:parent-style-name="Default">
      <style:table-cell-properties fo:background-color="#bdbdbd" style:text-align-source="fix" style:repeat-content="false" fo:padding="0.028in"/>
      <style:paragraph-properties fo:text-align="start" fo:margin-left="0in"/>
      <style:text-properties style:font-name="Arial1"/>
    </style:style>
    <style:style style:name="ce20" style:family="table-cell" style:parent-style-name="Default">
      <style:table-cell-properties style:text-align-source="fix" style:repeat-content="false" fo:background-color="transparent" fo:padding="0.028in"/>
      <style:paragraph-properties fo:text-align="start" fo:margin-left="0in"/>
      <style:text-properties style:font-name="Arial1"/>
    </style:style>
    <style:style style:name="ce21" style:family="table-cell" style:parent-style-name="Default">
      <style:table-cell-properties fo:background-color="#bdbdbd" style:text-align-source="fix" style:repeat-content="false" fo:padding="0.028in"/>
      <style:paragraph-properties fo:text-align="start" fo:margin-left="0in"/>
      <style:text-properties style:font-name="Arial1" fo:font-weight="bold" style:font-weight-asian="bold" style:font-weight-complex="bold"/>
    </style:style>
    <style:style style:name="ce22" style:family="table-cell" style:parent-style-name="Default">
      <style:table-cell-properties fo:background-color="#bdbdbd" style:text-align-source="fix" style:repeat-content="false"/>
      <style:paragraph-properties fo:text-align="start" fo:margin-left="0in"/>
      <style:text-properties style:font-name="Arial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1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weight="bold" style:font-weight-asian="bold" style:font-weight-complex="bold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  <style:paragraph-properties fo:text-align="center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style:text-position="33% 58%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-8% 58%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0% 100%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0% 100%" style:font-name="Arial1" style:font-name-complex="Arial2"/>
    </style:style>
    <style:style style:name="T6" style:family="text">
      <style:text-properties fo:font-size="10pt" fo:font-weight="bold" style:font-size-asian="10pt" style:font-size-complex="10pt" style:font-weight-asian="bold" style:font-weight-complex="bold" style:text-position="0% 100%"/>
    </style:style>
    <style:style style:name="T7" style:family="text">
      <style:text-properties style:font-name="Arial1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1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name-complex="Arial1"/>
    </style:style>
    <style:style style:name="T9" style:family="text">
      <style:text-properties style:font-name="Arial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name-complex="Arial1" style:text-position="-8% 58%"/>
    </style:style>
    <style:style style:name="T10" style:family="text">
      <style:text-properties style:font-name="Arial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name-complex="Arial1" style:text-position="0% 100%"/>
    </style:style>
    <style:style style:name="T1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Arial1" fo:font-size="8pt" fo:font-weight="normal" style:font-name-complex="Arial2" style:font-size-asian="8pt" style:font-size-complex="8pt" style:font-weight-asian="normal" style:font-weight-complex="normal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Arial" fo:font-size="10pt" fo:font-weight="bold" style:font-name-complex="Arial" style:font-size-asian="10pt" style:font-size-complex="10pt" style:font-weight-asian="bold" style:font-weight-complex="bold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Arial" fo:font-size="10pt" fo:font-weight="bold" style:font-name-complex="Arial" style:font-size-asian="10pt" style:font-size-complex="10pt" style:font-weight-asian="bold" style:font-weight-complex="bold" style:text-position="-8% 58%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text-position="-8% 58%" style:font-name="Arial1" fo:font-size="8pt" fo:font-weight="normal" style:font-name-complex="Arial2" style:font-size-asian="8pt" style:font-size-complex="8pt" style:font-weight-asian="normal" style:font-weight-complex="normal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Arial1" fo:font-size="8pt" fo:font-weight="normal" style:font-size-asian="8pt" style:font-size-complex="8pt" style:font-weight-asian="normal" style:font-weight-complex="normal" style:font-name-complex="Arial1"/>
    </style:style>
    <style:style style:name="T17" style:family="text">
      <style:text-properties style:font-name="Arial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rial1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font-size="8pt" fo:font-weight="normal" style:font-name-complex="Arial2" style:font-size-asian="8pt" style:font-size-complex="8pt" style:font-weight-asian="normal" style:font-weight-complex="normal"/>
    </style:style>
    <style:style style:name="T19" style:family="text">
      <style:text-properties style:font-name="Arial1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font-size="10pt" fo:font-weight="bold" style:font-name-complex="Arial1" style:font-size-asian="10pt" style:font-size-complex="10pt" style:font-weight-asian="bold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 Bar 2" form:control-implementation="ooo:com.sun.star.form.component.ScrollBar" xml:id="control1" form:id="control1" form:orientation="vertical" form:value="21" form:linked-cell="Sheet1.B7" form:delay-for-repeat="PT0.050000000S" form:min-value="0" form:max-value="100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5" table:default-cell-style-name="ce9"/>
        <table:table-column table:style-name="co1" table:default-cell-style-name="ce10"/>
        <table:table-column table:style-name="co5" table:default-cell-style-name="ce10"/>
        <table:table-column table:style-name="co3" table:default-cell-style-name="ce10"/>
        <table:table-column table:style-name="co2" table:default-cell-style-name="ce10"/>
        <table:table-column table:style-name="co5" table:default-cell-style-name="ce10"/>
        <table:table-column table:style-name="co4" table:default-cell-style-name="ce10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16368" table:default-cell-style-name="ce10"/>
        <table:table-row table:style-name="ro1">
          <table:table-cell table:style-name="ce1" office:value-type="string" calcext:value-type="string">
            <text:p>Projectile motion with drag types: linear, quadratic, quadratic Lambert W, and none</text:p>
          </table:table-cell>
          <table:table-cell table:style-name="ce11" table:number-columns-repeated="4"/>
          <table:table-cell table:style-name="ce19"/>
          <table:table-cell table:style-name="ce22" table:number-columns-repeated="16377"/>
        </table:table-row>
        <table:table-row table:style-name="ro1">
          <table:table-cell table:style-name="ce2" office:value-type="string" calcext:value-type="string">
            <text:p>Michael Fowler, UVa</text:p>
          </table:table-cell>
          <table:table-cell/>
          <table:table-cell table:style-name="ce16" table:number-columns-repeated="3"/>
          <table:table-cell table:style-name="ce20"/>
          <table:table-cell table:style-name="ce23" table:number-columns-repeated="6"/>
          <table:table-cell table:style-name="ce23">
            <draw:frame draw:z-index="0" draw:name="Chart 1" draw:style-name="gr1" draw:text-style-name="P1" svg:width="10.2402in" svg:height="6.4937in" svg:x="0.2555in" svg:y="0.2413in">
              <draw:object draw:notify-on-update-of-ranges="Sheet1.E19:Sheet1.E218 Sheet1.B17:Sheet1.B17 Sheet1.F19:Sheet1.F218 Sheet1.N19:Sheet1.N218 Sheet1.N17:Sheet1.N17 Sheet1.O19:Sheet1.O218 Sheet1.K19:Sheet1.K218 Sheet1.H17:Sheet1.H17 Sheet1.L19:Sheet1.L2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3" table:number-columns-repeated="16370"/>
        </table:table-row>
        <table:table-row table:style-name="ro1">
          <table:table-cell table:style-name="ce3" office:value-type="string" calcext:value-type="string">
            <text:p>Projectile fired at speed v at angle theta degrees to horizontal</text:p>
          </table:table-cell>
          <table:table-cell/>
          <table:table-cell table:style-name="ce16" table:number-columns-repeated="3"/>
          <table:table-cell table:style-name="ce20"/>
          <table:table-cell table:style-name="ce23" table:number-columns-repeated="2"/>
          <table:table-cell table:style-name="ce24" office:value-type="string" calcext:value-type="string">
            <text:p>Equations</text:p>
          </table:table-cell>
          <table:table-cell table:style-name="ce23" table:number-columns-repeated="7"/>
          <table:table-cell table:style-name="Default"/>
          <table:table-cell table:style-name="ce23" table:number-columns-repeated="16366"/>
        </table:table-row>
        <table:table-row table:style-name="ro2">
          <table:table-cell table:style-name="ce3" office:value-type="string" calcext:value-type="string">
            <text:p>Air resistance = bv^2.</text:p>
          </table:table-cell>
          <table:table-cell table:style-name="ce4"/>
          <table:table-cell table:number-columns-repeated="2"/>
          <table:table-cell table:style-name="Default"/>
          <table:table-cell table:number-columns-repeated="3"/>
          <table:table-cell table:style-name="ce50" office:value-type="string" calcext:value-type="string">
            <text:p><text:span text:style-name="T2">v</text:span><text:span text:style-name="T3">x-init</text:span><text:span text:style-name="T4"> = v</text:span><text:span text:style-name="T5">•</text:span><text:span text:style-name="T6">cos(θ)</text:span></text:p>
          </table:table-cell>
          <table:table-cell table:style-name="Default"/>
          <table:table-cell table:style-name="ce50" office:value-type="string" calcext:value-type="string">
            <text:p>initial velocity in x direction</text:p>
          </table:table-cell>
          <table:table-cell table:number-columns-repeated="5"/>
          <table:table-cell table:style-name="Default"/>
          <table:table-cell table:number-columns-repeated="16366"/>
        </table:table-row>
        <table:table-row table:style-name="ro2">
          <table:table-cell table:style-name="ce4"/>
          <table:table-cell table:style-name="ce3" table:number-columns-repeated="2"/>
          <table:table-cell table:style-name="ce6" office:value-type="string" calcext:value-type="string">
            <text:p>theta</text:p>
            <draw:control draw:z-index="1" draw:name="Scroll Bar 2" draw:style-name="gr2" draw:text-style-name="P2" svg:width="0.1929in" svg:height="1.7752in" svg:x="0.113in" svg:y="0.1748in" draw:control="control1"/>
          </table:table-cell>
          <table:table-cell table:style-name="Default"/>
          <table:table-cell table:style-name="ce3" table:number-columns-repeated="3"/>
          <table:table-cell table:style-name="ce50" office:value-type="string" calcext:value-type="string">
            <text:p><text:span text:style-name="T2">v</text:span><text:span text:style-name="T3">y-init</text:span><text:span text:style-name="T4"> = v</text:span><text:span text:style-name="T5">•sin</text:span><text:span text:style-name="T6">(θ)</text:span></text:p>
          </table:table-cell>
          <table:table-cell table:style-name="Default"/>
          <table:table-cell table:style-name="ce50" office:value-type="string" calcext:value-type="string">
            <text:p>initial velocity in y direction</text:p>
          </table:table-cell>
          <table:table-cell table:style-name="ce3" table:number-columns-repeated="5"/>
          <table:table-cell table:style-name="Default"/>
          <table:table-cell table:style-name="ce3" table:number-columns-repeated="16366"/>
        </table:table-row>
        <table:table-row table:style-name="ro2">
          <table:table-cell table:style-name="ce5" office:value-type="string" calcext:value-type="string">
            <text:p>v=</text:p>
          </table:table-cell>
          <table:table-cell table:style-name="ce12" office:value-type="float" office:value="5.69" calcext:value-type="float">
            <text:p>5.69</text:p>
          </table:table-cell>
          <table:table-cell table:style-name="ce14" office:value-type="string" calcext:value-type="string">
            <text:p>m/s</text:p>
          </table:table-cell>
          <table:table-cell table:style-name="ce3"/>
          <table:table-cell table:style-name="Default"/>
          <table:table-cell office:value-type="float" office:value="2.55" calcext:value-type="float">
            <text:p>2.55</text:p>
          </table:table-cell>
          <table:table-cell table:style-name="ce9" table:formula="of:=[.F6] / 0.0254" office:value-type="float" office:value="100.393700787402" calcext:value-type="float">
            <text:p>100.393700787402</text:p>
          </table:table-cell>
          <table:table-cell table:style-name="ce3"/>
          <table:table-cell table:style-name="ce50" office:value-type="string" calcext:value-type="string">
            <text:p><text:span text:style-name="T7">v = </text:span><text:span text:style-name="T8">√(v</text:span><text:span text:style-name="T9">x</text:span><text:span text:style-name="T10"> + v</text:span><text:span text:style-name="T9">y</text:span><text:span text:style-name="T10">)</text:span></text:p>
          </table:table-cell>
          <table:table-cell table:style-name="Default"/>
          <table:table-cell table:style-name="ce50" office:value-type="string" calcext:value-type="string">
            <text:p>magnitude of the velocity </text:p>
          </table:table-cell>
          <table:table-cell table:style-name="ce3" table:number-columns-repeated="5"/>
          <table:table-cell table:style-name="Default"/>
          <table:table-cell table:style-name="ce3" table:number-columns-repeated="16366"/>
        </table:table-row>
        <table:table-row table:style-name="ro2">
          <table:table-cell table:style-name="ce6" office:value-type="string" calcext:value-type="string">
            <text:p>theta=</text:p>
          </table:table-cell>
          <table:table-cell table:style-name="ce13" office:value-type="float" office:value="40" calcext:value-type="float">
            <text:p>40</text:p>
          </table:table-cell>
          <table:table-cell table:style-name="ce17" office:value-type="string" calcext:value-type="string">
            <text:p>deg</text:p>
          </table:table-cell>
          <table:table-cell/>
          <table:table-cell table:style-name="Default"/>
          <table:table-cell/>
          <table:table-cell table:style-name="ce9"/>
          <table:table-cell/>
          <table:table-cell table:style-name="ce50" office:value-type="string" calcext:value-type="string">
            <text:p><text:span text:style-name="T2">v</text:span><text:span text:style-name="T3">x</text:span><text:span text:style-name="T11"> = v</text:span><text:span text:style-name="T3">x0</text:span><text:span text:style-name="T11"> – b</text:span><text:span text:style-name="T12">•</text:span><text:span text:style-name="T13">v</text:span><text:span text:style-name="T14">x0</text:span><text:span text:style-name="T15">•</text:span><text:span text:style-name="T13">v</text:span><text:span text:style-name="T12">•</text:span><text:span text:style-name="T16">Δ</text:span>t</text:p>
          </table:table-cell>
          <table:table-cell table:style-name="Default"/>
          <table:table-cell table:style-name="ce3" office:value-type="string" calcext:value-type="string">
            <text:p>velocity in x direction</text:p>
          </table:table-cell>
          <table:table-cell table:number-columns-repeated="5"/>
          <table:table-cell table:style-name="Default"/>
          <table:table-cell table:number-columns-repeated="16366"/>
        </table:table-row>
        <table:table-row table:style-name="ro2">
          <table:table-cell table:style-name="ce5" office:value-type="string" calcext:value-type="string">
            <text:p>g=</text:p>
          </table:table-cell>
          <table:table-cell table:style-name="ce14" office:value-type="float" office:value="9.80665" calcext:value-type="float">
            <text:p>9.80665</text:p>
          </table:table-cell>
          <table:table-cell table:style-name="ce17" office:value-type="string" calcext:value-type="string">
            <text:p>m/s<text:span text:style-name="T1">2</text:span></text:p>
          </table:table-cell>
          <table:table-cell/>
          <table:table-cell table:style-name="Default"/>
          <table:table-cell office:value-type="float" office:value="0.0635" calcext:value-type="float">
            <text:p>0.0635</text:p>
          </table:table-cell>
          <table:table-cell table:style-name="ce9" table:formula="of:=[.F8] / 0.0254" office:value-type="float" office:value="2.5" calcext:value-type="float">
            <text:p>2.5</text:p>
          </table:table-cell>
          <table:table-cell/>
          <table:table-cell table:style-name="ce50" office:value-type="string" calcext:value-type="string">
            <text:p><text:span text:style-name="T2">v</text:span><text:span text:style-name="T3">y</text:span><text:span text:style-name="T11"> = v</text:span><text:span text:style-name="T3">y0</text:span><text:span text:style-name="T11"> – g</text:span><text:span text:style-name="T12">•</text:span><text:span text:style-name="T16">Δ</text:span><text:span text:style-name="T13">t – b</text:span><text:span text:style-name="T12">•</text:span><text:span text:style-name="T13">v</text:span><text:span text:style-name="T14">y0</text:span><text:span text:style-name="T15">•</text:span><text:span text:style-name="T13">v</text:span><text:span text:style-name="T12">•</text:span><text:span text:style-name="T16">Δ</text:span>t</text:p>
          </table:table-cell>
          <table:table-cell table:style-name="Default"/>
          <table:table-cell table:style-name="ce3" office:value-type="string" calcext:value-type="string">
            <text:p>velocity in y direction</text:p>
          </table:table-cell>
          <table:table-cell table:number-columns-repeated="5"/>
          <table:table-cell table:style-name="Default"/>
          <table:table-cell table:number-columns-repeated="16366"/>
        </table:table-row>
        <table:table-row table:style-name="ro2">
          <table:table-cell table:style-name="ce5" office:value-type="string" calcext:value-type="string">
            <text:p>v_x_init=</text:p>
          </table:table-cell>
          <table:table-cell table:style-name="ce14" table:formula="of:=v*COS(theta*PI()/180)" office:value-type="float" office:value="4.35879288134699" calcext:value-type="float">
            <text:p>4.35879288134699</text:p>
          </table:table-cell>
          <table:table-cell table:style-name="ce14" office:value-type="string" calcext:value-type="string">
            <text:p>m/s</text:p>
          </table:table-cell>
          <table:table-cell/>
          <table:table-cell table:style-name="Default"/>
          <table:table-cell table:style-name="ce10" office:value-type="float" office:value="0.29972" calcext:value-type="float">
            <text:p>0.29972</text:p>
          </table:table-cell>
          <table:table-cell table:style-name="ce9" table:formula="of:=[.F9] / 0.0254" office:value-type="float" office:value="11.8" calcext:value-type="float">
            <text:p>11.8</text:p>
          </table:table-cell>
          <table:table-cell/>
          <table:table-cell table:style-name="ce3" office:value-type="string" calcext:value-type="string">
            <text:p><text:span text:style-name="T17">d = 0.5</text:span><text:span text:style-name="T18">•</text:span><text:span text:style-name="T19">(u + v)</text:span><text:span text:style-name="T18">•</text:span>t</text:p>
          </table:table-cell>
          <table:table-cell table:style-name="Default"/>
          <table:table-cell table:style-name="ce50" office:value-type="string" calcext:value-type="string">
            <text:p>Displacement from avg velocity where</text:p>
          </table:table-cell>
          <table:table-cell table:number-columns-repeated="5"/>
          <table:table-cell table:style-name="Default"/>
          <table:table-cell table:number-columns-repeated="16366"/>
        </table:table-row>
        <table:table-row table:style-name="ro2">
          <table:table-cell table:style-name="ce5" office:value-type="string" calcext:value-type="string">
            <text:p>v_y_init=</text:p>
          </table:table-cell>
          <table:table-cell table:style-name="ce14" table:formula="of:=v*SIN(theta*PI()/180)" office:value-type="float" office:value="3.65746149911641" calcext:value-type="float">
            <text:p>3.65746149911641</text:p>
          </table:table-cell>
          <table:table-cell table:style-name="ce14" office:value-type="string" calcext:value-type="string">
            <text:p>m/s</text:p>
          </table:table-cell>
          <table:table-cell/>
          <table:table-cell table:style-name="Default"/>
          <table:table-cell table:style-name="ce10" office:value-type="float" office:value="0.6858" calcext:value-type="float">
            <text:p>0.6858</text:p>
          </table:table-cell>
          <table:table-cell table:style-name="ce9" table:formula="of:=[.F10] / 0.0254" office:value-type="float" office:value="27" calcext:value-type="float">
            <text:p>27</text:p>
          </table:table-cell>
          <table:table-cell/>
          <table:table-cell table:style-name="ce3"/>
          <table:table-cell table:style-name="Default"/>
          <table:table-cell table:style-name="ce3" office:value-type="string" calcext:value-type="string">
            <text:p>u = v(t), t=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delta_t=</text:p>
          </table:table-cell>
          <table:table-cell table:style-name="ce14" office:value-type="float" office:value="0.01" calcext:value-type="float">
            <text:p>0.01</text:p>
          </table:table-cell>
          <table:table-cell table:style-name="ce18" office:value-type="string" calcext:value-type="string">
            <text:p>s</text:p>
          </table:table-cell>
          <table:table-cell/>
          <table:table-cell table:style-name="Default"/>
          <table:table-cell table:style-name="ce10" office:value-type="float" office:value="1.3335" calcext:value-type="float">
            <text:p>1.3335</text:p>
          </table:table-cell>
          <table:table-cell table:style-name="ce9" table:formula="of:=[.F11] / 0.0254" office:value-type="float" office:value="52.5" calcext:value-type="float">
            <text:p>52.5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v = v(t)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b=</text:p>
          </table:table-cell>
          <table:table-cell table:style-name="ce14" office:value-type="float" office:value="0.022" calcext:value-type="float">
            <text:p>0.022</text:p>
          </table:table-cell>
          <table:table-cell table:style-name="ce18" office:value-type="string" calcext:value-type="string">
            <text:p>---</text:p>
          </table:table-cell>
          <table:table-cell/>
          <table:table-cell table:style-name="Default"/>
          <table:table-cell table:style-name="ce10" office:value-type="float" office:value="1.9939" calcext:value-type="float">
            <text:p>1.9939</text:p>
          </table:table-cell>
          <table:table-cell table:style-name="ce9" table:formula="of:=[.F12] / 0.0254" office:value-type="float" office:value="78.5" calcext:value-type="float">
            <text:p>78.5</text:p>
          </table:table-cell>
          <table:table-cell table:number-columns-repeated="9"/>
          <table:table-cell table:style-name="ce25"/>
          <table:table-cell table:number-columns-repeated="16366"/>
        </table:table-row>
        <table:table-row table:style-name="ro2">
          <table:table-cell table:style-name="ce7" office:value-type="string" calcext:value-type="string">
            <text:p>height=</text:p>
          </table:table-cell>
          <table:table-cell table:style-name="ce14" office:value-type="float" office:value="0.016" calcext:value-type="float">
            <text:p>0.016</text:p>
          </table:table-cell>
          <table:table-cell table:style-name="ce18" office:value-type="string" calcext:value-type="string">
            <text:p>m</text:p>
          </table:table-cell>
          <table:table-cell/>
          <table:table-cell table:style-name="Default"/>
          <table:table-cell table:style-name="ce10" office:value-type="float" office:value="2.5527" calcext:value-type="float">
            <text:p>2.5527</text:p>
          </table:table-cell>
          <table:table-cell table:style-name="ce9" table:formula="of:=[.F13] / 0.0254" office:value-type="float" office:value="100.5" calcext:value-type="float">
            <text:p>100.5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range=</text:p>
          </table:table-cell>
          <table:table-cell table:style-name="ce14" table:formula="of:=IF([.K218]=[.K217];[.K218];&quot;still in air&quot;)" office:value-type="float" office:value="3.10438451478934" calcext:value-type="float">
            <text:p>3.10438451478934</text:p>
          </table:table-cell>
          <table:table-cell table:style-name="ce18" office:value-type="string" calcext:value-type="string">
            <text:p>m</text:p>
          </table:table-cell>
          <table:table-cell/>
          <table:table-cell table:style-name="Default"/>
          <table:table-cell table:style-name="ce10" office:value-type="float" office:value="3.1369" calcext:value-type="float">
            <text:p>3.1369</text:p>
          </table:table-cell>
          <table:table-cell table:style-name="ce9" table:formula="of:=[.F14] / 0.0254" office:value-type="float" office:value="123.5" calcext:value-type="float">
            <text:p>123.5</text:p>
          </table:table-cell>
          <table:table-cell table:number-columns-repeated="9"/>
          <table:table-cell table:style-name="Default"/>
          <table:table-cell table:number-columns-repeated="16366"/>
        </table:table-row>
        <table:table-row table:style-name="ro2">
          <table:table-cell table:style-name="ce5" office:value-type="string" calcext:value-type="string">
            <text:p>range=</text:p>
          </table:table-cell>
          <table:table-cell table:style-name="ce14" table:formula="of:=range / 0.0254" office:value-type="float" office:value="122.219862786982" calcext:value-type="float">
            <text:p>122.219862786982</text:p>
          </table:table-cell>
          <table:table-cell office:value-type="string" calcext:value-type="string">
            <text:p>in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15"/>
          <table:table-cell table:number-columns-repeated="16381"/>
        </table:table-row>
        <table:table-row table:style-name="ro2">
          <table:table-cell table:style-name="ce24"/>
          <table:table-cell table:style-name="ce8" office:value-type="string" calcext:value-type="string">
            <text:p>None</text:p>
          </table:table-cell>
          <table:table-cell table:style-name="ce8" table:number-columns-repeated="3"/>
          <table:table-cell table:style-name="ce21"/>
          <table:table-cell table:style-name="ce24"/>
          <table:table-cell table:style-name="ce8" office:value-type="string" calcext:value-type="string">
            <text:p>Quadratic</text:p>
          </table:table-cell>
          <table:table-cell table:style-name="ce8" table:number-columns-repeated="4"/>
          <table:table-cell table:style-name="ce25"/>
          <table:table-cell table:style-name="ce8" office:value-type="string" calcext:value-type="string">
            <text:p>Linear</text:p>
          </table:table-cell>
          <table:table-cell table:style-name="ce8"/>
          <table:table-cell table:style-name="ce25"/>
          <table:table-cell/>
          <table:table-cell table:style-name="ce25" table:number-columns-repeated="16366"/>
        </table:table-row>
        <table:table-row table:style-name="ro2"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v_x</text:p>
          </table:table-cell>
          <table:table-cell table:style-name="ce5" office:value-type="string" calcext:value-type="string">
            <text:p>v_y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v_x</text:p>
          </table:table-cell>
          <table:table-cell table:style-name="ce5" office:value-type="string" calcext:value-type="string">
            <text:p>v_y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number-columns-repeated="16368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9" table:formula="of:=v_x_init" office:value-type="float" office:value="4.35879288134699" calcext:value-type="float">
            <text:p>4.35879288134699</text:p>
          </table:table-cell>
          <table:table-cell table:style-name="ce9" table:formula="of:=v_y_init" office:value-type="float" office:value="3.65746149911641" calcext:value-type="float">
            <text:p>3.65746149911641</text:p>
          </table:table-cell>
          <table:table-cell table:style-name="ce9" table:formula="of:=SQRT([.B19]*[.B19]+[.C19]*[.C19])" office:value-type="float" office:value="5.69" calcext:value-type="float">
            <text:p>5.69</text:p>
          </table:table-cell>
          <table:table-cell table:style-name="ce9" office:value-type="float" office:value="0" calcext:value-type="float">
            <text:p>0</text:p>
          </table:table-cell>
          <table:table-cell table:formula="of:=height" office:value-type="float" office:value="0.016" calcext:value-type="float">
            <text:p>0.016</text:p>
          </table:table-cell>
          <table:table-cell/>
          <table:table-cell table:style-name="ce9" table:formula="of:=v_x_init" office:value-type="float" office:value="4.35879288134699" calcext:value-type="float">
            <text:p>4.35879288134699</text:p>
          </table:table-cell>
          <table:table-cell table:style-name="ce9" table:formula="of:=v_y_init" office:value-type="float" office:value="3.65746149911641" calcext:value-type="float">
            <text:p>3.65746149911641</text:p>
          </table:table-cell>
          <table:table-cell table:style-name="ce9" table:formula="of:=SQRT([.H19]^2+[.I19]^2)" office:value-type="float" office:value="5.69" calcext:value-type="float">
            <text:p>5.69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height" office:value-type="float" office:value="0.016" calcext:value-type="float">
            <text:p>0.016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formula="of:=height" office:value-type="float" office:value="0.016" calcext:value-type="float">
            <text:p>0.016</text:p>
          </table:table-cell>
          <table:table-cell table:number-columns-repeated="16368"/>
        </table:table-row>
        <table:table-row table:style-name="ro2">
          <table:table-cell table:style-name="ce9" table:formula="of:=[.A19]+delta_t" office:value-type="float" office:value="0.01" calcext:value-type="float">
            <text:p>0.01</text:p>
          </table:table-cell>
          <table:table-cell table:style-name="ce9" table:formula="of:=+[.B19]" office:value-type="float" office:value="4.35879288134699" calcext:value-type="float">
            <text:p>4.35879288134699</text:p>
          </table:table-cell>
          <table:table-cell table:style-name="ce9" table:formula="of:=[.C19]-g*delta_t" office:value-type="float" office:value="3.55939499911641" calcext:value-type="float">
            <text:p>3.55939499911641</text:p>
          </table:table-cell>
          <table:table-cell table:style-name="ce9" table:formula="of:=SQRT([.B20]*[.B20]+[.C20]*[.C20])" office:value-type="float" office:value="5.62746551675051" calcext:value-type="float">
            <text:p>5.62746551675051</text:p>
          </table:table-cell>
          <table:table-cell table:style-name="ce9" table:formula="of:=IF([.F19]&gt;0;[.E19]+0.5*([.B19]+[.B20])*delta_t;[.E19])" office:value-type="float" office:value="0.0435879288134699" calcext:value-type="float">
            <text:p>0.0435879288134699</text:p>
          </table:table-cell>
          <table:table-cell table:formula="of:=IF([.F19]&gt;0;[.F19]+0.5*([.C19]+[.C20])*delta_t;[.F19])" office:value-type="float" office:value="0.0520842824911641" calcext:value-type="float">
            <text:p>0.0520842824911641</text:p>
          </table:table-cell>
          <table:table-cell/>
          <table:table-cell table:style-name="ce9" table:formula="of:=+[.H19]-b*[.H19]*[.J19]*delta_t" office:value-type="float" office:value="4.35333654441812" calcext:value-type="float">
            <text:p>4.35333654441812</text:p>
          </table:table-cell>
          <table:table-cell table:style-name="ce9" table:formula="of:=[.I19]-g*delta_t-b*[.I19]*[.J19]*delta_t" office:value-type="float" office:value="3.55481658881182" calcext:value-type="float">
            <text:p>3.55481658881182</text:p>
          </table:table-cell>
          <table:table-cell table:style-name="ce9" table:formula="of:=SQRT([.H20]^2+[.I20]^2)" office:value-type="float" office:value="5.62034341024264" calcext:value-type="float">
            <text:p>5.62034341024264</text:p>
          </table:table-cell>
          <table:table-cell table:style-name="ce9" table:formula="of:=IF([.L19]&gt;0; [.K19]+0.5*([.H19]+[.H20])*delta_t ;[.K19])" office:value-type="float" office:value="0.0435606471288255" calcext:value-type="float">
            <text:p>0.0435606471288255</text:p>
          </table:table-cell>
          <table:table-cell table:style-name="ce9" table:formula="of:=IF([.L19]&gt;0; [.L19]+0.5*([.I19]+[.I20])*delta_t ;[.L19])" office:value-type="float" office:value="0.0520613904396411" calcext:value-type="float">
            <text:p>0.0520613904396411</text:p>
          </table:table-cell>
          <table:table-cell/>
          <table:table-cell table:formula="of:= IF([.O19] &gt; 0;  (v*COS(theta*PI()/180)/b)*(1 - EXP(-b*[.A20])); [.N19])" office:value-type="float" office:value="0.0435831344928914" calcext:value-type="float">
            <text:p>0.0435831344928914</text:p>
          </table:table-cell>
          <table:table-cell table:formula="of:= IF([.O19]&gt;0;  height + (   (g/(b^2)) +  ( v*SIN(theta*PI()/180)) / b     )   *   ( 1 - EXP(-b*[.A20])    )     -   (   (g*[.A20]) / b   );[.O19])" office:value-type="float" office:value="0.0520802955343855" calcext:value-type="float">
            <text:p>0.0520802955343855</text:p>
          </table:table-cell>
          <table:table-cell/>
          <table:table-cell table:style-name="Default"/>
          <table:table-cell table:number-columns-repeated="16366"/>
        </table:table-row>
        <table:table-row table:style-name="ro2">
          <table:table-cell table:style-name="ce9" table:formula="of:=[.A20]+delta_t" office:value-type="float" office:value="0.02" calcext:value-type="float">
            <text:p>0.02</text:p>
          </table:table-cell>
          <table:table-cell table:style-name="ce9" table:formula="of:=+[.B20]" office:value-type="float" office:value="4.35879288134699" calcext:value-type="float">
            <text:p>4.35879288134699</text:p>
          </table:table-cell>
          <table:table-cell table:style-name="ce9" table:formula="of:=[.C20]-g*delta_t" office:value-type="float" office:value="3.46132849911641" calcext:value-type="float">
            <text:p>3.46132849911641</text:p>
          </table:table-cell>
          <table:table-cell table:style-name="ce9" table:formula="of:=SQRT([.B21]*[.B21]+[.C21]*[.C21])" office:value-type="float" office:value="5.56595637435981" calcext:value-type="float">
            <text:p>5.56595637435981</text:p>
          </table:table-cell>
          <table:table-cell table:style-name="ce9" table:formula="of:=IF([.F20]&gt;0;[.E20]+0.5*([.B20]+[.B21])*delta_t;[.E20])" office:value-type="float" office:value="0.0871758576269397" calcext:value-type="float">
            <text:p>0.0871758576269397</text:p>
          </table:table-cell>
          <table:table-cell table:formula="of:=IF([.F20]&gt;0;[.F20]+0.5*([.C20]+[.C21])*delta_t;[.F20])" office:value-type="float" office:value="0.0871878999823282" calcext:value-type="float">
            <text:p>0.0871878999823282</text:p>
          </table:table-cell>
          <table:table-cell/>
          <table:table-cell table:style-name="ce9" table:formula="of:=+[.H20]-b*[.H20]*[.J20]*delta_t" office:value-type="float" office:value="4.34795375021892" calcext:value-type="float">
            <text:p>4.34795375021892</text:p>
          </table:table-cell>
          <table:table-cell table:style-name="ce9" table:formula="of:=[.I20]-g*delta_t-b*[.I20]*[.J20]*delta_t" office:value-type="float" office:value="3.45235464501411" calcext:value-type="float">
            <text:p>3.45235464501411</text:p>
          </table:table-cell>
          <table:table-cell table:style-name="ce9" table:formula="of:=SQRT([.H21]^2+[.I21]^2)" office:value-type="float" office:value="5.55188746364633" calcext:value-type="float">
            <text:p>5.55188746364633</text:p>
          </table:table-cell>
          <table:table-cell table:style-name="ce9" table:formula="of:=IF([.L20]&gt;0; [.K20]+0.5*([.H20]+[.H21])*delta_t ;[.K20])" office:value-type="float" office:value="0.0870670986020107" calcext:value-type="float">
            <text:p>0.0870670986020107</text:p>
          </table:table-cell>
          <table:table-cell table:style-name="ce9" table:formula="of:=IF([.L20]&gt;0; [.L20]+0.5*([.I20]+[.I21])*delta_t ;[.L20])" office:value-type="float" office:value="0.0870972466087708" calcext:value-type="float">
            <text:p>0.0870972466087708</text:p>
          </table:table-cell>
          <table:table-cell/>
          <table:table-cell table:formula="of:= IF([.O20] &gt; 0;  (v*COS(theta*PI()/180)/b)*(1 - EXP(-b*[.A21])); [.N20])" office:value-type="float" office:value="0.0871566817508196" calcext:value-type="float">
            <text:p>0.0871566817508196</text:p>
          </table:table-cell>
          <table:table-cell table:formula="of:= IF([.O20]&gt;0;  height + (   (g/(b^2)) +  ( v*SIN(theta*PI()/180)) / b     )   *   ( 1 - EXP(-b*[.A21])    )     -   (   (g*[.A21]) / b   );[.O20])" office:value-type="float" office:value="0.0871720971411172" calcext:value-type="float">
            <text:p>0.0871720971411172</text:p>
          </table:table-cell>
          <table:table-cell table:number-columns-repeated="16368"/>
        </table:table-row>
        <table:table-row table:style-name="ro2">
          <table:table-cell table:style-name="ce9" table:formula="of:=[.A21]+delta_t" office:value-type="float" office:value="0.03" calcext:value-type="float">
            <text:p>0.03</text:p>
          </table:table-cell>
          <table:table-cell table:style-name="ce9" table:formula="of:=+[.B21]" office:value-type="float" office:value="4.35879288134699" calcext:value-type="float">
            <text:p>4.35879288134699</text:p>
          </table:table-cell>
          <table:table-cell table:style-name="ce9" table:formula="of:=[.C21]-g*delta_t" office:value-type="float" office:value="3.36326199911641" calcext:value-type="float">
            <text:p>3.36326199911641</text:p>
          </table:table-cell>
          <table:table-cell table:style-name="ce9" table:formula="of:=SQRT([.B22]*[.B22]+[.C22]*[.C22])" office:value-type="float" office:value="5.50550693916388" calcext:value-type="float">
            <text:p>5.50550693916388</text:p>
          </table:table-cell>
          <table:table-cell table:style-name="ce9" table:formula="of:=IF([.F21]&gt;0;[.E21]+0.5*([.B21]+[.B22])*delta_t;[.E21])" office:value-type="float" office:value="0.13076378644041" calcext:value-type="float">
            <text:p>0.13076378644041</text:p>
          </table:table-cell>
          <table:table-cell table:formula="of:=IF([.F21]&gt;0;[.F21]+0.5*([.C21]+[.C22])*delta_t;[.F21])" office:value-type="float" office:value="0.121310852473492" calcext:value-type="float">
            <text:p>0.121310852473492</text:p>
          </table:table-cell>
          <table:table-cell/>
          <table:table-cell table:style-name="ce9" table:formula="of:=+[.H21]-b*[.H21]*[.J21]*delta_t" office:value-type="float" office:value="4.34264309323688" calcext:value-type="float">
            <text:p>4.34264309323688</text:p>
          </table:table-cell>
          <table:table-cell table:style-name="ce9" table:formula="of:=[.I21]-g*delta_t-b*[.I21]*[.J21]*delta_t" office:value-type="float" office:value="3.3500713864299" calcext:value-type="float">
            <text:p>3.3500713864299</text:p>
          </table:table-cell>
          <table:table-cell table:style-name="ce9" table:formula="of:=SQRT([.H22]^2+[.I22]^2)" office:value-type="float" office:value="5.4846629184859" calcext:value-type="float">
            <text:p>5.4846629184859</text:p>
          </table:table-cell>
          <table:table-cell table:style-name="ce9" table:formula="of:=IF([.L21]&gt;0; [.K21]+0.5*([.H21]+[.H22])*delta_t ;[.K21])" office:value-type="float" office:value="0.13052008281929" calcext:value-type="float">
            <text:p>0.13052008281929</text:p>
          </table:table-cell>
          <table:table-cell table:style-name="ce9" table:formula="of:=IF([.L21]&gt;0; [.L21]+0.5*([.I21]+[.I22])*delta_t ;[.L21])" office:value-type="float" office:value="0.121109376765991" calcext:value-type="float">
            <text:p>0.121109376765991</text:p>
          </table:table-cell>
          <table:table-cell/>
          <table:table-cell table:formula="of:= IF([.O21] &gt; 0;  (v*COS(theta*PI()/180)/b)*(1 - EXP(-b*[.A22])); [.N21])" office:value-type="float" office:value="0.130720643882766" calcext:value-type="float">
            <text:p>0.130720643882766</text:p>
          </table:table-cell>
          <table:table-cell table:formula="of:= IF([.O21]&gt;0;  height + (   (g/(b^2)) +  ( v*SIN(theta*PI()/180)) / b     )   *   ( 1 - EXP(-b*[.A22])    )     -   (   (g*[.A22]) / b   );[.O21])" office:value-type="float" office:value="0.121275622267179" calcext:value-type="float">
            <text:p>0.121275622267179</text:p>
          </table:table-cell>
          <table:table-cell table:number-columns-repeated="16368"/>
        </table:table-row>
        <table:table-row table:style-name="ro2">
          <table:table-cell table:style-name="ce9" table:formula="of:=[.A22]+delta_t" office:value-type="float" office:value="0.04" calcext:value-type="float">
            <text:p>0.04</text:p>
          </table:table-cell>
          <table:table-cell table:style-name="ce9" table:formula="of:=+[.B22]" office:value-type="float" office:value="4.35879288134699" calcext:value-type="float">
            <text:p>4.35879288134699</text:p>
          </table:table-cell>
          <table:table-cell table:style-name="ce9" table:formula="of:=[.C22]-g*delta_t" office:value-type="float" office:value="3.26519549911641" calcext:value-type="float">
            <text:p>3.26519549911641</text:p>
          </table:table-cell>
          <table:table-cell table:style-name="ce9" table:formula="of:=SQRT([.B23]*[.B23]+[.C23]*[.C23])" office:value-type="float" office:value="5.44615249785858" calcext:value-type="float">
            <text:p>5.44615249785858</text:p>
          </table:table-cell>
          <table:table-cell table:style-name="ce9" table:formula="of:=IF([.F22]&gt;0;[.E22]+0.5*([.B22]+[.B23])*delta_t;[.E22])" office:value-type="float" office:value="0.174351715253879" calcext:value-type="float">
            <text:p>0.174351715253879</text:p>
          </table:table-cell>
          <table:table-cell table:formula="of:=IF([.F22]&gt;0;[.F22]+0.5*([.C22]+[.C23])*delta_t;[.F22])" office:value-type="float" office:value="0.154453139964656" calcext:value-type="float">
            <text:p>0.154453139964656</text:p>
          </table:table-cell>
          <table:table-cell/>
          <table:table-cell table:style-name="ce9" table:formula="of:=+[.H22]-b*[.H22]*[.J22]*delta_t" office:value-type="float" office:value="4.33740314785771" calcext:value-type="float">
            <text:p>4.33740314785771</text:p>
          </table:table-cell>
          <table:table-cell table:style-name="ce9" table:formula="of:=[.I22]-g*delta_t-b*[.I22]*[.J22]*delta_t" office:value-type="float" office:value="3.24796260372226" calcext:value-type="float">
            <text:p>3.24796260372226</text:p>
          </table:table-cell>
          <table:table-cell table:style-name="ce9" table:formula="of:=SQRT([.H23]^2+[.I23]^2)" office:value-type="float" office:value="5.4187016103698" calcext:value-type="float">
            <text:p>5.4187016103698</text:p>
          </table:table-cell>
          <table:table-cell table:style-name="ce9" table:formula="of:=IF([.L22]&gt;0; [.K22]+0.5*([.H22]+[.H23])*delta_t ;[.K22])" office:value-type="float" office:value="0.173920314024763" calcext:value-type="float">
            <text:p>0.173920314024763</text:p>
          </table:table-cell>
          <table:table-cell table:style-name="ce9" table:formula="of:=IF([.L22]&gt;0; [.L22]+0.5*([.I22]+[.I23])*delta_t ;[.L22])" office:value-type="float" office:value="0.154099546716752" calcext:value-type="float">
            <text:p>0.154099546716752</text:p>
          </table:table-cell>
          <table:table-cell/>
          <table:table-cell table:formula="of:= IF([.O22] &gt; 0;  (v*COS(theta*PI()/180)/b)*(1 - EXP(-b*[.A23])); [.N22])" office:value-type="float" office:value="0.174275022997206" calcext:value-type="float">
            <text:p>0.174275022997206</text:p>
          </table:table-cell>
          <table:table-cell table:formula="of:= IF([.O22]&gt;0;  height + (   (g/(b^2)) +  ( v*SIN(theta*PI()/180)) / b     )   *   ( 1 - EXP(-b*[.A23])    )     -   (   (g*[.A23]) / b   );[.O22])" office:value-type="float" office:value="0.154391088307381" calcext:value-type="float">
            <text:p>0.154391088307381</text:p>
          </table:table-cell>
          <table:table-cell table:number-columns-repeated="16368"/>
        </table:table-row>
        <table:table-row table:style-name="ro2">
          <table:table-cell table:style-name="ce9" table:formula="of:=[.A23]+delta_t" office:value-type="float" office:value="0.05" calcext:value-type="float">
            <text:p>0.05</text:p>
          </table:table-cell>
          <table:table-cell table:style-name="ce9" table:formula="of:=+[.B23]" office:value-type="float" office:value="4.35879288134699" calcext:value-type="float">
            <text:p>4.35879288134699</text:p>
          </table:table-cell>
          <table:table-cell table:style-name="ce9" table:formula="of:=[.C23]-g*delta_t" office:value-type="float" office:value="3.16712899911641" calcext:value-type="float">
            <text:p>3.16712899911641</text:p>
          </table:table-cell>
          <table:table-cell table:style-name="ce9" table:formula="of:=SQRT([.B24]*[.B24]+[.C24]*[.C24])" office:value-type="float" office:value="5.38792923854102" calcext:value-type="float">
            <text:p>5.38792923854102</text:p>
          </table:table-cell>
          <table:table-cell table:style-name="ce9" table:formula="of:=IF([.F23]&gt;0;[.E23]+0.5*([.B23]+[.B24])*delta_t;[.E23])" office:value-type="float" office:value="0.217939644067349" calcext:value-type="float">
            <text:p>0.217939644067349</text:p>
          </table:table-cell>
          <table:table-cell table:formula="of:=IF([.F23]&gt;0;[.F23]+0.5*([.C23]+[.C24])*delta_t;[.F23])" office:value-type="float" office:value="0.18661476245582" calcext:value-type="float">
            <text:p>0.18661476245582</text:p>
          </table:table-cell>
          <table:table-cell/>
          <table:table-cell table:style-name="ce9" table:formula="of:=+[.H23]-b*[.H23]*[.J23]*delta_t" office:value-type="float" office:value="4.33223246730484" calcext:value-type="float">
            <text:p>4.33223246730484</text:p>
          </table:table-cell>
          <table:table-cell table:style-name="ce9" table:formula="of:=[.I23]-g*delta_t-b*[.I23]*[.J23]*delta_t" office:value-type="float" office:value="3.1460241608802" calcext:value-type="float">
            <text:p>3.1460241608802</text:p>
          </table:table-cell>
          <table:table-cell table:style-name="ce9" table:formula="of:=SQRT([.H24]^2+[.I24]^2)" office:value-type="float" office:value="5.35403643726975" calcext:value-type="float">
            <text:p>5.35403643726975</text:p>
          </table:table-cell>
          <table:table-cell table:style-name="ce9" table:formula="of:=IF([.L23]&gt;0; [.K23]+0.5*([.H23]+[.H24])*delta_t ;[.K23])" office:value-type="float" office:value="0.217268492100575" calcext:value-type="float">
            <text:p>0.217268492100575</text:p>
          </table:table-cell>
          <table:table-cell table:style-name="ce9" table:formula="of:=IF([.L23]&gt;0; [.L23]+0.5*([.I23]+[.I24])*delta_t ;[.L23])" office:value-type="float" office:value="0.186069480539764" calcext:value-type="float">
            <text:p>0.186069480539764</text:p>
          </table:table-cell>
          <table:table-cell/>
          <table:table-cell table:formula="of:= IF([.O23] &gt; 0;  (v*COS(theta*PI()/180)/b)*(1 - EXP(-b*[.A24])); [.N23])" office:value-type="float" office:value="0.217819821202198" calcext:value-type="float">
            <text:p>0.217819821202198</text:p>
          </table:table-cell>
          <table:table-cell table:formula="of:= IF([.O23]&gt;0;  height + (   (g/(b^2)) +  ( v*SIN(theta*PI()/180)) / b     )   *   ( 1 - EXP(-b*[.A24])    )     -   (   (g*[.A24]) / b   );[.O23])" office:value-type="float" office:value="0.186518712613456" calcext:value-type="float">
            <text:p>0.186518712613456</text:p>
          </table:table-cell>
          <table:table-cell table:number-columns-repeated="16368"/>
        </table:table-row>
        <table:table-row table:style-name="ro2">
          <table:table-cell table:style-name="ce9" table:formula="of:=[.A24]+delta_t" office:value-type="float" office:value="0.06" calcext:value-type="float">
            <text:p>0.06</text:p>
          </table:table-cell>
          <table:table-cell table:style-name="ce9" table:formula="of:=+[.B24]" office:value-type="float" office:value="4.35879288134699" calcext:value-type="float">
            <text:p>4.35879288134699</text:p>
          </table:table-cell>
          <table:table-cell table:style-name="ce9" table:formula="of:=[.C24]-g*delta_t" office:value-type="float" office:value="3.06906249911641" calcext:value-type="float">
            <text:p>3.06906249911641</text:p>
          </table:table-cell>
          <table:table-cell table:style-name="ce9" table:formula="of:=SQRT([.B25]*[.B25]+[.C25]*[.C25])" office:value-type="float" office:value="5.33087422529962" calcext:value-type="float">
            <text:p>5.33087422529962</text:p>
          </table:table-cell>
          <table:table-cell table:style-name="ce9" table:formula="of:=IF([.F24]&gt;0;[.E24]+0.5*([.B24]+[.B25])*delta_t;[.E24])" office:value-type="float" office:value="0.261527572880819" calcext:value-type="float">
            <text:p>0.261527572880819</text:p>
          </table:table-cell>
          <table:table-cell table:formula="of:=IF([.F24]&gt;0;[.F24]+0.5*([.C24]+[.C25])*delta_t;[.F24])" office:value-type="float" office:value="0.217795719946985" calcext:value-type="float">
            <text:p>0.217795719946985</text:p>
          </table:table-cell>
          <table:table-cell/>
          <table:table-cell table:style-name="ce9" table:formula="of:=+[.H24]-b*[.H24]*[.J24]*delta_t" office:value-type="float" office:value="4.32712958259821" calcext:value-type="float">
            <text:p>4.32712958259821</text:p>
          </table:table-cell>
          <table:table-cell table:style-name="ce9" table:formula="of:=[.I24]-g*delta_t-b*[.I24]*[.J24]*delta_t" office:value-type="float" office:value="3.04425199672242" calcext:value-type="float">
            <text:p>3.04425199672242</text:p>
          </table:table-cell>
          <table:table-cell table:style-name="ce9" table:formula="of:=SQRT([.H25]^2+[.I25]^2)" office:value-type="float" office:value="5.29070133764372" calcext:value-type="float">
            <text:p>5.29070133764372</text:p>
          </table:table-cell>
          <table:table-cell table:style-name="ce9" table:formula="of:=IF([.L24]&gt;0; [.K24]+0.5*([.H24]+[.H25])*delta_t ;[.K24])" office:value-type="float" office:value="0.260565302350091" calcext:value-type="float">
            <text:p>0.260565302350091</text:p>
          </table:table-cell>
          <table:table-cell table:style-name="ce9" table:formula="of:=IF([.L24]&gt;0; [.L24]+0.5*([.I24]+[.I25])*delta_t ;[.L24])" office:value-type="float" office:value="0.217020861327777" calcext:value-type="float">
            <text:p>0.217020861327777</text:p>
          </table:table-cell>
          <table:table-cell/>
          <table:table-cell table:formula="of:= IF([.O24] &gt; 0;  (v*COS(theta*PI()/180)/b)*(1 - EXP(-b*[.A25])); [.N24])" office:value-type="float" office:value="0.26135504060527" calcext:value-type="float">
            <text:p>0.26135504060527</text:p>
          </table:table-cell>
          <table:table-cell table:formula="of:= IF([.O24]&gt;0;  height + (   (g/(b^2)) +  ( v*SIN(theta*PI()/180)) / b     )   *   ( 1 - EXP(-b*[.A25])    )     -   (   (g*[.A25]) / b   );[.O24])" office:value-type="float" office:value="0.217658712482702" calcext:value-type="float">
            <text:p>0.217658712482702</text:p>
          </table:table-cell>
          <table:table-cell/>
          <table:table-cell table:style-name="Default"/>
          <table:table-cell table:number-columns-repeated="16366"/>
        </table:table-row>
        <table:table-row table:style-name="ro2">
          <table:table-cell table:style-name="ce9" table:formula="of:=[.A25]+delta_t" office:value-type="float" office:value="0.07" calcext:value-type="float">
            <text:p>0.07</text:p>
          </table:table-cell>
          <table:table-cell table:style-name="ce9" table:formula="of:=+[.B25]" office:value-type="float" office:value="4.35879288134699" calcext:value-type="float">
            <text:p>4.35879288134699</text:p>
          </table:table-cell>
          <table:table-cell table:style-name="ce9" table:formula="of:=[.C25]-g*delta_t" office:value-type="float" office:value="2.97099599911641" calcext:value-type="float">
            <text:p>2.97099599911641</text:p>
          </table:table-cell>
          <table:table-cell table:style-name="ce9" table:formula="of:=SQRT([.B26]*[.B26]+[.C26]*[.C26])" office:value-type="float" office:value="5.2750253657444" calcext:value-type="float">
            <text:p>5.2750253657444</text:p>
          </table:table-cell>
          <table:table-cell table:style-name="ce9" table:formula="of:=IF([.F25]&gt;0;[.E25]+0.5*([.B25]+[.B26])*delta_t;[.E25])" office:value-type="float" office:value="0.305115501694289" calcext:value-type="float">
            <text:p>0.305115501694289</text:p>
          </table:table-cell>
          <table:table-cell table:formula="of:=IF([.F25]&gt;0;[.F25]+0.5*([.C25]+[.C26])*delta_t;[.F25])" office:value-type="float" office:value="0.247996012438149" calcext:value-type="float">
            <text:p>0.247996012438149</text:p>
          </table:table-cell>
          <table:table-cell/>
          <table:table-cell table:style-name="ce9" table:formula="of:=+[.H25]-b*[.H25]*[.J25]*delta_t" office:value-type="float" office:value="4.32209300153863" calcext:value-type="float">
            <text:p>4.32209300153863</text:p>
          </table:table-cell>
          <table:table-cell table:style-name="ce9" table:formula="of:=[.I25]-g*delta_t-b*[.I25]*[.J25]*delta_t" office:value-type="float" office:value="2.94264212653796" calcext:value-type="float">
            <text:p>2.94264212653796</text:p>
          </table:table-cell>
          <table:table-cell table:style-name="ce9" table:formula="of:=SQRT([.H26]^2+[.I26]^2)" office:value-type="float" office:value="5.22873126091073" calcext:value-type="float">
            <text:p>5.22873126091073</text:p>
          </table:table-cell>
          <table:table-cell table:style-name="ce9" table:formula="of:=IF([.L25]&gt;0; [.K25]+0.5*([.H25]+[.H26])*delta_t ;[.K25])" office:value-type="float" office:value="0.303811415270775" calcext:value-type="float">
            <text:p>0.303811415270775</text:p>
          </table:table-cell>
          <table:table-cell table:style-name="ce9" table:formula="of:=IF([.L25]&gt;0; [.L25]+0.5*([.I25]+[.I26])*delta_t ;[.L25])" office:value-type="float" office:value="0.246955331944079" calcext:value-type="float">
            <text:p>0.246955331944079</text:p>
          </table:table-cell>
          <table:table-cell/>
          <table:table-cell table:formula="of:= IF([.O25] &gt; 0;  (v*COS(theta*PI()/180)/b)*(1 - EXP(-b*[.A26])); [.N25])" office:value-type="float" office:value="0.304880683313556" calcext:value-type="float">
            <text:p>0.304880683313556</text:p>
          </table:table-cell>
          <table:table-cell table:formula="of:= IF([.O25]&gt;0;  height + (   (g/(b^2)) +  ( v*SIN(theta*PI()/180)) / b     )   *   ( 1 - EXP(-b*[.A26])    )     -   (   (g*[.A26]) / b   );[.O25])" office:value-type="float" office:value="0.247811305171588" calcext:value-type="float">
            <text:p>0.247811305171588</text:p>
          </table:table-cell>
          <table:table-cell table:number-columns-repeated="16368"/>
        </table:table-row>
        <table:table-row table:style-name="ro2">
          <table:table-cell table:style-name="ce9" table:formula="of:=[.A26]+delta_t" office:value-type="float" office:value="0.08" calcext:value-type="float">
            <text:p>0.08</text:p>
          </table:table-cell>
          <table:table-cell table:style-name="ce9" table:formula="of:=+[.B26]" office:value-type="float" office:value="4.35879288134699" calcext:value-type="float">
            <text:p>4.35879288134699</text:p>
          </table:table-cell>
          <table:table-cell table:style-name="ce9" table:formula="of:=[.C26]-g*delta_t" office:value-type="float" office:value="2.87292949911641" calcext:value-type="float">
            <text:p>2.87292949911641</text:p>
          </table:table-cell>
          <table:table-cell table:style-name="ce9" table:formula="of:=SQRT([.B27]*[.B27]+[.C27]*[.C27])" office:value-type="float" office:value="5.22042137086408" calcext:value-type="float">
            <text:p>5.22042137086408</text:p>
          </table:table-cell>
          <table:table-cell table:style-name="ce9" table:formula="of:=IF([.F26]&gt;0;[.E26]+0.5*([.B26]+[.B27])*delta_t;[.E26])" office:value-type="float" office:value="0.348703430507759" calcext:value-type="float">
            <text:p>0.348703430507759</text:p>
          </table:table-cell>
          <table:table-cell table:formula="of:=IF([.F26]&gt;0;[.F26]+0.5*([.C26]+[.C27])*delta_t;[.F26])" office:value-type="float" office:value="0.277215639929313" calcext:value-type="float">
            <text:p>0.277215639929313</text:p>
          </table:table-cell>
          <table:table-cell/>
          <table:table-cell table:style-name="ce9" table:formula="of:=+[.H26]-b*[.H26]*[.J26]*delta_t" office:value-type="float" office:value="4.3171212077249" calcext:value-type="float">
            <text:p>4.3171212077249</text:p>
          </table:table-cell>
          <table:table-cell table:style-name="ce9" table:formula="of:=[.I26]-g*delta_t-b*[.I26]*[.J26]*delta_t" office:value-type="float" office:value="2.84119064386509" calcext:value-type="float">
            <text:p>2.84119064386509</text:p>
          </table:table-cell>
          <table:table-cell table:style-name="ce9" table:formula="of:=SQRT([.H27]^2+[.I27]^2)" office:value-type="float" office:value="5.16816212951709" calcext:value-type="float">
            <text:p>5.16816212951709</text:p>
          </table:table-cell>
          <table:table-cell table:style-name="ce9" table:formula="of:=IF([.L26]&gt;0; [.K26]+0.5*([.H26]+[.H27])*delta_t ;[.K26])" office:value-type="float" office:value="0.347007486317093" calcext:value-type="float">
            <text:p>0.347007486317093</text:p>
          </table:table-cell>
          <table:table-cell table:style-name="ce9" table:formula="of:=IF([.L26]&gt;0; [.L26]+0.5*([.I26]+[.I27])*delta_t ;[.L26])" office:value-type="float" office:value="0.275874495796094" calcext:value-type="float">
            <text:p>0.275874495796094</text:p>
          </table:table-cell>
          <table:table-cell/>
          <table:table-cell table:formula="of:= IF([.O26] &gt; 0;  (v*COS(theta*PI()/180)/b)*(1 - EXP(-b*[.A27])); [.N26])" office:value-type="float" office:value="0.348396751433685" calcext:value-type="float">
            <text:p>0.348396751433685</text:p>
          </table:table-cell>
          <table:table-cell table:formula="of:= IF([.O26]&gt;0;  height + (   (g/(b^2)) +  ( v*SIN(theta*PI()/180)) / b     )   *   ( 1 - EXP(-b*[.A27])    )     -   (   (g*[.A27]) / b   );[.O26])" office:value-type="float" office:value="0.27697670788443" calcext:value-type="float">
            <text:p>0.27697670788443</text:p>
          </table:table-cell>
          <table:table-cell table:number-columns-repeated="16368"/>
        </table:table-row>
        <table:table-row table:style-name="ro2">
          <table:table-cell table:style-name="ce9" table:formula="of:=[.A27]+delta_t" office:value-type="float" office:value="0.09" calcext:value-type="float">
            <text:p>0.09</text:p>
          </table:table-cell>
          <table:table-cell table:style-name="ce9" table:formula="of:=+[.B27]" office:value-type="float" office:value="4.35879288134699" calcext:value-type="float">
            <text:p>4.35879288134699</text:p>
          </table:table-cell>
          <table:table-cell table:style-name="ce9" table:formula="of:=[.C27]-g*delta_t" office:value-type="float" office:value="2.77486299911641" calcext:value-type="float">
            <text:p>2.77486299911641</text:p>
          </table:table-cell>
          <table:table-cell table:style-name="ce9" table:formula="of:=SQRT([.B28]*[.B28]+[.C28]*[.C28])" office:value-type="float" office:value="5.16710170659979" calcext:value-type="float">
            <text:p>5.16710170659979</text:p>
          </table:table-cell>
          <table:table-cell table:style-name="ce9" table:formula="of:=IF([.F27]&gt;0;[.E27]+0.5*([.B27]+[.B28])*delta_t;[.E27])" office:value-type="float" office:value="0.392291359321229" calcext:value-type="float">
            <text:p>0.392291359321229</text:p>
          </table:table-cell>
          <table:table-cell table:formula="of:=IF([.F27]&gt;0;[.F27]+0.5*([.C27]+[.C28])*delta_t;[.F27])" office:value-type="float" office:value="0.305454602420477" calcext:value-type="float">
            <text:p>0.305454602420477</text:p>
          </table:table-cell>
          <table:table-cell/>
          <table:table-cell table:style-name="ce9" table:formula="of:=+[.H27]-b*[.H27]*[.J27]*delta_t" office:value-type="float" office:value="4.31221265961135" calcext:value-type="float">
            <text:p>4.31221265961135</text:p>
          </table:table-cell>
          <table:table-cell table:style-name="ce9" table:formula="of:=[.I27]-g*delta_t-b*[.I27]*[.J27]*delta_t" office:value-type="float" office:value="2.73989372240965" calcext:value-type="float">
            <text:p>2.73989372240965</text:p>
          </table:table-cell>
          <table:table-cell table:style-name="ce9" table:formula="of:=SQRT([.H28]^2+[.I28]^2)" office:value-type="float" office:value="5.10903079182463" calcext:value-type="float">
            <text:p>5.10903079182463</text:p>
          </table:table-cell>
          <table:table-cell table:style-name="ce9" table:formula="of:=IF([.L27]&gt;0; [.K27]+0.5*([.H27]+[.H28])*delta_t ;[.K27])" office:value-type="float" office:value="0.390154155653774" calcext:value-type="float">
            <text:p>0.390154155653774</text:p>
          </table:table-cell>
          <table:table-cell table:style-name="ce9" table:formula="of:=IF([.L27]&gt;0; [.L27]+0.5*([.I27]+[.I28])*delta_t ;[.L27])" office:value-type="float" office:value="0.303779917627468" calcext:value-type="float">
            <text:p>0.303779917627468</text:p>
          </table:table-cell>
          <table:table-cell/>
          <table:table-cell table:formula="of:= IF([.O27] &gt; 0;  (v*COS(theta*PI()/180)/b)*(1 - EXP(-b*[.A28])); [.N27])" office:value-type="float" office:value="0.391903247071845" calcext:value-type="float">
            <text:p>0.391903247071845</text:p>
          </table:table-cell>
          <table:table-cell table:formula="of:= IF([.O27]&gt;0;  height + (   (g/(b^2)) +  ( v*SIN(theta*PI()/180)) / b     )   *   ( 1 - EXP(-b*[.A28])    )     -   (   (g*[.A28]) / b   );[.O27])" office:value-type="float" office:value="0.305155137780176" calcext:value-type="float">
            <text:p>0.305155137780176</text:p>
          </table:table-cell>
          <table:table-cell table:number-columns-repeated="16368"/>
        </table:table-row>
        <table:table-row table:style-name="ro2">
          <table:table-cell table:style-name="ce9" table:formula="of:=[.A28]+delta_t" office:value-type="float" office:value="0.1" calcext:value-type="float">
            <text:p>0.1</text:p>
          </table:table-cell>
          <table:table-cell table:style-name="ce9" table:formula="of:=+[.B28]" office:value-type="float" office:value="4.35879288134699" calcext:value-type="float">
            <text:p>4.35879288134699</text:p>
          </table:table-cell>
          <table:table-cell table:style-name="ce9" table:formula="of:=[.C28]-g*delta_t" office:value-type="float" office:value="2.67679649911641" calcext:value-type="float">
            <text:p>2.67679649911641</text:p>
          </table:table-cell>
          <table:table-cell table:style-name="ce9" table:formula="of:=SQRT([.B29]*[.B29]+[.C29]*[.C29])" office:value-type="float" office:value="5.11510653654086" calcext:value-type="float">
            <text:p>5.11510653654086</text:p>
          </table:table-cell>
          <table:table-cell table:style-name="ce9" table:formula="of:=IF([.F28]&gt;0;[.E28]+0.5*([.B28]+[.B29])*delta_t;[.E28])" office:value-type="float" office:value="0.435879288134699" calcext:value-type="float">
            <text:p>0.435879288134699</text:p>
          </table:table-cell>
          <table:table-cell table:formula="of:=IF([.F28]&gt;0;[.F28]+0.5*([.C28]+[.C29])*delta_t;[.F28])" office:value-type="float" office:value="0.332712899911641" calcext:value-type="float">
            <text:p>0.332712899911641</text:p>
          </table:table-cell>
          <table:table-cell/>
          <table:table-cell table:style-name="ce9" table:formula="of:=+[.H28]-b*[.H28]*[.J28]*delta_t" office:value-type="float" office:value="4.30736578961441" calcext:value-type="float">
            <text:p>4.30736578961441</text:p>
          </table:table-cell>
          <table:table-cell table:style-name="ce9" table:formula="of:=[.I28]-g*delta_t-b*[.I28]*[.J28]*delta_t" office:value-type="float" office:value="2.63874761810294" calcext:value-type="float">
            <text:p>2.63874761810294</text:p>
          </table:table-cell>
          <table:table-cell table:style-name="ce9" table:formula="of:=SQRT([.H29]^2+[.I29]^2)" office:value-type="float" office:value="5.05137496505501" calcext:value-type="float">
            <text:p>5.05137496505501</text:p>
          </table:table-cell>
          <table:table-cell table:style-name="ce9" table:formula="of:=IF([.L28]&gt;0; [.K28]+0.5*([.H28]+[.H29])*delta_t ;[.K28])" office:value-type="float" office:value="0.433252047899903" calcext:value-type="float">
            <text:p>0.433252047899903</text:p>
          </table:table-cell>
          <table:table-cell table:style-name="ce9" table:formula="of:=IF([.L28]&gt;0; [.L28]+0.5*([.I28]+[.I29])*delta_t ;[.L28])" office:value-type="float" office:value="0.330673124330031" calcext:value-type="float">
            <text:p>0.330673124330031</text:p>
          </table:table-cell>
          <table:table-cell/>
          <table:table-cell table:formula="of:= IF([.O28] &gt; 0;  (v*COS(theta*PI()/180)/b)*(1 - EXP(-b*[.A29])); [.N28])" office:value-type="float" office:value="0.435400172333738" calcext:value-type="float">
            <text:p>0.435400172333738</text:p>
          </table:table-cell>
          <table:table-cell table:formula="of:= IF([.O28]&gt;0;  height + (   (g/(b^2)) +  ( v*SIN(theta*PI()/180)) / b     )   *   ( 1 - EXP(-b*[.A29])    )     -   (   (g*[.A29]) / b   );[.O28])" office:value-type="float" office:value="0.332346811967888" calcext:value-type="float">
            <text:p>0.332346811967888</text:p>
          </table:table-cell>
          <table:table-cell table:number-columns-repeated="16368"/>
        </table:table-row>
        <table:table-row table:style-name="ro2">
          <table:table-cell table:style-name="ce9" table:formula="of:=[.A29]+delta_t" office:value-type="float" office:value="0.11" calcext:value-type="float">
            <text:p>0.11</text:p>
          </table:table-cell>
          <table:table-cell table:style-name="ce9" table:formula="of:=+[.B29]" office:value-type="float" office:value="4.35879288134699" calcext:value-type="float">
            <text:p>4.35879288134699</text:p>
          </table:table-cell>
          <table:table-cell table:style-name="ce9" table:formula="of:=[.C29]-g*delta_t" office:value-type="float" office:value="2.57872999911641" calcext:value-type="float">
            <text:p>2.57872999911641</text:p>
          </table:table-cell>
          <table:table-cell table:style-name="ce9" table:formula="of:=SQRT([.B30]*[.B30]+[.C30]*[.C30])" office:value-type="float" office:value="5.06447665517614" calcext:value-type="float">
            <text:p>5.06447665517614</text:p>
          </table:table-cell>
          <table:table-cell table:style-name="ce9" table:formula="of:=IF([.F29]&gt;0;[.E29]+0.5*([.B29]+[.B30])*delta_t;[.E29])" office:value-type="float" office:value="0.479467216948168" calcext:value-type="float">
            <text:p>0.479467216948168</text:p>
          </table:table-cell>
          <table:table-cell table:formula="of:=IF([.F29]&gt;0;[.F29]+0.5*([.C29]+[.C30])*delta_t;[.F29])" office:value-type="float" office:value="0.358990532402805" calcext:value-type="float">
            <text:p>0.358990532402805</text:p>
          </table:table-cell>
          <table:table-cell/>
          <table:table-cell table:style-name="ce9" table:formula="of:=+[.H29]-b*[.H29]*[.J29]*delta_t" office:value-type="float" office:value="4.30257900327711" calcext:value-type="float">
            <text:p>4.30257900327711</text:p>
          </table:table-cell>
          <table:table-cell table:style-name="ce9" table:formula="of:=[.I29]-g*delta_t-b*[.I29]*[.J29]*delta_t" office:value-type="float" office:value="2.53774867129836" calcext:value-type="float">
            <text:p>2.53774867129836</text:p>
          </table:table-cell>
          <table:table-cell table:style-name="ce9" table:formula="of:=SQRT([.H30]^2+[.I30]^2)" office:value-type="float" office:value="4.9952331675426" calcext:value-type="float">
            <text:p>4.9952331675426</text:p>
          </table:table-cell>
          <table:table-cell table:style-name="ce9" table:formula="of:=IF([.L29]&gt;0; [.K29]+0.5*([.H29]+[.H30])*delta_t ;[.K29])" office:value-type="float" office:value="0.47630177186436" calcext:value-type="float">
            <text:p>0.47630177186436</text:p>
          </table:table-cell>
          <table:table-cell table:style-name="ce9" table:formula="of:=IF([.L29]&gt;0; [.L29]+0.5*([.I29]+[.I30])*delta_t ;[.L29])" office:value-type="float" office:value="0.356555605777037" calcext:value-type="float">
            <text:p>0.356555605777037</text:p>
          </table:table-cell>
          <table:table-cell/>
          <table:table-cell table:formula="of:= IF([.O29] &gt; 0;  (v*COS(theta*PI()/180)/b)*(1 - EXP(-b*[.A30])); [.N29])" office:value-type="float" office:value="0.478887529324629" calcext:value-type="float">
            <text:p>0.478887529324629</text:p>
          </table:table-cell>
          <table:table-cell table:formula="of:= IF([.O29]&gt;0;  height + (   (g/(b^2)) +  ( v*SIN(theta*PI()/180)) / b     )   *   ( 1 - EXP(-b*[.A30])    )     -   (   (g*[.A30]) / b   );[.O29])" office:value-type="float" office:value="0.358551947511252" calcext:value-type="float">
            <text:p>0.358551947511252</text:p>
          </table:table-cell>
          <table:table-cell/>
          <table:table-cell table:style-name="Default"/>
          <table:table-cell table:number-columns-repeated="16366"/>
        </table:table-row>
        <table:table-row table:style-name="ro2">
          <table:table-cell table:style-name="ce9" table:formula="of:=[.A30]+delta_t" office:value-type="float" office:value="0.12" calcext:value-type="float">
            <text:p>0.12</text:p>
          </table:table-cell>
          <table:table-cell table:style-name="ce9" table:formula="of:=+[.B30]" office:value-type="float" office:value="4.35879288134699" calcext:value-type="float">
            <text:p>4.35879288134699</text:p>
          </table:table-cell>
          <table:table-cell table:style-name="ce9" table:formula="of:=[.C30]-g*delta_t" office:value-type="float" office:value="2.48066349911641" calcext:value-type="float">
            <text:p>2.48066349911641</text:p>
          </table:table-cell>
          <table:table-cell table:style-name="ce9" table:formula="of:=SQRT([.B31]*[.B31]+[.C31]*[.C31])" office:value-type="float" office:value="5.01525341117771" calcext:value-type="float">
            <text:p>5.01525341117771</text:p>
          </table:table-cell>
          <table:table-cell table:style-name="ce9" table:formula="of:=IF([.F30]&gt;0;[.E30]+0.5*([.B30]+[.B31])*delta_t;[.E30])" office:value-type="float" office:value="0.523055145761638" calcext:value-type="float">
            <text:p>0.523055145761638</text:p>
          </table:table-cell>
          <table:table-cell table:formula="of:=IF([.F30]&gt;0;[.F30]+0.5*([.C30]+[.C31])*delta_t;[.F30])" office:value-type="float" office:value="0.384287499893969" calcext:value-type="float">
            <text:p>0.384287499893969</text:p>
          </table:table-cell>
          <table:table-cell/>
          <table:table-cell table:style-name="ce9" table:formula="of:=+[.H30]-b*[.H30]*[.J30]*delta_t" office:value-type="float" office:value="4.29785067850162" calcext:value-type="float">
            <text:p>4.29785067850162</text:p>
          </table:table-cell>
          <table:table-cell table:style-name="ce9" table:formula="of:=[.I30]-g*delta_t-b*[.I30]*[.J30]*delta_t" office:value-type="float" office:value="2.43689330910494" calcext:value-type="float">
            <text:p>2.43689330910494</text:p>
          </table:table-cell>
          <table:table-cell table:style-name="ce9" table:formula="of:=SQRT([.H31]^2+[.I31]^2)" office:value-type="float" office:value="4.94064463958472" calcext:value-type="float">
            <text:p>4.94064463958472</text:p>
          </table:table-cell>
          <table:table-cell table:style-name="ce9" table:formula="of:=IF([.L30]&gt;0; [.K30]+0.5*([.H30]+[.H31])*delta_t ;[.K30])" office:value-type="float" office:value="0.519303920273254" calcext:value-type="float">
            <text:p>0.519303920273254</text:p>
          </table:table-cell>
          <table:table-cell table:style-name="ce9" table:formula="of:=IF([.L30]&gt;0; [.L30]+0.5*([.I30]+[.I31])*delta_t ;[.L30])" office:value-type="float" office:value="0.381428815679054" calcext:value-type="float">
            <text:p>0.381428815679054</text:p>
          </table:table-cell>
          <table:table-cell/>
          <table:table-cell table:formula="of:= IF([.O30] &gt; 0;  (v*COS(theta*PI()/180)/b)*(1 - EXP(-b*[.A31])); [.N30])" office:value-type="float" office:value="0.522365320149298" calcext:value-type="float">
            <text:p>0.522365320149298</text:p>
          </table:table-cell>
          <table:table-cell table:formula="of:= IF([.O30]&gt;0;  height + (   (g/(b^2)) +  ( v*SIN(theta*PI()/180)) / b     )   *   ( 1 - EXP(-b*[.A31])    )     -   (   (g*[.A31]) / b   );[.O30])" office:value-type="float" office:value="0.383770761424053" calcext:value-type="float">
            <text:p>0.383770761424053</text:p>
          </table:table-cell>
          <table:table-cell/>
          <table:table-cell table:style-name="Default"/>
          <table:table-cell table:number-columns-repeated="16366"/>
        </table:table-row>
        <table:table-row table:style-name="ro2">
          <table:table-cell table:style-name="ce9" table:formula="of:=[.A31]+delta_t" office:value-type="float" office:value="0.13" calcext:value-type="float">
            <text:p>0.13</text:p>
          </table:table-cell>
          <table:table-cell table:style-name="ce9" table:formula="of:=+[.B31]" office:value-type="float" office:value="4.35879288134699" calcext:value-type="float">
            <text:p>4.35879288134699</text:p>
          </table:table-cell>
          <table:table-cell table:style-name="ce9" table:formula="of:=[.C31]-g*delta_t" office:value-type="float" office:value="2.38259699911641" calcext:value-type="float">
            <text:p>2.38259699911641</text:p>
          </table:table-cell>
          <table:table-cell table:style-name="ce9" table:formula="of:=SQRT([.B32]*[.B32]+[.C32]*[.C32])" office:value-type="float" office:value="4.96747862025391" calcext:value-type="float">
            <text:p>4.96747862025391</text:p>
          </table:table-cell>
          <table:table-cell table:style-name="ce9" table:formula="of:=IF([.F31]&gt;0;[.E31]+0.5*([.B31]+[.B32])*delta_t;[.E31])" office:value-type="float" office:value="0.566643074575108" calcext:value-type="float">
            <text:p>0.566643074575108</text:p>
          </table:table-cell>
          <table:table-cell table:formula="of:=IF([.F31]&gt;0;[.F31]+0.5*([.C31]+[.C32])*delta_t;[.F31])" office:value-type="float" office:value="0.408603802385133" calcext:value-type="float">
            <text:p>0.408603802385133</text:p>
          </table:table-cell>
          <table:table-cell/>
          <table:table-cell table:style-name="ce9" table:formula="of:=+[.H31]-b*[.H31]*[.J31]*delta_t" office:value-type="float" office:value="4.29317916485999" calcext:value-type="float">
            <text:p>4.29317916485999</text:p>
          </table:table-cell>
          <table:table-cell table:style-name="ce9" table:formula="of:=[.I31]-g*delta_t-b*[.I31]*[.J31]*delta_t" office:value-type="float" office:value="2.33617804785466" calcext:value-type="float">
            <text:p>2.33617804785466</text:p>
          </table:table-cell>
          <table:table-cell table:style-name="ce9" table:formula="of:=SQRT([.H32]^2+[.I32]^2)" office:value-type="float" office:value="4.88764925223424" calcext:value-type="float">
            <text:p>4.88764925223424</text:p>
          </table:table-cell>
          <table:table-cell table:style-name="ce9" table:formula="of:=IF([.L31]&gt;0; [.K31]+0.5*([.H31]+[.H32])*delta_t ;[.K31])" office:value-type="float" office:value="0.562259069490062" calcext:value-type="float">
            <text:p>0.562259069490062</text:p>
          </table:table-cell>
          <table:table-cell table:style-name="ce9" table:formula="of:=IF([.L31]&gt;0; [.L31]+0.5*([.I31]+[.I32])*delta_t ;[.L31])" office:value-type="float" office:value="0.405294172463852" calcext:value-type="float">
            <text:p>0.405294172463852</text:p>
          </table:table-cell>
          <table:table-cell/>
          <table:table-cell table:formula="of:= IF([.O31] &gt; 0;  (v*COS(theta*PI()/180)/b)*(1 - EXP(-b*[.A32])); [.N31])" office:value-type="float" office:value="0.565833546912064" calcext:value-type="float">
            <text:p>0.565833546912064</text:p>
          </table:table-cell>
          <table:table-cell table:formula="of:= IF([.O31]&gt;0;  height + (   (g/(b^2)) +  ( v*SIN(theta*PI()/180)) / b     )   *   ( 1 - EXP(-b*[.A32])    )     -   (   (g*[.A32]) / b   );[.O31])" office:value-type="float" office:value="0.408003470672512" calcext:value-type="float">
            <text:p>0.408003470672512</text:p>
          </table:table-cell>
          <table:table-cell/>
          <table:table-cell table:style-name="Default"/>
          <table:table-cell table:number-columns-repeated="16366"/>
        </table:table-row>
        <table:table-row table:style-name="ro2">
          <table:table-cell table:style-name="ce9" table:formula="of:=[.A32]+delta_t" office:value-type="float" office:value="0.14" calcext:value-type="float">
            <text:p>0.14</text:p>
          </table:table-cell>
          <table:table-cell table:style-name="ce9" table:formula="of:=+[.B32]" office:value-type="float" office:value="4.35879288134699" calcext:value-type="float">
            <text:p>4.35879288134699</text:p>
          </table:table-cell>
          <table:table-cell table:style-name="ce9" table:formula="of:=[.C32]-g*delta_t" office:value-type="float" office:value="2.28453049911641" calcext:value-type="float">
            <text:p>2.28453049911641</text:p>
          </table:table-cell>
          <table:table-cell table:style-name="ce9" table:formula="of:=SQRT([.B33]*[.B33]+[.C33]*[.C33])" office:value-type="float" office:value="4.92119446718723" calcext:value-type="float">
            <text:p>4.92119446718723</text:p>
          </table:table-cell>
          <table:table-cell table:style-name="ce9" table:formula="of:=IF([.F32]&gt;0;[.E32]+0.5*([.B32]+[.B33])*delta_t;[.E32])" office:value-type="float" office:value="0.610231003388578" calcext:value-type="float">
            <text:p>0.610231003388578</text:p>
          </table:table-cell>
          <table:table-cell table:formula="of:=IF([.F32]&gt;0;[.F32]+0.5*([.C32]+[.C33])*delta_t;[.F32])" office:value-type="float" office:value="0.431939439876297" calcext:value-type="float">
            <text:p>0.431939439876297</text:p>
          </table:table-cell>
          <table:table-cell/>
          <table:table-cell table:style-name="ce9" table:formula="of:=+[.H32]-b*[.H32]*[.J32]*delta_t" office:value-type="float" office:value="4.28856278299433" calcext:value-type="float">
            <text:p>4.28856278299433</text:p>
          </table:table-cell>
          <table:table-cell table:style-name="ce9" table:formula="of:=[.I32]-g*delta_t-b*[.I32]*[.J32]*delta_t" office:value-type="float" office:value="2.23559949569915" calcext:value-type="float">
            <text:p>2.23559949569915</text:p>
          </table:table-cell>
          <table:table-cell table:style-name="ce9" table:formula="of:=SQRT([.H33]^2+[.I33]^2)" office:value-type="float" office:value="4.83628740345881" calcext:value-type="float">
            <text:p>4.83628740345881</text:p>
          </table:table-cell>
          <table:table-cell table:style-name="ce9" table:formula="of:=IF([.L32]&gt;0; [.K32]+0.5*([.H32]+[.H33])*delta_t ;[.K32])" office:value-type="float" office:value="0.605167779229333" calcext:value-type="float">
            <text:p>0.605167779229333</text:p>
          </table:table-cell>
          <table:table-cell table:style-name="ce9" table:formula="of:=IF([.L32]&gt;0; [.L32]+0.5*([.I32]+[.I33])*delta_t ;[.L32])" office:value-type="float" office:value="0.428153060181621" calcext:value-type="float">
            <text:p>0.428153060181621</text:p>
          </table:table-cell>
          <table:table-cell/>
          <table:table-cell table:formula="of:= IF([.O32] &gt; 0;  (v*COS(theta*PI()/180)/b)*(1 - EXP(-b*[.A33])); [.N32])" office:value-type="float" office:value="0.609292211716804" calcext:value-type="float">
            <text:p>0.609292211716804</text:p>
          </table:table-cell>
          <table:table-cell table:formula="of:= IF([.O32]&gt;0;  height + (   (g/(b^2)) +  ( v*SIN(theta*PI()/180)) / b     )   *   ( 1 - EXP(-b*[.A33])    )     -   (   (g*[.A33]) / b   );[.O32])" office:value-type="float" office:value="0.431250292177403" calcext:value-type="float">
            <text:p>0.431250292177403</text:p>
          </table:table-cell>
          <table:table-cell/>
          <table:table-cell table:style-name="Default"/>
          <table:table-cell table:number-columns-repeated="16366"/>
        </table:table-row>
        <table:table-row table:style-name="ro2">
          <table:table-cell table:style-name="ce9" table:formula="of:=[.A33]+delta_t" office:value-type="float" office:value="0.15" calcext:value-type="float">
            <text:p>0.15</text:p>
          </table:table-cell>
          <table:table-cell table:style-name="ce9" table:formula="of:=+[.B33]" office:value-type="float" office:value="4.35879288134699" calcext:value-type="float">
            <text:p>4.35879288134699</text:p>
          </table:table-cell>
          <table:table-cell table:style-name="ce9" table:formula="of:=[.C33]-g*delta_t" office:value-type="float" office:value="2.18646399911641" calcext:value-type="float">
            <text:p>2.18646399911641</text:p>
          </table:table-cell>
          <table:table-cell table:style-name="ce9" table:formula="of:=SQRT([.B34]*[.B34]+[.C34]*[.C34])" office:value-type="float" office:value="4.87644339677118" calcext:value-type="float">
            <text:p>4.87644339677118</text:p>
          </table:table-cell>
          <table:table-cell table:style-name="ce9" table:formula="of:=IF([.F33]&gt;0;[.E33]+0.5*([.B33]+[.B34])*delta_t;[.E33])" office:value-type="float" office:value="0.653818932202048" calcext:value-type="float">
            <text:p>0.653818932202048</text:p>
          </table:table-cell>
          <table:table-cell table:formula="of:=IF([.F33]&gt;0;[.F33]+0.5*([.C33]+[.C34])*delta_t;[.F33])" office:value-type="float" office:value="0.454294412367462" calcext:value-type="float">
            <text:p>0.454294412367462</text:p>
          </table:table-cell>
          <table:table-cell/>
          <table:table-cell table:style-name="ce9" table:formula="of:=+[.H33]-b*[.H33]*[.J33]*delta_t" office:value-type="float" office:value="4.28399982411773" calcext:value-type="float">
            <text:p>4.28399982411773</text:p>
          </table:table-cell>
          <table:table-cell table:style-name="ce9" table:formula="of:=[.I33]-g*delta_t-b*[.I33]*[.J33]*delta_t" office:value-type="float" office:value="2.1351543553295" calcext:value-type="float">
            <text:p>2.1351543553295</text:p>
          </table:table-cell>
          <table:table-cell table:style-name="ce9" table:formula="of:=SQRT([.H34]^2+[.I34]^2)" office:value-type="float" office:value="4.78659990119535" calcext:value-type="float">
            <text:p>4.78659990119535</text:p>
          </table:table-cell>
          <table:table-cell table:style-name="ce9" table:formula="of:=IF([.L33]&gt;0; [.K33]+0.5*([.H33]+[.H34])*delta_t ;[.K33])" office:value-type="float" office:value="0.648030592264894" calcext:value-type="float">
            <text:p>0.648030592264894</text:p>
          </table:table-cell>
          <table:table-cell table:style-name="ce9" table:formula="of:=IF([.L33]&gt;0; [.L33]+0.5*([.I33]+[.I34])*delta_t ;[.L33])" office:value-type="float" office:value="0.450006829436764" calcext:value-type="float">
            <text:p>0.450006829436764</text:p>
          </table:table-cell>
          <table:table-cell/>
          <table:table-cell table:formula="of:= IF([.O33] &gt; 0;  (v*COS(theta*PI()/180)/b)*(1 - EXP(-b*[.A34])); [.N33])" office:value-type="float" office:value="0.652741316666912" calcext:value-type="float">
            <text:p>0.652741316666912</text:p>
          </table:table-cell>
          <table:table-cell table:formula="of:= IF([.O33]&gt;0;  height + (   (g/(b^2)) +  ( v*SIN(theta*PI()/180)) / b     )   *   ( 1 - EXP(-b*[.A34])    )     -   (   (g*[.A34]) / b   );[.O33])" office:value-type="float" office:value="0.453511442809671" calcext:value-type="float">
            <text:p>0.453511442809671</text:p>
          </table:table-cell>
          <table:table-cell/>
          <table:table-cell table:style-name="Default"/>
          <table:table-cell table:number-columns-repeated="16366"/>
        </table:table-row>
        <table:table-row table:style-name="ro2">
          <table:table-cell table:style-name="ce9" table:formula="of:=[.A34]+delta_t" office:value-type="float" office:value="0.16" calcext:value-type="float">
            <text:p>0.16</text:p>
          </table:table-cell>
          <table:table-cell table:style-name="ce9" table:formula="of:=+[.B34]" office:value-type="float" office:value="4.35879288134699" calcext:value-type="float">
            <text:p>4.35879288134699</text:p>
          </table:table-cell>
          <table:table-cell table:style-name="ce9" table:formula="of:=[.C34]-g*delta_t" office:value-type="float" office:value="2.08839749911641" calcext:value-type="float">
            <text:p>2.08839749911641</text:p>
          </table:table-cell>
          <table:table-cell table:style-name="ce9" table:formula="of:=SQRT([.B35]*[.B35]+[.C35]*[.C35])" office:value-type="float" office:value="4.83326799347986" calcext:value-type="float">
            <text:p>4.83326799347986</text:p>
          </table:table-cell>
          <table:table-cell table:style-name="ce9" table:formula="of:=IF([.F34]&gt;0;[.E34]+0.5*([.B34]+[.B35])*delta_t;[.E34])" office:value-type="float" office:value="0.697406861015518" calcext:value-type="float">
            <text:p>0.697406861015518</text:p>
          </table:table-cell>
          <table:table-cell table:formula="of:=IF([.F34]&gt;0;[.F34]+0.5*([.C34]+[.C35])*delta_t;[.F34])" office:value-type="float" office:value="0.475668719858626" calcext:value-type="float">
            <text:p>0.475668719858626</text:p>
          </table:table-cell>
          <table:table-cell/>
          <table:table-cell table:style-name="ce9" table:formula="of:=+[.H34]-b*[.H34]*[.J34]*delta_t" office:value-type="float" office:value="4.27948854962807" calcext:value-type="float">
            <text:p>4.27948854962807</text:p>
          </table:table-cell>
          <table:table-cell table:style-name="ce9" table:formula="of:=[.I34]-g*delta_t-b*[.I34]*[.J34]*delta_t" office:value-type="float" office:value="2.03483942681173" calcext:value-type="float">
            <text:p>2.03483942681173</text:p>
          </table:table-cell>
          <table:table-cell table:style-name="ce9" table:formula="of:=SQRT([.H35]^2+[.I35]^2)" office:value-type="float" office:value="4.73862783296022" calcext:value-type="float">
            <text:p>4.73862783296022</text:p>
          </table:table-cell>
          <table:table-cell table:style-name="ce9" table:formula="of:=IF([.L34]&gt;0; [.K34]+0.5*([.H34]+[.H35])*delta_t ;[.K34])" office:value-type="float" office:value="0.690848034133623" calcext:value-type="float">
            <text:p>0.690848034133623</text:p>
          </table:table-cell>
          <table:table-cell table:style-name="ce9" table:formula="of:=IF([.L34]&gt;0; [.L34]+0.5*([.I34]+[.I35])*delta_t ;[.L34])" office:value-type="float" office:value="0.47085679834747" calcext:value-type="float">
            <text:p>0.47085679834747</text:p>
          </table:table-cell>
          <table:table-cell/>
          <table:table-cell table:formula="of:= IF([.O34] &gt; 0;  (v*COS(theta*PI()/180)/b)*(1 - EXP(-b*[.A35])); [.N34])" office:value-type="float" office:value="0.696180863865322" calcext:value-type="float">
            <text:p>0.696180863865322</text:p>
          </table:table-cell>
          <table:table-cell table:formula="of:= IF([.O34]&gt;0;  height + (   (g/(b^2)) +  ( v*SIN(theta*PI()/180)) / b     )   *   ( 1 - EXP(-b*[.A35])    )     -   (   (g*[.A35]) / b   );[.O34])" office:value-type="float" office:value="0.474787139392575" calcext:value-type="float">
            <text:p>0.474787139392575</text:p>
          </table:table-cell>
          <table:table-cell table:number-columns-repeated="16368"/>
        </table:table-row>
        <table:table-row table:style-name="ro2">
          <table:table-cell table:style-name="ce9" table:formula="of:=[.A35]+delta_t" office:value-type="float" office:value="0.17" calcext:value-type="float">
            <text:p>0.17</text:p>
          </table:table-cell>
          <table:table-cell table:style-name="ce9" table:formula="of:=+[.B35]" office:value-type="float" office:value="4.35879288134699" calcext:value-type="float">
            <text:p>4.35879288134699</text:p>
          </table:table-cell>
          <table:table-cell table:style-name="ce9" table:formula="of:=[.C35]-g*delta_t" office:value-type="float" office:value="1.99033099911641" calcext:value-type="float">
            <text:p>1.99033099911641</text:p>
          </table:table-cell>
          <table:table-cell table:style-name="ce9" table:formula="of:=SQRT([.B36]*[.B36]+[.C36]*[.C36])" office:value-type="float" office:value="4.79171084984527" calcext:value-type="float">
            <text:p>4.79171084984527</text:p>
          </table:table-cell>
          <table:table-cell table:style-name="ce9" table:formula="of:=IF([.F35]&gt;0;[.E35]+0.5*([.B35]+[.B36])*delta_t;[.E35])" office:value-type="float" office:value="0.740994789828988" calcext:value-type="float">
            <text:p>0.740994789828988</text:p>
          </table:table-cell>
          <table:table-cell table:formula="of:=IF([.F35]&gt;0;[.F35]+0.5*([.C35]+[.C36])*delta_t;[.F35])" office:value-type="float" office:value="0.49606236234979" calcext:value-type="float">
            <text:p>0.49606236234979</text:p>
          </table:table-cell>
          <table:table-cell/>
          <table:table-cell table:style-name="ce9" table:formula="of:=+[.H35]-b*[.H35]*[.J35]*delta_t" office:value-type="float" office:value="4.27502719084661" calcext:value-type="float">
            <text:p>4.27502719084661</text:p>
          </table:table-cell>
          <table:table-cell table:style-name="ce9" table:formula="of:=[.I35]-g*delta_t-b*[.I35]*[.J35]*delta_t" office:value-type="float" office:value="1.93465161052816" calcext:value-type="float">
            <text:p>1.93465161052816</text:p>
          </table:table-cell>
          <table:table-cell table:style-name="ce9" table:formula="of:=SQRT([.H36]^2+[.I36]^2)" office:value-type="float" office:value="4.6924124218356" calcext:value-type="float">
            <text:p>4.6924124218356</text:p>
          </table:table-cell>
          <table:table-cell table:style-name="ce9" table:formula="of:=IF([.L35]&gt;0; [.K35]+0.5*([.H35]+[.H36])*delta_t ;[.K35])" office:value-type="float" office:value="0.733620612835996" calcext:value-type="float">
            <text:p>0.733620612835996</text:p>
          </table:table-cell>
          <table:table-cell table:style-name="ce9" table:formula="of:=IF([.L35]&gt;0; [.L35]+0.5*([.I35]+[.I36])*delta_t ;[.L35])" office:value-type="float" office:value="0.49070425353417" calcext:value-type="float">
            <text:p>0.49070425353417</text:p>
          </table:table-cell>
          <table:table-cell/>
          <table:table-cell table:formula="of:= IF([.O35] &gt; 0;  (v*COS(theta*PI()/180)/b)*(1 - EXP(-b*[.A36])); [.N35])" office:value-type="float" office:value="0.739610855414503" calcext:value-type="float">
            <text:p>0.739610855414503</text:p>
          </table:table-cell>
          <table:table-cell table:formula="of:= IF([.O35]&gt;0;  height + (   (g/(b^2)) +  ( v*SIN(theta*PI()/180)) / b     )   *   ( 1 - EXP(-b*[.A36])    )     -   (   (g*[.A36]) / b   );[.O35])" office:value-type="float" office:value="0.495077598701826" calcext:value-type="float">
            <text:p>0.495077598701826</text:p>
          </table:table-cell>
          <table:table-cell table:number-columns-repeated="16368"/>
        </table:table-row>
        <table:table-row table:style-name="ro2">
          <table:table-cell table:style-name="ce9" table:formula="of:=[.A36]+delta_t" office:value-type="float" office:value="0.18" calcext:value-type="float">
            <text:p>0.18</text:p>
          </table:table-cell>
          <table:table-cell table:style-name="ce9" table:formula="of:=+[.B36]" office:value-type="float" office:value="4.35879288134699" calcext:value-type="float">
            <text:p>4.35879288134699</text:p>
          </table:table-cell>
          <table:table-cell table:style-name="ce9" table:formula="of:=[.C36]-g*delta_t" office:value-type="float" office:value="1.89226449911641" calcext:value-type="float">
            <text:p>1.89226449911641</text:p>
          </table:table-cell>
          <table:table-cell table:style-name="ce9" table:formula="of:=SQRT([.B37]*[.B37]+[.C37]*[.C37])" office:value-type="float" office:value="4.75181442368044" calcext:value-type="float">
            <text:p>4.75181442368044</text:p>
          </table:table-cell>
          <table:table-cell table:style-name="ce9" table:formula="of:=IF([.F36]&gt;0;[.E36]+0.5*([.B36]+[.B37])*delta_t;[.E36])" office:value-type="float" office:value="0.784582718642457" calcext:value-type="float">
            <text:p>0.784582718642457</text:p>
          </table:table-cell>
          <table:table-cell table:formula="of:=IF([.F36]&gt;0;[.F36]+0.5*([.C36]+[.C37])*delta_t;[.F36])" office:value-type="float" office:value="0.515475339840954" calcext:value-type="float">
            <text:p>0.515475339840954</text:p>
          </table:table-cell>
          <table:table-cell/>
          <table:table-cell table:style-name="ce9" table:formula="of:=+[.H36]-b*[.H36]*[.J36]*delta_t" office:value-type="float" office:value="4.27061394889392" calcext:value-type="float">
            <text:p>4.27061394889392</text:p>
          </table:table-cell>
          <table:table-cell table:style-name="ce9" table:formula="of:=[.I36]-g*delta_t-b*[.I36]*[.J36]*delta_t" office:value-type="float" office:value="1.83458791021334" calcext:value-type="float">
            <text:p>1.83458791021334</text:p>
          </table:table-cell>
          <table:table-cell table:style-name="ce9" table:formula="of:=SQRT([.H37]^2+[.I37]^2)" office:value-type="float" office:value="4.64799486884273" calcext:value-type="float">
            <text:p>4.64799486884273</text:p>
          </table:table-cell>
          <table:table-cell table:style-name="ce9" table:formula="of:=IF([.L36]&gt;0; [.K36]+0.5*([.H36]+[.H37])*delta_t ;[.K36])" office:value-type="float" office:value="0.776348818534699" calcext:value-type="float">
            <text:p>0.776348818534699</text:p>
          </table:table-cell>
          <table:table-cell table:style-name="ce9" table:formula="of:=IF([.L36]&gt;0; [.L36]+0.5*([.I36]+[.I37])*delta_t ;[.L36])" office:value-type="float" office:value="0.509550451137877" calcext:value-type="float">
            <text:p>0.509550451137877</text:p>
          </table:table-cell>
          <table:table-cell/>
          <table:table-cell table:formula="of:= IF([.O36] &gt; 0;  (v*COS(theta*PI()/180)/b)*(1 - EXP(-b*[.A37])); [.N36])" office:value-type="float" office:value="0.783031293416465" calcext:value-type="float">
            <text:p>0.783031293416465</text:p>
          </table:table-cell>
          <table:table-cell table:formula="of:= IF([.O36]&gt;0;  height + (   (g/(b^2)) +  ( v*SIN(theta*PI()/180)) / b     )   *   ( 1 - EXP(-b*[.A37])    )     -   (   (g*[.A37]) / b   );[.O36])" office:value-type="float" office:value="0.51438303746545" calcext:value-type="float">
            <text:p>0.51438303746545</text:p>
          </table:table-cell>
          <table:table-cell table:number-columns-repeated="16368"/>
        </table:table-row>
        <table:table-row table:style-name="ro2">
          <table:table-cell table:style-name="ce9" table:formula="of:=[.A37]+delta_t" office:value-type="float" office:value="0.19" calcext:value-type="float">
            <text:p>0.19</text:p>
          </table:table-cell>
          <table:table-cell table:style-name="ce9" table:formula="of:=+[.B37]" office:value-type="float" office:value="4.35879288134699" calcext:value-type="float">
            <text:p>4.35879288134699</text:p>
          </table:table-cell>
          <table:table-cell table:style-name="ce9" table:formula="of:=[.C37]-g*delta_t" office:value-type="float" office:value="1.79419799911641" calcext:value-type="float">
            <text:p>1.79419799911641</text:p>
          </table:table-cell>
          <table:table-cell table:style-name="ce9" table:formula="of:=SQRT([.B38]*[.B38]+[.C38]*[.C38])" office:value-type="float" office:value="4.71362088447029" calcext:value-type="float">
            <text:p>4.71362088447029</text:p>
          </table:table-cell>
          <table:table-cell table:style-name="ce9" table:formula="of:=IF([.F37]&gt;0;[.E37]+0.5*([.B37]+[.B38])*delta_t;[.E37])" office:value-type="float" office:value="0.828170647455927" calcext:value-type="float">
            <text:p>0.828170647455927</text:p>
          </table:table-cell>
          <table:table-cell table:formula="of:=IF([.F37]&gt;0;[.F37]+0.5*([.C37]+[.C38])*delta_t;[.F37])" office:value-type="float" office:value="0.533907652332118" calcext:value-type="float">
            <text:p>0.533907652332118</text:p>
          </table:table-cell>
          <table:table-cell/>
          <table:table-cell table:style-name="ce9" table:formula="of:=+[.H37]-b*[.H37]*[.J37]*delta_t" office:value-type="float" office:value="4.26624699471524" calcext:value-type="float">
            <text:p>4.26624699471524</text:p>
          </table:table-cell>
          <table:table-cell table:style-name="ce9" table:formula="of:=[.I37]-g*delta_t-b*[.I37]*[.J37]*delta_t" office:value-type="float" office:value="1.73464543607086" calcext:value-type="float">
            <text:p>1.73464543607086</text:p>
          </table:table-cell>
          <table:table-cell table:style-name="ce9" table:formula="of:=SQRT([.H38]^2+[.I38]^2)" office:value-type="float" office:value="4.60541618193169" calcext:value-type="float">
            <text:p>4.60541618193169</text:p>
          </table:table-cell>
          <table:table-cell table:style-name="ce9" table:formula="of:=IF([.L37]&gt;0; [.K37]+0.5*([.H37]+[.H38])*delta_t ;[.K37])" office:value-type="float" office:value="0.819033123252745" calcext:value-type="float">
            <text:p>0.819033123252745</text:p>
          </table:table-cell>
          <table:table-cell table:style-name="ce9" table:formula="of:=IF([.L37]&gt;0; [.L37]+0.5*([.I37]+[.I38])*delta_t ;[.L37])" office:value-type="float" office:value="0.527396617869298" calcext:value-type="float">
            <text:p>0.527396617869298</text:p>
          </table:table-cell>
          <table:table-cell/>
          <table:table-cell table:formula="of:= IF([.O37] &gt; 0;  (v*COS(theta*PI()/180)/b)*(1 - EXP(-b*[.A38])); [.N37])" office:value-type="float" office:value="0.826442179972774" calcext:value-type="float">
            <text:p>0.826442179972774</text:p>
          </table:table-cell>
          <table:table-cell table:formula="of:= IF([.O37]&gt;0;  height + (   (g/(b^2)) +  ( v*SIN(theta*PI()/180)) / b     )   *   ( 1 - EXP(-b*[.A38])    )     -   (   (g*[.A38]) / b   );[.O37])" office:value-type="float" office:value="0.532703672366111" calcext:value-type="float">
            <text:p>0.532703672366111</text:p>
          </table:table-cell>
          <table:table-cell table:number-columns-repeated="16368"/>
        </table:table-row>
        <table:table-row table:style-name="ro2">
          <table:table-cell table:style-name="ce9" table:formula="of:=[.A38]+delta_t" office:value-type="float" office:value="0.2" calcext:value-type="float">
            <text:p>0.2</text:p>
          </table:table-cell>
          <table:table-cell table:style-name="ce9" table:formula="of:=+[.B38]" office:value-type="float" office:value="4.35879288134699" calcext:value-type="float">
            <text:p>4.35879288134699</text:p>
          </table:table-cell>
          <table:table-cell table:style-name="ce9" table:formula="of:=[.C38]-g*delta_t" office:value-type="float" office:value="1.69613149911641" calcext:value-type="float">
            <text:p>1.69613149911641</text:p>
          </table:table-cell>
          <table:table-cell table:style-name="ce9" table:formula="of:=SQRT([.B39]*[.B39]+[.C39]*[.C39])" office:value-type="float" office:value="4.67717194945579" calcext:value-type="float">
            <text:p>4.67717194945579</text:p>
          </table:table-cell>
          <table:table-cell table:style-name="ce9" table:formula="of:=IF([.F38]&gt;0;[.E38]+0.5*([.B38]+[.B39])*delta_t;[.E38])" office:value-type="float" office:value="0.871758576269397" calcext:value-type="float">
            <text:p>0.871758576269397</text:p>
          </table:table-cell>
          <table:table-cell table:formula="of:=IF([.F38]&gt;0;[.F38]+0.5*([.C38]+[.C39])*delta_t;[.F38])" office:value-type="float" office:value="0.551359299823282" calcext:value-type="float">
            <text:p>0.551359299823282</text:p>
          </table:table-cell>
          <table:table-cell/>
          <table:table-cell table:style-name="ce9" table:formula="of:=+[.H38]-b*[.H38]*[.J38]*delta_t" office:value-type="float" office:value="4.26192446926722" calcext:value-type="float">
            <text:p>4.26192446926722</text:p>
          </table:table-cell>
          <table:table-cell table:style-name="ce9" table:formula="of:=[.I38]-g*delta_t-b*[.I38]*[.J38]*delta_t" office:value-type="float" office:value="1.63482140795539" calcext:value-type="float">
            <text:p>1.63482140795539</text:p>
          </table:table-cell>
          <table:table-cell table:style-name="ce9" table:formula="of:=SQRT([.H39]^2+[.I39]^2)" office:value-type="float" office:value="4.5647169920651" calcext:value-type="float">
            <text:p>4.5647169920651</text:p>
          </table:table-cell>
          <table:table-cell table:style-name="ce9" table:formula="of:=IF([.L38]&gt;0; [.K38]+0.5*([.H38]+[.H39])*delta_t ;[.K38])" office:value-type="float" office:value="0.861673980572657" calcext:value-type="float">
            <text:p>0.861673980572657</text:p>
          </table:table-cell>
          <table:table-cell table:style-name="ce9" table:formula="of:=IF([.L38]&gt;0; [.L38]+0.5*([.I38]+[.I39])*delta_t ;[.L38])" office:value-type="float" office:value="0.54424395208943" calcext:value-type="float">
            <text:p>0.54424395208943</text:p>
          </table:table-cell>
          <table:table-cell/>
          <table:table-cell table:formula="of:= IF([.O38] &gt; 0;  (v*COS(theta*PI()/180)/b)*(1 - EXP(-b*[.A39])); [.N38])" office:value-type="float" office:value="0.869843517184495" calcext:value-type="float">
            <text:p>0.869843517184495</text:p>
          </table:table-cell>
          <table:table-cell table:formula="of:= IF([.O38]&gt;0;  height + (   (g/(b^2)) +  ( v*SIN(theta*PI()/180)) / b     )   *   ( 1 - EXP(-b*[.A39])    )     -   (   (g*[.A39]) / b   );[.O38])" office:value-type="float" office:value="0.550039720034334" calcext:value-type="float">
            <text:p>0.550039720034334</text:p>
          </table:table-cell>
          <table:table-cell table:number-columns-repeated="16368"/>
        </table:table-row>
        <table:table-row table:style-name="ro2">
          <table:table-cell table:style-name="ce9" table:formula="of:=[.A39]+delta_t" office:value-type="float" office:value="0.21" calcext:value-type="float">
            <text:p>0.21</text:p>
          </table:table-cell>
          <table:table-cell table:style-name="ce9" table:formula="of:=+[.B39]" office:value-type="float" office:value="4.35879288134699" calcext:value-type="float">
            <text:p>4.35879288134699</text:p>
          </table:table-cell>
          <table:table-cell table:style-name="ce9" table:formula="of:=[.C39]-g*delta_t" office:value-type="float" office:value="1.59806499911641" calcext:value-type="float">
            <text:p>1.59806499911641</text:p>
          </table:table-cell>
          <table:table-cell table:style-name="ce9" table:formula="of:=SQRT([.B40]*[.B40]+[.C40]*[.C40])" office:value-type="float" office:value="4.64250871015684" calcext:value-type="float">
            <text:p>4.64250871015684</text:p>
          </table:table-cell>
          <table:table-cell table:style-name="ce9" table:formula="of:=IF([.F39]&gt;0;[.E39]+0.5*([.B39]+[.B40])*delta_t;[.E39])" office:value-type="float" office:value="0.915346505082867" calcext:value-type="float">
            <text:p>0.915346505082867</text:p>
          </table:table-cell>
          <table:table-cell table:formula="of:=IF([.F39]&gt;0;[.F39]+0.5*([.C39]+[.C40])*delta_t;[.F39])" office:value-type="float" office:value="0.567830282314446" calcext:value-type="float">
            <text:p>0.567830282314446</text:p>
          </table:table-cell>
          <table:table-cell/>
          <table:table-cell table:style-name="ce9" table:formula="of:=+[.H39]-b*[.H39]*[.J39]*delta_t" office:value-type="float" office:value="4.25764448387759" calcext:value-type="float">
            <text:p>4.25764448387759</text:p>
          </table:table-cell>
          <table:table-cell table:style-name="ce9" table:formula="of:=[.I39]-g*delta_t-b*[.I39]*[.J39]*delta_t" office:value-type="float" office:value="1.53511315860222" calcext:value-type="float">
            <text:p>1.53511315860222</text:p>
          </table:table-cell>
          <table:table-cell table:style-name="ce9" table:formula="of:=SQRT([.H40]^2+[.I40]^2)" office:value-type="float" office:value="4.52593735714569" calcext:value-type="float">
            <text:p>4.52593735714569</text:p>
          </table:table-cell>
          <table:table-cell table:style-name="ce9" table:formula="of:=IF([.L39]&gt;0; [.K39]+0.5*([.H39]+[.H40])*delta_t ;[.K39])" office:value-type="float" office:value="0.904271825338381" calcext:value-type="float">
            <text:p>0.904271825338381</text:p>
          </table:table-cell>
          <table:table-cell table:style-name="ce9" table:formula="of:=IF([.L39]&gt;0; [.L39]+0.5*([.I39]+[.I40])*delta_t ;[.L39])" office:value-type="float" office:value="0.560093624922218" calcext:value-type="float">
            <text:p>0.560093624922218</text:p>
          </table:table-cell>
          <table:table-cell/>
          <table:table-cell table:formula="of:= IF([.O39] &gt; 0;  (v*COS(theta*PI()/180)/b)*(1 - EXP(-b*[.A40])); [.N39])" office:value-type="float" office:value="0.913235307152272" calcext:value-type="float">
            <text:p>0.913235307152272</text:p>
          </table:table-cell>
          <table:table-cell table:formula="of:= IF([.O39]&gt;0;  height + (   (g/(b^2)) +  ( v*SIN(theta*PI()/180)) / b     )   *   ( 1 - EXP(-b*[.A40])    )     -   (   (g*[.A40]) / b   );[.O39])" office:value-type="float" office:value="0.566391397057558" calcext:value-type="float">
            <text:p>0.566391397057558</text:p>
          </table:table-cell>
          <table:table-cell table:number-columns-repeated="16368"/>
        </table:table-row>
        <table:table-row table:style-name="ro2">
          <table:table-cell table:style-name="ce9" table:formula="of:=[.A40]+delta_t" office:value-type="float" office:value="0.22" calcext:value-type="float">
            <text:p>0.22</text:p>
          </table:table-cell>
          <table:table-cell table:style-name="ce9" table:formula="of:=+[.B40]" office:value-type="float" office:value="4.35879288134699" calcext:value-type="float">
            <text:p>4.35879288134699</text:p>
          </table:table-cell>
          <table:table-cell table:style-name="ce9" table:formula="of:=[.C40]-g*delta_t" office:value-type="float" office:value="1.49999849911641" calcext:value-type="float">
            <text:p>1.49999849911641</text:p>
          </table:table-cell>
          <table:table-cell table:style-name="ce9" table:formula="of:=SQRT([.B41]*[.B41]+[.C41]*[.C41])" office:value-type="float" office:value="4.6096714503132" calcext:value-type="float">
            <text:p>4.6096714503132</text:p>
          </table:table-cell>
          <table:table-cell table:style-name="ce9" table:formula="of:=IF([.F40]&gt;0;[.E40]+0.5*([.B40]+[.B41])*delta_t;[.E40])" office:value-type="float" office:value="0.958934433896337" calcext:value-type="float">
            <text:p>0.958934433896337</text:p>
          </table:table-cell>
          <table:table-cell table:formula="of:=IF([.F40]&gt;0;[.F40]+0.5*([.C40]+[.C41])*delta_t;[.F40])" office:value-type="float" office:value="0.58332059980561" calcext:value-type="float">
            <text:p>0.58332059980561</text:p>
          </table:table-cell>
          <table:table-cell/>
          <table:table-cell table:style-name="ce9" table:formula="of:=+[.H40]-b*[.H40]*[.J40]*delta_t" office:value-type="float" office:value="4.25340512078852" calcext:value-type="float">
            <text:p>4.25340512078852</text:p>
          </table:table-cell>
          <table:table-cell table:style-name="ce9" table:formula="of:=[.I40]-g*delta_t-b*[.I40]*[.J40]*delta_t" office:value-type="float" office:value="1.43551813688399" calcext:value-type="float">
            <text:p>1.43551813688399</text:p>
          </table:table-cell>
          <table:table-cell table:style-name="ce9" table:formula="of:=SQRT([.H41]^2+[.I41]^2)" office:value-type="float" office:value="4.48911655483269" calcext:value-type="float">
            <text:p>4.48911655483269</text:p>
          </table:table-cell>
          <table:table-cell table:style-name="ce9" table:formula="of:=IF([.L40]&gt;0; [.K40]+0.5*([.H40]+[.H41])*delta_t ;[.K40])" office:value-type="float" office:value="0.946827073361711" calcext:value-type="float">
            <text:p>0.946827073361711</text:p>
          </table:table-cell>
          <table:table-cell table:style-name="ce9" table:formula="of:=IF([.L40]&gt;0; [.L40]+0.5*([.I40]+[.I41])*delta_t ;[.L40])" office:value-type="float" office:value="0.574946781399649" calcext:value-type="float">
            <text:p>0.574946781399649</text:p>
          </table:table-cell>
          <table:table-cell/>
          <table:table-cell table:formula="of:= IF([.O40] &gt; 0;  (v*COS(theta*PI()/180)/b)*(1 - EXP(-b*[.A41])); [.N40])" office:value-type="float" office:value="0.956617551976265" calcext:value-type="float">
            <text:p>0.956617551976265</text:p>
          </table:table-cell>
          <table:table-cell table:formula="of:= IF([.O40]&gt;0;  height + (   (g/(b^2)) +  ( v*SIN(theta*PI()/180)) / b     )   *   ( 1 - EXP(-b*[.A41])    )     -   (   (g*[.A41]) / b   );[.O40])" office:value-type="float" office:value="0.581758919973311" calcext:value-type="float">
            <text:p>0.581758919973311</text:p>
          </table:table-cell>
          <table:table-cell table:number-columns-repeated="16368"/>
        </table:table-row>
        <table:table-row table:style-name="ro2">
          <table:table-cell table:style-name="ce9" table:formula="of:=[.A41]+delta_t" office:value-type="float" office:value="0.23" calcext:value-type="float">
            <text:p>0.23</text:p>
          </table:table-cell>
          <table:table-cell table:style-name="ce9" table:formula="of:=+[.B41]" office:value-type="float" office:value="4.35879288134699" calcext:value-type="float">
            <text:p>4.35879288134699</text:p>
          </table:table-cell>
          <table:table-cell table:style-name="ce9" table:formula="of:=[.C41]-g*delta_t" office:value-type="float" office:value="1.40193199911641" calcext:value-type="float">
            <text:p>1.40193199911641</text:p>
          </table:table-cell>
          <table:table-cell table:style-name="ce9" table:formula="of:=SQRT([.B42]*[.B42]+[.C42]*[.C42])" office:value-type="float" office:value="4.57869945646443" calcext:value-type="float">
            <text:p>4.57869945646443</text:p>
          </table:table-cell>
          <table:table-cell table:style-name="ce9" table:formula="of:=IF([.F41]&gt;0;[.E41]+0.5*([.B41]+[.B42])*delta_t;[.E41])" office:value-type="float" office:value="1.00252236270981" calcext:value-type="float">
            <text:p>1.00252236270981</text:p>
          </table:table-cell>
          <table:table-cell table:formula="of:=IF([.F41]&gt;0;[.F41]+0.5*([.C41]+[.C42])*delta_t;[.F41])" office:value-type="float" office:value="0.597830252296774" calcext:value-type="float">
            <text:p>0.597830252296774</text:p>
          </table:table-cell>
          <table:table-cell/>
          <table:table-cell table:style-name="ce9" table:formula="of:=+[.H41]-b*[.H41]*[.J41]*delta_t" office:value-type="float" office:value="4.24920443389325" calcext:value-type="float">
            <text:p>4.24920443389325</text:p>
          </table:table-cell>
          <table:table-cell table:style-name="ce9" table:formula="of:=[.I41]-g*delta_t-b*[.I41]*[.J41]*delta_t" office:value-type="float" office:value="1.33603391107272" calcext:value-type="float">
            <text:p>1.33603391107272</text:p>
          </table:table-cell>
          <table:table-cell table:style-name="ce9" table:formula="of:=SQRT([.H42]^2+[.I42]^2)" office:value-type="float" office:value="4.45429286560216" calcext:value-type="float">
            <text:p>4.45429286560216</text:p>
          </table:table-cell>
          <table:table-cell table:style-name="ce9" table:formula="of:=IF([.L41]&gt;0; [.K41]+0.5*([.H41]+[.H42])*delta_t ;[.K41])" office:value-type="float" office:value="0.98934012113512" calcext:value-type="float">
            <text:p>0.98934012113512</text:p>
          </table:table-cell>
          <table:table-cell table:style-name="ce9" table:formula="of:=IF([.L41]&gt;0; [.L41]+0.5*([.I41]+[.I42])*delta_t ;[.L41])" office:value-type="float" office:value="0.588804541639432" calcext:value-type="float">
            <text:p>0.588804541639432</text:p>
          </table:table-cell>
          <table:table-cell/>
          <table:table-cell table:formula="of:= IF([.O41] &gt; 0;  (v*COS(theta*PI()/180)/b)*(1 - EXP(-b*[.A42])); [.N41])" office:value-type="float" office:value="0.999990253756175" calcext:value-type="float">
            <text:p>0.999990253756175</text:p>
          </table:table-cell>
          <table:table-cell table:formula="of:= IF([.O41]&gt;0;  height + (   (g/(b^2)) +  ( v*SIN(theta*PI()/180)) / b     )   *   ( 1 - EXP(-b*[.A42])    )     -   (   (g*[.A42]) / b   );[.O41])" office:value-type="float" office:value="0.596142505271459" calcext:value-type="float">
            <text:p>0.596142505271459</text:p>
          </table:table-cell>
          <table:table-cell table:number-columns-repeated="16368"/>
        </table:table-row>
        <table:table-row table:style-name="ro2">
          <table:table-cell table:style-name="ce9" table:formula="of:=[.A42]+delta_t" office:value-type="float" office:value="0.24" calcext:value-type="float">
            <text:p>0.24</text:p>
          </table:table-cell>
          <table:table-cell table:style-name="ce9" table:formula="of:=+[.B42]" office:value-type="float" office:value="4.35879288134699" calcext:value-type="float">
            <text:p>4.35879288134699</text:p>
          </table:table-cell>
          <table:table-cell table:style-name="ce9" table:formula="of:=[.C42]-g*delta_t" office:value-type="float" office:value="1.30386549911641" calcext:value-type="float">
            <text:p>1.30386549911641</text:p>
          </table:table-cell>
          <table:table-cell table:style-name="ce9" table:formula="of:=SQRT([.B43]*[.B43]+[.C43]*[.C43])" office:value-type="float" office:value="4.54963082263465" calcext:value-type="float">
            <text:p>4.54963082263465</text:p>
          </table:table-cell>
          <table:table-cell table:style-name="ce9" table:formula="of:=IF([.F42]&gt;0;[.E42]+0.5*([.B42]+[.B43])*delta_t;[.E42])" office:value-type="float" office:value="1.04611029152328" calcext:value-type="float">
            <text:p>1.04611029152328</text:p>
          </table:table-cell>
          <table:table-cell table:formula="of:=IF([.F42]&gt;0;[.F42]+0.5*([.C42]+[.C43])*delta_t;[.F42])" office:value-type="float" office:value="0.611359239787939" calcext:value-type="float">
            <text:p>0.611359239787939</text:p>
          </table:table-cell>
          <table:table-cell/>
          <table:table-cell table:style-name="ce9" table:formula="of:=+[.H42]-b*[.H42]*[.J42]*delta_t" office:value-type="float" office:value="4.24504044967449" calcext:value-type="float">
            <text:p>4.24504044967449</text:p>
          </table:table-cell>
          <table:table-cell table:style-name="ce9" table:formula="of:=[.I42]-g*delta_t-b*[.I42]*[.J42]*delta_t" office:value-type="float" office:value="1.23665817208269" calcext:value-type="float">
            <text:p>1.23665817208269</text:p>
          </table:table-cell>
          <table:table-cell table:style-name="ce9" table:formula="of:=SQRT([.H43]^2+[.I43]^2)" office:value-type="float" office:value="4.42150334772592" calcext:value-type="float">
            <text:p>4.42150334772592</text:p>
          </table:table-cell>
          <table:table-cell table:style-name="ce9" table:formula="of:=IF([.L42]&gt;0; [.K42]+0.5*([.H42]+[.H43])*delta_t ;[.K42])" office:value-type="float" office:value="1.03181134555296" calcext:value-type="float">
            <text:p>1.03181134555296</text:p>
          </table:table-cell>
          <table:table-cell table:style-name="ce9" table:formula="of:=IF([.L42]&gt;0; [.L42]+0.5*([.I42]+[.I43])*delta_t ;[.L42])" office:value-type="float" office:value="0.601668002055209" calcext:value-type="float">
            <text:p>0.601668002055209</text:p>
          </table:table-cell>
          <table:table-cell/>
          <table:table-cell table:formula="of:= IF([.O42] &gt; 0;  (v*COS(theta*PI()/180)/b)*(1 - EXP(-b*[.A43])); [.N42])" office:value-type="float" office:value="1.04335341459124" calcext:value-type="float">
            <text:p>1.04335341459124</text:p>
          </table:table-cell>
          <table:table-cell table:formula="of:= IF([.O42]&gt;0;  height + (   (g/(b^2)) +  ( v*SIN(theta*PI()/180)) / b     )   *   ( 1 - EXP(-b*[.A43])    )     -   (   (g*[.A43]) / b   );[.O42])" office:value-type="float" office:value="0.609542369394347" calcext:value-type="float">
            <text:p>0.609542369394347</text:p>
          </table:table-cell>
          <table:table-cell table:number-columns-repeated="16368"/>
        </table:table-row>
        <table:table-row table:style-name="ro2">
          <table:table-cell table:style-name="ce9" table:formula="of:=[.A43]+delta_t" office:value-type="float" office:value="0.25" calcext:value-type="float">
            <text:p>0.25</text:p>
          </table:table-cell>
          <table:table-cell table:style-name="ce9" table:formula="of:=+[.B43]" office:value-type="float" office:value="4.35879288134699" calcext:value-type="float">
            <text:p>4.35879288134699</text:p>
          </table:table-cell>
          <table:table-cell table:style-name="ce9" table:formula="of:=[.C43]-g*delta_t" office:value-type="float" office:value="1.20579899911641" calcext:value-type="float">
            <text:p>1.20579899911641</text:p>
          </table:table-cell>
          <table:table-cell table:style-name="ce9" table:formula="of:=SQRT([.B44]*[.B44]+[.C44]*[.C44])" office:value-type="float" office:value="4.52250225082877" calcext:value-type="float">
            <text:p>4.52250225082877</text:p>
          </table:table-cell>
          <table:table-cell table:style-name="ce9" table:formula="of:=IF([.F43]&gt;0;[.E43]+0.5*([.B43]+[.B44])*delta_t;[.E43])" office:value-type="float" office:value="1.08969822033675" calcext:value-type="float">
            <text:p>1.08969822033675</text:p>
          </table:table-cell>
          <table:table-cell table:formula="of:=IF([.F43]&gt;0;[.F43]+0.5*([.C43]+[.C44])*delta_t;[.F43])" office:value-type="float" office:value="0.623907562279103" calcext:value-type="float">
            <text:p>0.623907562279103</text:p>
          </table:table-cell>
          <table:table-cell/>
          <table:table-cell table:style-name="ce9" table:formula="of:=+[.H43]-b*[.H43]*[.J43]*delta_t" office:value-type="float" office:value="4.24091116835141" calcext:value-type="float">
            <text:p>4.24091116835141</text:p>
          </table:table-cell>
          <table:table-cell table:style-name="ce9" table:formula="of:=[.I43]-g*delta_t-b*[.I43]*[.J43]*delta_t" office:value-type="float" office:value="1.13738873666816" calcext:value-type="float">
            <text:p>1.13738873666816</text:p>
          </table:table-cell>
          <table:table-cell table:style-name="ce9" table:formula="of:=SQRT([.H44]^2+[.I44]^2)" office:value-type="float" office:value="4.39078360616272" calcext:value-type="float">
            <text:p>4.39078360616272</text:p>
          </table:table-cell>
          <table:table-cell table:style-name="ce9" table:formula="of:=IF([.L43]&gt;0; [.K43]+0.5*([.H43]+[.H44])*delta_t ;[.K43])" office:value-type="float" office:value="1.07424110364309" calcext:value-type="float">
            <text:p>1.07424110364309</text:p>
          </table:table-cell>
          <table:table-cell table:style-name="ce9" table:formula="of:=IF([.L43]&gt;0; [.L43]+0.5*([.I43]+[.I44])*delta_t ;[.L43])" office:value-type="float" office:value="0.613538236598963" calcext:value-type="float">
            <text:p>0.613538236598963</text:p>
          </table:table-cell>
          <table:table-cell/>
          <table:table-cell table:formula="of:= IF([.O43] &gt; 0;  (v*COS(theta*PI()/180)/b)*(1 - EXP(-b*[.A44])); [.N43])" office:value-type="float" office:value="1.0867070365802" calcext:value-type="float">
            <text:p>1.0867070365802</text:p>
          </table:table-cell>
          <table:table-cell table:formula="of:= IF([.O43]&gt;0;  height + (   (g/(b^2)) +  ( v*SIN(theta*PI()/180)) / b     )   *   ( 1 - EXP(-b*[.A44])    )     -   (   (g*[.A44]) / b   );[.O43])" office:value-type="float" office:value="0.621958728734313" calcext:value-type="float">
            <text:p>0.621958728734313</text:p>
          </table:table-cell>
          <table:table-cell table:number-columns-repeated="16368"/>
        </table:table-row>
        <table:table-row table:style-name="ro2">
          <table:table-cell table:style-name="ce9" table:formula="of:=[.A44]+delta_t" office:value-type="float" office:value="0.26" calcext:value-type="float">
            <text:p>0.26</text:p>
          </table:table-cell>
          <table:table-cell table:style-name="ce9" table:formula="of:=+[.B44]" office:value-type="float" office:value="4.35879288134699" calcext:value-type="float">
            <text:p>4.35879288134699</text:p>
          </table:table-cell>
          <table:table-cell table:style-name="ce9" table:formula="of:=[.C44]-g*delta_t" office:value-type="float" office:value="1.10773249911641" calcext:value-type="float">
            <text:p>1.10773249911641</text:p>
          </table:table-cell>
          <table:table-cell table:style-name="ce9" table:formula="of:=SQRT([.B45]*[.B45]+[.C45]*[.C45])" office:value-type="float" office:value="4.49734884927552" calcext:value-type="float">
            <text:p>4.49734884927552</text:p>
          </table:table-cell>
          <table:table-cell table:style-name="ce9" table:formula="of:=IF([.F44]&gt;0;[.E44]+0.5*([.B44]+[.B45])*delta_t;[.E44])" office:value-type="float" office:value="1.13328614915022" calcext:value-type="float">
            <text:p>1.13328614915022</text:p>
          </table:table-cell>
          <table:table-cell table:formula="of:=IF([.F44]&gt;0;[.F44]+0.5*([.C44]+[.C45])*delta_t;[.F44])" office:value-type="float" office:value="0.635475219770267" calcext:value-type="float">
            <text:p>0.635475219770267</text:p>
          </table:table-cell>
          <table:table-cell/>
          <table:table-cell table:style-name="ce9" table:formula="of:=+[.H44]-b*[.H44]*[.J44]*delta_t" office:value-type="float" office:value="4.2368145652401" calcext:value-type="float">
            <text:p>4.2368145652401</text:p>
          </table:table-cell>
          <table:table-cell table:style-name="ce9" table:formula="of:=[.I44]-g*delta_t-b*[.I44]*[.J44]*delta_t" office:value-type="float" office:value="1.03822355054803" calcext:value-type="float">
            <text:p>1.03822355054803</text:p>
          </table:table-cell>
          <table:table-cell table:style-name="ce9" table:formula="of:=SQRT([.H45]^2+[.I45]^2)" office:value-type="float" office:value="4.3621675576648" calcext:value-type="float">
            <text:p>4.3621675576648</text:p>
          </table:table-cell>
          <table:table-cell table:style-name="ce9" table:formula="of:=IF([.L44]&gt;0; [.K44]+0.5*([.H44]+[.H45])*delta_t ;[.K44])" office:value-type="float" office:value="1.11662973231105" calcext:value-type="float">
            <text:p>1.11662973231105</text:p>
          </table:table-cell>
          <table:table-cell table:style-name="ce9" table:formula="of:=IF([.L44]&gt;0; [.L44]+0.5*([.I44]+[.I45])*delta_t ;[.L44])" office:value-type="float" office:value="0.624416298035044" calcext:value-type="float">
            <text:p>0.624416298035044</text:p>
          </table:table-cell>
          <table:table-cell/>
          <table:table-cell table:formula="of:= IF([.O44] &gt; 0;  (v*COS(theta*PI()/180)/b)*(1 - EXP(-b*[.A45])); [.N44])" office:value-type="float" office:value="1.13005112182143" calcext:value-type="float">
            <text:p>1.13005112182143</text:p>
          </table:table-cell>
          <table:table-cell table:formula="of:= IF([.O44]&gt;0;  height + (   (g/(b^2)) +  ( v*SIN(theta*PI()/180)) / b     )   *   ( 1 - EXP(-b*[.A45])    )     -   (   (g*[.A45]) / b   );[.O44])" office:value-type="float" office:value="0.633391799642922" calcext:value-type="float">
            <text:p>0.633391799642922</text:p>
          </table:table-cell>
          <table:table-cell table:number-columns-repeated="16368"/>
        </table:table-row>
        <table:table-row table:style-name="ro2">
          <table:table-cell table:style-name="ce9" table:formula="of:=[.A45]+delta_t" office:value-type="float" office:value="0.27" calcext:value-type="float">
            <text:p>0.27</text:p>
          </table:table-cell>
          <table:table-cell table:style-name="ce9" table:formula="of:=+[.B45]" office:value-type="float" office:value="4.35879288134699" calcext:value-type="float">
            <text:p>4.35879288134699</text:p>
          </table:table-cell>
          <table:table-cell table:style-name="ce9" table:formula="of:=[.C45]-g*delta_t" office:value-type="float" office:value="1.00966599911641" calcext:value-type="float">
            <text:p>1.00966599911641</text:p>
          </table:table-cell>
          <table:table-cell table:style-name="ce9" table:formula="of:=SQRT([.B46]*[.B46]+[.C46]*[.C46])" office:value-type="float" office:value="4.4742039305616" calcext:value-type="float">
            <text:p>4.4742039305616</text:p>
          </table:table-cell>
          <table:table-cell table:style-name="ce9" table:formula="of:=IF([.F45]&gt;0;[.E45]+0.5*([.B45]+[.B46])*delta_t;[.E45])" office:value-type="float" office:value="1.17687407796369" calcext:value-type="float">
            <text:p>1.17687407796369</text:p>
          </table:table-cell>
          <table:table-cell table:formula="of:=IF([.F45]&gt;0;[.F45]+0.5*([.C45]+[.C46])*delta_t;[.F45])" office:value-type="float" office:value="0.646062212261431" calcext:value-type="float">
            <text:p>0.646062212261431</text:p>
          </table:table-cell>
          <table:table-cell/>
          <table:table-cell table:style-name="ce9" table:formula="of:=+[.H45]-b*[.H45]*[.J45]*delta_t" office:value-type="float" office:value="4.23274859233035" calcext:value-type="float">
            <text:p>4.23274859233035</text:p>
          </table:table-cell>
          <table:table-cell table:style-name="ce9" table:formula="of:=[.I45]-g*delta_t-b*[.I45]*[.J45]*delta_t" office:value-type="float" office:value="0.939160691428271" calcext:value-type="float">
            <text:p>0.939160691428271</text:p>
          </table:table-cell>
          <table:table-cell table:style-name="ce9" table:formula="of:=SQRT([.H46]^2+[.I46]^2)" office:value-type="float" office:value="4.33568719468997" calcext:value-type="float">
            <text:p>4.33568719468997</text:p>
          </table:table-cell>
          <table:table-cell table:style-name="ce9" table:formula="of:=IF([.L45]&gt;0; [.K45]+0.5*([.H45]+[.H46])*delta_t ;[.K45])" office:value-type="float" office:value="1.1589775480989" calcext:value-type="float">
            <text:p>1.1589775480989</text:p>
          </table:table-cell>
          <table:table-cell table:style-name="ce9" table:formula="of:=IF([.L45]&gt;0; [.L45]+0.5*([.I45]+[.I46])*delta_t ;[.L45])" office:value-type="float" office:value="0.634303219244926" calcext:value-type="float">
            <text:p>0.634303219244926</text:p>
          </table:table-cell>
          <table:table-cell/>
          <table:table-cell table:formula="of:= IF([.O45] &gt; 0;  (v*COS(theta*PI()/180)/b)*(1 - EXP(-b*[.A46])); [.N45])" office:value-type="float" office:value="1.17338567241275" calcext:value-type="float">
            <text:p>1.17338567241275</text:p>
          </table:table-cell>
          <table:table-cell table:formula="of:= IF([.O45]&gt;0;  height + (   (g/(b^2)) +  ( v*SIN(theta*PI()/180)) / b     )   *   ( 1 - EXP(-b*[.A46])    )     -   (   (g*[.A46]) / b   );[.O45])" office:value-type="float" office:value="0.643841798417313" calcext:value-type="float">
            <text:p>0.643841798417313</text:p>
          </table:table-cell>
          <table:table-cell table:number-columns-repeated="16368"/>
        </table:table-row>
        <table:table-row table:style-name="ro2">
          <table:table-cell table:style-name="ce9" table:formula="of:=[.A46]+delta_t" office:value-type="float" office:value="0.28" calcext:value-type="float">
            <text:p>0.28</text:p>
          </table:table-cell>
          <table:table-cell table:style-name="ce9" table:formula="of:=+[.B46]" office:value-type="float" office:value="4.35879288134699" calcext:value-type="float">
            <text:p>4.35879288134699</text:p>
          </table:table-cell>
          <table:table-cell table:style-name="ce9" table:formula="of:=[.C46]-g*delta_t" office:value-type="float" office:value="0.911599499116411" calcext:value-type="float">
            <text:p>0.911599499116411</text:p>
          </table:table-cell>
          <table:table-cell table:style-name="ce9" table:formula="of:=SQRT([.B47]*[.B47]+[.C47]*[.C47])" office:value-type="float" office:value="4.45309881198143" calcext:value-type="float">
            <text:p>4.45309881198143</text:p>
          </table:table-cell>
          <table:table-cell table:style-name="ce9" table:formula="of:=IF([.F46]&gt;0;[.E46]+0.5*([.B46]+[.B47])*delta_t;[.E46])" office:value-type="float" office:value="1.22046200677716" calcext:value-type="float">
            <text:p>1.22046200677716</text:p>
          </table:table-cell>
          <table:table-cell table:formula="of:=IF([.F46]&gt;0;[.F46]+0.5*([.C46]+[.C47])*delta_t;[.F46])" office:value-type="float" office:value="0.655668539752595" calcext:value-type="float">
            <text:p>0.655668539752595</text:p>
          </table:table-cell>
          <table:table-cell/>
          <table:table-cell table:style-name="ce9" table:formula="of:=+[.H46]-b*[.H46]*[.J46]*delta_t" office:value-type="float" office:value="4.22871118007893" calcext:value-type="float">
            <text:p>4.22871118007893</text:p>
          </table:table-cell>
          <table:table-cell table:style-name="ce9" table:formula="of:=[.I46]-g*delta_t-b*[.I46]*[.J46]*delta_t" office:value-type="float" office:value="0.840198371891883" calcext:value-type="float">
            <text:p>0.840198371891883</text:p>
          </table:table-cell>
          <table:table-cell table:style-name="ce9" table:formula="of:=SQRT([.H47]^2+[.I47]^2)" office:value-type="float" office:value="4.3113723509637" calcext:value-type="float">
            <text:p>4.3113723509637</text:p>
          </table:table-cell>
          <table:table-cell table:style-name="ce9" table:formula="of:=IF([.L46]&gt;0; [.K46]+0.5*([.H46]+[.H47])*delta_t ;[.K46])" office:value-type="float" office:value="1.20128484696094" calcext:value-type="float">
            <text:p>1.20128484696094</text:p>
          </table:table-cell>
          <table:table-cell table:style-name="ce9" table:formula="of:=IF([.L46]&gt;0; [.L46]+0.5*([.I46]+[.I47])*delta_t ;[.L46])" office:value-type="float" office:value="0.643200014561527" calcext:value-type="float">
            <text:p>0.643200014561527</text:p>
          </table:table-cell>
          <table:table-cell/>
          <table:table-cell table:formula="of:= IF([.O46] &gt; 0;  (v*COS(theta*PI()/180)/b)*(1 - EXP(-b*[.A47])); [.N46])" office:value-type="float" office:value="1.21671069045156" calcext:value-type="float">
            <text:p>1.21671069045156</text:p>
          </table:table-cell>
          <table:table-cell table:formula="of:= IF([.O46]&gt;0;  height + (   (g/(b^2)) +  ( v*SIN(theta*PI()/180)) / b     )   *   ( 1 - EXP(-b*[.A47])    )     -   (   (g*[.A47]) / b   );[.O46])" office:value-type="float" office:value="0.653308941309234" calcext:value-type="float">
            <text:p>0.653308941309234</text:p>
          </table:table-cell>
          <table:table-cell table:number-columns-repeated="16368"/>
        </table:table-row>
        <table:table-row table:style-name="ro2">
          <table:table-cell table:style-name="ce9" table:formula="of:=[.A47]+delta_t" office:value-type="float" office:value="0.29" calcext:value-type="float">
            <text:p>0.29</text:p>
          </table:table-cell>
          <table:table-cell table:style-name="ce9" table:formula="of:=+[.B47]" office:value-type="float" office:value="4.35879288134699" calcext:value-type="float">
            <text:p>4.35879288134699</text:p>
          </table:table-cell>
          <table:table-cell table:style-name="ce9" table:formula="of:=[.C47]-g*delta_t" office:value-type="float" office:value="0.813532999116411" calcext:value-type="float">
            <text:p>0.813532999116411</text:p>
          </table:table-cell>
          <table:table-cell table:style-name="ce9" table:formula="of:=SQRT([.B48]*[.B48]+[.C48]*[.C48])" office:value-type="float" office:value="4.43406262056959" calcext:value-type="float">
            <text:p>4.43406262056959</text:p>
          </table:table-cell>
          <table:table-cell table:style-name="ce9" table:formula="of:=IF([.F47]&gt;0;[.E47]+0.5*([.B47]+[.B48])*delta_t;[.E47])" office:value-type="float" office:value="1.26404993559063" calcext:value-type="float">
            <text:p>1.26404993559063</text:p>
          </table:table-cell>
          <table:table-cell table:formula="of:=IF([.F47]&gt;0;[.F47]+0.5*([.C47]+[.C48])*delta_t;[.F47])" office:value-type="float" office:value="0.664294202243759" calcext:value-type="float">
            <text:p>0.664294202243759</text:p>
          </table:table-cell>
          <table:table-cell/>
          <table:table-cell table:style-name="ce9" table:formula="of:=+[.H47]-b*[.H47]*[.J47]*delta_t" office:value-type="float" office:value="4.22470023941729" calcext:value-type="float">
            <text:p>4.22470023941729</text:p>
          </table:table-cell>
          <table:table-cell table:style-name="ce9" table:formula="of:=[.I47]-g*delta_t-b*[.I47]*[.J47]*delta_t" office:value-type="float" office:value="0.741334942125305" calcext:value-type="float">
            <text:p>0.741334942125305</text:p>
          </table:table-cell>
          <table:table-cell table:style-name="ce9" table:formula="of:=SQRT([.H48]^2+[.I48]^2)" office:value-type="float" office:value="4.2892504717431" calcext:value-type="float">
            <text:p>4.2892504717431</text:p>
          </table:table-cell>
          <table:table-cell table:style-name="ce9" table:formula="of:=IF([.L47]&gt;0; [.K47]+0.5*([.H47]+[.H48])*delta_t ;[.K47])" office:value-type="float" office:value="1.24355190405843" calcext:value-type="float">
            <text:p>1.24355190405843</text:p>
          </table:table-cell>
          <table:table-cell table:style-name="ce9" table:formula="of:=IF([.L47]&gt;0; [.L47]+0.5*([.I47]+[.I48])*delta_t ;[.L47])" office:value-type="float" office:value="0.651107681131613" calcext:value-type="float">
            <text:p>0.651107681131613</text:p>
          </table:table-cell>
          <table:table-cell/>
          <table:table-cell table:formula="of:= IF([.O47] &gt; 0;  (v*COS(theta*PI()/180)/b)*(1 - EXP(-b*[.A48])); [.N47])" office:value-type="float" office:value="1.26002617803479" calcext:value-type="float">
            <text:p>1.26002617803479</text:p>
          </table:table-cell>
          <table:table-cell table:formula="of:= IF([.O47]&gt;0;  height + (   (g/(b^2)) +  ( v*SIN(theta*PI()/180)) / b     )   *   ( 1 - EXP(-b*[.A48])    )     -   (   (g*[.A48]) / b   );[.O47])" office:value-type="float" office:value="0.661793444525102" calcext:value-type="float">
            <text:p>0.661793444525102</text:p>
          </table:table-cell>
          <table:table-cell table:number-columns-repeated="16368"/>
        </table:table-row>
        <table:table-row table:style-name="ro2">
          <table:table-cell table:style-name="ce9" table:formula="of:=[.A48]+delta_t" office:value-type="float" office:value="0.3" calcext:value-type="float">
            <text:p>0.3</text:p>
          </table:table-cell>
          <table:table-cell table:style-name="ce9" table:formula="of:=+[.B48]" office:value-type="float" office:value="4.35879288134699" calcext:value-type="float">
            <text:p>4.35879288134699</text:p>
          </table:table-cell>
          <table:table-cell table:style-name="ce9" table:formula="of:=[.C48]-g*delta_t" office:value-type="float" office:value="0.715466499116411" calcext:value-type="float">
            <text:p>0.715466499116411</text:p>
          </table:table-cell>
          <table:table-cell table:style-name="ce9" table:formula="of:=SQRT([.B49]*[.B49]+[.C49]*[.C49])" office:value-type="float" office:value="4.41712210538027" calcext:value-type="float">
            <text:p>4.41712210538027</text:p>
          </table:table-cell>
          <table:table-cell table:style-name="ce9" table:formula="of:=IF([.F48]&gt;0;[.E48]+0.5*([.B48]+[.B49])*delta_t;[.E48])" office:value-type="float" office:value="1.3076378644041" calcext:value-type="float">
            <text:p>1.3076378644041</text:p>
          </table:table-cell>
          <table:table-cell table:formula="of:=IF([.F48]&gt;0;[.F48]+0.5*([.C48]+[.C49])*delta_t;[.F48])" office:value-type="float" office:value="0.671939199734923" calcext:value-type="float">
            <text:p>0.671939199734923</text:p>
          </table:table-cell>
          <table:table-cell/>
          <table:table-cell table:style-name="ce9" table:formula="of:=+[.H48]-b*[.H48]*[.J48]*delta_t" office:value-type="float" office:value="4.22071366396841" calcext:value-type="float">
            <text:p>4.22071366396841</text:p>
          </table:table-cell>
          <table:table-cell table:style-name="ce9" table:formula="of:=[.I48]-g*delta_t-b*[.I48]*[.J48]*delta_t" office:value-type="float" office:value="0.642568892450255" calcext:value-type="float">
            <text:p>0.642568892450255</text:p>
          </table:table-cell>
          <table:table-cell table:style-name="ce9" table:formula="of:=SQRT([.H49]^2+[.I49]^2)" office:value-type="float" office:value="4.26934639198489" calcext:value-type="float">
            <text:p>4.26934639198489</text:p>
          </table:table-cell>
          <table:table-cell table:style-name="ce9" table:formula="of:=IF([.L48]&gt;0; [.K48]+0.5*([.H48]+[.H49])*delta_t ;[.K48])" office:value-type="float" office:value="1.28577897357535" calcext:value-type="float">
            <text:p>1.28577897357535</text:p>
          </table:table-cell>
          <table:table-cell table:style-name="ce9" table:formula="of:=IF([.L48]&gt;0; [.L48]+0.5*([.I48]+[.I49])*delta_t ;[.L48])" office:value-type="float" office:value="0.658027200304491" calcext:value-type="float">
            <text:p>0.658027200304491</text:p>
          </table:table-cell>
          <table:table-cell/>
          <table:table-cell table:formula="of:= IF([.O48] &gt; 0;  (v*COS(theta*PI()/180)/b)*(1 - EXP(-b*[.A49])); [.N48])" office:value-type="float" office:value="1.30333213725892" calcext:value-type="float">
            <text:p>1.30333213725892</text:p>
          </table:table-cell>
          <table:table-cell table:formula="of:= IF([.O48]&gt;0;  height + (   (g/(b^2)) +  ( v*SIN(theta*PI()/180)) / b     )   *   ( 1 - EXP(-b*[.A49])    )     -   (   (g*[.A49]) / b   );[.O48])" office:value-type="float" office:value="0.66929552422144" calcext:value-type="float">
            <text:p>0.66929552422144</text:p>
          </table:table-cell>
          <table:table-cell table:number-columns-repeated="16368"/>
        </table:table-row>
        <table:table-row table:style-name="ro2">
          <table:table-cell table:style-name="ce9" table:formula="of:=[.A49]+delta_t" office:value-type="float" office:value="0.31" calcext:value-type="float">
            <text:p>0.31</text:p>
          </table:table-cell>
          <table:table-cell table:style-name="ce9" table:formula="of:=+[.B49]" office:value-type="float" office:value="4.35879288134699" calcext:value-type="float">
            <text:p>4.35879288134699</text:p>
          </table:table-cell>
          <table:table-cell table:style-name="ce9" table:formula="of:=[.C49]-g*delta_t" office:value-type="float" office:value="0.617399999116411" calcext:value-type="float">
            <text:p>0.617399999116411</text:p>
          </table:table-cell>
          <table:table-cell table:style-name="ce9" table:formula="of:=SQRT([.B50]*[.B50]+[.C50]*[.C50])" office:value-type="float" office:value="4.40230145962201" calcext:value-type="float">
            <text:p>4.40230145962201</text:p>
          </table:table-cell>
          <table:table-cell table:style-name="ce9" table:formula="of:=IF([.F49]&gt;0;[.E49]+0.5*([.B49]+[.B50])*delta_t;[.E49])" office:value-type="float" office:value="1.35122579321757" calcext:value-type="float">
            <text:p>1.35122579321757</text:p>
          </table:table-cell>
          <table:table-cell table:formula="of:=IF([.F49]&gt;0;[.F49]+0.5*([.C49]+[.C50])*delta_t;[.F49])" office:value-type="float" office:value="0.678603532226087" calcext:value-type="float">
            <text:p>0.678603532226087</text:p>
          </table:table-cell>
          <table:table-cell/>
          <table:table-cell table:style-name="ce9" table:formula="of:=+[.H49]-b*[.H49]*[.J49]*delta_t" office:value-type="float" office:value="4.21674933246478" calcext:value-type="float">
            <text:p>4.21674933246478</text:p>
          </table:table-cell>
          <table:table-cell table:style-name="ce9" table:formula="of:=[.I49]-g*delta_t-b*[.I49]*[.J49]*delta_t" office:value-type="float" office:value="0.543898855630086" calcext:value-type="float">
            <text:p>0.543898855630086</text:p>
          </table:table-cell>
          <table:table-cell table:style-name="ce9" table:formula="of:=SQRT([.H50]^2+[.I50]^2)" office:value-type="float" office:value="4.25168212570012" calcext:value-type="float">
            <text:p>4.25168212570012</text:p>
          </table:table-cell>
          <table:table-cell table:style-name="ce9" table:formula="of:=IF([.L49]&gt;0; [.K49]+0.5*([.H49]+[.H50])*delta_t ;[.K49])" office:value-type="float" office:value="1.32796628855752" calcext:value-type="float">
            <text:p>1.32796628855752</text:p>
          </table:table-cell>
          <table:table-cell table:style-name="ce9" table:formula="of:=IF([.L49]&gt;0; [.L49]+0.5*([.I49]+[.I50])*delta_t ;[.L49])" office:value-type="float" office:value="0.663959539044892" calcext:value-type="float">
            <text:p>0.663959539044892</text:p>
          </table:table-cell>
          <table:table-cell/>
          <table:table-cell table:formula="of:= IF([.O49] &gt; 0;  (v*COS(theta*PI()/180)/b)*(1 - EXP(-b*[.A50])); [.N49])" office:value-type="float" office:value="1.34662857021995" calcext:value-type="float">
            <text:p>1.34662857021995</text:p>
          </table:table-cell>
          <table:table-cell table:formula="of:= IF([.O49]&gt;0;  height + (   (g/(b^2)) +  ( v*SIN(theta*PI()/180)) / b     )   *   ( 1 - EXP(-b*[.A50])    )     -   (   (g*[.A50]) / b   );[.O49])" office:value-type="float" office:value="0.675815396507119" calcext:value-type="float">
            <text:p>0.675815396507119</text:p>
          </table:table-cell>
          <table:table-cell table:number-columns-repeated="16368"/>
        </table:table-row>
        <table:table-row table:style-name="ro2">
          <table:table-cell table:style-name="ce9" table:formula="of:=[.A50]+delta_t" office:value-type="float" office:value="0.32" calcext:value-type="float">
            <text:p>0.32</text:p>
          </table:table-cell>
          <table:table-cell table:style-name="ce9" table:formula="of:=+[.B50]" office:value-type="float" office:value="4.35879288134699" calcext:value-type="float">
            <text:p>4.35879288134699</text:p>
          </table:table-cell>
          <table:table-cell table:style-name="ce9" table:formula="of:=[.C50]-g*delta_t" office:value-type="float" office:value="0.519333499116411" calcext:value-type="float">
            <text:p>0.519333499116411</text:p>
          </table:table-cell>
          <table:table-cell table:style-name="ce9" table:formula="of:=SQRT([.B51]*[.B51]+[.C51]*[.C51])" office:value-type="float" office:value="4.38962215524134" calcext:value-type="float">
            <text:p>4.38962215524134</text:p>
          </table:table-cell>
          <table:table-cell table:style-name="ce9" table:formula="of:=IF([.F50]&gt;0;[.E50]+0.5*([.B50]+[.B51])*delta_t;[.E50])" office:value-type="float" office:value="1.39481372203104" calcext:value-type="float">
            <text:p>1.39481372203104</text:p>
          </table:table-cell>
          <table:table-cell table:formula="of:=IF([.F50]&gt;0;[.F50]+0.5*([.C50]+[.C51])*delta_t;[.F50])" office:value-type="float" office:value="0.684287199717251" calcext:value-type="float">
            <text:p>0.684287199717251</text:p>
          </table:table-cell>
          <table:table-cell/>
          <table:table-cell table:style-name="ce9" table:formula="of:=+[.H50]-b*[.H50]*[.J50]*delta_t" office:value-type="float" office:value="4.21280511135639" calcext:value-type="float">
            <text:p>4.21280511135639</text:p>
          </table:table-cell>
          <table:table-cell table:style-name="ce9" table:formula="of:=[.I50]-g*delta_t-b*[.I50]*[.J50]*delta_t" office:value-type="float" office:value="0.445323608920699" calcext:value-type="float">
            <text:p>0.445323608920699</text:p>
          </table:table-cell>
          <table:table-cell table:style-name="ce9" table:formula="of:=SQRT([.H51]^2+[.I51]^2)" office:value-type="float" office:value="4.23627666978122" calcext:value-type="float">
            <text:p>4.23627666978122</text:p>
          </table:table-cell>
          <table:table-cell table:style-name="ce9" table:formula="of:=IF([.L50]&gt;0; [.K50]+0.5*([.H50]+[.H51])*delta_t ;[.K50])" office:value-type="float" office:value="1.37011406077663" calcext:value-type="float">
            <text:p>1.37011406077663</text:p>
          </table:table-cell>
          <table:table-cell table:style-name="ce9" table:formula="of:=IF([.L50]&gt;0; [.L50]+0.5*([.I50]+[.I51])*delta_t ;[.L50])" office:value-type="float" office:value="0.668905651367646" calcext:value-type="float">
            <text:p>0.668905651367646</text:p>
          </table:table-cell>
          <table:table-cell/>
          <table:table-cell table:formula="of:= IF([.O50] &gt; 0;  (v*COS(theta*PI()/180)/b)*(1 - EXP(-b*[.A51])); [.N50])" office:value-type="float" office:value="1.38991547901339" calcext:value-type="float">
            <text:p>1.38991547901339</text:p>
          </table:table-cell>
          <table:table-cell table:formula="of:= IF([.O50]&gt;0;  height + (   (g/(b^2)) +  ( v*SIN(theta*PI()/180)) / b     )   *   ( 1 - EXP(-b*[.A51])    )     -   (   (g*[.A51]) / b   );[.O50])" office:value-type="float" office:value="0.681353277441161" calcext:value-type="float">
            <text:p>0.681353277441161</text:p>
          </table:table-cell>
          <table:table-cell table:number-columns-repeated="16368"/>
        </table:table-row>
        <table:table-row table:style-name="ro2">
          <table:table-cell table:style-name="ce9" table:formula="of:=[.A51]+delta_t" office:value-type="float" office:value="0.33" calcext:value-type="float">
            <text:p>0.33</text:p>
          </table:table-cell>
          <table:table-cell table:style-name="ce9" table:formula="of:=+[.B51]" office:value-type="float" office:value="4.35879288134699" calcext:value-type="float">
            <text:p>4.35879288134699</text:p>
          </table:table-cell>
          <table:table-cell table:style-name="ce9" table:formula="of:=[.C51]-g*delta_t" office:value-type="float" office:value="0.42126699911641" calcext:value-type="float">
            <text:p>0.42126699911641</text:p>
          </table:table-cell>
          <table:table-cell table:style-name="ce9" table:formula="of:=SQRT([.B52]*[.B52]+[.C52]*[.C52])" office:value-type="float" office:value="4.37910279247082" calcext:value-type="float">
            <text:p>4.37910279247082</text:p>
          </table:table-cell>
          <table:table-cell table:style-name="ce9" table:formula="of:=IF([.F51]&gt;0;[.E51]+0.5*([.B51]+[.B52])*delta_t;[.E51])" office:value-type="float" office:value="1.43840165084451" calcext:value-type="float">
            <text:p>1.43840165084451</text:p>
          </table:table-cell>
          <table:table-cell table:formula="of:=IF([.F51]&gt;0;[.F51]+0.5*([.C51]+[.C52])*delta_t;[.F51])" office:value-type="float" office:value="0.688990202208415" calcext:value-type="float">
            <text:p>0.688990202208415</text:p>
          </table:table-cell>
          <table:table-cell/>
          <table:table-cell table:style-name="ce9" table:formula="of:=+[.H51]-b*[.H51]*[.J51]*delta_t" office:value-type="float" office:value="4.20887885759472" calcext:value-type="float">
            <text:p>4.20887885759472</text:p>
          </table:table-cell>
          <table:table-cell table:style-name="ce9" table:formula="of:=[.I51]-g*delta_t-b*[.I51]*[.J51]*delta_t" office:value-type="float" office:value="0.346842075837404" calcext:value-type="float">
            <text:p>0.346842075837404</text:p>
          </table:table-cell>
          <table:table-cell table:style-name="ce9" table:formula="of:=SQRT([.H52]^2+[.I52]^2)" office:value-type="float" office:value="4.22314582550485" calcext:value-type="float">
            <text:p>4.22314582550485</text:p>
          </table:table-cell>
          <table:table-cell table:style-name="ce9" table:formula="of:=IF([.L51]&gt;0; [.K51]+0.5*([.H51]+[.H52])*delta_t ;[.K51])" office:value-type="float" office:value="1.41222248062138" calcext:value-type="float">
            <text:p>1.41222248062138</text:p>
          </table:table-cell>
          <table:table-cell table:style-name="ce9" table:formula="of:=IF([.L51]&gt;0; [.L51]+0.5*([.I51]+[.I52])*delta_t ;[.L51])" office:value-type="float" office:value="0.672866479791437" calcext:value-type="float">
            <text:p>0.672866479791437</text:p>
          </table:table-cell>
          <table:table-cell/>
          <table:table-cell table:formula="of:= IF([.O51] &gt; 0;  (v*COS(theta*PI()/180)/b)*(1 - EXP(-b*[.A52])); [.N51])" office:value-type="float" office:value="1.4331928657344" calcext:value-type="float">
            <text:p>1.4331928657344</text:p>
          </table:table-cell>
          <table:table-cell table:formula="of:= IF([.O51]&gt;0;  height + (   (g/(b^2)) +  ( v*SIN(theta*PI()/180)) / b     )   *   ( 1 - EXP(-b*[.A52])    )     -   (   (g*[.A52]) / b   );[.O51])" office:value-type="float" office:value="0.685909383043992" calcext:value-type="float">
            <text:p>0.685909383043992</text:p>
          </table:table-cell>
          <table:table-cell table:number-columns-repeated="16368"/>
        </table:table-row>
        <table:table-row table:style-name="ro2">
          <table:table-cell table:style-name="ce9" table:formula="of:=[.A52]+delta_t" office:value-type="float" office:value="0.34" calcext:value-type="float">
            <text:p>0.34</text:p>
          </table:table-cell>
          <table:table-cell table:style-name="ce9" table:formula="of:=+[.B52]" office:value-type="float" office:value="4.35879288134699" calcext:value-type="float">
            <text:p>4.35879288134699</text:p>
          </table:table-cell>
          <table:table-cell table:style-name="ce9" table:formula="of:=[.C52]-g*delta_t" office:value-type="float" office:value="0.32320049911641" calcext:value-type="float">
            <text:p>0.32320049911641</text:p>
          </table:table-cell>
          <table:table-cell table:style-name="ce9" table:formula="of:=SQRT([.B53]*[.B53]+[.C53]*[.C53])" office:value-type="float" office:value="4.37075896671393" calcext:value-type="float">
            <text:p>4.37075896671393</text:p>
          </table:table-cell>
          <table:table-cell table:style-name="ce9" table:formula="of:=IF([.F52]&gt;0;[.E52]+0.5*([.B52]+[.B53])*delta_t;[.E52])" office:value-type="float" office:value="1.48198957965798" calcext:value-type="float">
            <text:p>1.48198957965798</text:p>
          </table:table-cell>
          <table:table-cell table:formula="of:=IF([.F52]&gt;0;[.F52]+0.5*([.C52]+[.C53])*delta_t;[.F52])" office:value-type="float" office:value="0.69271253969958" calcext:value-type="float">
            <text:p>0.69271253969958</text:p>
          </table:table-cell>
          <table:table-cell/>
          <table:table-cell table:style-name="ce9" table:formula="of:=+[.H52]-b*[.H52]*[.J52]*delta_t" office:value-type="float" office:value="4.20496842157567" calcext:value-type="float">
            <text:p>4.20496842157567</text:p>
          </table:table-cell>
          <table:table-cell table:style-name="ce9" table:formula="of:=[.I52]-g*delta_t-b*[.I52]*[.J52]*delta_t" office:value-type="float" office:value="0.248453327611174" calcext:value-type="float">
            <text:p>0.248453327611174</text:p>
          </table:table-cell>
          <table:table-cell table:style-name="ce9" table:formula="of:=SQRT([.H53]^2+[.I53]^2)" office:value-type="float" office:value="4.21230204074324" calcext:value-type="float">
            <text:p>4.21230204074324</text:p>
          </table:table-cell>
          <table:table-cell table:style-name="ce9" table:formula="of:=IF([.L52]&gt;0; [.K52]+0.5*([.H52]+[.H53])*delta_t ;[.K52])" office:value-type="float" office:value="1.45429171701723" calcext:value-type="float">
            <text:p>1.45429171701723</text:p>
          </table:table-cell>
          <table:table-cell table:style-name="ce9" table:formula="of:=IF([.L52]&gt;0; [.L52]+0.5*([.I52]+[.I53])*delta_t ;[.L52])" office:value-type="float" office:value="0.67584295680868" calcext:value-type="float">
            <text:p>0.67584295680868</text:p>
          </table:table-cell>
          <table:table-cell/>
          <table:table-cell table:formula="of:= IF([.O52] &gt; 0;  (v*COS(theta*PI()/180)/b)*(1 - EXP(-b*[.A53])); [.N52])" office:value-type="float" office:value="1.47646073247755" calcext:value-type="float">
            <text:p>1.47646073247755</text:p>
          </table:table-cell>
          <table:table-cell table:formula="of:= IF([.O52]&gt;0;  height + (   (g/(b^2)) +  ( v*SIN(theta*PI()/180)) / b     )   *   ( 1 - EXP(-b*[.A53])    )     -   (   (g*[.A53]) / b   );[.O52])" office:value-type="float" office:value="0.689483929277088" calcext:value-type="float">
            <text:p>0.689483929277088</text:p>
          </table:table-cell>
          <table:table-cell table:number-columns-repeated="16368"/>
        </table:table-row>
        <table:table-row table:style-name="ro2">
          <table:table-cell table:style-name="ce9" table:formula="of:=[.A53]+delta_t" office:value-type="float" office:value="0.35" calcext:value-type="float">
            <text:p>0.35</text:p>
          </table:table-cell>
          <table:table-cell table:style-name="ce9" table:formula="of:=+[.B53]" office:value-type="float" office:value="4.35879288134699" calcext:value-type="float">
            <text:p>4.35879288134699</text:p>
          </table:table-cell>
          <table:table-cell table:style-name="ce9" table:formula="of:=[.C53]-g*delta_t" office:value-type="float" office:value="0.22513399911641" calcext:value-type="float">
            <text:p>0.22513399911641</text:p>
          </table:table-cell>
          <table:table-cell table:style-name="ce9" table:formula="of:=SQRT([.B54]*[.B54]+[.C54]*[.C54])" office:value-type="float" office:value="4.36460315493165" calcext:value-type="float">
            <text:p>4.36460315493165</text:p>
          </table:table-cell>
          <table:table-cell table:style-name="ce9" table:formula="of:=IF([.F53]&gt;0;[.E53]+0.5*([.B53]+[.B54])*delta_t;[.E53])" office:value-type="float" office:value="1.52557750847145" calcext:value-type="float">
            <text:p>1.52557750847145</text:p>
          </table:table-cell>
          <table:table-cell table:formula="of:=IF([.F53]&gt;0;[.F53]+0.5*([.C53]+[.C54])*delta_t;[.F53])" office:value-type="float" office:value="0.695454212190744" calcext:value-type="float">
            <text:p>0.695454212190744</text:p>
          </table:table-cell>
          <table:table-cell/>
          <table:table-cell table:style-name="ce9" table:formula="of:=+[.H53]-b*[.H53]*[.J53]*delta_t" office:value-type="float" office:value="4.20107165022171" calcext:value-type="float">
            <text:p>4.20107165022171</text:p>
          </table:table-cell>
          <table:table-cell table:style-name="ce9" table:formula="of:=[.I53]-g*delta_t-b*[.I53]*[.J53]*delta_t" office:value-type="float" office:value="0.150156584310211" calcext:value-type="float">
            <text:p>0.150156584310211</text:p>
          </table:table-cell>
          <table:table-cell table:style-name="ce9" table:formula="of:=SQRT([.H54]^2+[.I54]^2)" office:value-type="float" office:value="4.20375427565745" calcext:value-type="float">
            <text:p>4.20375427565745</text:p>
          </table:table-cell>
          <table:table-cell table:style-name="ce9" table:formula="of:=IF([.L53]&gt;0; [.K53]+0.5*([.H53]+[.H54])*delta_t ;[.K53])" office:value-type="float" office:value="1.49632191737622" calcext:value-type="float">
            <text:p>1.49632191737622</text:p>
          </table:table-cell>
          <table:table-cell table:style-name="ce9" table:formula="of:=IF([.L53]&gt;0; [.L53]+0.5*([.I53]+[.I54])*delta_t ;[.L53])" office:value-type="float" office:value="0.677836006368286" calcext:value-type="float">
            <text:p>0.677836006368286</text:p>
          </table:table-cell>
          <table:table-cell/>
          <table:table-cell table:formula="of:= IF([.O53] &gt; 0;  (v*COS(theta*PI()/180)/b)*(1 - EXP(-b*[.A54])); [.N53])" office:value-type="float" office:value="1.51971908133702" calcext:value-type="float">
            <text:p>1.51971908133702</text:p>
          </table:table-cell>
          <table:table-cell table:formula="of:= IF([.O53]&gt;0;  height + (   (g/(b^2)) +  ( v*SIN(theta*PI()/180)) / b     )   *   ( 1 - EXP(-b*[.A54])    )     -   (   (g*[.A54]) / b   );[.O53])" office:value-type="float" office:value="0.692077132061058" calcext:value-type="float">
            <text:p>0.692077132061058</text:p>
          </table:table-cell>
          <table:table-cell table:number-columns-repeated="16368"/>
        </table:table-row>
        <table:table-row table:style-name="ro2">
          <table:table-cell table:style-name="ce9" table:formula="of:=[.A54]+delta_t" office:value-type="float" office:value="0.36" calcext:value-type="float">
            <text:p>0.36</text:p>
          </table:table-cell>
          <table:table-cell table:style-name="ce9" table:formula="of:=+[.B54]" office:value-type="float" office:value="4.35879288134699" calcext:value-type="float">
            <text:p>4.35879288134699</text:p>
          </table:table-cell>
          <table:table-cell table:style-name="ce9" table:formula="of:=[.C54]-g*delta_t" office:value-type="float" office:value="0.12706749911641" calcext:value-type="float">
            <text:p>0.12706749911641</text:p>
          </table:table-cell>
          <table:table-cell table:style-name="ce9" table:formula="of:=SQRT([.B55]*[.B55]+[.C55]*[.C55])" office:value-type="float" office:value="4.36064462342586" calcext:value-type="float">
            <text:p>4.36064462342586</text:p>
          </table:table-cell>
          <table:table-cell table:style-name="ce9" table:formula="of:=IF([.F54]&gt;0;[.E54]+0.5*([.B54]+[.B55])*delta_t;[.E54])" office:value-type="float" office:value="1.56916543728492" calcext:value-type="float">
            <text:p>1.56916543728492</text:p>
          </table:table-cell>
          <table:table-cell table:formula="of:=IF([.F54]&gt;0;[.F54]+0.5*([.C54]+[.C55])*delta_t;[.F54])" office:value-type="float" office:value="0.697215219681908" calcext:value-type="float">
            <text:p>0.697215219681908</text:p>
          </table:table-cell>
          <table:table-cell/>
          <table:table-cell table:style-name="ce9" table:formula="of:=+[.H54]-b*[.H54]*[.J54]*delta_t" office:value-type="float" office:value="4.19718639018108" calcext:value-type="float">
            <text:p>4.19718639018108</text:p>
          </table:table-cell>
          <table:table-cell table:style-name="ce9" table:formula="of:=[.I54]-g*delta_t-b*[.I54]*[.J54]*delta_t" office:value-type="float" office:value="0.0519512156058819" calcext:value-type="float">
            <text:p>0.0519512156058819</text:p>
          </table:table-cell>
          <table:table-cell table:style-name="ce9" table:formula="of:=SQRT([.H55]^2+[.I55]^2)" office:value-type="float" office:value="4.19750789430159" calcext:value-type="float">
            <text:p>4.19750789430159</text:p>
          </table:table-cell>
          <table:table-cell table:style-name="ce9" table:formula="of:=IF([.L54]&gt;0; [.K54]+0.5*([.H54]+[.H55])*delta_t ;[.K54])" office:value-type="float" office:value="1.53831320757823" calcext:value-type="float">
            <text:p>1.53831320757823</text:p>
          </table:table-cell>
          <table:table-cell table:style-name="ce9" table:formula="of:=IF([.L54]&gt;0; [.L54]+0.5*([.I54]+[.I55])*delta_t ;[.L54])" office:value-type="float" office:value="0.678846545367867" calcext:value-type="float">
            <text:p>0.678846545367867</text:p>
          </table:table-cell>
          <table:table-cell/>
          <table:table-cell table:formula="of:= IF([.O54] &gt; 0;  (v*COS(theta*PI()/180)/b)*(1 - EXP(-b*[.A55])); [.N54])" office:value-type="float" office:value="1.56296791440653" calcext:value-type="float">
            <text:p>1.56296791440653</text:p>
          </table:table-cell>
          <table:table-cell table:formula="of:= IF([.O54]&gt;0;  height + (   (g/(b^2)) +  ( v*SIN(theta*PI()/180)) / b     )   *   ( 1 - EXP(-b*[.A55])    )     -   (   (g*[.A55]) / b   );[.O54])" office:value-type="float" office:value="0.693689207271262" calcext:value-type="float">
            <text:p>0.693689207271262</text:p>
          </table:table-cell>
          <table:table-cell table:number-columns-repeated="16368"/>
        </table:table-row>
        <table:table-row table:style-name="ro2">
          <table:table-cell table:style-name="ce9" table:formula="of:=[.A55]+delta_t" office:value-type="float" office:value="0.37" calcext:value-type="float">
            <text:p>0.37</text:p>
          </table:table-cell>
          <table:table-cell table:style-name="ce9" table:formula="of:=+[.B55]" office:value-type="float" office:value="4.35879288134699" calcext:value-type="float">
            <text:p>4.35879288134699</text:p>
          </table:table-cell>
          <table:table-cell table:style-name="ce9" table:formula="of:=[.C55]-g*delta_t" office:value-type="float" office:value="0.0290009991164105" calcext:value-type="float">
            <text:p>0.0290009991164105</text:p>
          </table:table-cell>
          <table:table-cell table:style-name="ce9" table:formula="of:=SQRT([.B56]*[.B56]+[.C56]*[.C56])" office:value-type="float" office:value="4.3588893585902" calcext:value-type="float">
            <text:p>4.3588893585902</text:p>
          </table:table-cell>
          <table:table-cell table:style-name="ce9" table:formula="of:=IF([.F55]&gt;0;[.E55]+0.5*([.B55]+[.B56])*delta_t;[.E55])" office:value-type="float" office:value="1.61275336609839" calcext:value-type="float">
            <text:p>1.61275336609839</text:p>
          </table:table-cell>
          <table:table-cell table:formula="of:=IF([.F55]&gt;0;[.F55]+0.5*([.C55]+[.C56])*delta_t;[.F55])" office:value-type="float" office:value="0.697995562173072" calcext:value-type="float">
            <text:p>0.697995562173072</text:p>
          </table:table-cell>
          <table:table-cell/>
          <table:table-cell table:style-name="ce9" table:formula="of:=+[.H55]-b*[.H55]*[.J55]*delta_t" office:value-type="float" office:value="4.19331049111962" calcext:value-type="float">
            <text:p>4.19331049111962</text:p>
          </table:table-cell>
          <table:table-cell table:style-name="ce9" table:formula="of:=[.I55]-g*delta_t-b*[.I55]*[.J55]*delta_t" office:value-type="float" office:value="-0.0461632588343954" calcext:value-type="float">
            <text:p>-0.0461632588343954</text:p>
          </table:table-cell>
          <table:table-cell table:style-name="ce9" table:formula="of:=SQRT([.H56]^2+[.I56]^2)" office:value-type="float" office:value="4.19356458414558" calcext:value-type="float">
            <text:p>4.19356458414558</text:p>
          </table:table-cell>
          <table:table-cell table:style-name="ce9" table:formula="of:=IF([.L55]&gt;0; [.K55]+0.5*([.H55]+[.H56])*delta_t ;[.K55])" office:value-type="float" office:value="1.58026569198474" calcext:value-type="float">
            <text:p>1.58026569198474</text:p>
          </table:table-cell>
          <table:table-cell table:style-name="ce9" table:formula="of:=IF([.L55]&gt;0; [.L55]+0.5*([.I55]+[.I56])*delta_t ;[.L55])" office:value-type="float" office:value="0.678875485151724" calcext:value-type="float">
            <text:p>0.678875485151724</text:p>
          </table:table-cell>
          <table:table-cell/>
          <table:table-cell table:formula="of:= IF([.O55] &gt; 0;  (v*COS(theta*PI()/180)/b)*(1 - EXP(-b*[.A56])); [.N55])" office:value-type="float" office:value="1.60620723377929" calcext:value-type="float">
            <text:p>1.60620723377929</text:p>
          </table:table-cell>
          <table:table-cell table:formula="of:= IF([.O55]&gt;0;  height + (   (g/(b^2)) +  ( v*SIN(theta*PI()/180)) / b     )   *   ( 1 - EXP(-b*[.A56])    )     -   (   (g*[.A56]) / b   );[.O55])" office:value-type="float" office:value="0.694320370726189" calcext:value-type="float">
            <text:p>0.694320370726189</text:p>
          </table:table-cell>
          <table:table-cell table:number-columns-repeated="16368"/>
        </table:table-row>
        <table:table-row table:style-name="ro2">
          <table:table-cell table:style-name="ce9" table:formula="of:=[.A56]+delta_t" office:value-type="float" office:value="0.38" calcext:value-type="float">
            <text:p>0.38</text:p>
          </table:table-cell>
          <table:table-cell table:style-name="ce9" table:formula="of:=+[.B56]" office:value-type="float" office:value="4.35879288134699" calcext:value-type="float">
            <text:p>4.35879288134699</text:p>
          </table:table-cell>
          <table:table-cell table:style-name="ce9" table:formula="of:=[.C56]-g*delta_t" office:value-type="float" office:value="-0.0690655008835895" calcext:value-type="float">
            <text:p>-0.0690655008835895</text:p>
          </table:table-cell>
          <table:table-cell table:style-name="ce9" table:formula="of:=SQRT([.B57]*[.B57]+[.C57]*[.C57])" office:value-type="float" office:value="4.35934002182595" calcext:value-type="float">
            <text:p>4.35934002182595</text:p>
          </table:table-cell>
          <table:table-cell table:style-name="ce9" table:formula="of:=IF([.F56]&gt;0;[.E56]+0.5*([.B56]+[.B57])*delta_t;[.E56])" office:value-type="float" office:value="1.65634129491186" calcext:value-type="float">
            <text:p>1.65634129491186</text:p>
          </table:table-cell>
          <table:table-cell table:formula="of:=IF([.F56]&gt;0;[.F56]+0.5*([.C56]+[.C57])*delta_t;[.F56])" office:value-type="float" office:value="0.697795239664236" calcext:value-type="float">
            <text:p>0.697795239664236</text:p>
          </table:table-cell>
          <table:table-cell/>
          <table:table-cell table:style-name="ce9" table:formula="of:=+[.H56]-b*[.H56]*[.J56]*delta_t" office:value-type="float" office:value="4.18944180907912" calcext:value-type="float">
            <text:p>4.18944180907912</text:p>
          </table:table-cell>
          <table:table-cell table:style-name="ce9" table:formula="of:=[.I56]-g*delta_t-b*[.I56]*[.J56]*delta_t" office:value-type="float" office:value="-0.144187169340781" calcext:value-type="float">
            <text:p>-0.144187169340781</text:p>
          </table:table-cell>
          <table:table-cell table:style-name="ce9" table:formula="of:=SQRT([.H57]^2+[.I57]^2)" office:value-type="float" office:value="4.19192230503652" calcext:value-type="float">
            <text:p>4.19192230503652</text:p>
          </table:table-cell>
          <table:table-cell table:style-name="ce9" table:formula="of:=IF([.L56]&gt;0; [.K56]+0.5*([.H56]+[.H57])*delta_t ;[.K56])" office:value-type="float" office:value="1.62217945348573" calcext:value-type="float">
            <text:p>1.62217945348573</text:p>
          </table:table-cell>
          <table:table-cell table:style-name="ce9" table:formula="of:=IF([.L56]&gt;0; [.L56]+0.5*([.I56]+[.I57])*delta_t ;[.L56])" office:value-type="float" office:value="0.677923733010848" calcext:value-type="float">
            <text:p>0.677923733010848</text:p>
          </table:table-cell>
          <table:table-cell/>
          <table:table-cell table:formula="of:= IF([.O56] &gt; 0;  (v*COS(theta*PI()/180)/b)*(1 - EXP(-b*[.A57])); [.N56])" office:value-type="float" office:value="1.64943704154813" calcext:value-type="float">
            <text:p>1.64943704154813</text:p>
          </table:table-cell>
          <table:table-cell table:formula="of:= IF([.O56]&gt;0;  height + (   (g/(b^2)) +  ( v*SIN(theta*PI()/180)) / b     )   *   ( 1 - EXP(-b*[.A57])    )     -   (   (g*[.A57]) / b   );[.O56])" office:value-type="float" office:value="0.693970838208259" calcext:value-type="float">
            <text:p>0.693970838208259</text:p>
          </table:table-cell>
          <table:table-cell table:number-columns-repeated="16368"/>
        </table:table-row>
        <table:table-row table:style-name="ro2">
          <table:table-cell table:style-name="ce9" table:formula="of:=[.A57]+delta_t" office:value-type="float" office:value="0.39" calcext:value-type="float">
            <text:p>0.39</text:p>
          </table:table-cell>
          <table:table-cell table:style-name="ce9" table:formula="of:=+[.B57]" office:value-type="float" office:value="4.35879288134699" calcext:value-type="float">
            <text:p>4.35879288134699</text:p>
          </table:table-cell>
          <table:table-cell table:style-name="ce9" table:formula="of:=[.C57]-g*delta_t" office:value-type="float" office:value="-0.16713200088359" calcext:value-type="float">
            <text:p>-0.16713200088359</text:p>
          </table:table-cell>
          <table:table-cell table:style-name="ce9" table:formula="of:=SQRT([.B58]*[.B58]+[.C58]*[.C58])" office:value-type="float" office:value="4.36199592941127" calcext:value-type="float">
            <text:p>4.36199592941127</text:p>
          </table:table-cell>
          <table:table-cell table:style-name="ce9" table:formula="of:=IF([.F57]&gt;0;[.E57]+0.5*([.B57]+[.B58])*delta_t;[.E57])" office:value-type="float" office:value="1.69992922372533" calcext:value-type="float">
            <text:p>1.69992922372533</text:p>
          </table:table-cell>
          <table:table-cell table:formula="of:=IF([.F57]&gt;0;[.F57]+0.5*([.C57]+[.C58])*delta_t;[.F57])" office:value-type="float" office:value="0.6966142521554" calcext:value-type="float">
            <text:p>0.6966142521554</text:p>
          </table:table-cell>
          <table:table-cell/>
          <table:table-cell table:style-name="ce9" table:formula="of:=+[.H57]-b*[.H57]*[.J57]*delta_t" office:value-type="float" office:value="4.18557820987479" calcext:value-type="float">
            <text:p>4.18557820987479</text:p>
          </table:table-cell>
          <table:table-cell table:style-name="ce9" table:formula="of:=[.I57]-g*delta_t-b*[.I57]*[.J57]*delta_t" office:value-type="float" office:value="-0.242120696630304" calcext:value-type="float">
            <text:p>-0.242120696630304</text:p>
          </table:table-cell>
          <table:table-cell table:style-name="ce9" table:formula="of:=SQRT([.H58]^2+[.I58]^2)" office:value-type="float" office:value="4.19257526858081" calcext:value-type="float">
            <text:p>4.19257526858081</text:p>
          </table:table-cell>
          <table:table-cell table:style-name="ce9" table:formula="of:=IF([.L57]&gt;0; [.K57]+0.5*([.H57]+[.H58])*delta_t ;[.K57])" office:value-type="float" office:value="1.6640545535805" calcext:value-type="float">
            <text:p>1.6640545535805</text:p>
          </table:table-cell>
          <table:table-cell table:style-name="ce9" table:formula="of:=IF([.L57]&gt;0; [.L57]+0.5*([.I57]+[.I58])*delta_t ;[.L57])" office:value-type="float" office:value="0.675992193680993" calcext:value-type="float">
            <text:p>0.675992193680993</text:p>
          </table:table-cell>
          <table:table-cell/>
          <table:table-cell table:formula="of:= IF([.O57] &gt; 0;  (v*COS(theta*PI()/180)/b)*(1 - EXP(-b*[.A58])); [.N57])" office:value-type="float" office:value="1.69265733980533" calcext:value-type="float">
            <text:p>1.69265733980533</text:p>
          </table:table-cell>
          <table:table-cell table:formula="of:= IF([.O57]&gt;0;  height + (   (g/(b^2)) +  ( v*SIN(theta*PI()/180)) / b     )   *   ( 1 - EXP(-b*[.A58])    )     -   (   (g*[.A58]) / b   );[.O57])" office:value-type="float" office:value="0.692640825442993" calcext:value-type="float">
            <text:p>0.692640825442993</text:p>
          </table:table-cell>
          <table:table-cell table:number-columns-repeated="16368"/>
        </table:table-row>
        <table:table-row table:style-name="ro2">
          <table:table-cell table:style-name="ce9" table:formula="of:=[.A58]+delta_t" office:value-type="float" office:value="0.4" calcext:value-type="float">
            <text:p>0.4</text:p>
          </table:table-cell>
          <table:table-cell table:style-name="ce9" table:formula="of:=+[.B58]" office:value-type="float" office:value="4.35879288134699" calcext:value-type="float">
            <text:p>4.35879288134699</text:p>
          </table:table-cell>
          <table:table-cell table:style-name="ce9" table:formula="of:=[.C58]-g*delta_t" office:value-type="float" office:value="-0.26519850088359" calcext:value-type="float">
            <text:p>-0.26519850088359</text:p>
          </table:table-cell>
          <table:table-cell table:style-name="ce9" table:formula="of:=SQRT([.B59]*[.B59]+[.C59]*[.C59])" office:value-type="float" office:value="4.36685305767804" calcext:value-type="float">
            <text:p>4.36685305767804</text:p>
          </table:table-cell>
          <table:table-cell table:style-name="ce9" table:formula="of:=IF([.F58]&gt;0;[.E58]+0.5*([.B58]+[.B59])*delta_t;[.E58])" office:value-type="float" office:value="1.7435171525388" calcext:value-type="float">
            <text:p>1.7435171525388</text:p>
          </table:table-cell>
          <table:table-cell table:formula="of:=IF([.F58]&gt;0;[.F58]+0.5*([.C58]+[.C59])*delta_t;[.F58])" office:value-type="float" office:value="0.694452599646564" calcext:value-type="float">
            <text:p>0.694452599646564</text:p>
          </table:table-cell>
          <table:table-cell/>
          <table:table-cell table:style-name="ce9" table:formula="of:=+[.H58]-b*[.H58]*[.J58]*delta_t" office:value-type="float" office:value="4.18171757250356" calcext:value-type="float">
            <text:p>4.18171757250356</text:p>
          </table:table-cell>
          <table:table-cell table:style-name="ce9" table:formula="of:=[.I58]-g*delta_t-b*[.I58]*[.J58]*delta_t" office:value-type="float" office:value="-0.339963872596469" calcext:value-type="float">
            <text:p>-0.339963872596469</text:p>
          </table:table-cell>
          <table:table-cell table:style-name="ce9" table:formula="of:=SQRT([.H59]^2+[.I59]^2)" office:value-type="float" office:value="4.19551394835673" calcext:value-type="float">
            <text:p>4.19551394835673</text:p>
          </table:table-cell>
          <table:table-cell table:style-name="ce9" table:formula="of:=IF([.L58]&gt;0; [.K58]+0.5*([.H58]+[.H59])*delta_t ;[.K58])" office:value-type="float" office:value="1.70589103249239" calcext:value-type="float">
            <text:p>1.70589103249239</text:p>
          </table:table-cell>
          <table:table-cell table:style-name="ce9" table:formula="of:=IF([.L58]&gt;0; [.L58]+0.5*([.I58]+[.I59])*delta_t ;[.L58])" office:value-type="float" office:value="0.673081770834859" calcext:value-type="float">
            <text:p>0.673081770834859</text:p>
          </table:table-cell>
          <table:table-cell/>
          <table:table-cell table:formula="of:= IF([.O58] &gt; 0;  (v*COS(theta*PI()/180)/b)*(1 - EXP(-b*[.A59])); [.N58])" office:value-type="float" office:value="1.73586813064276" calcext:value-type="float">
            <text:p>1.73586813064276</text:p>
          </table:table-cell>
          <table:table-cell table:formula="of:= IF([.O58]&gt;0;  height + (   (g/(b^2)) +  ( v*SIN(theta*PI()/180)) / b     )   *   ( 1 - EXP(-b*[.A59])    )     -   (   (g*[.A59]) / b   );[.O58])" office:value-type="float" office:value="0.690330548112911" calcext:value-type="float">
            <text:p>0.690330548112911</text:p>
          </table:table-cell>
          <table:table-cell table:number-columns-repeated="16368"/>
        </table:table-row>
        <table:table-row table:style-name="ro2">
          <table:table-cell table:style-name="ce9" table:formula="of:=[.A59]+delta_t" office:value-type="float" office:value="0.41" calcext:value-type="float">
            <text:p>0.41</text:p>
          </table:table-cell>
          <table:table-cell table:style-name="ce9" table:formula="of:=+[.B59]" office:value-type="float" office:value="4.35879288134699" calcext:value-type="float">
            <text:p>4.35879288134699</text:p>
          </table:table-cell>
          <table:table-cell table:style-name="ce9" table:formula="of:=[.C59]-g*delta_t" office:value-type="float" office:value="-0.36326500088359" calcext:value-type="float">
            <text:p>-0.36326500088359</text:p>
          </table:table-cell>
          <table:table-cell table:style-name="ce9" table:formula="of:=SQRT([.B60]*[.B60]+[.C60]*[.C60])" office:value-type="float" office:value="4.37390407340492" calcext:value-type="float">
            <text:p>4.37390407340492</text:p>
          </table:table-cell>
          <table:table-cell table:style-name="ce9" table:formula="of:=IF([.F59]&gt;0;[.E59]+0.5*([.B59]+[.B60])*delta_t;[.E59])" office:value-type="float" office:value="1.78710508135227" calcext:value-type="float">
            <text:p>1.78710508135227</text:p>
          </table:table-cell>
          <table:table-cell table:formula="of:=IF([.F59]&gt;0;[.F59]+0.5*([.C59]+[.C60])*delta_t;[.F59])" office:value-type="float" office:value="0.691310282137728" calcext:value-type="float">
            <text:p>0.691310282137728</text:p>
          </table:table-cell>
          <table:table-cell/>
          <table:table-cell table:style-name="ce9" table:formula="of:=+[.H59]-b*[.H59]*[.J59]*delta_t" office:value-type="float" office:value="4.17785779253478" calcext:value-type="float">
            <text:p>4.17785779253478</text:p>
          </table:table-cell>
          <table:table-cell table:style-name="ce9" table:formula="of:=[.I59]-g*delta_t-b*[.I59]*[.J59]*delta_t" office:value-type="float" office:value="-0.437716581499198" calcext:value-type="float">
            <text:p>-0.437716581499198</text:p>
          </table:table-cell>
          <table:table-cell table:style-name="ce9" table:formula="of:=SQRT([.H60]^2+[.I60]^2)" office:value-type="float" office:value="4.20072512078129" calcext:value-type="float">
            <text:p>4.20072512078129</text:p>
          </table:table-cell>
          <table:table-cell table:style-name="ce9" table:formula="of:=IF([.L59]&gt;0; [.K59]+0.5*([.H59]+[.H60])*delta_t ;[.K59])" office:value-type="float" office:value="1.74768890931758" calcext:value-type="float">
            <text:p>1.74768890931758</text:p>
          </table:table-cell>
          <table:table-cell table:style-name="ce9" table:formula="of:=IF([.L59]&gt;0; [.L59]+0.5*([.I59]+[.I60])*delta_t ;[.L59])" office:value-type="float" office:value="0.669193368564381" calcext:value-type="float">
            <text:p>0.669193368564381</text:p>
          </table:table-cell>
          <table:table-cell/>
          <table:table-cell table:formula="of:= IF([.O59] &gt; 0;  (v*COS(theta*PI()/180)/b)*(1 - EXP(-b*[.A60])); [.N59])" office:value-type="float" office:value="1.77906941615183" calcext:value-type="float">
            <text:p>1.77906941615183</text:p>
          </table:table-cell>
          <table:table-cell table:formula="of:= IF([.O59]&gt;0;  height + (   (g/(b^2)) +  ( v*SIN(theta*PI()/180)) / b     )   *   ( 1 - EXP(-b*[.A60])    )     -   (   (g*[.A60]) / b   );[.O59])" office:value-type="float" office:value="0.687040221852897" calcext:value-type="float">
            <text:p>0.687040221852897</text:p>
          </table:table-cell>
          <table:table-cell table:number-columns-repeated="16368"/>
        </table:table-row>
        <table:table-row table:style-name="ro2">
          <table:table-cell table:style-name="ce9" table:formula="of:=[.A60]+delta_t" office:value-type="float" office:value="0.42" calcext:value-type="float">
            <text:p>0.42</text:p>
          </table:table-cell>
          <table:table-cell table:style-name="ce9" table:formula="of:=+[.B60]" office:value-type="float" office:value="4.35879288134699" calcext:value-type="float">
            <text:p>4.35879288134699</text:p>
          </table:table-cell>
          <table:table-cell table:style-name="ce9" table:formula="of:=[.C60]-g*delta_t" office:value-type="float" office:value="-0.46133150088359" calcext:value-type="float">
            <text:p>-0.46133150088359</text:p>
          </table:table-cell>
          <table:table-cell table:style-name="ce9" table:formula="of:=SQRT([.B61]*[.B61]+[.C61]*[.C61])" office:value-type="float" office:value="4.38313838889313" calcext:value-type="float">
            <text:p>4.38313838889313</text:p>
          </table:table-cell>
          <table:table-cell table:style-name="ce9" table:formula="of:=IF([.F60]&gt;0;[.E60]+0.5*([.B60]+[.B61])*delta_t;[.E60])" office:value-type="float" office:value="1.83069301016574" calcext:value-type="float">
            <text:p>1.83069301016574</text:p>
          </table:table-cell>
          <table:table-cell table:formula="of:=IF([.F60]&gt;0;[.F60]+0.5*([.C60]+[.C61])*delta_t;[.F60])" office:value-type="float" office:value="0.687187299628892" calcext:value-type="float">
            <text:p>0.687187299628892</text:p>
          </table:table-cell>
          <table:table-cell/>
          <table:table-cell table:style-name="ce9" table:formula="of:=+[.H60]-b*[.H60]*[.J60]*delta_t" office:value-type="float" office:value="4.17399678545515" calcext:value-type="float">
            <text:p>4.17399678545515</text:p>
          </table:table-cell>
          <table:table-cell table:style-name="ce9" table:formula="of:=[.I60]-g*delta_t-b*[.I60]*[.J60]*delta_t" office:value-type="float" office:value="-0.535378561550467" calcext:value-type="float">
            <text:p>-0.535378561550467</text:p>
          </table:table-cell>
          <table:table-cell table:style-name="ce9" table:formula="of:=SQRT([.H61]^2+[.I61]^2)" office:value-type="float" office:value="4.20819193587433" calcext:value-type="float">
            <text:p>4.20819193587433</text:p>
          </table:table-cell>
          <table:table-cell table:style-name="ce9" table:formula="of:=IF([.L60]&gt;0; [.K60]+0.5*([.H60]+[.H61])*delta_t ;[.K60])" office:value-type="float" office:value="1.78944818220753" calcext:value-type="float">
            <text:p>1.78944818220753</text:p>
          </table:table-cell>
          <table:table-cell table:style-name="ce9" table:formula="of:=IF([.L60]&gt;0; [.L60]+0.5*([.I60]+[.I61])*delta_t ;[.L60])" office:value-type="float" office:value="0.664327892849132" calcext:value-type="float">
            <text:p>0.664327892849132</text:p>
          </table:table-cell>
          <table:table-cell/>
          <table:table-cell table:formula="of:= IF([.O60] &gt; 0;  (v*COS(theta*PI()/180)/b)*(1 - EXP(-b*[.A61])); [.N60])" office:value-type="float" office:value="1.8222611984235" calcext:value-type="float">
            <text:p>1.8222611984235</text:p>
          </table:table-cell>
          <table:table-cell table:formula="of:= IF([.O60]&gt;0;  height + (   (g/(b^2)) +  ( v*SIN(theta*PI()/180)) / b     )   *   ( 1 - EXP(-b*[.A61])    )     -   (   (g*[.A61]) / b   );[.O60])" office:value-type="float" office:value="0.68277006225253" calcext:value-type="float">
            <text:p>0.68277006225253</text:p>
          </table:table-cell>
          <table:table-cell table:number-columns-repeated="16368"/>
        </table:table-row>
        <table:table-row table:style-name="ro2">
          <table:table-cell table:style-name="ce9" table:formula="of:=[.A61]+delta_t" office:value-type="float" office:value="0.43" calcext:value-type="float">
            <text:p>0.43</text:p>
          </table:table-cell>
          <table:table-cell table:style-name="ce9" table:formula="of:=+[.B61]" office:value-type="float" office:value="4.35879288134699" calcext:value-type="float">
            <text:p>4.35879288134699</text:p>
          </table:table-cell>
          <table:table-cell table:style-name="ce9" table:formula="of:=[.C61]-g*delta_t" office:value-type="float" office:value="-0.55939800088359" calcext:value-type="float">
            <text:p>-0.55939800088359</text:p>
          </table:table-cell>
          <table:table-cell table:style-name="ce9" table:formula="of:=SQRT([.B62]*[.B62]+[.C62]*[.C62])" office:value-type="float" office:value="4.39454224076567" calcext:value-type="float">
            <text:p>4.39454224076567</text:p>
          </table:table-cell>
          <table:table-cell table:style-name="ce9" table:formula="of:=IF([.F61]&gt;0;[.E61]+0.5*([.B61]+[.B62])*delta_t;[.E61])" office:value-type="float" office:value="1.87428093897921" calcext:value-type="float">
            <text:p>1.87428093897921</text:p>
          </table:table-cell>
          <table:table-cell table:formula="of:=IF([.F61]&gt;0;[.F61]+0.5*([.C61]+[.C62])*delta_t;[.F61])" office:value-type="float" office:value="0.682083652120057" calcext:value-type="float">
            <text:p>0.682083652120057</text:p>
          </table:table-cell>
          <table:table-cell/>
          <table:table-cell table:style-name="ce9" table:formula="of:=+[.H61]-b*[.H61]*[.J61]*delta_t" office:value-type="float" office:value="4.17013248994031" calcext:value-type="float">
            <text:p>4.17013248994031</text:p>
          </table:table-cell>
          <table:table-cell table:style-name="ce9" table:formula="of:=[.I61]-g*delta_t-b*[.I61]*[.J61]*delta_t" office:value-type="float" office:value="-0.632949406886489" calcext:value-type="float">
            <text:p>-0.632949406886489</text:p>
          </table:table-cell>
          <table:table-cell table:style-name="ce9" table:formula="of:=SQRT([.H62]^2+[.I62]^2)" office:value-type="float" office:value="4.21789401660754" calcext:value-type="float">
            <text:p>4.21789401660754</text:p>
          </table:table-cell>
          <table:table-cell table:style-name="ce9" table:formula="of:=IF([.L61]&gt;0; [.K61]+0.5*([.H61]+[.H62])*delta_t ;[.K61])" office:value-type="float" office:value="1.83116882858451" calcext:value-type="float">
            <text:p>1.83116882858451</text:p>
          </table:table-cell>
          <table:table-cell table:style-name="ce9" table:formula="of:=IF([.L61]&gt;0; [.L61]+0.5*([.I61]+[.I62])*delta_t ;[.L61])" office:value-type="float" office:value="0.658486253006948" calcext:value-type="float">
            <text:p>0.658486253006948</text:p>
          </table:table-cell>
          <table:table-cell/>
          <table:table-cell table:formula="of:= IF([.O61] &gt; 0;  (v*COS(theta*PI()/180)/b)*(1 - EXP(-b*[.A62])); [.N61])" office:value-type="float" office:value="1.86544347954822" calcext:value-type="float">
            <text:p>1.86544347954822</text:p>
          </table:table-cell>
          <table:table-cell table:formula="of:= IF([.O61]&gt;0;  height + (   (g/(b^2)) +  ( v*SIN(theta*PI()/180)) / b     )   *   ( 1 - EXP(-b*[.A62])    )     -   (   (g*[.A62]) / b   );[.O61])" office:value-type="float" office:value="0.677520284846878" calcext:value-type="float">
            <text:p>0.677520284846878</text:p>
          </table:table-cell>
          <table:table-cell table:number-columns-repeated="16368"/>
        </table:table-row>
        <table:table-row table:style-name="ro2">
          <table:table-cell table:style-name="ce9" table:formula="of:=[.A62]+delta_t" office:value-type="float" office:value="0.44" calcext:value-type="float">
            <text:p>0.44</text:p>
          </table:table-cell>
          <table:table-cell table:style-name="ce9" table:formula="of:=+[.B62]" office:value-type="float" office:value="4.35879288134699" calcext:value-type="float">
            <text:p>4.35879288134699</text:p>
          </table:table-cell>
          <table:table-cell table:style-name="ce9" table:formula="of:=[.C62]-g*delta_t" office:value-type="float" office:value="-0.65746450088359" calcext:value-type="float">
            <text:p>-0.65746450088359</text:p>
          </table:table-cell>
          <table:table-cell table:style-name="ce9" table:formula="of:=SQRT([.B63]*[.B63]+[.C63]*[.C63])" office:value-type="float" office:value="4.40809879113471" calcext:value-type="float">
            <text:p>4.40809879113471</text:p>
          </table:table-cell>
          <table:table-cell table:style-name="ce9" table:formula="of:=IF([.F62]&gt;0;[.E62]+0.5*([.B62]+[.B63])*delta_t;[.E62])" office:value-type="float" office:value="1.91786886779268" calcext:value-type="float">
            <text:p>1.91786886779268</text:p>
          </table:table-cell>
          <table:table-cell table:formula="of:=IF([.F62]&gt;0;[.F62]+0.5*([.C62]+[.C63])*delta_t;[.F62])" office:value-type="float" office:value="0.675999339611221" calcext:value-type="float">
            <text:p>0.675999339611221</text:p>
          </table:table-cell>
          <table:table-cell/>
          <table:table-cell table:style-name="ce9" table:formula="of:=+[.H62]-b*[.H62]*[.J62]*delta_t" office:value-type="float" office:value="4.1662628710272" calcext:value-type="float">
            <text:p>4.1662628710272</text:p>
          </table:table-cell>
          <table:table-cell table:style-name="ce9" table:formula="of:=[.I62]-g*delta_t-b*[.I62]*[.J62]*delta_t" office:value-type="float" office:value="-0.730428569912942" calcext:value-type="float">
            <text:p>-0.730428569912942</text:p>
          </table:table-cell>
          <table:table-cell table:style-name="ce9" table:formula="of:=SQRT([.H63]^2+[.I63]^2)" office:value-type="float" office:value="4.22980758501434" calcext:value-type="float">
            <text:p>4.22980758501434</text:p>
          </table:table-cell>
          <table:table-cell table:style-name="ce9" table:formula="of:=IF([.L62]&gt;0; [.K62]+0.5*([.H62]+[.H63])*delta_t ;[.K62])" office:value-type="float" office:value="1.87285080538935" calcext:value-type="float">
            <text:p>1.87285080538935</text:p>
          </table:table-cell>
          <table:table-cell table:style-name="ce9" table:formula="of:=IF([.L62]&gt;0; [.L62]+0.5*([.I62]+[.I63])*delta_t ;[.L62])" office:value-type="float" office:value="0.65166936312295" calcext:value-type="float">
            <text:p>0.65166936312295</text:p>
          </table:table-cell>
          <table:table-cell/>
          <table:table-cell table:formula="of:= IF([.O62] &gt; 0;  (v*COS(theta*PI()/180)/b)*(1 - EXP(-b*[.A63])); [.N62])" office:value-type="float" office:value="1.90861626161604" calcext:value-type="float">
            <text:p>1.90861626161604</text:p>
          </table:table-cell>
          <table:table-cell table:formula="of:= IF([.O62]&gt;0;  height + (   (g/(b^2)) +  ( v*SIN(theta*PI()/180)) / b     )   *   ( 1 - EXP(-b*[.A63])    )     -   (   (g*[.A63]) / b   );[.O62])" office:value-type="float" office:value="0.671291105132468" calcext:value-type="float">
            <text:p>0.671291105132468</text:p>
          </table:table-cell>
          <table:table-cell table:number-columns-repeated="16368"/>
        </table:table-row>
        <table:table-row table:style-name="ro2">
          <table:table-cell table:style-name="ce9" table:formula="of:=[.A63]+delta_t" office:value-type="float" office:value="0.45" calcext:value-type="float">
            <text:p>0.45</text:p>
          </table:table-cell>
          <table:table-cell table:style-name="ce9" table:formula="of:=+[.B63]" office:value-type="float" office:value="4.35879288134699" calcext:value-type="float">
            <text:p>4.35879288134699</text:p>
          </table:table-cell>
          <table:table-cell table:style-name="ce9" table:formula="of:=[.C63]-g*delta_t" office:value-type="float" office:value="-0.75553100088359" calcext:value-type="float">
            <text:p>-0.75553100088359</text:p>
          </table:table-cell>
          <table:table-cell table:style-name="ce9" table:formula="of:=SQRT([.B64]*[.B64]+[.C64]*[.C64])" office:value-type="float" office:value="4.42378824942801" calcext:value-type="float">
            <text:p>4.42378824942801</text:p>
          </table:table-cell>
          <table:table-cell table:style-name="ce9" table:formula="of:=IF([.F63]&gt;0;[.E63]+0.5*([.B63]+[.B64])*delta_t;[.E63])" office:value-type="float" office:value="1.96145679660615" calcext:value-type="float">
            <text:p>1.96145679660615</text:p>
          </table:table-cell>
          <table:table-cell table:formula="of:=IF([.F63]&gt;0;[.F63]+0.5*([.C63]+[.C64])*delta_t;[.F63])" office:value-type="float" office:value="0.668934362102385" calcext:value-type="float">
            <text:p>0.668934362102385</text:p>
          </table:table-cell>
          <table:table-cell/>
          <table:table-cell table:style-name="ce9" table:formula="of:=+[.H63]-b*[.H63]*[.J63]*delta_t" office:value-type="float" office:value="4.16238592316273" calcext:value-type="float">
            <text:p>4.16238592316273</text:p>
          </table:table-cell>
          <table:table-cell table:style-name="ce9" table:formula="of:=[.I63]-g*delta_t-b*[.I63]*[.J63]*delta_t" office:value-type="float" office:value="-0.827815364005769" calcext:value-type="float">
            <text:p>-0.827815364005769</text:p>
          </table:table-cell>
          <table:table-cell table:style-name="ce9" table:formula="of:=SQRT([.H64]^2+[.I64]^2)" office:value-type="float" office:value="4.24390561278491" calcext:value-type="float">
            <text:p>4.24390561278491</text:p>
          </table:table-cell>
          <table:table-cell table:style-name="ce9" table:formula="of:=IF([.L63]&gt;0; [.K63]+0.5*([.H63]+[.H64])*delta_t ;[.K63])" office:value-type="float" office:value="1.9144940493603" calcext:value-type="float">
            <text:p>1.9144940493603</text:p>
          </table:table-cell>
          <table:table-cell table:style-name="ce9" table:formula="of:=IF([.L63]&gt;0; [.L63]+0.5*([.I63]+[.I64])*delta_t ;[.L63])" office:value-type="float" office:value="0.643878143453357" calcext:value-type="float">
            <text:p>0.643878143453357</text:p>
          </table:table-cell>
          <table:table-cell/>
          <table:table-cell table:formula="of:= IF([.O63] &gt; 0;  (v*COS(theta*PI()/180)/b)*(1 - EXP(-b*[.A64])); [.N63])" office:value-type="float" office:value="1.95177954671648" calcext:value-type="float">
            <text:p>1.95177954671648</text:p>
          </table:table-cell>
          <table:table-cell table:formula="of:= IF([.O63]&gt;0;  height + (   (g/(b^2)) +  ( v*SIN(theta*PI()/180)) / b     )   *   ( 1 - EXP(-b*[.A64])    )     -   (   (g*[.A64]) / b   );[.O63])" office:value-type="float" office:value="0.664082738549098" calcext:value-type="float">
            <text:p>0.664082738549098</text:p>
          </table:table-cell>
          <table:table-cell table:number-columns-repeated="16368"/>
        </table:table-row>
        <table:table-row table:style-name="ro2">
          <table:table-cell table:style-name="ce9" table:formula="of:=[.A64]+delta_t" office:value-type="float" office:value="0.46" calcext:value-type="float">
            <text:p>0.46</text:p>
          </table:table-cell>
          <table:table-cell table:style-name="ce9" table:formula="of:=+[.B64]" office:value-type="float" office:value="4.35879288134699" calcext:value-type="float">
            <text:p>4.35879288134699</text:p>
          </table:table-cell>
          <table:table-cell table:style-name="ce9" table:formula="of:=[.C64]-g*delta_t" office:value-type="float" office:value="-0.85359750088359" calcext:value-type="float">
            <text:p>-0.85359750088359</text:p>
          </table:table-cell>
          <table:table-cell table:style-name="ce9" table:formula="of:=SQRT([.B65]*[.B65]+[.C65]*[.C65])" office:value-type="float" office:value="4.4415880128616" calcext:value-type="float">
            <text:p>4.4415880128616</text:p>
          </table:table-cell>
          <table:table-cell table:style-name="ce9" table:formula="of:=IF([.F64]&gt;0;[.E64]+0.5*([.B64]+[.B65])*delta_t;[.E64])" office:value-type="float" office:value="2.00504472541962" calcext:value-type="float">
            <text:p>2.00504472541962</text:p>
          </table:table-cell>
          <table:table-cell table:formula="of:=IF([.F64]&gt;0;[.F64]+0.5*([.C64]+[.C65])*delta_t;[.F64])" office:value-type="float" office:value="0.660888719593549" calcext:value-type="float">
            <text:p>0.660888719593549</text:p>
          </table:table-cell>
          <table:table-cell/>
          <table:table-cell table:style-name="ce9" table:formula="of:=+[.H64]-b*[.H64]*[.J64]*delta_t" office:value-type="float" office:value="4.15849967310671" calcext:value-type="float">
            <text:p>4.15849967310671</text:p>
          </table:table-cell>
          <table:table-cell table:style-name="ce9" table:formula="of:=[.I64]-g*delta_t-b*[.I64]*[.J64]*delta_t" office:value-type="float" office:value="-0.925108966546446" calcext:value-type="float">
            <text:p>-0.925108966546446</text:p>
          </table:table-cell>
          <table:table-cell table:style-name="ce9" table:formula="of:=SQRT([.H65]^2+[.I65]^2)" office:value-type="float" office:value="4.26015799369146" calcext:value-type="float">
            <text:p>4.26015799369146</text:p>
          </table:table-cell>
          <table:table-cell table:style-name="ce9" table:formula="of:=IF([.L64]&gt;0; [.K64]+0.5*([.H64]+[.H65])*delta_t ;[.K64])" office:value-type="float" office:value="1.95609847734165" calcext:value-type="float">
            <text:p>1.95609847734165</text:p>
          </table:table-cell>
          <table:table-cell table:style-name="ce9" table:formula="of:=IF([.L64]&gt;0; [.L64]+0.5*([.I64]+[.I65])*delta_t ;[.L64])" office:value-type="float" office:value="0.635113521800596" calcext:value-type="float">
            <text:p>0.635113521800596</text:p>
          </table:table-cell>
          <table:table-cell/>
          <table:table-cell table:formula="of:= IF([.O64] &gt; 0;  (v*COS(theta*PI()/180)/b)*(1 - EXP(-b*[.A65])); [.N64])" office:value-type="float" office:value="1.99493333693871" calcext:value-type="float">
            <text:p>1.99493333693871</text:p>
          </table:table-cell>
          <table:table-cell table:formula="of:= IF([.O64]&gt;0;  height + (   (g/(b^2)) +  ( v*SIN(theta*PI()/180)) / b     )   *   ( 1 - EXP(-b*[.A65])    )     -   (   (g*[.A65]) / b   );[.O64])" office:value-type="float" office:value="0.655895400500413" calcext:value-type="float">
            <text:p>0.655895400500413</text:p>
          </table:table-cell>
          <table:table-cell table:number-columns-repeated="16368"/>
        </table:table-row>
        <table:table-row table:style-name="ro2">
          <table:table-cell table:style-name="ce9" table:formula="of:=[.A65]+delta_t" office:value-type="float" office:value="0.47" calcext:value-type="float">
            <text:p>0.47</text:p>
          </table:table-cell>
          <table:table-cell table:style-name="ce9" table:formula="of:=+[.B65]" office:value-type="float" office:value="4.35879288134699" calcext:value-type="float">
            <text:p>4.35879288134699</text:p>
          </table:table-cell>
          <table:table-cell table:style-name="ce9" table:formula="of:=[.C65]-g*delta_t" office:value-type="float" office:value="-0.95166400088359" calcext:value-type="float">
            <text:p>-0.95166400088359</text:p>
          </table:table-cell>
          <table:table-cell table:style-name="ce9" table:formula="of:=SQRT([.B66]*[.B66]+[.C66]*[.C66])" office:value-type="float" office:value="4.46147282330162" calcext:value-type="float">
            <text:p>4.46147282330162</text:p>
          </table:table-cell>
          <table:table-cell table:style-name="ce9" table:formula="of:=IF([.F65]&gt;0;[.E65]+0.5*([.B65]+[.B66])*delta_t;[.E65])" office:value-type="float" office:value="2.04863265423309" calcext:value-type="float">
            <text:p>2.04863265423309</text:p>
          </table:table-cell>
          <table:table-cell table:formula="of:=IF([.F65]&gt;0;[.F65]+0.5*([.C65]+[.C66])*delta_t;[.F65])" office:value-type="float" office:value="0.651862412084713" calcext:value-type="float">
            <text:p>0.651862412084713</text:p>
          </table:table-cell>
          <table:table-cell/>
          <table:table-cell table:style-name="ce9" table:formula="of:=+[.H65]-b*[.H65]*[.J65]*delta_t" office:value-type="float" office:value="4.1546021826694" calcext:value-type="float">
            <text:p>4.1546021826694</text:p>
          </table:table-cell>
          <table:table-cell table:style-name="ce9" table:formula="of:=[.I65]-g*delta_t-b*[.I65]*[.J65]*delta_t" office:value-type="float" office:value="-1.02230842226749" calcext:value-type="float">
            <text:p>-1.02230842226749</text:p>
          </table:table-cell>
          <table:table-cell table:style-name="ce9" table:formula="of:=SQRT([.H66]^2+[.I66]^2)" office:value-type="float" office:value="4.27853173489229" calcext:value-type="float">
            <text:p>4.27853173489229</text:p>
          </table:table-cell>
          <table:table-cell table:style-name="ce9" table:formula="of:=IF([.L65]&gt;0; [.K65]+0.5*([.H65]+[.H66])*delta_t ;[.K65])" office:value-type="float" office:value="1.99766398662053" calcext:value-type="float">
            <text:p>1.99766398662053</text:p>
          </table:table-cell>
          <table:table-cell table:style-name="ce9" table:formula="of:=IF([.L65]&gt;0; [.L65]+0.5*([.I65]+[.I66])*delta_t ;[.L65])" office:value-type="float" office:value="0.625376434856526" calcext:value-type="float">
            <text:p>0.625376434856526</text:p>
          </table:table-cell>
          <table:table-cell/>
          <table:table-cell table:formula="of:= IF([.O65] &gt; 0;  (v*COS(theta*PI()/180)/b)*(1 - EXP(-b*[.A66])); [.N65])" office:value-type="float" office:value="2.03807763437131" calcext:value-type="float">
            <text:p>2.03807763437131</text:p>
          </table:table-cell>
          <table:table-cell table:formula="of:= IF([.O65]&gt;0;  height + (   (g/(b^2)) +  ( v*SIN(theta*PI()/180)) / b     )   *   ( 1 - EXP(-b*[.A66])    )     -   (   (g*[.A66]) / b   );[.O65])" office:value-type="float" office:value="0.64672930633094" calcext:value-type="float">
            <text:p>0.64672930633094</text:p>
          </table:table-cell>
          <table:table-cell table:number-columns-repeated="16368"/>
        </table:table-row>
        <table:table-row table:style-name="ro2">
          <table:table-cell table:style-name="ce9" table:formula="of:=[.A66]+delta_t" office:value-type="float" office:value="0.48" calcext:value-type="float">
            <text:p>0.48</text:p>
          </table:table-cell>
          <table:table-cell table:style-name="ce9" table:formula="of:=+[.B66]" office:value-type="float" office:value="4.35879288134699" calcext:value-type="float">
            <text:p>4.35879288134699</text:p>
          </table:table-cell>
          <table:table-cell table:style-name="ce9" table:formula="of:=[.C66]-g*delta_t" office:value-type="float" office:value="-1.04973050088359" calcext:value-type="float">
            <text:p>-1.04973050088359</text:p>
          </table:table-cell>
          <table:table-cell table:style-name="ce9" table:formula="of:=SQRT([.B67]*[.B67]+[.C67]*[.C67])" office:value-type="float" office:value="4.48341493807638" calcext:value-type="float">
            <text:p>4.48341493807638</text:p>
          </table:table-cell>
          <table:table-cell table:style-name="ce9" table:formula="of:=IF([.F66]&gt;0;[.E66]+0.5*([.B66]+[.B67])*delta_t;[.E66])" office:value-type="float" office:value="2.09222058304656" calcext:value-type="float">
            <text:p>2.09222058304656</text:p>
          </table:table-cell>
          <table:table-cell table:formula="of:=IF([.F66]&gt;0;[.F66]+0.5*([.C66]+[.C67])*delta_t;[.F66])" office:value-type="float" office:value="0.641855439575877" calcext:value-type="float">
            <text:p>0.641855439575877</text:p>
          </table:table-cell>
          <table:table-cell/>
          <table:table-cell table:style-name="ce9" table:formula="of:=+[.H66]-b*[.H66]*[.J66]*delta_t" office:value-type="float" office:value="4.15069155126683" calcext:value-type="float">
            <text:p>4.15069155126683</text:p>
          </table:table-cell>
          <table:table-cell table:style-name="ce9" table:formula="of:=[.I66]-g*delta_t-b*[.I66]*[.J66]*delta_t" office:value-type="float" office:value="-1.11941264688144" calcext:value-type="float">
            <text:p>-1.11941264688144</text:p>
          </table:table-cell>
          <table:table-cell table:style-name="ce9" table:formula="of:=SQRT([.H67]^2+[.I67]^2)" office:value-type="float" office:value="4.29899116395416" calcext:value-type="float">
            <text:p>4.29899116395416</text:p>
          </table:table-cell>
          <table:table-cell table:style-name="ce9" table:formula="of:=IF([.L66]&gt;0; [.K66]+0.5*([.H66]+[.H67])*delta_t ;[.K66])" office:value-type="float" office:value="2.03919045529021" calcext:value-type="float">
            <text:p>2.03919045529021</text:p>
          </table:table-cell>
          <table:table-cell table:style-name="ce9" table:formula="of:=IF([.L66]&gt;0; [.L66]+0.5*([.I66]+[.I67])*delta_t ;[.L66])" office:value-type="float" office:value="0.614667829510782" calcext:value-type="float">
            <text:p>0.614667829510782</text:p>
          </table:table-cell>
          <table:table-cell/>
          <table:table-cell table:formula="of:= IF([.O66] &gt; 0;  (v*COS(theta*PI()/180)/b)*(1 - EXP(-b*[.A67])); [.N66])" office:value-type="float" office:value="2.0812124411025" calcext:value-type="float">
            <text:p>2.0812124411025</text:p>
          </table:table-cell>
          <table:table-cell table:formula="of:= IF([.O66]&gt;0;  height + (   (g/(b^2)) +  ( v*SIN(theta*PI()/180)) / b     )   *   ( 1 - EXP(-b*[.A67])    )     -   (   (g*[.A67]) / b   );[.O66])" office:value-type="float" office:value="0.636584671346725" calcext:value-type="float">
            <text:p>0.636584671346725</text:p>
          </table:table-cell>
          <table:table-cell table:number-columns-repeated="16368"/>
        </table:table-row>
        <table:table-row table:style-name="ro2">
          <table:table-cell table:style-name="ce9" table:formula="of:=[.A67]+delta_t" office:value-type="float" office:value="0.49" calcext:value-type="float">
            <text:p>0.49</text:p>
          </table:table-cell>
          <table:table-cell table:style-name="ce9" table:formula="of:=+[.B67]" office:value-type="float" office:value="4.35879288134699" calcext:value-type="float">
            <text:p>4.35879288134699</text:p>
          </table:table-cell>
          <table:table-cell table:style-name="ce9" table:formula="of:=[.C67]-g*delta_t" office:value-type="float" office:value="-1.14779700088359" calcext:value-type="float">
            <text:p>-1.14779700088359</text:p>
          </table:table-cell>
          <table:table-cell table:style-name="ce9" table:formula="of:=SQRT([.B68]*[.B68]+[.C68]*[.C68])" office:value-type="float" office:value="4.50738431218357" calcext:value-type="float">
            <text:p>4.50738431218357</text:p>
          </table:table-cell>
          <table:table-cell table:style-name="ce9" table:formula="of:=IF([.F67]&gt;0;[.E67]+0.5*([.B67]+[.B68])*delta_t;[.E67])" office:value-type="float" office:value="2.13580851186002" calcext:value-type="float">
            <text:p>2.13580851186002</text:p>
          </table:table-cell>
          <table:table-cell table:formula="of:=IF([.F67]&gt;0;[.F67]+0.5*([.C67]+[.C68])*delta_t;[.F67])" office:value-type="float" office:value="0.630867802067041" calcext:value-type="float">
            <text:p>0.630867802067041</text:p>
          </table:table-cell>
          <table:table-cell/>
          <table:table-cell table:style-name="ce9" table:formula="of:=+[.H67]-b*[.H67]*[.J67]*delta_t" office:value-type="float" office:value="4.14676591828013" calcext:value-type="float">
            <text:p>4.14676591828013</text:p>
          </table:table-cell>
          <table:table-cell table:style-name="ce9" table:formula="of:=[.I67]-g*delta_t-b*[.I67]*[.J67]*delta_t" office:value-type="float" office:value="-1.21642043096433" calcext:value-type="float">
            <text:p>-1.21642043096433</text:p>
          </table:table-cell>
          <table:table-cell table:style-name="ce9" table:formula="of:=SQRT([.H68]^2+[.I68]^2)" office:value-type="float" office:value="4.32149814831351" calcext:value-type="float">
            <text:p>4.32149814831351</text:p>
          </table:table-cell>
          <table:table-cell table:style-name="ce9" table:formula="of:=IF([.L67]&gt;0; [.K67]+0.5*([.H67]+[.H68])*delta_t ;[.K67])" office:value-type="float" office:value="2.08067774263794" calcext:value-type="float">
            <text:p>2.08067774263794</text:p>
          </table:table-cell>
          <table:table-cell table:style-name="ce9" table:formula="of:=IF([.L67]&gt;0; [.L67]+0.5*([.I67]+[.I68])*delta_t ;[.L67])" office:value-type="float" office:value="0.602988664121553" calcext:value-type="float">
            <text:p>0.602988664121553</text:p>
          </table:table-cell>
          <table:table-cell/>
          <table:table-cell table:formula="of:= IF([.O67] &gt; 0;  (v*COS(theta*PI()/180)/b)*(1 - EXP(-b*[.A68])); [.N67])" office:value-type="float" office:value="2.12433775921999" calcext:value-type="float">
            <text:p>2.12433775921999</text:p>
          </table:table-cell>
          <table:table-cell table:formula="of:= IF([.O67]&gt;0;  height + (   (g/(b^2)) +  ( v*SIN(theta*PI()/180)) / b     )   *   ( 1 - EXP(-b*[.A68])    )     -   (   (g*[.A68]) / b   );[.O67])" office:value-type="float" office:value="0.625461710801631" calcext:value-type="float">
            <text:p>0.625461710801631</text:p>
          </table:table-cell>
          <table:table-cell table:number-columns-repeated="16368"/>
        </table:table-row>
        <table:table-row table:style-name="ro2">
          <table:table-cell table:style-name="ce9" table:formula="of:=[.A68]+delta_t" office:value-type="float" office:value="0.5" calcext:value-type="float">
            <text:p>0.5</text:p>
          </table:table-cell>
          <table:table-cell table:style-name="ce9" table:formula="of:=+[.B68]" office:value-type="float" office:value="4.35879288134699" calcext:value-type="float">
            <text:p>4.35879288134699</text:p>
          </table:table-cell>
          <table:table-cell table:style-name="ce9" table:formula="of:=[.C68]-g*delta_t" office:value-type="float" office:value="-1.24586350088359" calcext:value-type="float">
            <text:p>-1.24586350088359</text:p>
          </table:table-cell>
          <table:table-cell table:style-name="ce9" table:formula="of:=SQRT([.B69]*[.B69]+[.C69]*[.C69])" office:value-type="float" office:value="4.53334878928536" calcext:value-type="float">
            <text:p>4.53334878928536</text:p>
          </table:table-cell>
          <table:table-cell table:style-name="ce9" table:formula="of:=IF([.F68]&gt;0;[.E68]+0.5*([.B68]+[.B69])*delta_t;[.E68])" office:value-type="float" office:value="2.17939644067349" calcext:value-type="float">
            <text:p>2.17939644067349</text:p>
          </table:table-cell>
          <table:table-cell table:formula="of:=IF([.F68]&gt;0;[.F68]+0.5*([.C68]+[.C69])*delta_t;[.F68])" office:value-type="float" office:value="0.618899499558205" calcext:value-type="float">
            <text:p>0.618899499558205</text:p>
          </table:table-cell>
          <table:table-cell/>
          <table:table-cell table:style-name="ce9" table:formula="of:=+[.H68]-b*[.H68]*[.J68]*delta_t" office:value-type="float" office:value="4.14282346520792" calcext:value-type="float">
            <text:p>4.14282346520792</text:p>
          </table:table-cell>
          <table:table-cell table:style-name="ce9" table:formula="of:=[.I68]-g*delta_t-b*[.I68]*[.J68]*delta_t" office:value-type="float" office:value="-1.31333044406354" calcext:value-type="float">
            <text:p>-1.31333044406354</text:p>
          </table:table-cell>
          <table:table-cell table:style-name="ce9" table:formula="of:=SQRT([.H69]^2+[.I69]^2)" office:value-type="float" office:value="4.34601232386442" calcext:value-type="float">
            <text:p>4.34601232386442</text:p>
          </table:table-cell>
          <table:table-cell table:style-name="ce9" table:formula="of:=IF([.L68]&gt;0; [.K68]+0.5*([.H68]+[.H69])*delta_t ;[.K68])" office:value-type="float" office:value="2.12212568955538" calcext:value-type="float">
            <text:p>2.12212568955538</text:p>
          </table:table-cell>
          <table:table-cell table:style-name="ce9" table:formula="of:=IF([.L68]&gt;0; [.L68]+0.5*([.I68]+[.I69])*delta_t ;[.L68])" office:value-type="float" office:value="0.590339909746413" calcext:value-type="float">
            <text:p>0.590339909746413</text:p>
          </table:table-cell>
          <table:table-cell/>
          <table:table-cell table:formula="of:= IF([.O68] &gt; 0;  (v*COS(theta*PI()/180)/b)*(1 - EXP(-b*[.A69])); [.N68])" office:value-type="float" office:value="2.16745359081106" calcext:value-type="float">
            <text:p>2.16745359081106</text:p>
          </table:table-cell>
          <table:table-cell table:formula="of:= IF([.O68]&gt;0;  height + (   (g/(b^2)) +  ( v*SIN(theta*PI()/180)) / b     )   *   ( 1 - EXP(-b*[.A69])    )     -   (   (g*[.A69]) / b   );[.O68])" office:value-type="float" office:value="0.613360639904244" calcext:value-type="float">
            <text:p>0.613360639904244</text:p>
          </table:table-cell>
          <table:table-cell table:number-columns-repeated="16368"/>
        </table:table-row>
        <table:table-row table:style-name="ro2">
          <table:table-cell table:style-name="ce9" table:formula="of:=[.A69]+delta_t" office:value-type="float" office:value="0.51" calcext:value-type="float">
            <text:p>0.51</text:p>
          </table:table-cell>
          <table:table-cell table:style-name="ce9" table:formula="of:=+[.B69]" office:value-type="float" office:value="4.35879288134699" calcext:value-type="float">
            <text:p>4.35879288134699</text:p>
          </table:table-cell>
          <table:table-cell table:style-name="ce9" table:formula="of:=[.C69]-g*delta_t" office:value-type="float" office:value="-1.34393000088359" calcext:value-type="float">
            <text:p>-1.34393000088359</text:p>
          </table:table-cell>
          <table:table-cell table:style-name="ce9" table:formula="of:=SQRT([.B70]*[.B70]+[.C70]*[.C70])" office:value-type="float" office:value="4.56127429889457" calcext:value-type="float">
            <text:p>4.56127429889457</text:p>
          </table:table-cell>
          <table:table-cell table:style-name="ce9" table:formula="of:=IF([.F69]&gt;0;[.E69]+0.5*([.B69]+[.B70])*delta_t;[.E69])" office:value-type="float" office:value="2.22298436948696" calcext:value-type="float">
            <text:p>2.22298436948696</text:p>
          </table:table-cell>
          <table:table-cell table:formula="of:=IF([.F69]&gt;0;[.F69]+0.5*([.C69]+[.C70])*delta_t;[.F69])" office:value-type="float" office:value="0.605950532049369" calcext:value-type="float">
            <text:p>0.605950532049369</text:p>
          </table:table-cell>
          <table:table-cell/>
          <table:table-cell table:style-name="ce9" table:formula="of:=+[.H69]-b*[.H69]*[.J69]*delta_t" office:value-type="float" office:value="4.13886241760413" calcext:value-type="float">
            <text:p>4.13886241760413</text:p>
          </table:table-cell>
          <table:table-cell table:style-name="ce9" table:formula="of:=[.I69]-g*delta_t-b*[.I69]*[.J69]*delta_t" office:value-type="float" office:value="-1.41014123899859" calcext:value-type="float">
            <text:p>-1.41014123899859</text:p>
          </table:table-cell>
          <table:table-cell table:style-name="ce9" table:formula="of:=SQRT([.H70]^2+[.I70]^2)" office:value-type="float" office:value="4.37249132941169" calcext:value-type="float">
            <text:p>4.37249132941169</text:p>
          </table:table-cell>
          <table:table-cell table:style-name="ce9" table:formula="of:=IF([.L69]&gt;0; [.K69]+0.5*([.H69]+[.H70])*delta_t ;[.K69])" office:value-type="float" office:value="2.16353411896944" calcext:value-type="float">
            <text:p>2.16353411896944</text:p>
          </table:table-cell>
          <table:table-cell table:style-name="ce9" table:formula="of:=IF([.L69]&gt;0; [.L69]+0.5*([.I69]+[.I70])*delta_t ;[.L69])" office:value-type="float" office:value="0.576722551331103" calcext:value-type="float">
            <text:p>0.576722551331103</text:p>
          </table:table-cell>
          <table:table-cell/>
          <table:table-cell table:formula="of:= IF([.O69] &gt; 0;  (v*COS(theta*PI()/180)/b)*(1 - EXP(-b*[.A70])); [.N69])" office:value-type="float" office:value="2.21055993796251" calcext:value-type="float">
            <text:p>2.21055993796251</text:p>
          </table:table-cell>
          <table:table-cell table:formula="of:= IF([.O69]&gt;0;  height + (   (g/(b^2)) +  ( v*SIN(theta*PI()/180)) / b     )   *   ( 1 - EXP(-b*[.A70])    )     -   (   (g*[.A70]) / b   );[.O69])" office:value-type="float" office:value="0.600281673815289" calcext:value-type="float">
            <text:p>0.600281673815289</text:p>
          </table:table-cell>
          <table:table-cell table:number-columns-repeated="16368"/>
        </table:table-row>
        <table:table-row table:style-name="ro2">
          <table:table-cell table:style-name="ce9" table:formula="of:=[.A70]+delta_t" office:value-type="float" office:value="0.52" calcext:value-type="float">
            <text:p>0.52</text:p>
          </table:table-cell>
          <table:table-cell table:style-name="ce9" table:formula="of:=+[.B70]" office:value-type="float" office:value="4.35879288134699" calcext:value-type="float">
            <text:p>4.35879288134699</text:p>
          </table:table-cell>
          <table:table-cell table:style-name="ce9" table:formula="of:=[.C70]-g*delta_t" office:value-type="float" office:value="-1.44199650088359" calcext:value-type="float">
            <text:p>-1.44199650088359</text:p>
          </table:table-cell>
          <table:table-cell table:style-name="ce9" table:formula="of:=SQRT([.B71]*[.B71]+[.C71]*[.C71])" office:value-type="float" office:value="4.59112505722091" calcext:value-type="float">
            <text:p>4.59112505722091</text:p>
          </table:table-cell>
          <table:table-cell table:style-name="ce9" table:formula="of:=IF([.F70]&gt;0;[.E70]+0.5*([.B70]+[.B71])*delta_t;[.E70])" office:value-type="float" office:value="2.26657229830043" calcext:value-type="float">
            <text:p>2.26657229830043</text:p>
          </table:table-cell>
          <table:table-cell table:formula="of:=IF([.F70]&gt;0;[.F70]+0.5*([.C70]+[.C71])*delta_t;[.F70])" office:value-type="float" office:value="0.592020899540533" calcext:value-type="float">
            <text:p>0.592020899540533</text:p>
          </table:table-cell>
          <table:table-cell/>
          <table:table-cell table:style-name="ce9" table:formula="of:=+[.H70]-b*[.H70]*[.J70]*delta_t" office:value-type="float" office:value="4.13488104679652" calcext:value-type="float">
            <text:p>4.13488104679652</text:p>
          </table:table-cell>
          <table:table-cell table:style-name="ce9" table:formula="of:=[.I70]-g*delta_t-b*[.I70]*[.J70]*delta_t" office:value-type="float" office:value="-1.50685125632362" calcext:value-type="float">
            <text:p>-1.50685125632362</text:p>
          </table:table-cell>
          <table:table-cell table:style-name="ce9" table:formula="of:=SQRT([.H71]^2+[.I71]^2)" office:value-type="float" office:value="4.40089104385023" calcext:value-type="float">
            <text:p>4.40089104385023</text:p>
          </table:table-cell>
          <table:table-cell table:style-name="ce9" table:formula="of:=IF([.L70]&gt;0; [.K70]+0.5*([.H70]+[.H71])*delta_t ;[.K70])" office:value-type="float" office:value="2.20490283629145" calcext:value-type="float">
            <text:p>2.20490283629145</text:p>
          </table:table-cell>
          <table:table-cell table:style-name="ce9" table:formula="of:=IF([.L70]&gt;0; [.L70]+0.5*([.I70]+[.I71])*delta_t ;[.L70])" office:value-type="float" office:value="0.562137588854492" calcext:value-type="float">
            <text:p>0.562137588854492</text:p>
          </table:table-cell>
          <table:table-cell/>
          <table:table-cell table:formula="of:= IF([.O70] &gt; 0;  (v*COS(theta*PI()/180)/b)*(1 - EXP(-b*[.A71])); [.N70])" office:value-type="float" office:value="2.25365680276068" calcext:value-type="float">
            <text:p>2.25365680276068</text:p>
          </table:table-cell>
          <table:table-cell table:formula="of:= IF([.O70]&gt;0;  height + (   (g/(b^2)) +  ( v*SIN(theta*PI()/180)) / b     )   *   ( 1 - EXP(-b*[.A71])    )     -   (   (g*[.A71]) / b   );[.O70])" office:value-type="float" office:value="0.58622502764814" calcext:value-type="float">
            <text:p>0.58622502764814</text:p>
          </table:table-cell>
          <table:table-cell table:number-columns-repeated="16368"/>
        </table:table-row>
        <table:table-row table:style-name="ro2">
          <table:table-cell table:style-name="ce9" table:formula="of:=[.A71]+delta_t" office:value-type="float" office:value="0.53" calcext:value-type="float">
            <text:p>0.53</text:p>
          </table:table-cell>
          <table:table-cell table:style-name="ce9" table:formula="of:=+[.B71]" office:value-type="float" office:value="4.35879288134699" calcext:value-type="float">
            <text:p>4.35879288134699</text:p>
          </table:table-cell>
          <table:table-cell table:style-name="ce9" table:formula="of:=[.C71]-g*delta_t" office:value-type="float" office:value="-1.54006300088359" calcext:value-type="float">
            <text:p>-1.54006300088359</text:p>
          </table:table-cell>
          <table:table-cell table:style-name="ce9" table:formula="of:=SQRT([.B72]*[.B72]+[.C72]*[.C72])" office:value-type="float" office:value="4.62286376926378" calcext:value-type="float">
            <text:p>4.62286376926378</text:p>
          </table:table-cell>
          <table:table-cell table:style-name="ce9" table:formula="of:=IF([.F71]&gt;0;[.E71]+0.5*([.B71]+[.B72])*delta_t;[.E71])" office:value-type="float" office:value="2.3101602271139" calcext:value-type="float">
            <text:p>2.3101602271139</text:p>
          </table:table-cell>
          <table:table-cell table:formula="of:=IF([.F71]&gt;0;[.F71]+0.5*([.C71]+[.C72])*delta_t;[.F71])" office:value-type="float" office:value="0.577110602031698" calcext:value-type="float">
            <text:p>0.577110602031698</text:p>
          </table:table-cell>
          <table:table-cell/>
          <table:table-cell table:style-name="ce9" table:formula="of:=+[.H71]-b*[.H71]*[.J71]*delta_t" office:value-type="float" office:value="4.13087767138395" calcext:value-type="float">
            <text:p>4.13087767138395</text:p>
          </table:table-cell>
          <table:table-cell table:style-name="ce9" table:formula="of:=[.I71]-g*delta_t-b*[.I71]*[.J71]*delta_t" office:value-type="float" office:value="-1.60345882891998" calcext:value-type="float">
            <text:p>-1.60345882891998</text:p>
          </table:table-cell>
          <table:table-cell table:style-name="ce9" table:formula="of:=SQRT([.H72]^2+[.I72]^2)" office:value-type="float" office:value="4.43116582311923" calcext:value-type="float">
            <text:p>4.43116582311923</text:p>
          </table:table-cell>
          <table:table-cell table:style-name="ce9" table:formula="of:=IF([.L71]&gt;0; [.K71]+0.5*([.H71]+[.H72])*delta_t ;[.K71])" office:value-type="float" office:value="2.24623162988235" calcext:value-type="float">
            <text:p>2.24623162988235</text:p>
          </table:table-cell>
          <table:table-cell table:style-name="ce9" table:formula="of:=IF([.L71]&gt;0; [.L71]+0.5*([.I71]+[.I72])*delta_t ;[.L71])" office:value-type="float" office:value="0.546586038428274" calcext:value-type="float">
            <text:p>0.546586038428274</text:p>
          </table:table-cell>
          <table:table-cell/>
          <table:table-cell table:formula="of:= IF([.O71] &gt; 0;  (v*COS(theta*PI()/180)/b)*(1 - EXP(-b*[.A72])); [.N71])" office:value-type="float" office:value="2.29674418729145" calcext:value-type="float">
            <text:p>2.29674418729145</text:p>
          </table:table-cell>
          <table:table-cell table:formula="of:= IF([.O71]&gt;0;  height + (   (g/(b^2)) +  ( v*SIN(theta*PI()/180)) / b     )   *   ( 1 - EXP(-b*[.A72])    )     -   (   (g*[.A72]) / b   );[.O71])" office:value-type="float" office:value="0.571190916466151" calcext:value-type="float">
            <text:p>0.571190916466151</text:p>
          </table:table-cell>
          <table:table-cell table:number-columns-repeated="16368"/>
        </table:table-row>
        <table:table-row table:style-name="ro2">
          <table:table-cell table:style-name="ce9" table:formula="of:=[.A72]+delta_t" office:value-type="float" office:value="0.54" calcext:value-type="float">
            <text:p>0.54</text:p>
          </table:table-cell>
          <table:table-cell table:style-name="ce9" table:formula="of:=+[.B72]" office:value-type="float" office:value="4.35879288134699" calcext:value-type="float">
            <text:p>4.35879288134699</text:p>
          </table:table-cell>
          <table:table-cell table:style-name="ce9" table:formula="of:=[.C72]-g*delta_t" office:value-type="float" office:value="-1.63812950088359" calcext:value-type="float">
            <text:p>-1.63812950088359</text:p>
          </table:table-cell>
          <table:table-cell table:style-name="ce9" table:formula="of:=SQRT([.B73]*[.B73]+[.C73]*[.C73])" office:value-type="float" office:value="4.65645182989648" calcext:value-type="float">
            <text:p>4.65645182989648</text:p>
          </table:table-cell>
          <table:table-cell table:style-name="ce9" table:formula="of:=IF([.F72]&gt;0;[.E72]+0.5*([.B72]+[.B73])*delta_t;[.E72])" office:value-type="float" office:value="2.35374815592737" calcext:value-type="float">
            <text:p>2.35374815592737</text:p>
          </table:table-cell>
          <table:table-cell table:formula="of:=IF([.F72]&gt;0;[.F72]+0.5*([.C72]+[.C73])*delta_t;[.F72])" office:value-type="float" office:value="0.561219639522862" calcext:value-type="float">
            <text:p>0.561219639522862</text:p>
          </table:table-cell>
          <table:table-cell/>
          <table:table-cell table:style-name="ce9" table:formula="of:=+[.H72]-b*[.H72]*[.J72]*delta_t" office:value-type="float" office:value="4.12685065851342" calcext:value-type="float">
            <text:p>4.12685065851342</text:p>
          </table:table-cell>
          <table:table-cell table:style-name="ce9" table:formula="of:=[.I72]-g*delta_t-b*[.I72]*[.J72]*delta_t" office:value-type="float" office:value="-1.69996218668845" calcext:value-type="float">
            <text:p>-1.69996218668845</text:p>
          </table:table-cell>
          <table:table-cell table:style-name="ce9" table:formula="of:=SQRT([.H73]^2+[.I73]^2)" office:value-type="float" office:value="4.46326873421748" calcext:value-type="float">
            <text:p>4.46326873421748</text:p>
          </table:table-cell>
          <table:table-cell table:style-name="ce9" table:formula="of:=IF([.L72]&gt;0; [.K72]+0.5*([.H72]+[.H73])*delta_t ;[.K72])" office:value-type="float" office:value="2.28752027153184" calcext:value-type="float">
            <text:p>2.28752027153184</text:p>
          </table:table-cell>
          <table:table-cell table:style-name="ce9" table:formula="of:=IF([.L72]&gt;0; [.L72]+0.5*([.I72]+[.I73])*delta_t ;[.L72])" office:value-type="float" office:value="0.530068933350231" calcext:value-type="float">
            <text:p>0.530068933350231</text:p>
          </table:table-cell>
          <table:table-cell/>
          <table:table-cell table:formula="of:= IF([.O72] &gt; 0;  (v*COS(theta*PI()/180)/b)*(1 - EXP(-b*[.A73])); [.N72])" office:value-type="float" office:value="2.33982209364028" calcext:value-type="float">
            <text:p>2.33982209364028</text:p>
          </table:table-cell>
          <table:table-cell table:formula="of:= IF([.O72]&gt;0;  height + (   (g/(b^2)) +  ( v*SIN(theta*PI()/180)) / b     )   *   ( 1 - EXP(-b*[.A73])    )     -   (   (g*[.A73]) / b   );[.O72])" office:value-type="float" office:value="0.555179555291744" calcext:value-type="float">
            <text:p>0.555179555291744</text:p>
          </table:table-cell>
          <table:table-cell table:number-columns-repeated="16368"/>
        </table:table-row>
        <table:table-row table:style-name="ro2">
          <table:table-cell table:style-name="ce9" table:formula="of:=[.A73]+delta_t" office:value-type="float" office:value="0.55" calcext:value-type="float">
            <text:p>0.55</text:p>
          </table:table-cell>
          <table:table-cell table:style-name="ce9" table:formula="of:=+[.B73]" office:value-type="float" office:value="4.35879288134699" calcext:value-type="float">
            <text:p>4.35879288134699</text:p>
          </table:table-cell>
          <table:table-cell table:style-name="ce9" table:formula="of:=[.C73]-g*delta_t" office:value-type="float" office:value="-1.73619600088359" calcext:value-type="float">
            <text:p>-1.73619600088359</text:p>
          </table:table-cell>
          <table:table-cell table:style-name="ce9" table:formula="of:=SQRT([.B74]*[.B74]+[.C74]*[.C74])" office:value-type="float" office:value="4.69184952187997" calcext:value-type="float">
            <text:p>4.69184952187997</text:p>
          </table:table-cell>
          <table:table-cell table:style-name="ce9" table:formula="of:=IF([.F73]&gt;0;[.E73]+0.5*([.B73]+[.B74])*delta_t;[.E73])" office:value-type="float" office:value="2.39733608474084" calcext:value-type="float">
            <text:p>2.39733608474084</text:p>
          </table:table-cell>
          <table:table-cell table:formula="of:=IF([.F73]&gt;0;[.F73]+0.5*([.C73]+[.C74])*delta_t;[.F73])" office:value-type="float" office:value="0.544348012014026" calcext:value-type="float">
            <text:p>0.544348012014026</text:p>
          </table:table-cell>
          <table:table-cell/>
          <table:table-cell table:style-name="ce9" table:formula="of:=+[.H73]-b*[.H73]*[.J73]*delta_t" office:value-type="float" office:value="4.12279842494014" calcext:value-type="float">
            <text:p>4.12279842494014</text:p>
          </table:table-cell>
          <table:table-cell table:style-name="ce9" table:formula="of:=[.I73]-g*delta_t-b*[.I73]*[.J73]*delta_t" office:value-type="float" office:value="-1.79635946131147" calcext:value-type="float">
            <text:p>-1.79635946131147</text:p>
          </table:table-cell>
          <table:table-cell table:style-name="ce9" table:formula="of:=SQRT([.H74]^2+[.I74]^2)" office:value-type="float" office:value="4.49715178384409" calcext:value-type="float">
            <text:p>4.49715178384409</text:p>
          </table:table-cell>
          <table:table-cell table:style-name="ce9" table:formula="of:=IF([.L73]&gt;0; [.K73]+0.5*([.H73]+[.H74])*delta_t ;[.K73])" office:value-type="float" office:value="2.3287685169491" calcext:value-type="float">
            <text:p>2.3287685169491</text:p>
          </table:table-cell>
          <table:table-cell table:style-name="ce9" table:formula="of:=IF([.L73]&gt;0; [.L73]+0.5*([.I73]+[.I74])*delta_t ;[.L73])" office:value-type="float" office:value="0.512587325110232" calcext:value-type="float">
            <text:p>0.512587325110232</text:p>
          </table:table-cell>
          <table:table-cell/>
          <table:table-cell table:formula="of:= IF([.O73] &gt; 0;  (v*COS(theta*PI()/180)/b)*(1 - EXP(-b*[.A74])); [.N73])" office:value-type="float" office:value="2.3828905238921" calcext:value-type="float">
            <text:p>2.3828905238921</text:p>
          </table:table-cell>
          <table:table-cell table:formula="of:= IF([.O73]&gt;0;  height + (   (g/(b^2)) +  ( v*SIN(theta*PI()/180)) / b     )   *   ( 1 - EXP(-b*[.A74])    )     -   (   (g*[.A74]) / b   );[.O73])" office:value-type="float" office:value="0.538191159093202" calcext:value-type="float">
            <text:p>0.538191159093202</text:p>
          </table:table-cell>
          <table:table-cell table:number-columns-repeated="16368"/>
        </table:table-row>
        <table:table-row table:style-name="ro2">
          <table:table-cell table:style-name="ce9" table:formula="of:=[.A74]+delta_t" office:value-type="float" office:value="0.56" calcext:value-type="float">
            <text:p>0.56</text:p>
          </table:table-cell>
          <table:table-cell table:style-name="ce9" table:formula="of:=+[.B74]" office:value-type="float" office:value="4.35879288134699" calcext:value-type="float">
            <text:p>4.35879288134699</text:p>
          </table:table-cell>
          <table:table-cell table:style-name="ce9" table:formula="of:=[.C74]-g*delta_t" office:value-type="float" office:value="-1.83426250088359" calcext:value-type="float">
            <text:p>-1.83426250088359</text:p>
          </table:table-cell>
          <table:table-cell table:style-name="ce9" table:formula="of:=SQRT([.B75]*[.B75]+[.C75]*[.C75])" office:value-type="float" office:value="4.72901620896238" calcext:value-type="float">
            <text:p>4.72901620896238</text:p>
          </table:table-cell>
          <table:table-cell table:style-name="ce9" table:formula="of:=IF([.F74]&gt;0;[.E74]+0.5*([.B74]+[.B75])*delta_t;[.E74])" office:value-type="float" office:value="2.44092401355431" calcext:value-type="float">
            <text:p>2.44092401355431</text:p>
          </table:table-cell>
          <table:table-cell table:formula="of:=IF([.F74]&gt;0;[.F74]+0.5*([.C74]+[.C75])*delta_t;[.F74])" office:value-type="float" office:value="0.52649571950519" calcext:value-type="float">
            <text:p>0.52649571950519</text:p>
          </table:table-cell>
          <table:table-cell/>
          <table:table-cell table:style-name="ce9" table:formula="of:=+[.H74]-b*[.H74]*[.J74]*delta_t" office:value-type="float" office:value="4.11871943787609" calcext:value-type="float">
            <text:p>4.11871943787609</text:p>
          </table:table-cell>
          <table:table-cell table:style-name="ce9" table:formula="of:=[.I74]-g*delta_t-b*[.I74]*[.J74]*delta_t" office:value-type="float" office:value="-1.89264869105718" calcext:value-type="float">
            <text:p>-1.89264869105718</text:p>
          </table:table-cell>
          <table:table-cell table:style-name="ce9" table:formula="of:=SQRT([.H75]^2+[.I75]^2)" office:value-type="float" office:value="4.53276613953321" calcext:value-type="float">
            <text:p>4.53276613953321</text:p>
          </table:table-cell>
          <table:table-cell table:style-name="ce9" table:formula="of:=IF([.L74]&gt;0; [.K74]+0.5*([.H74]+[.H75])*delta_t ;[.K74])" office:value-type="float" office:value="2.36997610626318" calcext:value-type="float">
            <text:p>2.36997610626318</text:p>
          </table:table-cell>
          <table:table-cell table:style-name="ce9" table:formula="of:=IF([.L74]&gt;0; [.L74]+0.5*([.I74]+[.I75])*delta_t ;[.L74])" office:value-type="float" office:value="0.494142284348388" calcext:value-type="float">
            <text:p>0.494142284348388</text:p>
          </table:table-cell>
          <table:table-cell/>
          <table:table-cell table:formula="of:= IF([.O74] &gt; 0;  (v*COS(theta*PI()/180)/b)*(1 - EXP(-b*[.A75])); [.N74])" office:value-type="float" office:value="2.42594948013147" calcext:value-type="float">
            <text:p>2.42594948013147</text:p>
          </table:table-cell>
          <table:table-cell table:formula="of:= IF([.O74]&gt;0;  height + (   (g/(b^2)) +  ( v*SIN(theta*PI()/180)) / b     )   *   ( 1 - EXP(-b*[.A75])    )     -   (   (g*[.A75]) / b   );[.O74])" office:value-type="float" office:value="0.520225942797708" calcext:value-type="float">
            <text:p>0.520225942797708</text:p>
          </table:table-cell>
          <table:table-cell table:number-columns-repeated="16368"/>
        </table:table-row>
        <table:table-row table:style-name="ro2">
          <table:table-cell table:style-name="ce9" table:formula="of:=[.A75]+delta_t" office:value-type="float" office:value="0.57" calcext:value-type="float">
            <text:p>0.57</text:p>
          </table:table-cell>
          <table:table-cell table:style-name="ce9" table:formula="of:=+[.B75]" office:value-type="float" office:value="4.35879288134699" calcext:value-type="float">
            <text:p>4.35879288134699</text:p>
          </table:table-cell>
          <table:table-cell table:style-name="ce9" table:formula="of:=[.C75]-g*delta_t" office:value-type="float" office:value="-1.93232900088359" calcext:value-type="float">
            <text:p>-1.93232900088359</text:p>
          </table:table-cell>
          <table:table-cell table:style-name="ce9" table:formula="of:=SQRT([.B76]*[.B76]+[.C76]*[.C76])" office:value-type="float" office:value="4.76791052245498" calcext:value-type="float">
            <text:p>4.76791052245498</text:p>
          </table:table-cell>
          <table:table-cell table:style-name="ce9" table:formula="of:=IF([.F75]&gt;0;[.E75]+0.5*([.B75]+[.B76])*delta_t;[.E75])" office:value-type="float" office:value="2.48451194236778" calcext:value-type="float">
            <text:p>2.48451194236778</text:p>
          </table:table-cell>
          <table:table-cell table:formula="of:=IF([.F75]&gt;0;[.F75]+0.5*([.C75]+[.C76])*delta_t;[.F75])" office:value-type="float" office:value="0.507662761996354" calcext:value-type="float">
            <text:p>0.507662761996354</text:p>
          </table:table-cell>
          <table:table-cell/>
          <table:table-cell table:style-name="ce9" table:formula="of:=+[.H75]-b*[.H75]*[.J75]*delta_t" office:value-type="float" office:value="4.11461221563471" calcext:value-type="float">
            <text:p>4.11461221563471</text:p>
          </table:table-cell>
          <table:table-cell table:style-name="ce9" table:formula="of:=[.I75]-g*delta_t-b*[.I75]*[.J75]*delta_t" office:value-type="float" office:value="-1.98882782559899" calcext:value-type="float">
            <text:p>-1.98882782559899</text:p>
          </table:table-cell>
          <table:table-cell table:style-name="ce9" table:formula="of:=SQRT([.H76]^2+[.I76]^2)" office:value-type="float" office:value="4.57006234147054" calcext:value-type="float">
            <text:p>4.57006234147054</text:p>
          </table:table-cell>
          <table:table-cell table:style-name="ce9" table:formula="of:=IF([.L75]&gt;0; [.K75]+0.5*([.H75]+[.H76])*delta_t ;[.K75])" office:value-type="float" office:value="2.41114276453074" calcext:value-type="float">
            <text:p>2.41114276453074</text:p>
          </table:table-cell>
          <table:table-cell table:style-name="ce9" table:formula="of:=IF([.L75]&gt;0; [.L75]+0.5*([.I75]+[.I76])*delta_t ;[.L75])" office:value-type="float" office:value="0.474734901765108" calcext:value-type="float">
            <text:p>0.474734901765108</text:p>
          </table:table-cell>
          <table:table-cell/>
          <table:table-cell table:formula="of:= IF([.O75] &gt; 0;  (v*COS(theta*PI()/180)/b)*(1 - EXP(-b*[.A76])); [.N75])" office:value-type="float" office:value="2.46899896444239" calcext:value-type="float">
            <text:p>2.46899896444239</text:p>
          </table:table-cell>
          <table:table-cell table:formula="of:= IF([.O75]&gt;0;  height + (   (g/(b^2)) +  ( v*SIN(theta*PI()/180)) / b     )   *   ( 1 - EXP(-b*[.A76])    )     -   (   (g*[.A76]) / b   );[.O75])" office:value-type="float" office:value="0.501284121278133" calcext:value-type="float">
            <text:p>0.501284121278133</text:p>
          </table:table-cell>
          <table:table-cell table:number-columns-repeated="16368"/>
        </table:table-row>
        <table:table-row table:style-name="ro2">
          <table:table-cell table:style-name="ce9" table:formula="of:=[.A76]+delta_t" office:value-type="float" office:value="0.58" calcext:value-type="float">
            <text:p>0.58</text:p>
          </table:table-cell>
          <table:table-cell table:style-name="ce9" table:formula="of:=+[.B76]" office:value-type="float" office:value="4.35879288134699" calcext:value-type="float">
            <text:p>4.35879288134699</text:p>
          </table:table-cell>
          <table:table-cell table:style-name="ce9" table:formula="of:=[.C76]-g*delta_t" office:value-type="float" office:value="-2.03039550088359" calcext:value-type="float">
            <text:p>-2.03039550088359</text:p>
          </table:table-cell>
          <table:table-cell table:style-name="ce9" table:formula="of:=SQRT([.B77]*[.B77]+[.C77]*[.C77])" office:value-type="float" office:value="4.80849053991889" calcext:value-type="float">
            <text:p>4.80849053991889</text:p>
          </table:table-cell>
          <table:table-cell table:style-name="ce9" table:formula="of:=IF([.F76]&gt;0;[.E76]+0.5*([.B76]+[.B77])*delta_t;[.E76])" office:value-type="float" office:value="2.52809987118125" calcext:value-type="float">
            <text:p>2.52809987118125</text:p>
          </table:table-cell>
          <table:table-cell table:formula="of:=IF([.F76]&gt;0;[.F76]+0.5*([.C76]+[.C77])*delta_t;[.F76])" office:value-type="float" office:value="0.487849139487518" calcext:value-type="float">
            <text:p>0.487849139487518</text:p>
          </table:table-cell>
          <table:table-cell/>
          <table:table-cell table:style-name="ce9" table:formula="of:=+[.H76]-b*[.H76]*[.J76]*delta_t" office:value-type="float" office:value="4.1104753280807" calcext:value-type="float">
            <text:p>4.1104753280807</text:p>
          </table:table-cell>
          <table:table-cell table:style-name="ce9" table:formula="of:=[.I76]-g*delta_t-b*[.I76]*[.J76]*delta_t" office:value-type="float" office:value="-2.08489473082612" calcext:value-type="float">
            <text:p>-2.08489473082612</text:p>
          </table:table-cell>
          <table:table-cell table:style-name="ce9" table:formula="of:=SQRT([.H77]^2+[.I77]^2)" office:value-type="float" office:value="4.60899050350363" calcext:value-type="float">
            <text:p>4.60899050350363</text:p>
          </table:table-cell>
          <table:table-cell table:style-name="ce9" table:formula="of:=IF([.L76]&gt;0; [.K76]+0.5*([.H76]+[.H77])*delta_t ;[.K76])" office:value-type="float" office:value="2.45226820224932" calcext:value-type="float">
            <text:p>2.45226820224932</text:p>
          </table:table-cell>
          <table:table-cell table:style-name="ce9" table:formula="of:=IF([.L76]&gt;0; [.L76]+0.5*([.I76]+[.I77])*delta_t ;[.L76])" office:value-type="float" office:value="0.454366288982982" calcext:value-type="float">
            <text:p>0.454366288982982</text:p>
          </table:table-cell>
          <table:table-cell/>
          <table:table-cell table:formula="of:= IF([.O76] &gt; 0;  (v*COS(theta*PI()/180)/b)*(1 - EXP(-b*[.A77])); [.N76])" office:value-type="float" office:value="2.51203897890851" calcext:value-type="float">
            <text:p>2.51203897890851</text:p>
          </table:table-cell>
          <table:table-cell table:formula="of:= IF([.O76]&gt;0;  height + (   (g/(b^2)) +  ( v*SIN(theta*PI()/180)) / b     )   *   ( 1 - EXP(-b*[.A77])    )     -   (   (g*[.A77]) / b   );[.O76])" office:value-type="float" office:value="0.481365909368776" calcext:value-type="float">
            <text:p>0.481365909368776</text:p>
          </table:table-cell>
          <table:table-cell table:number-columns-repeated="16368"/>
        </table:table-row>
        <table:table-row table:style-name="ro2">
          <table:table-cell table:style-name="ce9" table:formula="of:=[.A77]+delta_t" office:value-type="float" office:value="0.59" calcext:value-type="float">
            <text:p>0.59</text:p>
          </table:table-cell>
          <table:table-cell table:style-name="ce9" table:formula="of:=+[.B77]" office:value-type="float" office:value="4.35879288134699" calcext:value-type="float">
            <text:p>4.35879288134699</text:p>
          </table:table-cell>
          <table:table-cell table:style-name="ce9" table:formula="of:=[.C77]-g*delta_t" office:value-type="float" office:value="-2.12846200088359" calcext:value-type="float">
            <text:p>-2.12846200088359</text:p>
          </table:table-cell>
          <table:table-cell table:style-name="ce9" table:formula="of:=SQRT([.B78]*[.B78]+[.C78]*[.C78])" office:value-type="float" office:value="4.85071395484072" calcext:value-type="float">
            <text:p>4.85071395484072</text:p>
          </table:table-cell>
          <table:table-cell table:style-name="ce9" table:formula="of:=IF([.F77]&gt;0;[.E77]+0.5*([.B77]+[.B78])*delta_t;[.E77])" office:value-type="float" office:value="2.57168779999472" calcext:value-type="float">
            <text:p>2.57168779999472</text:p>
          </table:table-cell>
          <table:table-cell table:formula="of:=IF([.F77]&gt;0;[.F77]+0.5*([.C77]+[.C78])*delta_t;[.F77])" office:value-type="float" office:value="0.467054851978682" calcext:value-type="float">
            <text:p>0.467054851978682</text:p>
          </table:table-cell>
          <table:table-cell/>
          <table:table-cell table:style-name="ce9" table:formula="of:=+[.H77]-b*[.H77]*[.J77]*delta_t" office:value-type="float" office:value="4.10630739689526" calcext:value-type="float">
            <text:p>4.10630739689526</text:p>
          </table:table-cell>
          <table:table-cell table:style-name="ce9" table:formula="of:=[.I77]-g*delta_t-b*[.I77]*[.J77]*delta_t" office:value-type="float" office:value="-2.18084719362278" calcext:value-type="float">
            <text:p>-2.18084719362278</text:p>
          </table:table-cell>
          <table:table-cell table:style-name="ce9" table:formula="of:=SQRT([.H78]^2+[.I78]^2)" office:value-type="float" office:value="4.64950050217537" calcext:value-type="float">
            <text:p>4.64950050217537</text:p>
          </table:table-cell>
          <table:table-cell table:style-name="ce9" table:formula="of:=IF([.L77]&gt;0; [.K77]+0.5*([.H77]+[.H78])*delta_t ;[.K77])" office:value-type="float" office:value="2.4933521158742" calcext:value-type="float">
            <text:p>2.4933521158742</text:p>
          </table:table-cell>
          <table:table-cell table:style-name="ce9" table:formula="of:=IF([.L77]&gt;0; [.L77]+0.5*([.I77]+[.I78])*delta_t ;[.L77])" office:value-type="float" office:value="0.433037579360738" calcext:value-type="float">
            <text:p>0.433037579360738</text:p>
          </table:table-cell>
          <table:table-cell/>
          <table:table-cell table:formula="of:= IF([.O77] &gt; 0;  (v*COS(theta*PI()/180)/b)*(1 - EXP(-b*[.A78])); [.N77])" office:value-type="float" office:value="2.55506952561292" calcext:value-type="float">
            <text:p>2.55506952561292</text:p>
          </table:table-cell>
          <table:table-cell table:formula="of:= IF([.O77]&gt;0;  height + (   (g/(b^2)) +  ( v*SIN(theta*PI()/180)) / b     )   *   ( 1 - EXP(-b*[.A78])    )     -   (   (g*[.A78]) / b   );[.O77])" office:value-type="float" office:value="0.460471521847239" calcext:value-type="float">
            <text:p>0.460471521847239</text:p>
          </table:table-cell>
          <table:table-cell table:number-columns-repeated="16368"/>
        </table:table-row>
        <table:table-row table:style-name="ro2">
          <table:table-cell table:style-name="ce9" table:formula="of:=[.A78]+delta_t" office:value-type="float" office:value="0.6" calcext:value-type="float">
            <text:p>0.6</text:p>
          </table:table-cell>
          <table:table-cell table:style-name="ce9" table:formula="of:=+[.B78]" office:value-type="float" office:value="4.35879288134699" calcext:value-type="float">
            <text:p>4.35879288134699</text:p>
          </table:table-cell>
          <table:table-cell table:style-name="ce9" table:formula="of:=[.C78]-g*delta_t" office:value-type="float" office:value="-2.22652850088359" calcext:value-type="float">
            <text:p>-2.22652850088359</text:p>
          </table:table-cell>
          <table:table-cell table:style-name="ce9" table:formula="of:=SQRT([.B79]*[.B79]+[.C79]*[.C79])" office:value-type="float" office:value="4.89453823641496" calcext:value-type="float">
            <text:p>4.89453823641496</text:p>
          </table:table-cell>
          <table:table-cell table:style-name="ce9" table:formula="of:=IF([.F78]&gt;0;[.E78]+0.5*([.B78]+[.B79])*delta_t;[.E78])" office:value-type="float" office:value="2.61527572880819" calcext:value-type="float">
            <text:p>2.61527572880819</text:p>
          </table:table-cell>
          <table:table-cell table:formula="of:=IF([.F78]&gt;0;[.F78]+0.5*([.C78]+[.C79])*delta_t;[.F78])" office:value-type="float" office:value="0.445279899469846" calcext:value-type="float">
            <text:p>0.445279899469846</text:p>
          </table:table-cell>
          <table:table-cell/>
          <table:table-cell table:style-name="ce9" table:formula="of:=+[.H78]-b*[.H78]*[.J78]*delta_t" office:value-type="float" office:value="4.10210709566839" calcext:value-type="float">
            <text:p>4.10210709566839</text:p>
          </table:table-cell>
          <table:table-cell table:style-name="ce9" table:formula="of:=[.I78]-g*delta_t-b*[.I78]*[.J78]*delta_t" office:value-type="float" office:value="-2.27668292659595" calcext:value-type="float">
            <text:p>-2.27668292659595</text:p>
          </table:table-cell>
          <table:table-cell table:style-name="ce9" table:formula="of:=SQRT([.H79]^2+[.I79]^2)" office:value-type="float" office:value="4.69154215291587" calcext:value-type="float">
            <text:p>4.69154215291587</text:p>
          </table:table-cell>
          <table:table-cell table:style-name="ce9" table:formula="of:=IF([.L78]&gt;0; [.K78]+0.5*([.H78]+[.H79])*delta_t ;[.K78])" office:value-type="float" office:value="2.53439418833701" calcext:value-type="float">
            <text:p>2.53439418833701</text:p>
          </table:table-cell>
          <table:table-cell table:style-name="ce9" table:formula="of:=IF([.L78]&gt;0; [.L78]+0.5*([.I78]+[.I79])*delta_t ;[.L78])" office:value-type="float" office:value="0.410749928759644" calcext:value-type="float">
            <text:p>0.410749928759644</text:p>
          </table:table-cell>
          <table:table-cell/>
          <table:table-cell table:formula="of:= IF([.O78] &gt; 0;  (v*COS(theta*PI()/180)/b)*(1 - EXP(-b*[.A79])); [.N78])" office:value-type="float" office:value="2.59809060663831" calcext:value-type="float">
            <text:p>2.59809060663831</text:p>
          </table:table-cell>
          <table:table-cell table:formula="of:= IF([.O78]&gt;0;  height + (   (g/(b^2)) +  ( v*SIN(theta*PI()/180)) / b     )   *   ( 1 - EXP(-b*[.A79])    )     -   (   (g*[.A79]) / b   );[.O78])" office:value-type="float" office:value="0.438601173450252" calcext:value-type="float">
            <text:p>0.438601173450252</text:p>
          </table:table-cell>
          <table:table-cell table:number-columns-repeated="16368"/>
        </table:table-row>
        <table:table-row table:style-name="ro2">
          <table:table-cell table:style-name="ce9" table:formula="of:=[.A79]+delta_t" office:value-type="float" office:value="0.61" calcext:value-type="float">
            <text:p>0.61</text:p>
          </table:table-cell>
          <table:table-cell table:style-name="ce9" table:formula="of:=+[.B79]" office:value-type="float" office:value="4.35879288134699" calcext:value-type="float">
            <text:p>4.35879288134699</text:p>
          </table:table-cell>
          <table:table-cell table:style-name="ce9" table:formula="of:=[.C79]-g*delta_t" office:value-type="float" office:value="-2.32459500088359" calcext:value-type="float">
            <text:p>-2.32459500088359</text:p>
          </table:table-cell>
          <table:table-cell table:style-name="ce9" table:formula="of:=SQRT([.B80]*[.B80]+[.C80]*[.C80])" office:value-type="float" office:value="4.93992077877916" calcext:value-type="float">
            <text:p>4.93992077877916</text:p>
          </table:table-cell>
          <table:table-cell table:style-name="ce9" table:formula="of:=IF([.F79]&gt;0;[.E79]+0.5*([.B79]+[.B80])*delta_t;[.E79])" office:value-type="float" office:value="2.65886365762166" calcext:value-type="float">
            <text:p>2.65886365762166</text:p>
          </table:table-cell>
          <table:table-cell table:formula="of:=IF([.F79]&gt;0;[.F79]+0.5*([.C79]+[.C80])*delta_t;[.F79])" office:value-type="float" office:value="0.42252428196101" calcext:value-type="float">
            <text:p>0.42252428196101</text:p>
          </table:table-cell>
          <table:table-cell/>
          <table:table-cell table:style-name="ce9" table:formula="of:=+[.H79]-b*[.H79]*[.J79]*delta_t" office:value-type="float" office:value="4.09787314983026" calcext:value-type="float">
            <text:p>4.09787314983026</text:p>
          </table:table-cell>
          <table:table-cell table:style-name="ce9" table:formula="of:=[.I79]-g*delta_t-b*[.I79]*[.J79]*delta_t" office:value-type="float" office:value="-2.37239957273378" calcext:value-type="float">
            <text:p>-2.37239957273378</text:p>
          </table:table-cell>
          <table:table-cell table:style-name="ce9" table:formula="of:=SQRT([.H80]^2+[.I80]^2)" office:value-type="float" office:value="4.73506537281242" calcext:value-type="float">
            <text:p>4.73506537281242</text:p>
          </table:table-cell>
          <table:table-cell table:style-name="ce9" table:formula="of:=IF([.L79]&gt;0; [.K79]+0.5*([.H79]+[.H80])*delta_t ;[.K79])" office:value-type="float" office:value="2.57539408956451" calcext:value-type="float">
            <text:p>2.57539408956451</text:p>
          </table:table-cell>
          <table:table-cell table:style-name="ce9" table:formula="of:=IF([.L79]&gt;0; [.L79]+0.5*([.I79]+[.I80])*delta_t ;[.L79])" office:value-type="float" office:value="0.387504516262995" calcext:value-type="float">
            <text:p>0.387504516262995</text:p>
          </table:table-cell>
          <table:table-cell/>
          <table:table-cell table:formula="of:= IF([.O79] &gt; 0;  (v*COS(theta*PI()/180)/b)*(1 - EXP(-b*[.A80])); [.N79])" office:value-type="float" office:value="2.64110222406692" calcext:value-type="float">
            <text:p>2.64110222406692</text:p>
          </table:table-cell>
          <table:table-cell table:formula="of:= IF([.O79]&gt;0;  height + (   (g/(b^2)) +  ( v*SIN(theta*PI()/180)) / b     )   *   ( 1 - EXP(-b*[.A80])    )     -   (   (g*[.A80]) / b   );[.O79])" office:value-type="float" office:value="0.415755078866994" calcext:value-type="float">
            <text:p>0.415755078866994</text:p>
          </table:table-cell>
          <table:table-cell table:number-columns-repeated="16368"/>
        </table:table-row>
        <table:table-row table:style-name="ro2">
          <table:table-cell table:style-name="ce9" table:formula="of:=[.A80]+delta_t" office:value-type="float" office:value="0.62" calcext:value-type="float">
            <text:p>0.62</text:p>
          </table:table-cell>
          <table:table-cell table:style-name="ce9" table:formula="of:=+[.B80]" office:value-type="float" office:value="4.35879288134699" calcext:value-type="float">
            <text:p>4.35879288134699</text:p>
          </table:table-cell>
          <table:table-cell table:style-name="ce9" table:formula="of:=[.C80]-g*delta_t" office:value-type="float" office:value="-2.42266150088359" calcext:value-type="float">
            <text:p>-2.42266150088359</text:p>
          </table:table-cell>
          <table:table-cell table:style-name="ce9" table:formula="of:=SQRT([.B81]*[.B81]+[.C81]*[.C81])" office:value-type="float" office:value="4.98681903926187" calcext:value-type="float">
            <text:p>4.98681903926187</text:p>
          </table:table-cell>
          <table:table-cell table:style-name="ce9" table:formula="of:=IF([.F80]&gt;0;[.E80]+0.5*([.B80]+[.B81])*delta_t;[.E80])" office:value-type="float" office:value="2.70245158643513" calcext:value-type="float">
            <text:p>2.70245158643513</text:p>
          </table:table-cell>
          <table:table-cell table:formula="of:=IF([.F80]&gt;0;[.F80]+0.5*([.C80]+[.C81])*delta_t;[.F80])" office:value-type="float" office:value="0.398787999452174" calcext:value-type="float">
            <text:p>0.398787999452174</text:p>
          </table:table-cell>
          <table:table-cell/>
          <table:table-cell table:style-name="ce9" table:formula="of:=+[.H80]-b*[.H80]*[.J80]*delta_t" office:value-type="float" office:value="4.0936043364344" calcext:value-type="float">
            <text:p>4.0936043364344</text:p>
          </table:table-cell>
          <table:table-cell table:style-name="ce9" table:formula="of:=[.I80]-g*delta_t-b*[.I80]*[.J80]*delta_t" office:value-type="float" office:value="-2.46799470997897" calcext:value-type="float">
            <text:p>-2.46799470997897</text:p>
          </table:table-cell>
          <table:table-cell table:style-name="ce9" table:formula="of:=SQRT([.H81]^2+[.I81]^2)" office:value-type="float" office:value="4.78002032963864" calcext:value-type="float">
            <text:p>4.78002032963864</text:p>
          </table:table-cell>
          <table:table-cell table:style-name="ce9" table:formula="of:=IF([.L80]&gt;0; [.K80]+0.5*([.H80]+[.H81])*delta_t ;[.K80])" office:value-type="float" office:value="2.61635147699583" calcext:value-type="float">
            <text:p>2.61635147699583</text:p>
          </table:table-cell>
          <table:table-cell table:style-name="ce9" table:formula="of:=IF([.L80]&gt;0; [.L80]+0.5*([.I80]+[.I81])*delta_t ;[.L80])" office:value-type="float" office:value="0.363302544849431" calcext:value-type="float">
            <text:p>0.363302544849431</text:p>
          </table:table-cell>
          <table:table-cell/>
          <table:table-cell table:formula="of:= IF([.O80] &gt; 0;  (v*COS(theta*PI()/180)/b)*(1 - EXP(-b*[.A81])); [.N80])" office:value-type="float" office:value="2.68410437998053" calcext:value-type="float">
            <text:p>2.68410437998053</text:p>
          </table:table-cell>
          <table:table-cell table:formula="of:= IF([.O80]&gt;0;  height + (   (g/(b^2)) +  ( v*SIN(theta*PI()/180)) / b     )   *   ( 1 - EXP(-b*[.A81])    )     -   (   (g*[.A81]) / b   );[.O80])" office:value-type="float" office:value="0.391933452739011" calcext:value-type="float">
            <text:p>0.391933452739011</text:p>
          </table:table-cell>
          <table:table-cell table:number-columns-repeated="16368"/>
        </table:table-row>
        <table:table-row table:style-name="ro2">
          <table:table-cell table:style-name="ce9" table:formula="of:=[.A81]+delta_t" office:value-type="float" office:value="0.63" calcext:value-type="float">
            <text:p>0.63</text:p>
          </table:table-cell>
          <table:table-cell table:style-name="ce9" table:formula="of:=+[.B81]" office:value-type="float" office:value="4.35879288134699" calcext:value-type="float">
            <text:p>4.35879288134699</text:p>
          </table:table-cell>
          <table:table-cell table:style-name="ce9" table:formula="of:=[.C81]-g*delta_t" office:value-type="float" office:value="-2.52072800088359" calcext:value-type="float">
            <text:p>-2.52072800088359</text:p>
          </table:table-cell>
          <table:table-cell table:style-name="ce9" table:formula="of:=SQRT([.B82]*[.B82]+[.C82]*[.C82])" office:value-type="float" office:value="5.03519066539885" calcext:value-type="float">
            <text:p>5.03519066539885</text:p>
          </table:table-cell>
          <table:table-cell table:style-name="ce9" table:formula="of:=IF([.F81]&gt;0;[.E81]+0.5*([.B81]+[.B82])*delta_t;[.E81])" office:value-type="float" office:value="2.7460395152486" calcext:value-type="float">
            <text:p>2.7460395152486</text:p>
          </table:table-cell>
          <table:table-cell table:formula="of:=IF([.F81]&gt;0;[.F81]+0.5*([.C81]+[.C82])*delta_t;[.F81])" office:value-type="float" office:value="0.374071051943339" calcext:value-type="float">
            <text:p>0.374071051943339</text:p>
          </table:table-cell>
          <table:table-cell/>
          <table:table-cell table:style-name="ce9" table:formula="of:=+[.H81]-b*[.H81]*[.J81]*delta_t" office:value-type="float" office:value="4.08929948380547" calcext:value-type="float">
            <text:p>4.08929948380547</text:p>
          </table:table-cell>
          <table:table-cell table:style-name="ce9" table:formula="of:=[.I81]-g*delta_t-b*[.I81]*[.J81]*delta_t" office:value-type="float" office:value="-2.5634658557038" calcext:value-type="float">
            <text:p>-2.5634658557038</text:p>
          </table:table-cell>
          <table:table-cell table:style-name="ce9" table:formula="of:=SQRT([.H82]^2+[.I82]^2)" office:value-type="float" office:value="4.82635757705653" calcext:value-type="float">
            <text:p>4.82635757705653</text:p>
          </table:table-cell>
          <table:table-cell table:style-name="ce9" table:formula="of:=IF([.L81]&gt;0; [.K81]+0.5*([.H81]+[.H82])*delta_t ;[.K81])" office:value-type="float" office:value="2.65726599609703" calcext:value-type="float">
            <text:p>2.65726599609703</text:p>
          </table:table-cell>
          <table:table-cell table:style-name="ce9" table:formula="of:=IF([.L81]&gt;0; [.L81]+0.5*([.I81]+[.I82])*delta_t ;[.L81])" office:value-type="float" office:value="0.338145242021018" calcext:value-type="float">
            <text:p>0.338145242021018</text:p>
          </table:table-cell>
          <table:table-cell/>
          <table:table-cell table:formula="of:= IF([.O81] &gt; 0;  (v*COS(theta*PI()/180)/b)*(1 - EXP(-b*[.A82])); [.N81])" office:value-type="float" office:value="2.72709707646036" calcext:value-type="float">
            <text:p>2.72709707646036</text:p>
          </table:table-cell>
          <table:table-cell table:formula="of:= IF([.O81]&gt;0;  height + (   (g/(b^2)) +  ( v*SIN(theta*PI()/180)) / b     )   *   ( 1 - EXP(-b*[.A82])    )     -   (   (g*[.A82]) / b   );[.O81])" office:value-type="float" office:value="0.367136509653392" calcext:value-type="float">
            <text:p>0.367136509653392</text:p>
          </table:table-cell>
          <table:table-cell table:number-columns-repeated="16368"/>
        </table:table-row>
        <table:table-row table:style-name="ro2">
          <table:table-cell table:style-name="ce9" table:formula="of:=[.A82]+delta_t" office:value-type="float" office:value="0.64" calcext:value-type="float">
            <text:p>0.64</text:p>
          </table:table-cell>
          <table:table-cell table:style-name="ce9" table:formula="of:=+[.B82]" office:value-type="float" office:value="4.35879288134699" calcext:value-type="float">
            <text:p>4.35879288134699</text:p>
          </table:table-cell>
          <table:table-cell table:style-name="ce9" table:formula="of:=[.C82]-g*delta_t" office:value-type="float" office:value="-2.61879450088359" calcext:value-type="float">
            <text:p>-2.61879450088359</text:p>
          </table:table-cell>
          <table:table-cell table:style-name="ce9" table:formula="of:=SQRT([.B83]*[.B83]+[.C83]*[.C83])" office:value-type="float" office:value="5.08499361064882" calcext:value-type="float">
            <text:p>5.08499361064882</text:p>
          </table:table-cell>
          <table:table-cell table:style-name="ce9" table:formula="of:=IF([.F82]&gt;0;[.E82]+0.5*([.B82]+[.B83])*delta_t;[.E82])" office:value-type="float" office:value="2.78962744406207" calcext:value-type="float">
            <text:p>2.78962744406207</text:p>
          </table:table-cell>
          <table:table-cell table:formula="of:=IF([.F82]&gt;0;[.F82]+0.5*([.C82]+[.C83])*delta_t;[.F82])" office:value-type="float" office:value="0.348373439434503" calcext:value-type="float">
            <text:p>0.348373439434503</text:p>
          </table:table-cell>
          <table:table-cell/>
          <table:table-cell table:style-name="ce9" table:formula="of:=+[.H82]-b*[.H82]*[.J82]*delta_t" office:value-type="float" office:value="4.0849574710648" calcext:value-type="float">
            <text:p>4.0849574710648</text:p>
          </table:table-cell>
          <table:table-cell table:style-name="ce9" table:formula="of:=[.I82]-g*delta_t-b*[.I82]*[.J82]*delta_t" office:value-type="float" office:value="-2.65881047107544" calcext:value-type="float">
            <text:p>-2.65881047107544</text:p>
          </table:table-cell>
          <table:table-cell table:style-name="ce9" table:formula="of:=SQRT([.H83]^2+[.I83]^2)" office:value-type="float" office:value="4.87402817610942" calcext:value-type="float">
            <text:p>4.87402817610942</text:p>
          </table:table-cell>
          <table:table-cell table:style-name="ce9" table:formula="of:=IF([.L82]&gt;0; [.K82]+0.5*([.H82]+[.H83])*delta_t ;[.K82])" office:value-type="float" office:value="2.69813728087138" calcext:value-type="float">
            <text:p>2.69813728087138</text:p>
          </table:table-cell>
          <table:table-cell table:style-name="ce9" table:formula="of:=IF([.L82]&gt;0; [.L82]+0.5*([.I82]+[.I83])*delta_t ;[.L82])" office:value-type="float" office:value="0.312033860387121" calcext:value-type="float">
            <text:p>0.312033860387121</text:p>
          </table:table-cell>
          <table:table-cell/>
          <table:table-cell table:formula="of:= IF([.O82] &gt; 0;  (v*COS(theta*PI()/180)/b)*(1 - EXP(-b*[.A83])); [.N82])" office:value-type="float" office:value="2.77008031558735" calcext:value-type="float">
            <text:p>2.77008031558735</text:p>
          </table:table-cell>
          <table:table-cell table:formula="of:= IF([.O82]&gt;0;  height + (   (g/(b^2)) +  ( v*SIN(theta*PI()/180)) / b     )   *   ( 1 - EXP(-b*[.A83])    )     -   (   (g*[.A83]) / b   );[.O82])" office:value-type="float" office:value="0.341364464163178" calcext:value-type="float">
            <text:p>0.341364464163178</text:p>
          </table:table-cell>
          <table:table-cell table:number-columns-repeated="16368"/>
        </table:table-row>
        <table:table-row table:style-name="ro2">
          <table:table-cell table:style-name="ce9" table:formula="of:=[.A83]+delta_t" office:value-type="float" office:value="0.65" calcext:value-type="float">
            <text:p>0.65</text:p>
          </table:table-cell>
          <table:table-cell table:style-name="ce9" table:formula="of:=+[.B83]" office:value-type="float" office:value="4.35879288134699" calcext:value-type="float">
            <text:p>4.35879288134699</text:p>
          </table:table-cell>
          <table:table-cell table:style-name="ce9" table:formula="of:=[.C83]-g*delta_t" office:value-type="float" office:value="-2.71686100088359" calcext:value-type="float">
            <text:p>-2.71686100088359</text:p>
          </table:table-cell>
          <table:table-cell table:style-name="ce9" table:formula="of:=SQRT([.B84]*[.B84]+[.C84]*[.C84])" office:value-type="float" office:value="5.13618623889393" calcext:value-type="float">
            <text:p>5.13618623889393</text:p>
          </table:table-cell>
          <table:table-cell table:style-name="ce9" table:formula="of:=IF([.F83]&gt;0;[.E83]+0.5*([.B83]+[.B84])*delta_t;[.E83])" office:value-type="float" office:value="2.83321537287554" calcext:value-type="float">
            <text:p>2.83321537287554</text:p>
          </table:table-cell>
          <table:table-cell table:formula="of:=IF([.F83]&gt;0;[.F83]+0.5*([.C83]+[.C84])*delta_t;[.F83])" office:value-type="float" office:value="0.321695161925667" calcext:value-type="float">
            <text:p>0.321695161925667</text:p>
          </table:table-cell>
          <table:table-cell/>
          <table:table-cell table:style-name="ce9" table:formula="of:=+[.H83]-b*[.H83]*[.J83]*delta_t" office:value-type="float" office:value="4.08057722754612" calcext:value-type="float">
            <text:p>4.08057722754612</text:p>
          </table:table-cell>
          <table:table-cell table:style-name="ce9" table:formula="of:=[.I83]-g*delta_t-b*[.I83]*[.J83]*delta_t" office:value-type="float" office:value="-2.75402596530223" calcext:value-type="float">
            <text:p>-2.75402596530223</text:p>
          </table:table-cell>
          <table:table-cell table:style-name="ce9" table:formula="of:=SQRT([.H84]^2+[.I84]^2)" office:value-type="float" office:value="4.92298380329723" calcext:value-type="float">
            <text:p>4.92298380329723</text:p>
          </table:table-cell>
          <table:table-cell table:style-name="ce9" table:formula="of:=IF([.L83]&gt;0; [.K83]+0.5*([.H83]+[.H84])*delta_t ;[.K83])" office:value-type="float" office:value="2.73896495436444" calcext:value-type="float">
            <text:p>2.73896495436444</text:p>
          </table:table-cell>
          <table:table-cell table:style-name="ce9" table:formula="of:=IF([.L83]&gt;0; [.L83]+0.5*([.I83]+[.I84])*delta_t ;[.L83])" office:value-type="float" office:value="0.284969678205233" calcext:value-type="float">
            <text:p>0.284969678205233</text:p>
          </table:table-cell>
          <table:table-cell/>
          <table:table-cell table:formula="of:= IF([.O83] &gt; 0;  (v*COS(theta*PI()/180)/b)*(1 - EXP(-b*[.A84])); [.N83])" office:value-type="float" office:value="2.81305409944185" calcext:value-type="float">
            <text:p>2.81305409944185</text:p>
          </table:table-cell>
          <table:table-cell table:formula="of:= IF([.O83]&gt;0;  height + (   (g/(b^2)) +  ( v*SIN(theta*PI()/180)) / b     )   *   ( 1 - EXP(-b*[.A84])    )     -   (   (g*[.A84]) / b   );[.O83])" office:value-type="float" office:value="0.314617530764735" calcext:value-type="float">
            <text:p>0.314617530764735</text:p>
          </table:table-cell>
          <table:table-cell table:number-columns-repeated="16368"/>
        </table:table-row>
        <table:table-row table:style-name="ro2">
          <table:table-cell table:style-name="ce9" table:formula="of:=[.A84]+delta_t" office:value-type="float" office:value="0.66" calcext:value-type="float">
            <text:p>0.66</text:p>
          </table:table-cell>
          <table:table-cell table:style-name="ce9" table:formula="of:=+[.B84]" office:value-type="float" office:value="4.35879288134699" calcext:value-type="float">
            <text:p>4.35879288134699</text:p>
          </table:table-cell>
          <table:table-cell table:style-name="ce9" table:formula="of:=[.C84]-g*delta_t" office:value-type="float" office:value="-2.81492750088359" calcext:value-type="float">
            <text:p>-2.81492750088359</text:p>
          </table:table-cell>
          <table:table-cell table:style-name="ce9" table:formula="of:=SQRT([.B85]*[.B85]+[.C85]*[.C85])" office:value-type="float" office:value="5.18872741794285" calcext:value-type="float">
            <text:p>5.18872741794285</text:p>
          </table:table-cell>
          <table:table-cell table:style-name="ce9" table:formula="of:=IF([.F84]&gt;0;[.E84]+0.5*([.B84]+[.B85])*delta_t;[.E84])" office:value-type="float" office:value="2.87680330168901" calcext:value-type="float">
            <text:p>2.87680330168901</text:p>
          </table:table-cell>
          <table:table-cell table:formula="of:=IF([.F84]&gt;0;[.F84]+0.5*([.C84]+[.C85])*delta_t;[.F84])" office:value-type="float" office:value="0.294036219416831" calcext:value-type="float">
            <text:p>0.294036219416831</text:p>
          </table:table-cell>
          <table:table-cell/>
          <table:table-cell table:style-name="ce9" table:formula="of:=+[.H84]-b*[.H84]*[.J84]*delta_t" office:value-type="float" office:value="4.07615773211427" calcext:value-type="float">
            <text:p>4.07615773211427</text:p>
          </table:table-cell>
          <table:table-cell table:style-name="ce9" table:formula="of:=[.I84]-g*delta_t-b*[.I84]*[.J84]*delta_t" office:value-type="float" office:value="-2.8491096997536" calcext:value-type="float">
            <text:p>-2.8491096997536</text:p>
          </table:table-cell>
          <table:table-cell table:style-name="ce9" table:formula="of:=SQRT([.H85]^2+[.I85]^2)" office:value-type="float" office:value="4.97317684566968" calcext:value-type="float">
            <text:p>4.97317684566968</text:p>
          </table:table-cell>
          <table:table-cell table:style-name="ce9" table:formula="of:=IF([.L84]&gt;0; [.K84]+0.5*([.H84]+[.H85])*delta_t ;[.K84])" office:value-type="float" office:value="2.77974862916274" calcext:value-type="float">
            <text:p>2.77974862916274</text:p>
          </table:table-cell>
          <table:table-cell table:style-name="ce9" table:formula="of:=IF([.L84]&gt;0; [.L84]+0.5*([.I84]+[.I85])*delta_t ;[.L84])" office:value-type="float" office:value="0.256953999879954" calcext:value-type="float">
            <text:p>0.256953999879954</text:p>
          </table:table-cell>
          <table:table-cell/>
          <table:table-cell table:formula="of:= IF([.O84] &gt; 0;  (v*COS(theta*PI()/180)/b)*(1 - EXP(-b*[.A85])); [.N84])" office:value-type="float" office:value="2.85601843010378" calcext:value-type="float">
            <text:p>2.85601843010378</text:p>
          </table:table-cell>
          <table:table-cell table:formula="of:= IF([.O84]&gt;0;  height + (   (g/(b^2)) +  ( v*SIN(theta*PI()/180)) / b     )   *   ( 1 - EXP(-b*[.A85])    )     -   (   (g*[.A85]) / b   );[.O84])" office:value-type="float" office:value="0.286895923909071" calcext:value-type="float">
            <text:p>0.286895923909071</text:p>
          </table:table-cell>
          <table:table-cell table:number-columns-repeated="16368"/>
        </table:table-row>
        <table:table-row table:style-name="ro2">
          <table:table-cell table:style-name="ce9" table:formula="of:=[.A85]+delta_t" office:value-type="float" office:value="0.67" calcext:value-type="float">
            <text:p>0.67</text:p>
          </table:table-cell>
          <table:table-cell table:style-name="ce9" table:formula="of:=+[.B85]" office:value-type="float" office:value="4.35879288134699" calcext:value-type="float">
            <text:p>4.35879288134699</text:p>
          </table:table-cell>
          <table:table-cell table:style-name="ce9" table:formula="of:=[.C85]-g*delta_t" office:value-type="float" office:value="-2.91299400088359" calcext:value-type="float">
            <text:p>-2.91299400088359</text:p>
          </table:table-cell>
          <table:table-cell table:style-name="ce9" table:formula="of:=SQRT([.B86]*[.B86]+[.C86]*[.C86])" office:value-type="float" office:value="5.242576602365" calcext:value-type="float">
            <text:p>5.242576602365</text:p>
          </table:table-cell>
          <table:table-cell table:style-name="ce9" table:formula="of:=IF([.F85]&gt;0;[.E85]+0.5*([.B85]+[.B86])*delta_t;[.E85])" office:value-type="float" office:value="2.92039123050248" calcext:value-type="float">
            <text:p>2.92039123050248</text:p>
          </table:table-cell>
          <table:table-cell table:formula="of:=IF([.F85]&gt;0;[.F85]+0.5*([.C85]+[.C86])*delta_t;[.F85])" office:value-type="float" office:value="0.265396611907995" calcext:value-type="float">
            <text:p>0.265396611907995</text:p>
          </table:table-cell>
          <table:table-cell/>
          <table:table-cell table:style-name="ce9" table:formula="of:=+[.H85]-b*[.H85]*[.J85]*delta_t" office:value-type="float" office:value="4.07169801239869" calcext:value-type="float">
            <text:p>4.07169801239869</text:p>
          </table:table-cell>
          <table:table-cell table:style-name="ce9" table:formula="of:=[.I85]-g*delta_t-b*[.I85]*[.J85]*delta_t" office:value-type="float" office:value="-2.94405899194789" calcext:value-type="float">
            <text:p>-2.94405899194789</text:p>
          </table:table-cell>
          <table:table-cell table:style-name="ce9" table:formula="of:=SQRT([.H86]^2+[.I86]^2)" office:value-type="float" office:value="5.02456048348914" calcext:value-type="float">
            <text:p>5.02456048348914</text:p>
          </table:table-cell>
          <table:table-cell table:style-name="ce9" table:formula="of:=IF([.L85]&gt;0; [.K85]+0.5*([.H85]+[.H86])*delta_t ;[.K85])" office:value-type="float" office:value="2.8204879078853" calcext:value-type="float">
            <text:p>2.8204879078853</text:p>
          </table:table-cell>
          <table:table-cell table:style-name="ce9" table:formula="of:=IF([.L85]&gt;0; [.L85]+0.5*([.I85]+[.I86])*delta_t ;[.L85])" office:value-type="float" office:value="0.227988156421446" calcext:value-type="float">
            <text:p>0.227988156421446</text:p>
          </table:table-cell>
          <table:table-cell/>
          <table:table-cell table:formula="of:= IF([.O85] &gt; 0;  (v*COS(theta*PI()/180)/b)*(1 - EXP(-b*[.A86])); [.N85])" office:value-type="float" office:value="2.89897330965261" calcext:value-type="float">
            <text:p>2.89897330965261</text:p>
          </table:table-cell>
          <table:table-cell table:formula="of:= IF([.O85]&gt;0;  height + (   (g/(b^2)) +  ( v*SIN(theta*PI()/180)) / b     )   *   ( 1 - EXP(-b*[.A86])    )     -   (   (g*[.A86]) / b   );[.O85])" office:value-type="float" office:value="0.258199857999671" calcext:value-type="float">
            <text:p>0.258199857999671</text:p>
          </table:table-cell>
          <table:table-cell table:number-columns-repeated="16368"/>
        </table:table-row>
        <table:table-row table:style-name="ro2">
          <table:table-cell table:style-name="ce9" table:formula="of:=[.A86]+delta_t" office:value-type="float" office:value="0.68" calcext:value-type="float">
            <text:p>0.68</text:p>
          </table:table-cell>
          <table:table-cell table:style-name="ce9" table:formula="of:=+[.B86]" office:value-type="float" office:value="4.35879288134699" calcext:value-type="float">
            <text:p>4.35879288134699</text:p>
          </table:table-cell>
          <table:table-cell table:style-name="ce9" table:formula="of:=[.C86]-g*delta_t" office:value-type="float" office:value="-3.01106050088359" calcext:value-type="float">
            <text:p>-3.01106050088359</text:p>
          </table:table-cell>
          <table:table-cell table:style-name="ce9" table:formula="of:=SQRT([.B87]*[.B87]+[.C87]*[.C87])" office:value-type="float" office:value="5.29769390607484" calcext:value-type="float">
            <text:p>5.29769390607484</text:p>
          </table:table-cell>
          <table:table-cell table:style-name="ce9" table:formula="of:=IF([.F86]&gt;0;[.E86]+0.5*([.B86]+[.B87])*delta_t;[.E86])" office:value-type="float" office:value="2.96397915931595" calcext:value-type="float">
            <text:p>2.96397915931595</text:p>
          </table:table-cell>
          <table:table-cell table:formula="of:=IF([.F86]&gt;0;[.F86]+0.5*([.C86]+[.C87])*delta_t;[.F86])" office:value-type="float" office:value="0.235776339399159" calcext:value-type="float">
            <text:p>0.235776339399159</text:p>
          </table:table-cell>
          <table:table-cell/>
          <table:table-cell table:style-name="ce9" table:formula="of:=+[.H86]-b*[.H86]*[.J86]*delta_t" office:value-type="float" office:value="4.06719714395325" calcext:value-type="float">
            <text:p>4.06719714395325</text:p>
          </table:table-cell>
          <table:table-cell table:style-name="ce9" table:formula="of:=[.I86]-g*delta_t-b*[.I86]*[.J86]*delta_t" office:value-type="float" office:value="-3.03887111940405" calcext:value-type="float">
            <text:p>-3.03887111940405</text:p>
          </table:table-cell>
          <table:table-cell table:style-name="ce9" table:formula="of:=SQRT([.H87]^2+[.I87]^2)" office:value-type="float" office:value="5.07708876110409" calcext:value-type="float">
            <text:p>5.07708876110409</text:p>
          </table:table-cell>
          <table:table-cell table:style-name="ce9" table:formula="of:=IF([.L86]&gt;0; [.K86]+0.5*([.H86]+[.H87])*delta_t ;[.K86])" office:value-type="float" office:value="2.86118238366706" calcext:value-type="float">
            <text:p>2.86118238366706</text:p>
          </table:table-cell>
          <table:table-cell table:style-name="ce9" table:formula="of:=IF([.L86]&gt;0; [.L86]+0.5*([.I86]+[.I87])*delta_t ;[.L86])" office:value-type="float" office:value="0.198073505864687" calcext:value-type="float">
            <text:p>0.198073505864687</text:p>
          </table:table-cell>
          <table:table-cell/>
          <table:table-cell table:formula="of:= IF([.O86] &gt; 0;  (v*COS(theta*PI()/180)/b)*(1 - EXP(-b*[.A87])); [.N86])" office:value-type="float" office:value="2.94191874016741" calcext:value-type="float">
            <text:p>2.94191874016741</text:p>
          </table:table-cell>
          <table:table-cell table:formula="of:= IF([.O86]&gt;0;  height + (   (g/(b^2)) +  ( v*SIN(theta*PI()/180)) / b     )   *   ( 1 - EXP(-b*[.A87])    )     -   (   (g*[.A87]) / b   );[.O86])" office:value-type="float" office:value="0.228529547398921" calcext:value-type="float">
            <text:p>0.228529547398921</text:p>
          </table:table-cell>
          <table:table-cell table:number-columns-repeated="16368"/>
        </table:table-row>
        <table:table-row table:style-name="ro2">
          <table:table-cell table:style-name="ce9" table:formula="of:=[.A87]+delta_t" office:value-type="float" office:value="0.69" calcext:value-type="float">
            <text:p>0.69</text:p>
          </table:table-cell>
          <table:table-cell table:style-name="ce9" table:formula="of:=+[.B87]" office:value-type="float" office:value="4.35879288134699" calcext:value-type="float">
            <text:p>4.35879288134699</text:p>
          </table:table-cell>
          <table:table-cell table:style-name="ce9" table:formula="of:=[.C87]-g*delta_t" office:value-type="float" office:value="-3.10912700088359" calcext:value-type="float">
            <text:p>-3.10912700088359</text:p>
          </table:table-cell>
          <table:table-cell table:style-name="ce9" table:formula="of:=SQRT([.B88]*[.B88]+[.C88]*[.C88])" office:value-type="float" office:value="5.35404016515608" calcext:value-type="float">
            <text:p>5.35404016515608</text:p>
          </table:table-cell>
          <table:table-cell table:style-name="ce9" table:formula="of:=IF([.F87]&gt;0;[.E87]+0.5*([.B87]+[.B88])*delta_t;[.E87])" office:value-type="float" office:value="3.00756708812942" calcext:value-type="float">
            <text:p>3.00756708812942</text:p>
          </table:table-cell>
          <table:table-cell table:formula="of:=IF([.F87]&gt;0;[.F87]+0.5*([.C87]+[.C88])*delta_t;[.F87])" office:value-type="float" office:value="0.205175401890323" calcext:value-type="float">
            <text:p>0.205175401890323</text:p>
          </table:table-cell>
          <table:table-cell/>
          <table:table-cell table:style-name="ce9" table:formula="of:=+[.H87]-b*[.H87]*[.J87]*delta_t" office:value-type="float" office:value="4.06265424935333" calcext:value-type="float">
            <text:p>4.06265424935333</text:p>
          </table:table-cell>
          <table:table-cell table:style-name="ce9" table:formula="of:=[.I87]-g*delta_t-b*[.I87]*[.J87]*delta_t" office:value-type="float" office:value="-3.13354332335456" calcext:value-type="float">
            <text:p>-3.13354332335456</text:p>
          </table:table-cell>
          <table:table-cell table:style-name="ce9" table:formula="of:=SQRT([.H88]^2+[.I88]^2)" office:value-type="float" office:value="5.13071664673938" calcext:value-type="float">
            <text:p>5.13071664673938</text:p>
          </table:table-cell>
          <table:table-cell table:style-name="ce9" table:formula="of:=IF([.L87]&gt;0; [.K87]+0.5*([.H87]+[.H88])*delta_t ;[.K87])" office:value-type="float" office:value="2.90183164063359" calcext:value-type="float">
            <text:p>2.90183164063359</text:p>
          </table:table-cell>
          <table:table-cell table:style-name="ce9" table:formula="of:=IF([.L87]&gt;0; [.L87]+0.5*([.I87]+[.I88])*delta_t ;[.L87])" office:value-type="float" office:value="0.167211433650894" calcext:value-type="float">
            <text:p>0.167211433650894</text:p>
          </table:table-cell>
          <table:table-cell/>
          <table:table-cell table:formula="of:= IF([.O87] &gt; 0;  (v*COS(theta*PI()/180)/b)*(1 - EXP(-b*[.A88])); [.N87])" office:value-type="float" office:value="2.98485472372666" calcext:value-type="float">
            <text:p>2.98485472372666</text:p>
          </table:table-cell>
          <table:table-cell table:formula="of:= IF([.O87]&gt;0;  height + (   (g/(b^2)) +  ( v*SIN(theta*PI()/180)) / b     )   *   ( 1 - EXP(-b*[.A88])    )     -   (   (g*[.A88]) / b   );[.O87])" office:value-type="float" office:value="0.197885206410547" calcext:value-type="float">
            <text:p>0.197885206410547</text:p>
          </table:table-cell>
          <table:table-cell table:number-columns-repeated="16368"/>
        </table:table-row>
        <table:table-row table:style-name="ro2">
          <table:table-cell table:style-name="ce9" table:formula="of:=[.A88]+delta_t" office:value-type="float" office:value="0.7" calcext:value-type="float">
            <text:p>0.7</text:p>
          </table:table-cell>
          <table:table-cell table:style-name="ce9" table:formula="of:=+[.B88]" office:value-type="float" office:value="4.35879288134699" calcext:value-type="float">
            <text:p>4.35879288134699</text:p>
          </table:table-cell>
          <table:table-cell table:style-name="ce9" table:formula="of:=[.C88]-g*delta_t" office:value-type="float" office:value="-3.20719350088359" calcext:value-type="float">
            <text:p>-3.20719350088359</text:p>
          </table:table-cell>
          <table:table-cell table:style-name="ce9" table:formula="of:=SQRT([.B89]*[.B89]+[.C89]*[.C89])" office:value-type="float" office:value="5.41157699146848" calcext:value-type="float">
            <text:p>5.41157699146848</text:p>
          </table:table-cell>
          <table:table-cell table:style-name="ce9" table:formula="of:=IF([.F88]&gt;0;[.E88]+0.5*([.B88]+[.B89])*delta_t;[.E88])" office:value-type="float" office:value="3.05115501694289" calcext:value-type="float">
            <text:p>3.05115501694289</text:p>
          </table:table-cell>
          <table:table-cell table:formula="of:=IF([.F88]&gt;0;[.F88]+0.5*([.C88]+[.C89])*delta_t;[.F88])" office:value-type="float" office:value="0.173593799381487" calcext:value-type="float">
            <text:p>0.173593799381487</text:p>
          </table:table-cell>
          <table:table-cell/>
          <table:table-cell table:style-name="ce9" table:formula="of:=+[.H88]-b*[.H88]*[.J88]*delta_t" office:value-type="float" office:value="4.05806849724016" calcext:value-type="float">
            <text:p>4.05806849724016</text:p>
          </table:table-cell>
          <table:table-cell table:style-name="ce9" table:formula="of:=[.I88]-g*delta_t-b*[.I88]*[.J88]*delta_t" office:value-type="float" office:value="-3.22807281231823" calcext:value-type="float">
            <text:p>-3.22807281231823</text:p>
          </table:table-cell>
          <table:table-cell table:style-name="ce9" table:formula="of:=SQRT([.H89]^2+[.I89]^2)" office:value-type="float" office:value="5.18540008195329" calcext:value-type="float">
            <text:p>5.18540008195329</text:p>
          </table:table-cell>
          <table:table-cell table:style-name="ce9" table:formula="of:=IF([.L88]&gt;0; [.K88]+0.5*([.H88]+[.H89])*delta_t ;[.K88])" office:value-type="float" office:value="2.94243525436656" calcext:value-type="float">
            <text:p>2.94243525436656</text:p>
          </table:table-cell>
          <table:table-cell table:style-name="ce9" table:formula="of:=IF([.L88]&gt;0; [.L88]+0.5*([.I88]+[.I89])*delta_t ;[.L88])" office:value-type="float" office:value="0.13540335297253" calcext:value-type="float">
            <text:p>0.13540335297253</text:p>
          </table:table-cell>
          <table:table-cell/>
          <table:table-cell table:formula="of:= IF([.O88] &gt; 0;  (v*COS(theta*PI()/180)/b)*(1 - EXP(-b*[.A89])); [.N88])" office:value-type="float" office:value="3.02778126240851" calcext:value-type="float">
            <text:p>3.02778126240851</text:p>
          </table:table-cell>
          <table:table-cell table:formula="of:= IF([.O88]&gt;0;  height + (   (g/(b^2)) +  ( v*SIN(theta*PI()/180)) / b     )   *   ( 1 - EXP(-b*[.A89])    )     -   (   (g*[.A89]) / b   );[.O88])" office:value-type="float" office:value="0.166267049301837" calcext:value-type="float">
            <text:p>0.166267049301837</text:p>
          </table:table-cell>
          <table:table-cell table:number-columns-repeated="16368"/>
        </table:table-row>
        <table:table-row table:style-name="ro2">
          <table:table-cell table:style-name="ce9" table:formula="of:=[.A89]+delta_t" office:value-type="float" office:value="0.71" calcext:value-type="float">
            <text:p>0.71</text:p>
          </table:table-cell>
          <table:table-cell table:style-name="ce9" table:formula="of:=+[.B89]" office:value-type="float" office:value="4.35879288134699" calcext:value-type="float">
            <text:p>4.35879288134699</text:p>
          </table:table-cell>
          <table:table-cell table:style-name="ce9" table:formula="of:=[.C89]-g*delta_t" office:value-type="float" office:value="-3.30526000088359" calcext:value-type="float">
            <text:p>-3.30526000088359</text:p>
          </table:table-cell>
          <table:table-cell table:style-name="ce9" table:formula="of:=SQRT([.B90]*[.B90]+[.C90]*[.C90])" office:value-type="float" office:value="5.47026681761705" calcext:value-type="float">
            <text:p>5.47026681761705</text:p>
          </table:table-cell>
          <table:table-cell table:style-name="ce9" table:formula="of:=IF([.F89]&gt;0;[.E89]+0.5*([.B89]+[.B90])*delta_t;[.E89])" office:value-type="float" office:value="3.09474294575636" calcext:value-type="float">
            <text:p>3.09474294575636</text:p>
          </table:table-cell>
          <table:table-cell table:formula="of:=IF([.F89]&gt;0;[.F89]+0.5*([.C89]+[.C90])*delta_t;[.F89])" office:value-type="float" office:value="0.141031531872651" calcext:value-type="float">
            <text:p>0.141031531872651</text:p>
          </table:table-cell>
          <table:table-cell/>
          <table:table-cell table:style-name="ce9" table:formula="of:=+[.H89]-b*[.H89]*[.J89]*delta_t" office:value-type="float" office:value="4.05343910132217" calcext:value-type="float">
            <text:p>4.05343910132217</text:p>
          </table:table-cell>
          <table:table-cell table:style-name="ce9" table:formula="of:=[.I89]-g*delta_t-b*[.I89]*[.J89]*delta_t" office:value-type="float" office:value="-3.32245676553261" calcext:value-type="float">
            <text:p>-3.32245676553261</text:p>
          </table:table-cell>
          <table:table-cell table:style-name="ce9" table:formula="of:=SQRT([.H90]^2+[.I90]^2)" office:value-type="float" office:value="5.24109602153603" calcext:value-type="float">
            <text:p>5.24109602153603</text:p>
          </table:table-cell>
          <table:table-cell table:style-name="ce9" table:formula="of:=IF([.L89]&gt;0; [.K89]+0.5*([.H89]+[.H90])*delta_t ;[.K89])" office:value-type="float" office:value="2.98299279235937" calcext:value-type="float">
            <text:p>2.98299279235937</text:p>
          </table:table-cell>
          <table:table-cell table:style-name="ce9" table:formula="of:=IF([.L89]&gt;0; [.L89]+0.5*([.I89]+[.I90])*delta_t ;[.L89])" office:value-type="float" office:value="0.102650705083276" calcext:value-type="float">
            <text:p>0.102650705083276</text:p>
          </table:table-cell>
          <table:table-cell/>
          <table:table-cell table:formula="of:= IF([.O89] &gt; 0;  (v*COS(theta*PI()/180)/b)*(1 - EXP(-b*[.A90])); [.N89])" office:value-type="float" office:value="3.0706983582906" calcext:value-type="float">
            <text:p>3.0706983582906</text:p>
          </table:table-cell>
          <table:table-cell table:formula="of:= IF([.O89]&gt;0;  height + (   (g/(b^2)) +  ( v*SIN(theta*PI()/180)) / b     )   *   ( 1 - EXP(-b*[.A90])    )     -   (   (g*[.A90]) / b   );[.O89])" office:value-type="float" office:value="0.133675290287954" calcext:value-type="float">
            <text:p>0.133675290287954</text:p>
          </table:table-cell>
          <table:table-cell table:number-columns-repeated="16368"/>
        </table:table-row>
        <table:table-row table:style-name="ro2">
          <table:table-cell table:style-name="ce9" table:formula="of:=[.A90]+delta_t" office:value-type="float" office:value="0.72" calcext:value-type="float">
            <text:p>0.72</text:p>
          </table:table-cell>
          <table:table-cell table:style-name="ce9" table:formula="of:=+[.B90]" office:value-type="float" office:value="4.35879288134699" calcext:value-type="float">
            <text:p>4.35879288134699</text:p>
          </table:table-cell>
          <table:table-cell table:style-name="ce9" table:formula="of:=[.C90]-g*delta_t" office:value-type="float" office:value="-3.40332650088359" calcext:value-type="float">
            <text:p>-3.40332650088359</text:p>
          </table:table-cell>
          <table:table-cell table:style-name="ce9" table:formula="of:=SQRT([.B91]*[.B91]+[.C91]*[.C91])" office:value-type="float" office:value="5.53007293388593" calcext:value-type="float">
            <text:p>5.53007293388593</text:p>
          </table:table-cell>
          <table:table-cell table:style-name="ce9" table:formula="of:=IF([.F90]&gt;0;[.E90]+0.5*([.B90]+[.B91])*delta_t;[.E90])" office:value-type="float" office:value="3.13833087456983" calcext:value-type="float">
            <text:p>3.13833087456983</text:p>
          </table:table-cell>
          <table:table-cell table:formula="of:=IF([.F90]&gt;0;[.F90]+0.5*([.C90]+[.C91])*delta_t;[.F90])" office:value-type="float" office:value="0.107488599363816" calcext:value-type="float">
            <text:p>0.107488599363816</text:p>
          </table:table-cell>
          <table:table-cell/>
          <table:table-cell table:style-name="ce9" table:formula="of:=+[.H90]-b*[.H90]*[.J90]*delta_t" office:value-type="float" office:value="4.04876531934172" calcext:value-type="float">
            <text:p>4.04876531934172</text:p>
          </table:table-cell>
          <table:table-cell table:style-name="ce9" table:formula="of:=[.I90]-g*delta_t-b*[.I90]*[.J90]*delta_t" office:value-type="float" office:value="-3.41669233624678" calcext:value-type="float">
            <text:p>-3.41669233624678</text:p>
          </table:table-cell>
          <table:table-cell table:style-name="ce9" table:formula="of:=SQRT([.H91]^2+[.I91]^2)" office:value-type="float" office:value="5.29776246463276" calcext:value-type="float">
            <text:p>5.29776246463276</text:p>
          </table:table-cell>
          <table:table-cell table:style-name="ce9" table:formula="of:=IF([.L90]&gt;0; [.K90]+0.5*([.H90]+[.H91])*delta_t ;[.K90])" office:value-type="float" office:value="3.02350381446269" calcext:value-type="float">
            <text:p>3.02350381446269</text:p>
          </table:table-cell>
          <table:table-cell table:style-name="ce9" table:formula="of:=IF([.L90]&gt;0; [.L90]+0.5*([.I90]+[.I91])*delta_t ;[.L90])" office:value-type="float" office:value="0.0689549595743787" calcext:value-type="float">
            <text:p>0.0689549595743787</text:p>
          </table:table-cell>
          <table:table-cell/>
          <table:table-cell table:formula="of:= IF([.O90] &gt; 0;  (v*COS(theta*PI()/180)/b)*(1 - EXP(-b*[.A91])); [.N90])" office:value-type="float" office:value="3.11360601345013" calcext:value-type="float">
            <text:p>3.11360601345013</text:p>
          </table:table-cell>
          <table:table-cell table:formula="of:= IF([.O90]&gt;0;  height + (   (g/(b^2)) +  ( v*SIN(theta*PI()/180)) / b     )   *   ( 1 - EXP(-b*[.A91])    )     -   (   (g*[.A91]) / b   );[.O90])" office:value-type="float" office:value="0.100110143538586" calcext:value-type="float">
            <text:p>0.100110143538586</text:p>
          </table:table-cell>
          <table:table-cell table:number-columns-repeated="16368"/>
        </table:table-row>
        <table:table-row table:style-name="ro2">
          <table:table-cell table:style-name="ce9" table:formula="of:=[.A91]+delta_t" office:value-type="float" office:value="0.73" calcext:value-type="float">
            <text:p>0.73</text:p>
          </table:table-cell>
          <table:table-cell table:style-name="ce9" table:formula="of:=+[.B91]" office:value-type="float" office:value="4.35879288134699" calcext:value-type="float">
            <text:p>4.35879288134699</text:p>
          </table:table-cell>
          <table:table-cell table:style-name="ce9" table:formula="of:=[.C91]-g*delta_t" office:value-type="float" office:value="-3.50139300088359" calcext:value-type="float">
            <text:p>-3.50139300088359</text:p>
          </table:table-cell>
          <table:table-cell table:style-name="ce9" table:formula="of:=SQRT([.B92]*[.B92]+[.C92]*[.C92])" office:value-type="float" office:value="5.59095951774986" calcext:value-type="float">
            <text:p>5.59095951774986</text:p>
          </table:table-cell>
          <table:table-cell table:style-name="ce9" table:formula="of:=IF([.F91]&gt;0;[.E91]+0.5*([.B91]+[.B92])*delta_t;[.E91])" office:value-type="float" office:value="3.1819188033833" calcext:value-type="float">
            <text:p>3.1819188033833</text:p>
          </table:table-cell>
          <table:table-cell table:formula="of:=IF([.F91]&gt;0;[.F91]+0.5*([.C91]+[.C92])*delta_t;[.F91])" office:value-type="float" office:value="0.0729650018549797" calcext:value-type="float">
            <text:p>0.0729650018549797</text:p>
          </table:table-cell>
          <table:table-cell/>
          <table:table-cell table:style-name="ce9" table:formula="of:=+[.H91]-b*[.H91]*[.J91]*delta_t" office:value-type="float" office:value="4.0440464520156" calcext:value-type="float">
            <text:p>4.0440464520156</text:p>
          </table:table-cell>
          <table:table-cell table:style-name="ce9" table:formula="of:=[.I91]-g*delta_t-b*[.I91]*[.J91]*delta_t" office:value-type="float" office:value="-3.51077665487611" calcext:value-type="float">
            <text:p>-3.51077665487611</text:p>
          </table:table-cell>
          <table:table-cell table:style-name="ce9" table:formula="of:=SQRT([.H92]^2+[.I92]^2)" office:value-type="float" office:value="5.35535847786897" calcext:value-type="float">
            <text:p>5.35535847786897</text:p>
          </table:table-cell>
          <table:table-cell table:style-name="ce9" table:formula="of:=IF([.L91]&gt;0; [.K91]+0.5*([.H91]+[.H92])*delta_t ;[.K91])" office:value-type="float" office:value="3.06396787331948" calcext:value-type="float">
            <text:p>3.06396787331948</text:p>
          </table:table-cell>
          <table:table-cell table:style-name="ce9" table:formula="of:=IF([.L91]&gt;0; [.L91]+0.5*([.I91]+[.I92])*delta_t ;[.L91])" office:value-type="float" office:value="0.0343176146187643" calcext:value-type="float">
            <text:p>0.0343176146187643</text:p>
          </table:table-cell>
          <table:table-cell/>
          <table:table-cell table:formula="of:= IF([.O91] &gt; 0;  (v*COS(theta*PI()/180)/b)*(1 - EXP(-b*[.A92])); [.N91])" office:value-type="float" office:value="3.1565042299638" calcext:value-type="float">
            <text:p>3.1565042299638</text:p>
          </table:table-cell>
          <table:table-cell table:formula="of:= IF([.O91]&gt;0;  height + (   (g/(b^2)) +  ( v*SIN(theta*PI()/180)) / b     )   *   ( 1 - EXP(-b*[.A92])    )     -   (   (g*[.A92]) / b   );[.O91])" office:value-type="float" office:value="0.065571823173741" calcext:value-type="float">
            <text:p>0.065571823173741</text:p>
          </table:table-cell>
          <table:table-cell table:number-columns-repeated="16368"/>
        </table:table-row>
        <table:table-row table:style-name="ro2">
          <table:table-cell table:style-name="ce9" table:formula="of:=[.A92]+delta_t" office:value-type="float" office:value="0.74" calcext:value-type="float">
            <text:p>0.74</text:p>
          </table:table-cell>
          <table:table-cell table:style-name="ce9" table:formula="of:=+[.B92]" office:value-type="float" office:value="4.35879288134699" calcext:value-type="float">
            <text:p>4.35879288134699</text:p>
          </table:table-cell>
          <table:table-cell table:style-name="ce9" table:formula="of:=[.C92]-g*delta_t" office:value-type="float" office:value="-3.59945950088359" calcext:value-type="float">
            <text:p>-3.59945950088359</text:p>
          </table:table-cell>
          <table:table-cell table:style-name="ce9" table:formula="of:=SQRT([.B93]*[.B93]+[.C93]*[.C93])" office:value-type="float" office:value="5.65289165657562" calcext:value-type="float">
            <text:p>5.65289165657562</text:p>
          </table:table-cell>
          <table:table-cell table:style-name="ce9" table:formula="of:=IF([.F92]&gt;0;[.E92]+0.5*([.B92]+[.B93])*delta_t;[.E92])" office:value-type="float" office:value="3.22550673219677" calcext:value-type="float">
            <text:p>3.22550673219677</text:p>
          </table:table-cell>
          <table:table-cell table:formula="of:=IF([.F92]&gt;0;[.F92]+0.5*([.C92]+[.C93])*delta_t;[.F92])" office:value-type="float" office:value="0.0374607393461438" calcext:value-type="float">
            <text:p>0.0374607393461438</text:p>
          </table:table-cell>
          <table:table-cell/>
          <table:table-cell table:style-name="ce9" table:formula="of:=+[.H92]-b*[.H92]*[.J92]*delta_t" office:value-type="float" office:value="4.03928184195623" calcext:value-type="float">
            <text:p>4.03928184195623</text:p>
          </table:table-cell>
          <table:table-cell table:style-name="ce9" table:formula="of:=[.I92]-g*delta_t-b*[.I92]*[.J92]*delta_t" office:value-type="float" office:value="-3.60470683202113" calcext:value-type="float">
            <text:p>-3.60470683202113</text:p>
          </table:table-cell>
          <table:table-cell table:style-name="ce9" table:formula="of:=SQRT([.H93]^2+[.I93]^2)" office:value-type="float" office:value="5.41384421124003" calcext:value-type="float">
            <text:p>5.41384421124003</text:p>
          </table:table-cell>
          <table:table-cell table:style-name="ce9" table:formula="of:=IF([.L92]&gt;0; [.K92]+0.5*([.H92]+[.H93])*delta_t ;[.K92])" office:value-type="float" office:value="3.10438451478934" calcext:value-type="float">
            <text:p>3.10438451478934</text:p>
          </table:table-cell>
          <table:table-cell table:style-name="ce9" table:formula="of:=IF([.L92]&gt;0; [.L92]+0.5*([.I92]+[.I93])*delta_t ;[.L92])" office:value-type="float" office:value="-0.0012598028157219" calcext:value-type="float">
            <text:p>-0.0012598028157219</text:p>
          </table:table-cell>
          <table:table-cell/>
          <table:table-cell table:formula="of:= IF([.O92] &gt; 0;  (v*COS(theta*PI()/180)/b)*(1 - EXP(-b*[.A93])); [.N92])" office:value-type="float" office:value="3.19939300990791" calcext:value-type="float">
            <text:p>3.19939300990791</text:p>
          </table:table-cell>
          <table:table-cell table:formula="of:= IF([.O92]&gt;0;  height + (   (g/(b^2)) +  ( v*SIN(theta*PI()/180)) / b     )   *   ( 1 - EXP(-b*[.A93])    )     -   (   (g*[.A93]) / b   );[.O92])" office:value-type="float" office:value="0.0300605432702241" calcext:value-type="float">
            <text:p>0.0300605432702241</text:p>
          </table:table-cell>
          <table:table-cell table:number-columns-repeated="16368"/>
        </table:table-row>
        <table:table-row table:style-name="ro2">
          <table:table-cell table:style-name="ce9" table:formula="of:=[.A93]+delta_t" office:value-type="float" office:value="0.75" calcext:value-type="float">
            <text:p>0.75</text:p>
          </table:table-cell>
          <table:table-cell table:style-name="ce9" table:formula="of:=+[.B93]" office:value-type="float" office:value="4.35879288134699" calcext:value-type="float">
            <text:p>4.35879288134699</text:p>
          </table:table-cell>
          <table:table-cell table:style-name="ce9" table:formula="of:=[.C93]-g*delta_t" office:value-type="float" office:value="-3.69752600088359" calcext:value-type="float">
            <text:p>-3.69752600088359</text:p>
          </table:table-cell>
          <table:table-cell table:style-name="ce9" table:formula="of:=SQRT([.B94]*[.B94]+[.C94]*[.C94])" office:value-type="float" office:value="5.71583536411707" calcext:value-type="float">
            <text:p>5.71583536411707</text:p>
          </table:table-cell>
          <table:table-cell table:style-name="ce9" table:formula="of:=IF([.F93]&gt;0;[.E93]+0.5*([.B93]+[.B94])*delta_t;[.E93])" office:value-type="float" office:value="3.26909466101024" calcext:value-type="float">
            <text:p>3.26909466101024</text:p>
          </table:table-cell>
          <table:table-cell table:formula="of:=IF([.F93]&gt;0;[.F93]+0.5*([.C93]+[.C94])*delta_t;[.F93])" office:value-type="float" office:value="0.000975811837307918" calcext:value-type="float">
            <text:p>0.000975811837307918</text:p>
          </table:table-cell>
          <table:table-cell/>
          <table:table-cell table:style-name="ce9" table:formula="of:=+[.H93]-b*[.H93]*[.J93]*delta_t" office:value-type="float" office:value="4.03447087258035" calcext:value-type="float">
            <text:p>4.03447087258035</text:p>
          </table:table-cell>
          <table:table-cell table:style-name="ce9" table:formula="of:=[.I93]-g*delta_t-b*[.I93]*[.J93]*delta_t" office:value-type="float" office:value="-3.69847996135367" calcext:value-type="float">
            <text:p>-3.69847996135367</text:p>
          </table:table-cell>
          <table:table-cell table:style-name="ce9" table:formula="of:=SQRT([.H94]^2+[.I94]^2)" office:value-type="float" office:value="5.47318090750104" calcext:value-type="float">
            <text:p>5.47318090750104</text:p>
          </table:table-cell>
          <table:table-cell table:style-name="ce9" table:formula="of:=IF([.L93]&gt;0; [.K93]+0.5*([.H93]+[.H94])*delta_t ;[.K93])" office:value-type="float" office:value="3.10438451478934" calcext:value-type="float">
            <text:p>3.10438451478934</text:p>
          </table:table-cell>
          <table:table-cell table:style-name="ce9" table:formula="of:=IF([.L93]&gt;0; [.L93]+0.5*([.I93]+[.I94])*delta_t ;[.L93])" office:value-type="float" office:value="-0.0012598028157219" calcext:value-type="float">
            <text:p>-0.0012598028157219</text:p>
          </table:table-cell>
          <table:table-cell/>
          <table:table-cell table:formula="of:= IF([.O93] &gt; 0;  (v*COS(theta*PI()/180)/b)*(1 - EXP(-b*[.A94])); [.N93])" office:value-type="float" office:value="3.24227235535825" calcext:value-type="float">
            <text:p>3.24227235535825</text:p>
          </table:table-cell>
          <table:table-cell table:formula="of:= IF([.O93]&gt;0;  height + (   (g/(b^2)) +  ( v*SIN(theta*PI()/180)) / b     )   *   ( 1 - EXP(-b*[.A94])    )     -   (   (g*[.A94]) / b   );[.O9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94]+delta_t" office:value-type="float" office:value="0.760000000000001" calcext:value-type="float">
            <text:p>0.760000000000001</text:p>
          </table:table-cell>
          <table:table-cell table:style-name="ce9" table:formula="of:=+[.B94]" office:value-type="float" office:value="4.35879288134699" calcext:value-type="float">
            <text:p>4.35879288134699</text:p>
          </table:table-cell>
          <table:table-cell table:style-name="ce9" table:formula="of:=[.C94]-g*delta_t" office:value-type="float" office:value="-3.79559250088359" calcext:value-type="float">
            <text:p>-3.79559250088359</text:p>
          </table:table-cell>
          <table:table-cell table:style-name="ce9" table:formula="of:=SQRT([.B95]*[.B95]+[.C95]*[.C95])" office:value-type="float" office:value="5.77975759139126" calcext:value-type="float">
            <text:p>5.77975759139126</text:p>
          </table:table-cell>
          <table:table-cell table:style-name="ce9" table:formula="of:=IF([.F94]&gt;0;[.E94]+0.5*([.B94]+[.B95])*delta_t;[.E94])" office:value-type="float" office:value="3.31268258982371" calcext:value-type="float">
            <text:p>3.31268258982371</text:p>
          </table:table-cell>
          <table:table-cell table:formula="of:=IF([.F94]&gt;0;[.F94]+0.5*([.C94]+[.C95])*delta_t;[.F94])" office:value-type="float" office:value="-0.036489780671528" calcext:value-type="float">
            <text:p>-0.036489780671528</text:p>
          </table:table-cell>
          <table:table-cell/>
          <table:table-cell table:style-name="ce9" table:formula="of:=+[.H94]-b*[.H94]*[.J94]*delta_t" office:value-type="float" office:value="4.02961296701098" calcext:value-type="float">
            <text:p>4.02961296701098</text:p>
          </table:table-cell>
          <table:table-cell table:style-name="ce9" table:formula="of:=[.I94]-g*delta_t-b*[.I94]*[.J94]*delta_t" office:value-type="float" office:value="-3.79209312237319" calcext:value-type="float">
            <text:p>-3.79209312237319</text:p>
          </table:table-cell>
          <table:table-cell table:style-name="ce9" table:formula="of:=SQRT([.H95]^2+[.I95]^2)" office:value-type="float" office:value="5.53333090576129" calcext:value-type="float">
            <text:p>5.53333090576129</text:p>
          </table:table-cell>
          <table:table-cell table:style-name="ce9" table:formula="of:=IF([.L94]&gt;0; [.K94]+0.5*([.H94]+[.H95])*delta_t ;[.K94])" office:value-type="float" office:value="3.10438451478934" calcext:value-type="float">
            <text:p>3.10438451478934</text:p>
          </table:table-cell>
          <table:table-cell table:style-name="ce9" table:formula="of:=IF([.L94]&gt;0; [.L94]+0.5*([.I94]+[.I95])*delta_t ;[.L94])" office:value-type="float" office:value="-0.0012598028157219" calcext:value-type="float">
            <text:p>-0.0012598028157219</text:p>
          </table:table-cell>
          <table:table-cell/>
          <table:table-cell table:formula="of:= IF([.O94] &gt; 0;  (v*COS(theta*PI()/180)/b)*(1 - EXP(-b*[.A95])); [.N94])" office:value-type="float" office:value="3.24227235535825" calcext:value-type="float">
            <text:p>3.24227235535825</text:p>
          </table:table-cell>
          <table:table-cell table:formula="of:= IF([.O94]&gt;0;  height + (   (g/(b^2)) +  ( v*SIN(theta*PI()/180)) / b     )   *   ( 1 - EXP(-b*[.A95])    )     -   (   (g*[.A95]) / b   );[.O9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95]+delta_t" office:value-type="float" office:value="0.770000000000001" calcext:value-type="float">
            <text:p>0.770000000000001</text:p>
          </table:table-cell>
          <table:table-cell table:style-name="ce9" table:formula="of:=+[.B95]" office:value-type="float" office:value="4.35879288134699" calcext:value-type="float">
            <text:p>4.35879288134699</text:p>
          </table:table-cell>
          <table:table-cell table:style-name="ce9" table:formula="of:=[.C95]-g*delta_t" office:value-type="float" office:value="-3.89365900088359" calcext:value-type="float">
            <text:p>-3.89365900088359</text:p>
          </table:table-cell>
          <table:table-cell table:style-name="ce9" table:formula="of:=SQRT([.B96]*[.B96]+[.C96]*[.C96])" office:value-type="float" office:value="5.84462623250135" calcext:value-type="float">
            <text:p>5.84462623250135</text:p>
          </table:table-cell>
          <table:table-cell table:style-name="ce9" table:formula="of:=IF([.F95]&gt;0;[.E95]+0.5*([.B95]+[.B96])*delta_t;[.E95])" office:value-type="float" office:value="3.31268258982371" calcext:value-type="float">
            <text:p>3.31268258982371</text:p>
          </table:table-cell>
          <table:table-cell table:formula="of:=IF([.F95]&gt;0;[.F95]+0.5*([.C95]+[.C96])*delta_t;[.F95])" office:value-type="float" office:value="-0.036489780671528" calcext:value-type="float">
            <text:p>-0.036489780671528</text:p>
          </table:table-cell>
          <table:table-cell/>
          <table:table-cell table:style-name="ce9" table:formula="of:=+[.H95]-b*[.H95]*[.J95]*delta_t" office:value-type="float" office:value="4.02470758697788" calcext:value-type="float">
            <text:p>4.02470758697788</text:p>
          </table:table-cell>
          <table:table-cell table:style-name="ce9" table:formula="of:=[.I95]-g*delta_t-b*[.I95]*[.J95]*delta_t" office:value-type="float" office:value="-3.88554338303745" calcext:value-type="float">
            <text:p>-3.88554338303745</text:p>
          </table:table-cell>
          <table:table-cell table:style-name="ce9" table:formula="of:=SQRT([.H96]^2+[.I96]^2)" office:value-type="float" office:value="5.5942576399504" calcext:value-type="float">
            <text:p>5.5942576399504</text:p>
          </table:table-cell>
          <table:table-cell table:style-name="ce9" table:formula="of:=IF([.L95]&gt;0; [.K95]+0.5*([.H95]+[.H96])*delta_t ;[.K95])" office:value-type="float" office:value="3.10438451478934" calcext:value-type="float">
            <text:p>3.10438451478934</text:p>
          </table:table-cell>
          <table:table-cell table:style-name="ce9" table:formula="of:=IF([.L95]&gt;0; [.L95]+0.5*([.I95]+[.I96])*delta_t ;[.L95])" office:value-type="float" office:value="-0.0012598028157219" calcext:value-type="float">
            <text:p>-0.0012598028157219</text:p>
          </table:table-cell>
          <table:table-cell/>
          <table:table-cell table:formula="of:= IF([.O95] &gt; 0;  (v*COS(theta*PI()/180)/b)*(1 - EXP(-b*[.A96])); [.N95])" office:value-type="float" office:value="3.24227235535825" calcext:value-type="float">
            <text:p>3.24227235535825</text:p>
          </table:table-cell>
          <table:table-cell table:formula="of:= IF([.O95]&gt;0;  height + (   (g/(b^2)) +  ( v*SIN(theta*PI()/180)) / b     )   *   ( 1 - EXP(-b*[.A96])    )     -   (   (g*[.A96]) / b   );[.O9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96]+delta_t" office:value-type="float" office:value="0.780000000000001" calcext:value-type="float">
            <text:p>0.780000000000001</text:p>
          </table:table-cell>
          <table:table-cell table:style-name="ce9" table:formula="of:=+[.B96]" office:value-type="float" office:value="4.35879288134699" calcext:value-type="float">
            <text:p>4.35879288134699</text:p>
          </table:table-cell>
          <table:table-cell table:style-name="ce9" table:formula="of:=[.C96]-g*delta_t" office:value-type="float" office:value="-3.99172550088359" calcext:value-type="float">
            <text:p>-3.99172550088359</text:p>
          </table:table-cell>
          <table:table-cell table:style-name="ce9" table:formula="of:=SQRT([.B97]*[.B97]+[.C97]*[.C97])" office:value-type="float" office:value="5.91041012594604" calcext:value-type="float">
            <text:p>5.91041012594604</text:p>
          </table:table-cell>
          <table:table-cell table:style-name="ce9" table:formula="of:=IF([.F96]&gt;0;[.E96]+0.5*([.B96]+[.B97])*delta_t;[.E96])" office:value-type="float" office:value="3.31268258982371" calcext:value-type="float">
            <text:p>3.31268258982371</text:p>
          </table:table-cell>
          <table:table-cell table:formula="of:=IF([.F96]&gt;0;[.F96]+0.5*([.C96]+[.C97])*delta_t;[.F96])" office:value-type="float" office:value="-0.036489780671528" calcext:value-type="float">
            <text:p>-0.036489780671528</text:p>
          </table:table-cell>
          <table:table-cell/>
          <table:table-cell table:style-name="ce9" table:formula="of:=+[.H96]-b*[.H96]*[.J96]*delta_t" office:value-type="float" office:value="4.01975423172114" calcext:value-type="float">
            <text:p>4.01975423172114</text:p>
          </table:table-cell>
          <table:table-cell table:style-name="ce9" table:formula="of:=[.I96]-g*delta_t-b*[.I96]*[.J96]*delta_t" office:value-type="float" office:value="-3.97882780227115" calcext:value-type="float">
            <text:p>-3.97882780227115</text:p>
          </table:table-cell>
          <table:table-cell table:style-name="ce9" table:formula="of:=SQRT([.H97]^2+[.I97]^2)" office:value-type="float" office:value="5.65592563278248" calcext:value-type="float">
            <text:p>5.65592563278248</text:p>
          </table:table-cell>
          <table:table-cell table:style-name="ce9" table:formula="of:=IF([.L96]&gt;0; [.K96]+0.5*([.H96]+[.H97])*delta_t ;[.K96])" office:value-type="float" office:value="3.10438451478934" calcext:value-type="float">
            <text:p>3.10438451478934</text:p>
          </table:table-cell>
          <table:table-cell table:style-name="ce9" table:formula="of:=IF([.L96]&gt;0; [.L96]+0.5*([.I96]+[.I97])*delta_t ;[.L96])" office:value-type="float" office:value="-0.0012598028157219" calcext:value-type="float">
            <text:p>-0.0012598028157219</text:p>
          </table:table-cell>
          <table:table-cell/>
          <table:table-cell table:formula="of:= IF([.O96] &gt; 0;  (v*COS(theta*PI()/180)/b)*(1 - EXP(-b*[.A97])); [.N96])" office:value-type="float" office:value="3.24227235535825" calcext:value-type="float">
            <text:p>3.24227235535825</text:p>
          </table:table-cell>
          <table:table-cell table:formula="of:= IF([.O96]&gt;0;  height + (   (g/(b^2)) +  ( v*SIN(theta*PI()/180)) / b     )   *   ( 1 - EXP(-b*[.A97])    )     -   (   (g*[.A97]) / b   );[.O9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97]+delta_t" office:value-type="float" office:value="0.790000000000001" calcext:value-type="float">
            <text:p>0.790000000000001</text:p>
          </table:table-cell>
          <table:table-cell table:style-name="ce9" table:formula="of:=+[.B97]" office:value-type="float" office:value="4.35879288134699" calcext:value-type="float">
            <text:p>4.35879288134699</text:p>
          </table:table-cell>
          <table:table-cell table:style-name="ce9" table:formula="of:=[.C97]-g*delta_t" office:value-type="float" office:value="-4.08979200088359" calcext:value-type="float">
            <text:p>-4.08979200088359</text:p>
          </table:table-cell>
          <table:table-cell table:style-name="ce9" table:formula="of:=SQRT([.B98]*[.B98]+[.C98]*[.C98])" office:value-type="float" office:value="5.97707905192599" calcext:value-type="float">
            <text:p>5.97707905192599</text:p>
          </table:table-cell>
          <table:table-cell table:style-name="ce9" table:formula="of:=IF([.F97]&gt;0;[.E97]+0.5*([.B97]+[.B98])*delta_t;[.E97])" office:value-type="float" office:value="3.31268258982371" calcext:value-type="float">
            <text:p>3.31268258982371</text:p>
          </table:table-cell>
          <table:table-cell table:formula="of:=IF([.F97]&gt;0;[.F97]+0.5*([.C97]+[.C98])*delta_t;[.F97])" office:value-type="float" office:value="-0.036489780671528" calcext:value-type="float">
            <text:p>-0.036489780671528</text:p>
          </table:table-cell>
          <table:table-cell/>
          <table:table-cell table:style-name="ce9" table:formula="of:=+[.H97]-b*[.H97]*[.J97]*delta_t" office:value-type="float" office:value="4.01475243690187" calcext:value-type="float">
            <text:p>4.01475243690187</text:p>
          </table:table-cell>
          <table:table-cell table:style-name="ce9" table:formula="of:=[.I97]-g*delta_t-b*[.I97]*[.J97]*delta_t" office:value-type="float" office:value="-4.07194343235698" calcext:value-type="float">
            <text:p>-4.07194343235698</text:p>
          </table:table-cell>
          <table:table-cell table:style-name="ce9" table:formula="of:=SQRT([.H98]^2+[.I98]^2)" office:value-type="float" office:value="5.71830048580211" calcext:value-type="float">
            <text:p>5.71830048580211</text:p>
          </table:table-cell>
          <table:table-cell table:style-name="ce9" table:formula="of:=IF([.L97]&gt;0; [.K97]+0.5*([.H97]+[.H98])*delta_t ;[.K97])" office:value-type="float" office:value="3.10438451478934" calcext:value-type="float">
            <text:p>3.10438451478934</text:p>
          </table:table-cell>
          <table:table-cell table:style-name="ce9" table:formula="of:=IF([.L97]&gt;0; [.L97]+0.5*([.I97]+[.I98])*delta_t ;[.L97])" office:value-type="float" office:value="-0.0012598028157219" calcext:value-type="float">
            <text:p>-0.0012598028157219</text:p>
          </table:table-cell>
          <table:table-cell/>
          <table:table-cell table:formula="of:= IF([.O97] &gt; 0;  (v*COS(theta*PI()/180)/b)*(1 - EXP(-b*[.A98])); [.N97])" office:value-type="float" office:value="3.24227235535825" calcext:value-type="float">
            <text:p>3.24227235535825</text:p>
          </table:table-cell>
          <table:table-cell table:formula="of:= IF([.O97]&gt;0;  height + (   (g/(b^2)) +  ( v*SIN(theta*PI()/180)) / b     )   *   ( 1 - EXP(-b*[.A98])    )     -   (   (g*[.A98]) / b   );[.O9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98]+delta_t" office:value-type="float" office:value="0.800000000000001" calcext:value-type="float">
            <text:p>0.800000000000001</text:p>
          </table:table-cell>
          <table:table-cell table:style-name="ce9" table:formula="of:=+[.B98]" office:value-type="float" office:value="4.35879288134699" calcext:value-type="float">
            <text:p>4.35879288134699</text:p>
          </table:table-cell>
          <table:table-cell table:style-name="ce9" table:formula="of:=[.C98]-g*delta_t" office:value-type="float" office:value="-4.18785850088359" calcext:value-type="float">
            <text:p>-4.18785850088359</text:p>
          </table:table-cell>
          <table:table-cell table:style-name="ce9" table:formula="of:=SQRT([.B99]*[.B99]+[.C99]*[.C99])" office:value-type="float" office:value="6.04460372612664" calcext:value-type="float">
            <text:p>6.04460372612664</text:p>
          </table:table-cell>
          <table:table-cell table:style-name="ce9" table:formula="of:=IF([.F98]&gt;0;[.E98]+0.5*([.B98]+[.B99])*delta_t;[.E98])" office:value-type="float" office:value="3.31268258982371" calcext:value-type="float">
            <text:p>3.31268258982371</text:p>
          </table:table-cell>
          <table:table-cell table:formula="of:=IF([.F98]&gt;0;[.F98]+0.5*([.C98]+[.C99])*delta_t;[.F98])" office:value-type="float" office:value="-0.036489780671528" calcext:value-type="float">
            <text:p>-0.036489780671528</text:p>
          </table:table-cell>
          <table:table-cell/>
          <table:table-cell table:style-name="ce9" table:formula="of:=+[.H98]-b*[.H98]*[.J98]*delta_t" office:value-type="float" office:value="4.0097017735236" calcext:value-type="float">
            <text:p>4.0097017735236</text:p>
          </table:table-cell>
          <table:table-cell table:style-name="ce9" table:formula="of:=[.I98]-g*delta_t-b*[.I98]*[.J98]*delta_t" office:value-type="float" office:value="-4.16488732121335" calcext:value-type="float">
            <text:p>-4.16488732121335</text:p>
          </table:table-cell>
          <table:table-cell table:style-name="ce9" table:formula="of:=SQRT([.H99]^2+[.I99]^2)" office:value-type="float" office:value="5.78134886605211" calcext:value-type="float">
            <text:p>5.78134886605211</text:p>
          </table:table-cell>
          <table:table-cell table:style-name="ce9" table:formula="of:=IF([.L98]&gt;0; [.K98]+0.5*([.H98]+[.H99])*delta_t ;[.K98])" office:value-type="float" office:value="3.10438451478934" calcext:value-type="float">
            <text:p>3.10438451478934</text:p>
          </table:table-cell>
          <table:table-cell table:style-name="ce9" table:formula="of:=IF([.L98]&gt;0; [.L98]+0.5*([.I98]+[.I99])*delta_t ;[.L98])" office:value-type="float" office:value="-0.0012598028157219" calcext:value-type="float">
            <text:p>-0.0012598028157219</text:p>
          </table:table-cell>
          <table:table-cell/>
          <table:table-cell table:formula="of:= IF([.O98] &gt; 0;  (v*COS(theta*PI()/180)/b)*(1 - EXP(-b*[.A99])); [.N98])" office:value-type="float" office:value="3.24227235535825" calcext:value-type="float">
            <text:p>3.24227235535825</text:p>
          </table:table-cell>
          <table:table-cell table:formula="of:= IF([.O98]&gt;0;  height + (   (g/(b^2)) +  ( v*SIN(theta*PI()/180)) / b     )   *   ( 1 - EXP(-b*[.A99])    )     -   (   (g*[.A99]) / b   );[.O98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99]+delta_t" office:value-type="float" office:value="0.810000000000001" calcext:value-type="float">
            <text:p>0.810000000000001</text:p>
          </table:table-cell>
          <table:table-cell table:style-name="ce9" table:formula="of:=+[.B99]" office:value-type="float" office:value="4.35879288134699" calcext:value-type="float">
            <text:p>4.35879288134699</text:p>
          </table:table-cell>
          <table:table-cell table:style-name="ce9" table:formula="of:=[.C99]-g*delta_t" office:value-type="float" office:value="-4.28592500088359" calcext:value-type="float">
            <text:p>-4.28592500088359</text:p>
          </table:table-cell>
          <table:table-cell table:style-name="ce9" table:formula="of:=SQRT([.B100]*[.B100]+[.C100]*[.C100])" office:value-type="float" office:value="6.11295579042415" calcext:value-type="float">
            <text:p>6.11295579042415</text:p>
          </table:table-cell>
          <table:table-cell table:style-name="ce9" table:formula="of:=IF([.F99]&gt;0;[.E99]+0.5*([.B99]+[.B100])*delta_t;[.E99])" office:value-type="float" office:value="3.31268258982371" calcext:value-type="float">
            <text:p>3.31268258982371</text:p>
          </table:table-cell>
          <table:table-cell table:formula="of:=IF([.F99]&gt;0;[.F99]+0.5*([.C99]+[.C100])*delta_t;[.F99])" office:value-type="float" office:value="-0.036489780671528" calcext:value-type="float">
            <text:p>-0.036489780671528</text:p>
          </table:table-cell>
          <table:table-cell/>
          <table:table-cell table:style-name="ce9" table:formula="of:=+[.H99]-b*[.H99]*[.J99]*delta_t" office:value-type="float" office:value="4.00460184686726" calcext:value-type="float">
            <text:p>4.00460184686726</text:p>
          </table:table-cell>
          <table:table-cell table:style-name="ce9" table:formula="of:=[.I99]-g*delta_t-b*[.I99]*[.J99]*delta_t" office:value-type="float" office:value="-4.25765651456317" calcext:value-type="float">
            <text:p>-4.25765651456317</text:p>
          </table:table-cell>
          <table:table-cell table:style-name="ce9" table:formula="of:=SQRT([.H100]^2+[.I100]^2)" office:value-type="float" office:value="5.84503848985915" calcext:value-type="float">
            <text:p>5.84503848985915</text:p>
          </table:table-cell>
          <table:table-cell table:style-name="ce9" table:formula="of:=IF([.L99]&gt;0; [.K99]+0.5*([.H99]+[.H100])*delta_t ;[.K99])" office:value-type="float" office:value="3.10438451478934" calcext:value-type="float">
            <text:p>3.10438451478934</text:p>
          </table:table-cell>
          <table:table-cell table:style-name="ce9" table:formula="of:=IF([.L99]&gt;0; [.L99]+0.5*([.I99]+[.I100])*delta_t ;[.L99])" office:value-type="float" office:value="-0.0012598028157219" calcext:value-type="float">
            <text:p>-0.0012598028157219</text:p>
          </table:table-cell>
          <table:table-cell/>
          <table:table-cell table:formula="of:= IF([.O99] &gt; 0;  (v*COS(theta*PI()/180)/b)*(1 - EXP(-b*[.A100])); [.N99])" office:value-type="float" office:value="3.24227235535825" calcext:value-type="float">
            <text:p>3.24227235535825</text:p>
          </table:table-cell>
          <table:table-cell table:formula="of:= IF([.O99]&gt;0;  height + (   (g/(b^2)) +  ( v*SIN(theta*PI()/180)) / b     )   *   ( 1 - EXP(-b*[.A100])    )     -   (   (g*[.A100]) / b   );[.O99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00]+delta_t" office:value-type="float" office:value="0.820000000000001" calcext:value-type="float">
            <text:p>0.820000000000001</text:p>
          </table:table-cell>
          <table:table-cell table:style-name="ce9" table:formula="of:=+[.B100]" office:value-type="float" office:value="4.35879288134699" calcext:value-type="float">
            <text:p>4.35879288134699</text:p>
          </table:table-cell>
          <table:table-cell table:style-name="ce9" table:formula="of:=[.C100]-g*delta_t" office:value-type="float" office:value="-4.38399150088359" calcext:value-type="float">
            <text:p>-4.38399150088359</text:p>
          </table:table-cell>
          <table:table-cell table:style-name="ce9" table:formula="of:=SQRT([.B101]*[.B101]+[.C101]*[.C101])" office:value-type="float" office:value="6.18210780092847" calcext:value-type="float">
            <text:p>6.18210780092847</text:p>
          </table:table-cell>
          <table:table-cell table:style-name="ce9" table:formula="of:=IF([.F100]&gt;0;[.E100]+0.5*([.B100]+[.B101])*delta_t;[.E100])" office:value-type="float" office:value="3.31268258982371" calcext:value-type="float">
            <text:p>3.31268258982371</text:p>
          </table:table-cell>
          <table:table-cell table:formula="of:=IF([.F100]&gt;0;[.F100]+0.5*([.C100]+[.C101])*delta_t;[.F100])" office:value-type="float" office:value="-0.036489780671528" calcext:value-type="float">
            <text:p>-0.036489780671528</text:p>
          </table:table-cell>
          <table:table-cell/>
          <table:table-cell table:style-name="ce9" table:formula="of:=+[.H100]-b*[.H100]*[.J100]*delta_t" office:value-type="float" office:value="3.99945229544233" calcext:value-type="float">
            <text:p>3.99945229544233</text:p>
          </table:table-cell>
          <table:table-cell table:style-name="ce9" table:formula="of:=[.I100]-g*delta_t-b*[.I100]*[.J100]*delta_t" office:value-type="float" office:value="-4.35024805799824" calcext:value-type="float">
            <text:p>-4.35024805799824</text:p>
          </table:table-cell>
          <table:table-cell table:style-name="ce9" table:formula="of:=SQRT([.H101]^2+[.I101]^2)" office:value-type="float" office:value="5.90933810419038" calcext:value-type="float">
            <text:p>5.90933810419038</text:p>
          </table:table-cell>
          <table:table-cell table:style-name="ce9" table:formula="of:=IF([.L100]&gt;0; [.K100]+0.5*([.H100]+[.H101])*delta_t ;[.K100])" office:value-type="float" office:value="3.10438451478934" calcext:value-type="float">
            <text:p>3.10438451478934</text:p>
          </table:table-cell>
          <table:table-cell table:style-name="ce9" table:formula="of:=IF([.L100]&gt;0; [.L100]+0.5*([.I100]+[.I101])*delta_t ;[.L100])" office:value-type="float" office:value="-0.0012598028157219" calcext:value-type="float">
            <text:p>-0.0012598028157219</text:p>
          </table:table-cell>
          <table:table-cell/>
          <table:table-cell table:formula="of:= IF([.O100] &gt; 0;  (v*COS(theta*PI()/180)/b)*(1 - EXP(-b*[.A101])); [.N100])" office:value-type="float" office:value="3.24227235535825" calcext:value-type="float">
            <text:p>3.24227235535825</text:p>
          </table:table-cell>
          <table:table-cell table:formula="of:= IF([.O100]&gt;0;  height + (   (g/(b^2)) +  ( v*SIN(theta*PI()/180)) / b     )   *   ( 1 - EXP(-b*[.A101])    )     -   (   (g*[.A101]) / b   );[.O100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01]+delta_t" office:value-type="float" office:value="0.830000000000001" calcext:value-type="float">
            <text:p>0.830000000000001</text:p>
          </table:table-cell>
          <table:table-cell table:style-name="ce9" table:formula="of:=+[.B101]" office:value-type="float" office:value="4.35879288134699" calcext:value-type="float">
            <text:p>4.35879288134699</text:p>
          </table:table-cell>
          <table:table-cell table:style-name="ce9" table:formula="of:=[.C101]-g*delta_t" office:value-type="float" office:value="-4.48205800088359" calcext:value-type="float">
            <text:p>-4.48205800088359</text:p>
          </table:table-cell>
          <table:table-cell table:style-name="ce9" table:formula="of:=SQRT([.B102]*[.B102]+[.C102]*[.C102])" office:value-type="float" office:value="6.25203321374461" calcext:value-type="float">
            <text:p>6.25203321374461</text:p>
          </table:table-cell>
          <table:table-cell table:style-name="ce9" table:formula="of:=IF([.F101]&gt;0;[.E101]+0.5*([.B101]+[.B102])*delta_t;[.E101])" office:value-type="float" office:value="3.31268258982371" calcext:value-type="float">
            <text:p>3.31268258982371</text:p>
          </table:table-cell>
          <table:table-cell table:formula="of:=IF([.F101]&gt;0;[.F101]+0.5*([.C101]+[.C102])*delta_t;[.F101])" office:value-type="float" office:value="-0.036489780671528" calcext:value-type="float">
            <text:p>-0.036489780671528</text:p>
          </table:table-cell>
          <table:table-cell/>
          <table:table-cell table:style-name="ce9" table:formula="of:=+[.H101]-b*[.H101]*[.J101]*delta_t" office:value-type="float" office:value="3.99425278995635" calcext:value-type="float">
            <text:p>3.99425278995635</text:p>
          </table:table-cell>
          <table:table-cell table:style-name="ce9" table:formula="of:=[.I101]-g*delta_t-b*[.I101]*[.J101]*delta_t" office:value-type="float" office:value="-4.44265899894365" calcext:value-type="float">
            <text:p>-4.44265899894365</text:p>
          </table:table-cell>
          <table:table-cell table:style-name="ce9" table:formula="of:=SQRT([.H102]^2+[.I102]^2)" office:value-type="float" office:value="5.97421746599243" calcext:value-type="float">
            <text:p>5.97421746599243</text:p>
          </table:table-cell>
          <table:table-cell table:style-name="ce9" table:formula="of:=IF([.L101]&gt;0; [.K101]+0.5*([.H101]+[.H102])*delta_t ;[.K101])" office:value-type="float" office:value="3.10438451478934" calcext:value-type="float">
            <text:p>3.10438451478934</text:p>
          </table:table-cell>
          <table:table-cell table:style-name="ce9" table:formula="of:=IF([.L101]&gt;0; [.L101]+0.5*([.I101]+[.I102])*delta_t ;[.L101])" office:value-type="float" office:value="-0.0012598028157219" calcext:value-type="float">
            <text:p>-0.0012598028157219</text:p>
          </table:table-cell>
          <table:table-cell/>
          <table:table-cell table:formula="of:= IF([.O101] &gt; 0;  (v*COS(theta*PI()/180)/b)*(1 - EXP(-b*[.A102])); [.N101])" office:value-type="float" office:value="3.24227235535825" calcext:value-type="float">
            <text:p>3.24227235535825</text:p>
          </table:table-cell>
          <table:table-cell table:formula="of:= IF([.O101]&gt;0;  height + (   (g/(b^2)) +  ( v*SIN(theta*PI()/180)) / b     )   *   ( 1 - EXP(-b*[.A102])    )     -   (   (g*[.A102]) / b   );[.O101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02]+delta_t" office:value-type="float" office:value="0.840000000000001" calcext:value-type="float">
            <text:p>0.840000000000001</text:p>
          </table:table-cell>
          <table:table-cell table:style-name="ce9" table:formula="of:=+[.B102]" office:value-type="float" office:value="4.35879288134699" calcext:value-type="float">
            <text:p>4.35879288134699</text:p>
          </table:table-cell>
          <table:table-cell table:style-name="ce9" table:formula="of:=[.C102]-g*delta_t" office:value-type="float" office:value="-4.58012450088359" calcext:value-type="float">
            <text:p>-4.58012450088359</text:p>
          </table:table-cell>
          <table:table-cell table:style-name="ce9" table:formula="of:=SQRT([.B103]*[.B103]+[.C103]*[.C103])" office:value-type="float" office:value="6.32270636880088" calcext:value-type="float">
            <text:p>6.32270636880088</text:p>
          </table:table-cell>
          <table:table-cell table:style-name="ce9" table:formula="of:=IF([.F102]&gt;0;[.E102]+0.5*([.B102]+[.B103])*delta_t;[.E102])" office:value-type="float" office:value="3.31268258982371" calcext:value-type="float">
            <text:p>3.31268258982371</text:p>
          </table:table-cell>
          <table:table-cell table:formula="of:=IF([.F102]&gt;0;[.F102]+0.5*([.C102]+[.C103])*delta_t;[.F102])" office:value-type="float" office:value="-0.036489780671528" calcext:value-type="float">
            <text:p>-0.036489780671528</text:p>
          </table:table-cell>
          <table:table-cell/>
          <table:table-cell table:style-name="ce9" table:formula="of:=+[.H102]-b*[.H102]*[.J102]*delta_t" office:value-type="float" office:value="3.98900303230445" calcext:value-type="float">
            <text:p>3.98900303230445</text:p>
          </table:table-cell>
          <table:table-cell table:style-name="ce9" table:formula="of:=[.I102]-g*delta_t-b*[.I102]*[.J102]*delta_t" office:value-type="float" office:value="-4.53488638852652" calcext:value-type="float">
            <text:p>-4.53488638852652</text:p>
          </table:table-cell>
          <table:table-cell table:style-name="ce9" table:formula="of:=SQRT([.H103]^2+[.I103]^2)" office:value-type="float" office:value="6.03964731988361" calcext:value-type="float">
            <text:p>6.03964731988361</text:p>
          </table:table-cell>
          <table:table-cell table:style-name="ce9" table:formula="of:=IF([.L102]&gt;0; [.K102]+0.5*([.H102]+[.H103])*delta_t ;[.K102])" office:value-type="float" office:value="3.10438451478934" calcext:value-type="float">
            <text:p>3.10438451478934</text:p>
          </table:table-cell>
          <table:table-cell table:style-name="ce9" table:formula="of:=IF([.L102]&gt;0; [.L102]+0.5*([.I102]+[.I103])*delta_t ;[.L102])" office:value-type="float" office:value="-0.0012598028157219" calcext:value-type="float">
            <text:p>-0.0012598028157219</text:p>
          </table:table-cell>
          <table:table-cell/>
          <table:table-cell table:formula="of:= IF([.O102] &gt; 0;  (v*COS(theta*PI()/180)/b)*(1 - EXP(-b*[.A103])); [.N102])" office:value-type="float" office:value="3.24227235535825" calcext:value-type="float">
            <text:p>3.24227235535825</text:p>
          </table:table-cell>
          <table:table-cell table:formula="of:= IF([.O102]&gt;0;  height + (   (g/(b^2)) +  ( v*SIN(theta*PI()/180)) / b     )   *   ( 1 - EXP(-b*[.A103])    )     -   (   (g*[.A103]) / b   );[.O102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03]+delta_t" office:value-type="float" office:value="0.850000000000001" calcext:value-type="float">
            <text:p>0.850000000000001</text:p>
          </table:table-cell>
          <table:table-cell table:style-name="ce9" table:formula="of:=+[.B103]" office:value-type="float" office:value="4.35879288134699" calcext:value-type="float">
            <text:p>4.35879288134699</text:p>
          </table:table-cell>
          <table:table-cell table:style-name="ce9" table:formula="of:=[.C103]-g*delta_t" office:value-type="float" office:value="-4.67819100088359" calcext:value-type="float">
            <text:p>-4.67819100088359</text:p>
          </table:table-cell>
          <table:table-cell table:style-name="ce9" table:formula="of:=SQRT([.B104]*[.B104]+[.C104]*[.C104])" office:value-type="float" office:value="6.394102472062" calcext:value-type="float">
            <text:p>6.394102472062</text:p>
          </table:table-cell>
          <table:table-cell table:style-name="ce9" table:formula="of:=IF([.F103]&gt;0;[.E103]+0.5*([.B103]+[.B104])*delta_t;[.E103])" office:value-type="float" office:value="3.31268258982371" calcext:value-type="float">
            <text:p>3.31268258982371</text:p>
          </table:table-cell>
          <table:table-cell table:formula="of:=IF([.F103]&gt;0;[.F103]+0.5*([.C103]+[.C104])*delta_t;[.F103])" office:value-type="float" office:value="-0.036489780671528" calcext:value-type="float">
            <text:p>-0.036489780671528</text:p>
          </table:table-cell>
          <table:table-cell/>
          <table:table-cell table:style-name="ce9" table:formula="of:=+[.H103]-b*[.H103]*[.J103]*delta_t" office:value-type="float" office:value="3.98370275458038" calcext:value-type="float">
            <text:p>3.98370275458038</text:p>
          </table:table-cell>
          <table:table-cell table:style-name="ce9" table:formula="of:=[.I103]-g*delta_t-b*[.I103]*[.J103]*delta_t" office:value-type="float" office:value="-4.62692728335358" calcext:value-type="float">
            <text:p>-4.62692728335358</text:p>
          </table:table-cell>
          <table:table-cell table:style-name="ce9" table:formula="of:=SQRT([.H104]^2+[.I104]^2)" office:value-type="float" office:value="6.10559937453262" calcext:value-type="float">
            <text:p>6.10559937453262</text:p>
          </table:table-cell>
          <table:table-cell table:style-name="ce9" table:formula="of:=IF([.L103]&gt;0; [.K103]+0.5*([.H103]+[.H104])*delta_t ;[.K103])" office:value-type="float" office:value="3.10438451478934" calcext:value-type="float">
            <text:p>3.10438451478934</text:p>
          </table:table-cell>
          <table:table-cell table:style-name="ce9" table:formula="of:=IF([.L103]&gt;0; [.L103]+0.5*([.I103]+[.I104])*delta_t ;[.L103])" office:value-type="float" office:value="-0.0012598028157219" calcext:value-type="float">
            <text:p>-0.0012598028157219</text:p>
          </table:table-cell>
          <table:table-cell/>
          <table:table-cell table:formula="of:= IF([.O103] &gt; 0;  (v*COS(theta*PI()/180)/b)*(1 - EXP(-b*[.A104])); [.N103])" office:value-type="float" office:value="3.24227235535825" calcext:value-type="float">
            <text:p>3.24227235535825</text:p>
          </table:table-cell>
          <table:table-cell table:formula="of:= IF([.O103]&gt;0;  height + (   (g/(b^2)) +  ( v*SIN(theta*PI()/180)) / b     )   *   ( 1 - EXP(-b*[.A104])    )     -   (   (g*[.A104]) / b   );[.O10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04]+delta_t" office:value-type="float" office:value="0.860000000000001" calcext:value-type="float">
            <text:p>0.860000000000001</text:p>
          </table:table-cell>
          <table:table-cell table:style-name="ce9" table:formula="of:=+[.B104]" office:value-type="float" office:value="4.35879288134699" calcext:value-type="float">
            <text:p>4.35879288134699</text:p>
          </table:table-cell>
          <table:table-cell table:style-name="ce9" table:formula="of:=[.C104]-g*delta_t" office:value-type="float" office:value="-4.77625750088359" calcext:value-type="float">
            <text:p>-4.77625750088359</text:p>
          </table:table-cell>
          <table:table-cell table:style-name="ce9" table:formula="of:=SQRT([.B105]*[.B105]+[.C105]*[.C105])" office:value-type="float" office:value="6.46619757641443" calcext:value-type="float">
            <text:p>6.46619757641443</text:p>
          </table:table-cell>
          <table:table-cell table:style-name="ce9" table:formula="of:=IF([.F104]&gt;0;[.E104]+0.5*([.B104]+[.B105])*delta_t;[.E104])" office:value-type="float" office:value="3.31268258982371" calcext:value-type="float">
            <text:p>3.31268258982371</text:p>
          </table:table-cell>
          <table:table-cell table:formula="of:=IF([.F104]&gt;0;[.F104]+0.5*([.C104]+[.C105])*delta_t;[.F104])" office:value-type="float" office:value="-0.036489780671528" calcext:value-type="float">
            <text:p>-0.036489780671528</text:p>
          </table:table-cell>
          <table:table-cell/>
          <table:table-cell table:style-name="ce9" table:formula="of:=+[.H104]-b*[.H104]*[.J104]*delta_t" office:value-type="float" office:value="3.97835171811011" calcext:value-type="float">
            <text:p>3.97835171811011</text:p>
          </table:table-cell>
          <table:table-cell table:style-name="ce9" table:formula="of:=[.I104]-g*delta_t-b*[.I104]*[.J104]*delta_t" office:value-type="float" office:value="-4.71877874720159" calcext:value-type="float">
            <text:p>-4.71877874720159</text:p>
          </table:table-cell>
          <table:table-cell table:style-name="ce9" table:formula="of:=SQRT([.H105]^2+[.I105]^2)" office:value-type="float" office:value="6.17204627802085" calcext:value-type="float">
            <text:p>6.17204627802085</text:p>
          </table:table-cell>
          <table:table-cell table:style-name="ce9" table:formula="of:=IF([.L104]&gt;0; [.K104]+0.5*([.H104]+[.H105])*delta_t ;[.K104])" office:value-type="float" office:value="3.10438451478934" calcext:value-type="float">
            <text:p>3.10438451478934</text:p>
          </table:table-cell>
          <table:table-cell table:style-name="ce9" table:formula="of:=IF([.L104]&gt;0; [.L104]+0.5*([.I104]+[.I105])*delta_t ;[.L104])" office:value-type="float" office:value="-0.0012598028157219" calcext:value-type="float">
            <text:p>-0.0012598028157219</text:p>
          </table:table-cell>
          <table:table-cell/>
          <table:table-cell table:formula="of:= IF([.O104] &gt; 0;  (v*COS(theta*PI()/180)/b)*(1 - EXP(-b*[.A105])); [.N104])" office:value-type="float" office:value="3.24227235535825" calcext:value-type="float">
            <text:p>3.24227235535825</text:p>
          </table:table-cell>
          <table:table-cell table:formula="of:= IF([.O104]&gt;0;  height + (   (g/(b^2)) +  ( v*SIN(theta*PI()/180)) / b     )   *   ( 1 - EXP(-b*[.A105])    )     -   (   (g*[.A105]) / b   );[.O10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05]+delta_t" office:value-type="float" office:value="0.870000000000001" calcext:value-type="float">
            <text:p>0.870000000000001</text:p>
          </table:table-cell>
          <table:table-cell table:style-name="ce9" table:formula="of:=+[.B105]" office:value-type="float" office:value="4.35879288134699" calcext:value-type="float">
            <text:p>4.35879288134699</text:p>
          </table:table-cell>
          <table:table-cell table:style-name="ce9" table:formula="of:=[.C105]-g*delta_t" office:value-type="float" office:value="-4.87432400088359" calcext:value-type="float">
            <text:p>-4.87432400088359</text:p>
          </table:table-cell>
          <table:table-cell table:style-name="ce9" table:formula="of:=SQRT([.B106]*[.B106]+[.C106]*[.C106])" office:value-type="float" office:value="6.5389685614836" calcext:value-type="float">
            <text:p>6.5389685614836</text:p>
          </table:table-cell>
          <table:table-cell table:style-name="ce9" table:formula="of:=IF([.F105]&gt;0;[.E105]+0.5*([.B105]+[.B106])*delta_t;[.E105])" office:value-type="float" office:value="3.31268258982371" calcext:value-type="float">
            <text:p>3.31268258982371</text:p>
          </table:table-cell>
          <table:table-cell table:formula="of:=IF([.F105]&gt;0;[.F105]+0.5*([.C105]+[.C106])*delta_t;[.F105])" office:value-type="float" office:value="-0.036489780671528" calcext:value-type="float">
            <text:p>-0.036489780671528</text:p>
          </table:table-cell>
          <table:table-cell/>
          <table:table-cell table:style-name="ce9" table:formula="of:=+[.H105]-b*[.H105]*[.J105]*delta_t" office:value-type="float" office:value="3.97294971250894" calcext:value-type="float">
            <text:p>3.97294971250894</text:p>
          </table:table-cell>
          <table:table-cell table:style-name="ce9" table:formula="of:=[.I105]-g*delta_t-b*[.I105]*[.J105]*delta_t" office:value-type="float" office:value="-4.81043785262482" calcext:value-type="float">
            <text:p>-4.81043785262482</text:p>
          </table:table-cell>
          <table:table-cell table:style-name="ce9" table:formula="of:=SQRT([.H106]^2+[.I106]^2)" office:value-type="float" office:value="6.23896159245195" calcext:value-type="float">
            <text:p>6.23896159245195</text:p>
          </table:table-cell>
          <table:table-cell table:style-name="ce9" table:formula="of:=IF([.L105]&gt;0; [.K105]+0.5*([.H105]+[.H106])*delta_t ;[.K105])" office:value-type="float" office:value="3.10438451478934" calcext:value-type="float">
            <text:p>3.10438451478934</text:p>
          </table:table-cell>
          <table:table-cell table:style-name="ce9" table:formula="of:=IF([.L105]&gt;0; [.L105]+0.5*([.I105]+[.I106])*delta_t ;[.L105])" office:value-type="float" office:value="-0.0012598028157219" calcext:value-type="float">
            <text:p>-0.0012598028157219</text:p>
          </table:table-cell>
          <table:table-cell/>
          <table:table-cell table:formula="of:= IF([.O105] &gt; 0;  (v*COS(theta*PI()/180)/b)*(1 - EXP(-b*[.A106])); [.N105])" office:value-type="float" office:value="3.24227235535825" calcext:value-type="float">
            <text:p>3.24227235535825</text:p>
          </table:table-cell>
          <table:table-cell table:formula="of:= IF([.O105]&gt;0;  height + (   (g/(b^2)) +  ( v*SIN(theta*PI()/180)) / b     )   *   ( 1 - EXP(-b*[.A106])    )     -   (   (g*[.A106]) / b   );[.O10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06]+delta_t" office:value-type="float" office:value="0.880000000000001" calcext:value-type="float">
            <text:p>0.880000000000001</text:p>
          </table:table-cell>
          <table:table-cell table:style-name="ce9" table:formula="of:=+[.B106]" office:value-type="float" office:value="4.35879288134699" calcext:value-type="float">
            <text:p>4.35879288134699</text:p>
          </table:table-cell>
          <table:table-cell table:style-name="ce9" table:formula="of:=[.C106]-g*delta_t" office:value-type="float" office:value="-4.97239050088359" calcext:value-type="float">
            <text:p>-4.97239050088359</text:p>
          </table:table-cell>
          <table:table-cell table:style-name="ce9" table:formula="of:=SQRT([.B107]*[.B107]+[.C107]*[.C107])" office:value-type="float" office:value="6.61239311261501" calcext:value-type="float">
            <text:p>6.61239311261501</text:p>
          </table:table-cell>
          <table:table-cell table:style-name="ce9" table:formula="of:=IF([.F106]&gt;0;[.E106]+0.5*([.B106]+[.B107])*delta_t;[.E106])" office:value-type="float" office:value="3.31268258982371" calcext:value-type="float">
            <text:p>3.31268258982371</text:p>
          </table:table-cell>
          <table:table-cell table:formula="of:=IF([.F106]&gt;0;[.F106]+0.5*([.C106]+[.C107])*delta_t;[.F106])" office:value-type="float" office:value="-0.036489780671528" calcext:value-type="float">
            <text:p>-0.036489780671528</text:p>
          </table:table-cell>
          <table:table-cell/>
          <table:table-cell table:style-name="ce9" table:formula="of:=+[.H106]-b*[.H106]*[.J106]*delta_t" office:value-type="float" office:value="3.96749655476262" calcext:value-type="float">
            <text:p>3.96749655476262</text:p>
          </table:table-cell>
          <table:table-cell table:style-name="ce9" table:formula="of:=[.I106]-g*delta_t-b*[.I106]*[.J106]*delta_t" office:value-type="float" office:value="-4.90190168248363" calcext:value-type="float">
            <text:p>-4.90190168248363</text:p>
          </table:table-cell>
          <table:table-cell table:style-name="ce9" table:formula="of:=SQRT([.H107]^2+[.I107]^2)" office:value-type="float" office:value="6.30631976804135" calcext:value-type="float">
            <text:p>6.30631976804135</text:p>
          </table:table-cell>
          <table:table-cell table:style-name="ce9" table:formula="of:=IF([.L106]&gt;0; [.K106]+0.5*([.H106]+[.H107])*delta_t ;[.K106])" office:value-type="float" office:value="3.10438451478934" calcext:value-type="float">
            <text:p>3.10438451478934</text:p>
          </table:table-cell>
          <table:table-cell table:style-name="ce9" table:formula="of:=IF([.L106]&gt;0; [.L106]+0.5*([.I106]+[.I107])*delta_t ;[.L106])" office:value-type="float" office:value="-0.0012598028157219" calcext:value-type="float">
            <text:p>-0.0012598028157219</text:p>
          </table:table-cell>
          <table:table-cell/>
          <table:table-cell table:formula="of:= IF([.O106] &gt; 0;  (v*COS(theta*PI()/180)/b)*(1 - EXP(-b*[.A107])); [.N106])" office:value-type="float" office:value="3.24227235535825" calcext:value-type="float">
            <text:p>3.24227235535825</text:p>
          </table:table-cell>
          <table:table-cell table:formula="of:= IF([.O106]&gt;0;  height + (   (g/(b^2)) +  ( v*SIN(theta*PI()/180)) / b     )   *   ( 1 - EXP(-b*[.A107])    )     -   (   (g*[.A107]) / b   );[.O10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07]+delta_t" office:value-type="float" office:value="0.890000000000001" calcext:value-type="float">
            <text:p>0.890000000000001</text:p>
          </table:table-cell>
          <table:table-cell table:style-name="ce9" table:formula="of:=+[.B107]" office:value-type="float" office:value="4.35879288134699" calcext:value-type="float">
            <text:p>4.35879288134699</text:p>
          </table:table-cell>
          <table:table-cell table:style-name="ce9" table:formula="of:=[.C107]-g*delta_t" office:value-type="float" office:value="-5.07045700088359" calcext:value-type="float">
            <text:p>-5.07045700088359</text:p>
          </table:table-cell>
          <table:table-cell table:style-name="ce9" table:formula="of:=SQRT([.B108]*[.B108]+[.C108]*[.C108])" office:value-type="float" office:value="6.68644969922683" calcext:value-type="float">
            <text:p>6.68644969922683</text:p>
          </table:table-cell>
          <table:table-cell table:style-name="ce9" table:formula="of:=IF([.F107]&gt;0;[.E107]+0.5*([.B107]+[.B108])*delta_t;[.E107])" office:value-type="float" office:value="3.31268258982371" calcext:value-type="float">
            <text:p>3.31268258982371</text:p>
          </table:table-cell>
          <table:table-cell table:formula="of:=IF([.F107]&gt;0;[.F107]+0.5*([.C107]+[.C108])*delta_t;[.F107])" office:value-type="float" office:value="-0.036489780671528" calcext:value-type="float">
            <text:p>-0.036489780671528</text:p>
          </table:table-cell>
          <table:table-cell/>
          <table:table-cell table:style-name="ce9" table:formula="of:=+[.H107]-b*[.H107]*[.J107]*delta_t" office:value-type="float" office:value="3.96199208833297" calcext:value-type="float">
            <text:p>3.96199208833297</text:p>
          </table:table-cell>
          <table:table-cell table:style-name="ce9" table:formula="of:=[.I107]-g*delta_t-b*[.I107]*[.J107]*delta_t" office:value-type="float" office:value="-4.99316733139776" calcext:value-type="float">
            <text:p>-4.99316733139776</text:p>
          </table:table-cell>
          <table:table-cell table:style-name="ce9" table:formula="of:=SQRT([.H108]^2+[.I108]^2)" office:value-type="float" office:value="6.3740961168899" calcext:value-type="float">
            <text:p>6.3740961168899</text:p>
          </table:table-cell>
          <table:table-cell table:style-name="ce9" table:formula="of:=IF([.L107]&gt;0; [.K107]+0.5*([.H107]+[.H108])*delta_t ;[.K107])" office:value-type="float" office:value="3.10438451478934" calcext:value-type="float">
            <text:p>3.10438451478934</text:p>
          </table:table-cell>
          <table:table-cell table:style-name="ce9" table:formula="of:=IF([.L107]&gt;0; [.L107]+0.5*([.I107]+[.I108])*delta_t ;[.L107])" office:value-type="float" office:value="-0.0012598028157219" calcext:value-type="float">
            <text:p>-0.0012598028157219</text:p>
          </table:table-cell>
          <table:table-cell/>
          <table:table-cell table:formula="of:= IF([.O107] &gt; 0;  (v*COS(theta*PI()/180)/b)*(1 - EXP(-b*[.A108])); [.N107])" office:value-type="float" office:value="3.24227235535825" calcext:value-type="float">
            <text:p>3.24227235535825</text:p>
          </table:table-cell>
          <table:table-cell table:formula="of:= IF([.O107]&gt;0;  height + (   (g/(b^2)) +  ( v*SIN(theta*PI()/180)) / b     )   *   ( 1 - EXP(-b*[.A108])    )     -   (   (g*[.A108]) / b   );[.O10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08]+delta_t" office:value-type="float" office:value="0.900000000000001" calcext:value-type="float">
            <text:p>0.900000000000001</text:p>
          </table:table-cell>
          <table:table-cell table:style-name="ce9" table:formula="of:=+[.B108]" office:value-type="float" office:value="4.35879288134699" calcext:value-type="float">
            <text:p>4.35879288134699</text:p>
          </table:table-cell>
          <table:table-cell table:style-name="ce9" table:formula="of:=[.C108]-g*delta_t" office:value-type="float" office:value="-5.16852350088359" calcext:value-type="float">
            <text:p>-5.16852350088359</text:p>
          </table:table-cell>
          <table:table-cell table:style-name="ce9" table:formula="of:=SQRT([.B109]*[.B109]+[.C109]*[.C109])" office:value-type="float" office:value="6.76111755271768" calcext:value-type="float">
            <text:p>6.76111755271768</text:p>
          </table:table-cell>
          <table:table-cell table:style-name="ce9" table:formula="of:=IF([.F108]&gt;0;[.E108]+0.5*([.B108]+[.B109])*delta_t;[.E108])" office:value-type="float" office:value="3.31268258982371" calcext:value-type="float">
            <text:p>3.31268258982371</text:p>
          </table:table-cell>
          <table:table-cell table:formula="of:=IF([.F108]&gt;0;[.F108]+0.5*([.C108]+[.C109])*delta_t;[.F108])" office:value-type="float" office:value="-0.036489780671528" calcext:value-type="float">
            <text:p>-0.036489780671528</text:p>
          </table:table-cell>
          <table:table-cell/>
          <table:table-cell table:style-name="ce9" table:formula="of:=+[.H108]-b*[.H108]*[.J108]*delta_t" office:value-type="float" office:value="3.95643618228819" calcext:value-type="float">
            <text:p>3.95643618228819</text:p>
          </table:table-cell>
          <table:table-cell table:style-name="ce9" table:formula="of:=[.I108]-g*delta_t-b*[.I108]*[.J108]*delta_t" office:value-type="float" office:value="-5.08423190712819" calcext:value-type="float">
            <text:p>-5.08423190712819</text:p>
          </table:table-cell>
          <table:table-cell table:style-name="ce9" table:formula="of:=SQRT([.H109]^2+[.I109]^2)" office:value-type="float" office:value="6.4422667866194" calcext:value-type="float">
            <text:p>6.4422667866194</text:p>
          </table:table-cell>
          <table:table-cell table:style-name="ce9" table:formula="of:=IF([.L108]&gt;0; [.K108]+0.5*([.H108]+[.H109])*delta_t ;[.K108])" office:value-type="float" office:value="3.10438451478934" calcext:value-type="float">
            <text:p>3.10438451478934</text:p>
          </table:table-cell>
          <table:table-cell table:style-name="ce9" table:formula="of:=IF([.L108]&gt;0; [.L108]+0.5*([.I108]+[.I109])*delta_t ;[.L108])" office:value-type="float" office:value="-0.0012598028157219" calcext:value-type="float">
            <text:p>-0.0012598028157219</text:p>
          </table:table-cell>
          <table:table-cell/>
          <table:table-cell table:formula="of:= IF([.O108] &gt; 0;  (v*COS(theta*PI()/180)/b)*(1 - EXP(-b*[.A109])); [.N108])" office:value-type="float" office:value="3.24227235535825" calcext:value-type="float">
            <text:p>3.24227235535825</text:p>
          </table:table-cell>
          <table:table-cell table:formula="of:= IF([.O108]&gt;0;  height + (   (g/(b^2)) +  ( v*SIN(theta*PI()/180)) / b     )   *   ( 1 - EXP(-b*[.A109])    )     -   (   (g*[.A109]) / b   );[.O108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09]+delta_t" office:value-type="float" office:value="0.910000000000001" calcext:value-type="float">
            <text:p>0.910000000000001</text:p>
          </table:table-cell>
          <table:table-cell table:style-name="ce9" table:formula="of:=+[.B109]" office:value-type="float" office:value="4.35879288134699" calcext:value-type="float">
            <text:p>4.35879288134699</text:p>
          </table:table-cell>
          <table:table-cell table:style-name="ce9" table:formula="of:=[.C109]-g*delta_t" office:value-type="float" office:value="-5.26659000088359" calcext:value-type="float">
            <text:p>-5.26659000088359</text:p>
          </table:table-cell>
          <table:table-cell table:style-name="ce9" table:formula="of:=SQRT([.B110]*[.B110]+[.C110]*[.C110])" office:value-type="float" office:value="6.83637664409211" calcext:value-type="float">
            <text:p>6.83637664409211</text:p>
          </table:table-cell>
          <table:table-cell table:style-name="ce9" table:formula="of:=IF([.F109]&gt;0;[.E109]+0.5*([.B109]+[.B110])*delta_t;[.E109])" office:value-type="float" office:value="3.31268258982371" calcext:value-type="float">
            <text:p>3.31268258982371</text:p>
          </table:table-cell>
          <table:table-cell table:formula="of:=IF([.F109]&gt;0;[.F109]+0.5*([.C109]+[.C110])*delta_t;[.F109])" office:value-type="float" office:value="-0.036489780671528" calcext:value-type="float">
            <text:p>-0.036489780671528</text:p>
          </table:table-cell>
          <table:table-cell/>
          <table:table-cell table:style-name="ce9" table:formula="of:=+[.H109]-b*[.H109]*[.J109]*delta_t" office:value-type="float" office:value="3.95082873045787" calcext:value-type="float">
            <text:p>3.95082873045787</text:p>
          </table:table-cell>
          <table:table-cell table:style-name="ce9" table:formula="of:=[.I109]-g*delta_t-b*[.I109]*[.J109]*delta_t" office:value-type="float" office:value="-5.17509253189102" calcext:value-type="float">
            <text:p>-5.17509253189102</text:p>
          </table:table-cell>
          <table:table-cell table:style-name="ce9" table:formula="of:=SQRT([.H110]^2+[.I110]^2)" office:value-type="float" office:value="6.51080873402418" calcext:value-type="float">
            <text:p>6.51080873402418</text:p>
          </table:table-cell>
          <table:table-cell table:style-name="ce9" table:formula="of:=IF([.L109]&gt;0; [.K109]+0.5*([.H109]+[.H110])*delta_t ;[.K109])" office:value-type="float" office:value="3.10438451478934" calcext:value-type="float">
            <text:p>3.10438451478934</text:p>
          </table:table-cell>
          <table:table-cell table:style-name="ce9" table:formula="of:=IF([.L109]&gt;0; [.L109]+0.5*([.I109]+[.I110])*delta_t ;[.L109])" office:value-type="float" office:value="-0.0012598028157219" calcext:value-type="float">
            <text:p>-0.0012598028157219</text:p>
          </table:table-cell>
          <table:table-cell/>
          <table:table-cell table:formula="of:= IF([.O109] &gt; 0;  (v*COS(theta*PI()/180)/b)*(1 - EXP(-b*[.A110])); [.N109])" office:value-type="float" office:value="3.24227235535825" calcext:value-type="float">
            <text:p>3.24227235535825</text:p>
          </table:table-cell>
          <table:table-cell table:formula="of:= IF([.O109]&gt;0;  height + (   (g/(b^2)) +  ( v*SIN(theta*PI()/180)) / b     )   *   ( 1 - EXP(-b*[.A110])    )     -   (   (g*[.A110]) / b   );[.O109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10]+delta_t" office:value-type="float" office:value="0.920000000000001" calcext:value-type="float">
            <text:p>0.920000000000001</text:p>
          </table:table-cell>
          <table:table-cell table:style-name="ce9" table:formula="of:=+[.B110]" office:value-type="float" office:value="4.35879288134699" calcext:value-type="float">
            <text:p>4.35879288134699</text:p>
          </table:table-cell>
          <table:table-cell table:style-name="ce9" table:formula="of:=[.C110]-g*delta_t" office:value-type="float" office:value="-5.36465650088358" calcext:value-type="float">
            <text:p>-5.36465650088358</text:p>
          </table:table-cell>
          <table:table-cell table:style-name="ce9" table:formula="of:=SQRT([.B111]*[.B111]+[.C111]*[.C111])" office:value-type="float" office:value="6.91220766144606" calcext:value-type="float">
            <text:p>6.91220766144606</text:p>
          </table:table-cell>
          <table:table-cell table:style-name="ce9" table:formula="of:=IF([.F110]&gt;0;[.E110]+0.5*([.B110]+[.B111])*delta_t;[.E110])" office:value-type="float" office:value="3.31268258982371" calcext:value-type="float">
            <text:p>3.31268258982371</text:p>
          </table:table-cell>
          <table:table-cell table:formula="of:=IF([.F110]&gt;0;[.F110]+0.5*([.C110]+[.C111])*delta_t;[.F110])" office:value-type="float" office:value="-0.036489780671528" calcext:value-type="float">
            <text:p>-0.036489780671528</text:p>
          </table:table-cell>
          <table:table-cell/>
          <table:table-cell table:style-name="ce9" table:formula="of:=+[.H110]-b*[.H110]*[.J110]*delta_t" office:value-type="float" office:value="3.94516965061279" calcext:value-type="float">
            <text:p>3.94516965061279</text:p>
          </table:table-cell>
          <table:table-cell table:style-name="ce9" table:formula="of:=[.I110]-g*delta_t-b*[.I110]*[.J110]*delta_t" office:value-type="float" office:value="-5.2657463436067" calcext:value-type="float">
            <text:p>-5.2657463436067</text:p>
          </table:table-cell>
          <table:table-cell table:style-name="ce9" table:formula="of:=SQRT([.H111]^2+[.I111]^2)" office:value-type="float" office:value="6.57969969887103" calcext:value-type="float">
            <text:p>6.57969969887103</text:p>
          </table:table-cell>
          <table:table-cell table:style-name="ce9" table:formula="of:=IF([.L110]&gt;0; [.K110]+0.5*([.H110]+[.H111])*delta_t ;[.K110])" office:value-type="float" office:value="3.10438451478934" calcext:value-type="float">
            <text:p>3.10438451478934</text:p>
          </table:table-cell>
          <table:table-cell table:style-name="ce9" table:formula="of:=IF([.L110]&gt;0; [.L110]+0.5*([.I110]+[.I111])*delta_t ;[.L110])" office:value-type="float" office:value="-0.0012598028157219" calcext:value-type="float">
            <text:p>-0.0012598028157219</text:p>
          </table:table-cell>
          <table:table-cell/>
          <table:table-cell table:formula="of:= IF([.O110] &gt; 0;  (v*COS(theta*PI()/180)/b)*(1 - EXP(-b*[.A111])); [.N110])" office:value-type="float" office:value="3.24227235535825" calcext:value-type="float">
            <text:p>3.24227235535825</text:p>
          </table:table-cell>
          <table:table-cell table:formula="of:= IF([.O110]&gt;0;  height + (   (g/(b^2)) +  ( v*SIN(theta*PI()/180)) / b     )   *   ( 1 - EXP(-b*[.A111])    )     -   (   (g*[.A111]) / b   );[.O110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11]+delta_t" office:value-type="float" office:value="0.930000000000001" calcext:value-type="float">
            <text:p>0.930000000000001</text:p>
          </table:table-cell>
          <table:table-cell table:style-name="ce9" table:formula="of:=+[.B111]" office:value-type="float" office:value="4.35879288134699" calcext:value-type="float">
            <text:p>4.35879288134699</text:p>
          </table:table-cell>
          <table:table-cell table:style-name="ce9" table:formula="of:=[.C111]-g*delta_t" office:value-type="float" office:value="-5.46272300088358" calcext:value-type="float">
            <text:p>-5.46272300088358</text:p>
          </table:table-cell>
          <table:table-cell table:style-name="ce9" table:formula="of:=SQRT([.B112]*[.B112]+[.C112]*[.C112])" office:value-type="float" office:value="6.98859198743665" calcext:value-type="float">
            <text:p>6.98859198743665</text:p>
          </table:table-cell>
          <table:table-cell table:style-name="ce9" table:formula="of:=IF([.F111]&gt;0;[.E111]+0.5*([.B111]+[.B112])*delta_t;[.E111])" office:value-type="float" office:value="3.31268258982371" calcext:value-type="float">
            <text:p>3.31268258982371</text:p>
          </table:table-cell>
          <table:table-cell table:formula="of:=IF([.F111]&gt;0;[.F111]+0.5*([.C111]+[.C112])*delta_t;[.F111])" office:value-type="float" office:value="-0.036489780671528" calcext:value-type="float">
            <text:p>-0.036489780671528</text:p>
          </table:table-cell>
          <table:table-cell/>
          <table:table-cell table:style-name="ce9" table:formula="of:=+[.H111]-b*[.H111]*[.J111]*delta_t" office:value-type="float" office:value="3.93945888366912" calcext:value-type="float">
            <text:p>3.93945888366912</text:p>
          </table:table-cell>
          <table:table-cell table:style-name="ce9" table:formula="of:=[.I111]-g*delta_t-b*[.I111]*[.J111]*delta_t" office:value-type="float" office:value="-5.3561904970878" calcext:value-type="float">
            <text:p>-5.3561904970878</text:p>
          </table:table-cell>
          <table:table-cell table:style-name="ce9" table:formula="of:=SQRT([.H112]^2+[.I112]^2)" office:value-type="float" office:value="6.64891817796047" calcext:value-type="float">
            <text:p>6.64891817796047</text:p>
          </table:table-cell>
          <table:table-cell table:style-name="ce9" table:formula="of:=IF([.L111]&gt;0; [.K111]+0.5*([.H111]+[.H112])*delta_t ;[.K111])" office:value-type="float" office:value="3.10438451478934" calcext:value-type="float">
            <text:p>3.10438451478934</text:p>
          </table:table-cell>
          <table:table-cell table:style-name="ce9" table:formula="of:=IF([.L111]&gt;0; [.L111]+0.5*([.I111]+[.I112])*delta_t ;[.L111])" office:value-type="float" office:value="-0.0012598028157219" calcext:value-type="float">
            <text:p>-0.0012598028157219</text:p>
          </table:table-cell>
          <table:table-cell/>
          <table:table-cell table:formula="of:= IF([.O111] &gt; 0;  (v*COS(theta*PI()/180)/b)*(1 - EXP(-b*[.A112])); [.N111])" office:value-type="float" office:value="3.24227235535825" calcext:value-type="float">
            <text:p>3.24227235535825</text:p>
          </table:table-cell>
          <table:table-cell table:formula="of:= IF([.O111]&gt;0;  height + (   (g/(b^2)) +  ( v*SIN(theta*PI()/180)) / b     )   *   ( 1 - EXP(-b*[.A112])    )     -   (   (g*[.A112]) / b   );[.O111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12]+delta_t" office:value-type="float" office:value="0.940000000000001" calcext:value-type="float">
            <text:p>0.940000000000001</text:p>
          </table:table-cell>
          <table:table-cell table:style-name="ce9" table:formula="of:=+[.B112]" office:value-type="float" office:value="4.35879288134699" calcext:value-type="float">
            <text:p>4.35879288134699</text:p>
          </table:table-cell>
          <table:table-cell table:style-name="ce9" table:formula="of:=[.C112]-g*delta_t" office:value-type="float" office:value="-5.56078950088358" calcext:value-type="float">
            <text:p>-5.56078950088358</text:p>
          </table:table-cell>
          <table:table-cell table:style-name="ce9" table:formula="of:=SQRT([.B113]*[.B113]+[.C113]*[.C113])" office:value-type="float" office:value="7.06551167684395" calcext:value-type="float">
            <text:p>7.06551167684395</text:p>
          </table:table-cell>
          <table:table-cell table:style-name="ce9" table:formula="of:=IF([.F112]&gt;0;[.E112]+0.5*([.B112]+[.B113])*delta_t;[.E112])" office:value-type="float" office:value="3.31268258982371" calcext:value-type="float">
            <text:p>3.31268258982371</text:p>
          </table:table-cell>
          <table:table-cell table:formula="of:=IF([.F112]&gt;0;[.F112]+0.5*([.C112]+[.C113])*delta_t;[.F112])" office:value-type="float" office:value="-0.036489780671528" calcext:value-type="float">
            <text:p>-0.036489780671528</text:p>
          </table:table-cell>
          <table:table-cell/>
          <table:table-cell table:style-name="ce9" table:formula="of:=+[.H112]-b*[.H112]*[.J112]*delta_t" office:value-type="float" office:value="3.93369639291687" calcext:value-type="float">
            <text:p>3.93369639291687</text:p>
          </table:table-cell>
          <table:table-cell table:style-name="ce9" table:formula="of:=[.I112]-g*delta_t-b*[.I112]*[.J112]*delta_t" office:value-type="float" office:value="-5.44642216516844" calcext:value-type="float">
            <text:p>-5.44642216516844</text:p>
          </table:table-cell>
          <table:table-cell table:style-name="ce9" table:formula="of:=SQRT([.H113]^2+[.I113]^2)" office:value-type="float" office:value="6.71844339954467" calcext:value-type="float">
            <text:p>6.71844339954467</text:p>
          </table:table-cell>
          <table:table-cell table:style-name="ce9" table:formula="of:=IF([.L112]&gt;0; [.K112]+0.5*([.H112]+[.H113])*delta_t ;[.K112])" office:value-type="float" office:value="3.10438451478934" calcext:value-type="float">
            <text:p>3.10438451478934</text:p>
          </table:table-cell>
          <table:table-cell table:style-name="ce9" table:formula="of:=IF([.L112]&gt;0; [.L112]+0.5*([.I112]+[.I113])*delta_t ;[.L112])" office:value-type="float" office:value="-0.0012598028157219" calcext:value-type="float">
            <text:p>-0.0012598028157219</text:p>
          </table:table-cell>
          <table:table-cell/>
          <table:table-cell table:formula="of:= IF([.O112] &gt; 0;  (v*COS(theta*PI()/180)/b)*(1 - EXP(-b*[.A113])); [.N112])" office:value-type="float" office:value="3.24227235535825" calcext:value-type="float">
            <text:p>3.24227235535825</text:p>
          </table:table-cell>
          <table:table-cell table:formula="of:= IF([.O112]&gt;0;  height + (   (g/(b^2)) +  ( v*SIN(theta*PI()/180)) / b     )   *   ( 1 - EXP(-b*[.A113])    )     -   (   (g*[.A113]) / b   );[.O112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13]+delta_t" office:value-type="float" office:value="0.950000000000001" calcext:value-type="float">
            <text:p>0.950000000000001</text:p>
          </table:table-cell>
          <table:table-cell table:style-name="ce9" table:formula="of:=+[.B113]" office:value-type="float" office:value="4.35879288134699" calcext:value-type="float">
            <text:p>4.35879288134699</text:p>
          </table:table-cell>
          <table:table-cell table:style-name="ce9" table:formula="of:=[.C113]-g*delta_t" office:value-type="float" office:value="-5.65885600088358" calcext:value-type="float">
            <text:p>-5.65885600088358</text:p>
          </table:table-cell>
          <table:table-cell table:style-name="ce9" table:formula="of:=SQRT([.B114]*[.B114]+[.C114]*[.C114])" office:value-type="float" office:value="7.14294943431754" calcext:value-type="float">
            <text:p>7.14294943431754</text:p>
          </table:table-cell>
          <table:table-cell table:style-name="ce9" table:formula="of:=IF([.F113]&gt;0;[.E113]+0.5*([.B113]+[.B114])*delta_t;[.E113])" office:value-type="float" office:value="3.31268258982371" calcext:value-type="float">
            <text:p>3.31268258982371</text:p>
          </table:table-cell>
          <table:table-cell table:formula="of:=IF([.F113]&gt;0;[.F113]+0.5*([.C113]+[.C114])*delta_t;[.F113])" office:value-type="float" office:value="-0.036489780671528" calcext:value-type="float">
            <text:p>-0.036489780671528</text:p>
          </table:table-cell>
          <table:table-cell/>
          <table:table-cell table:style-name="ce9" table:formula="of:=+[.H113]-b*[.H113]*[.J113]*delta_t" office:value-type="float" office:value="3.92788216327217" calcext:value-type="float">
            <text:p>3.92788216327217</text:p>
          </table:table-cell>
          <table:table-cell table:style-name="ce9" table:formula="of:=[.I113]-g*delta_t-b*[.I113]*[.J113]*delta_t" office:value-type="float" office:value="-5.53643853977817" calcext:value-type="float">
            <text:p>-5.53643853977817</text:p>
          </table:table-cell>
          <table:table-cell table:style-name="ce9" table:formula="of:=SQRT([.H114]^2+[.I114]^2)" office:value-type="float" office:value="6.78825529818176" calcext:value-type="float">
            <text:p>6.78825529818176</text:p>
          </table:table-cell>
          <table:table-cell table:style-name="ce9" table:formula="of:=IF([.L113]&gt;0; [.K113]+0.5*([.H113]+[.H114])*delta_t ;[.K113])" office:value-type="float" office:value="3.10438451478934" calcext:value-type="float">
            <text:p>3.10438451478934</text:p>
          </table:table-cell>
          <table:table-cell table:style-name="ce9" table:formula="of:=IF([.L113]&gt;0; [.L113]+0.5*([.I113]+[.I114])*delta_t ;[.L113])" office:value-type="float" office:value="-0.0012598028157219" calcext:value-type="float">
            <text:p>-0.0012598028157219</text:p>
          </table:table-cell>
          <table:table-cell/>
          <table:table-cell table:formula="of:= IF([.O113] &gt; 0;  (v*COS(theta*PI()/180)/b)*(1 - EXP(-b*[.A114])); [.N113])" office:value-type="float" office:value="3.24227235535825" calcext:value-type="float">
            <text:p>3.24227235535825</text:p>
          </table:table-cell>
          <table:table-cell table:formula="of:= IF([.O113]&gt;0;  height + (   (g/(b^2)) +  ( v*SIN(theta*PI()/180)) / b     )   *   ( 1 - EXP(-b*[.A114])    )     -   (   (g*[.A114]) / b   );[.O11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14]+delta_t" office:value-type="float" office:value="0.960000000000001" calcext:value-type="float">
            <text:p>0.960000000000001</text:p>
          </table:table-cell>
          <table:table-cell table:style-name="ce9" table:formula="of:=+[.B114]" office:value-type="float" office:value="4.35879288134699" calcext:value-type="float">
            <text:p>4.35879288134699</text:p>
          </table:table-cell>
          <table:table-cell table:style-name="ce9" table:formula="of:=[.C114]-g*delta_t" office:value-type="float" office:value="-5.75692250088358" calcext:value-type="float">
            <text:p>-5.75692250088358</text:p>
          </table:table-cell>
          <table:table-cell table:style-name="ce9" table:formula="of:=SQRT([.B115]*[.B115]+[.C115]*[.C115])" office:value-type="float" office:value="7.22088859238673" calcext:value-type="float">
            <text:p>7.22088859238673</text:p>
          </table:table-cell>
          <table:table-cell table:style-name="ce9" table:formula="of:=IF([.F114]&gt;0;[.E114]+0.5*([.B114]+[.B115])*delta_t;[.E114])" office:value-type="float" office:value="3.31268258982371" calcext:value-type="float">
            <text:p>3.31268258982371</text:p>
          </table:table-cell>
          <table:table-cell table:formula="of:=IF([.F114]&gt;0;[.F114]+0.5*([.C114]+[.C115])*delta_t;[.F114])" office:value-type="float" office:value="-0.036489780671528" calcext:value-type="float">
            <text:p>-0.036489780671528</text:p>
          </table:table-cell>
          <table:table-cell/>
          <table:table-cell table:style-name="ce9" table:formula="of:=+[.H114]-b*[.H114]*[.J114]*delta_t" office:value-type="float" office:value="3.92201620055297" calcext:value-type="float">
            <text:p>3.92201620055297</text:p>
          </table:table-cell>
          <table:table-cell table:style-name="ce9" table:formula="of:=[.I114]-g*delta_t-b*[.I114]*[.J114]*delta_t" office:value-type="float" office:value="-5.62623683296301" calcext:value-type="float">
            <text:p>-5.62623683296301</text:p>
          </table:table-cell>
          <table:table-cell table:style-name="ce9" table:formula="of:=SQRT([.H115]^2+[.I115]^2)" office:value-type="float" office:value="6.8583344900923" calcext:value-type="float">
            <text:p>6.8583344900923</text:p>
          </table:table-cell>
          <table:table-cell table:style-name="ce9" table:formula="of:=IF([.L114]&gt;0; [.K114]+0.5*([.H114]+[.H115])*delta_t ;[.K114])" office:value-type="float" office:value="3.10438451478934" calcext:value-type="float">
            <text:p>3.10438451478934</text:p>
          </table:table-cell>
          <table:table-cell table:style-name="ce9" table:formula="of:=IF([.L114]&gt;0; [.L114]+0.5*([.I114]+[.I115])*delta_t ;[.L114])" office:value-type="float" office:value="-0.0012598028157219" calcext:value-type="float">
            <text:p>-0.0012598028157219</text:p>
          </table:table-cell>
          <table:table-cell/>
          <table:table-cell table:formula="of:= IF([.O114] &gt; 0;  (v*COS(theta*PI()/180)/b)*(1 - EXP(-b*[.A115])); [.N114])" office:value-type="float" office:value="3.24227235535825" calcext:value-type="float">
            <text:p>3.24227235535825</text:p>
          </table:table-cell>
          <table:table-cell table:formula="of:= IF([.O114]&gt;0;  height + (   (g/(b^2)) +  ( v*SIN(theta*PI()/180)) / b     )   *   ( 1 - EXP(-b*[.A115])    )     -   (   (g*[.A115]) / b   );[.O11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15]+delta_t" office:value-type="float" office:value="0.970000000000001" calcext:value-type="float">
            <text:p>0.970000000000001</text:p>
          </table:table-cell>
          <table:table-cell table:style-name="ce9" table:formula="of:=+[.B115]" office:value-type="float" office:value="4.35879288134699" calcext:value-type="float">
            <text:p>4.35879288134699</text:p>
          </table:table-cell>
          <table:table-cell table:style-name="ce9" table:formula="of:=[.C115]-g*delta_t" office:value-type="float" office:value="-5.85498900088358" calcext:value-type="float">
            <text:p>-5.85498900088358</text:p>
          </table:table-cell>
          <table:table-cell table:style-name="ce9" table:formula="of:=SQRT([.B116]*[.B116]+[.C116]*[.C116])" office:value-type="float" office:value="7.29931308980159" calcext:value-type="float">
            <text:p>7.29931308980159</text:p>
          </table:table-cell>
          <table:table-cell table:style-name="ce9" table:formula="of:=IF([.F115]&gt;0;[.E115]+0.5*([.B115]+[.B116])*delta_t;[.E115])" office:value-type="float" office:value="3.31268258982371" calcext:value-type="float">
            <text:p>3.31268258982371</text:p>
          </table:table-cell>
          <table:table-cell table:formula="of:=IF([.F115]&gt;0;[.F115]+0.5*([.C115]+[.C116])*delta_t;[.F115])" office:value-type="float" office:value="-0.036489780671528" calcext:value-type="float">
            <text:p>-0.036489780671528</text:p>
          </table:table-cell>
          <table:table-cell/>
          <table:table-cell table:style-name="ce9" table:formula="of:=+[.H115]-b*[.H115]*[.J115]*delta_t" office:value-type="float" office:value="3.9160985307776" calcext:value-type="float">
            <text:p>3.9160985307776</text:p>
          </table:table-cell>
          <table:table-cell table:style-name="ce9" table:formula="of:=[.I115]-g*delta_t-b*[.I115]*[.J115]*delta_t" office:value-type="float" office:value="-5.7158142778564" calcext:value-type="float">
            <text:p>-5.7158142778564</text:p>
          </table:table-cell>
          <table:table-cell table:style-name="ce9" table:formula="of:=SQRT([.H116]^2+[.I116]^2)" office:value-type="float" office:value="6.92866224907129" calcext:value-type="float">
            <text:p>6.92866224907129</text:p>
          </table:table-cell>
          <table:table-cell table:style-name="ce9" table:formula="of:=IF([.L115]&gt;0; [.K115]+0.5*([.H115]+[.H116])*delta_t ;[.K115])" office:value-type="float" office:value="3.10438451478934" calcext:value-type="float">
            <text:p>3.10438451478934</text:p>
          </table:table-cell>
          <table:table-cell table:style-name="ce9" table:formula="of:=IF([.L115]&gt;0; [.L115]+0.5*([.I115]+[.I116])*delta_t ;[.L115])" office:value-type="float" office:value="-0.0012598028157219" calcext:value-type="float">
            <text:p>-0.0012598028157219</text:p>
          </table:table-cell>
          <table:table-cell/>
          <table:table-cell table:formula="of:= IF([.O115] &gt; 0;  (v*COS(theta*PI()/180)/b)*(1 - EXP(-b*[.A116])); [.N115])" office:value-type="float" office:value="3.24227235535825" calcext:value-type="float">
            <text:p>3.24227235535825</text:p>
          </table:table-cell>
          <table:table-cell table:formula="of:= IF([.O115]&gt;0;  height + (   (g/(b^2)) +  ( v*SIN(theta*PI()/180)) / b     )   *   ( 1 - EXP(-b*[.A116])    )     -   (   (g*[.A116]) / b   );[.O11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16]+delta_t" office:value-type="float" office:value="0.980000000000001" calcext:value-type="float">
            <text:p>0.980000000000001</text:p>
          </table:table-cell>
          <table:table-cell table:style-name="ce9" table:formula="of:=+[.B116]" office:value-type="float" office:value="4.35879288134699" calcext:value-type="float">
            <text:p>4.35879288134699</text:p>
          </table:table-cell>
          <table:table-cell table:style-name="ce9" table:formula="of:=[.C116]-g*delta_t" office:value-type="float" office:value="-5.95305550088358" calcext:value-type="float">
            <text:p>-5.95305550088358</text:p>
          </table:table-cell>
          <table:table-cell table:style-name="ce9" table:formula="of:=SQRT([.B117]*[.B117]+[.C117]*[.C117])" office:value-type="float" office:value="7.37820745026063" calcext:value-type="float">
            <text:p>7.37820745026063</text:p>
          </table:table-cell>
          <table:table-cell table:style-name="ce9" table:formula="of:=IF([.F116]&gt;0;[.E116]+0.5*([.B116]+[.B117])*delta_t;[.E116])" office:value-type="float" office:value="3.31268258982371" calcext:value-type="float">
            <text:p>3.31268258982371</text:p>
          </table:table-cell>
          <table:table-cell table:formula="of:=IF([.F116]&gt;0;[.F116]+0.5*([.C116]+[.C117])*delta_t;[.F116])" office:value-type="float" office:value="-0.036489780671528" calcext:value-type="float">
            <text:p>-0.036489780671528</text:p>
          </table:table-cell>
          <table:table-cell/>
          <table:table-cell table:style-name="ce9" table:formula="of:=+[.H116]-b*[.H116]*[.J116]*delta_t" office:value-type="float" office:value="3.91012919948576" calcext:value-type="float">
            <text:p>3.91012919948576</text:p>
          </table:table-cell>
          <table:table-cell table:style-name="ce9" table:formula="of:=[.I116]-g*delta_t-b*[.I116]*[.J116]*delta_t" office:value-type="float" office:value="-5.80516812960227" calcext:value-type="float">
            <text:p>-5.80516812960227</text:p>
          </table:table-cell>
          <table:table-cell table:style-name="ce9" table:formula="of:=SQRT([.H117]^2+[.I117]^2)" office:value-type="float" office:value="6.99922048299817" calcext:value-type="float">
            <text:p>6.99922048299817</text:p>
          </table:table-cell>
          <table:table-cell table:style-name="ce9" table:formula="of:=IF([.L116]&gt;0; [.K116]+0.5*([.H116]+[.H117])*delta_t ;[.K116])" office:value-type="float" office:value="3.10438451478934" calcext:value-type="float">
            <text:p>3.10438451478934</text:p>
          </table:table-cell>
          <table:table-cell table:style-name="ce9" table:formula="of:=IF([.L116]&gt;0; [.L116]+0.5*([.I116]+[.I117])*delta_t ;[.L116])" office:value-type="float" office:value="-0.0012598028157219" calcext:value-type="float">
            <text:p>-0.0012598028157219</text:p>
          </table:table-cell>
          <table:table-cell/>
          <table:table-cell table:formula="of:= IF([.O116] &gt; 0;  (v*COS(theta*PI()/180)/b)*(1 - EXP(-b*[.A117])); [.N116])" office:value-type="float" office:value="3.24227235535825" calcext:value-type="float">
            <text:p>3.24227235535825</text:p>
          </table:table-cell>
          <table:table-cell table:formula="of:= IF([.O116]&gt;0;  height + (   (g/(b^2)) +  ( v*SIN(theta*PI()/180)) / b     )   *   ( 1 - EXP(-b*[.A117])    )     -   (   (g*[.A117]) / b   );[.O11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17]+delta_t" office:value-type="float" office:value="0.990000000000001" calcext:value-type="float">
            <text:p>0.990000000000001</text:p>
          </table:table-cell>
          <table:table-cell table:style-name="ce9" table:formula="of:=+[.B117]" office:value-type="float" office:value="4.35879288134699" calcext:value-type="float">
            <text:p>4.35879288134699</text:p>
          </table:table-cell>
          <table:table-cell table:style-name="ce9" table:formula="of:=[.C117]-g*delta_t" office:value-type="float" office:value="-6.05112200088358" calcext:value-type="float">
            <text:p>-6.05112200088358</text:p>
          </table:table-cell>
          <table:table-cell table:style-name="ce9" table:formula="of:=SQRT([.B118]*[.B118]+[.C118]*[.C118])" office:value-type="float" office:value="7.45755676157135" calcext:value-type="float">
            <text:p>7.45755676157135</text:p>
          </table:table-cell>
          <table:table-cell table:style-name="ce9" table:formula="of:=IF([.F117]&gt;0;[.E117]+0.5*([.B117]+[.B118])*delta_t;[.E117])" office:value-type="float" office:value="3.31268258982371" calcext:value-type="float">
            <text:p>3.31268258982371</text:p>
          </table:table-cell>
          <table:table-cell table:formula="of:=IF([.F117]&gt;0;[.F117]+0.5*([.C117]+[.C118])*delta_t;[.F117])" office:value-type="float" office:value="-0.036489780671528" calcext:value-type="float">
            <text:p>-0.036489780671528</text:p>
          </table:table-cell>
          <table:table-cell/>
          <table:table-cell table:style-name="ce9" table:formula="of:=+[.H117]-b*[.H117]*[.J117]*delta_t" office:value-type="float" office:value="3.90410827108123" calcext:value-type="float">
            <text:p>3.90410827108123</text:p>
          </table:table-cell>
          <table:table-cell table:style-name="ce9" table:formula="of:=[.I117]-g*delta_t-b*[.I117]*[.J117]*delta_t" office:value-type="float" office:value="-5.89429566623268" calcext:value-type="float">
            <text:p>-5.89429566623268</text:p>
          </table:table-cell>
          <table:table-cell table:style-name="ce9" table:formula="of:=SQRT([.H118]^2+[.I118]^2)" office:value-type="float" office:value="7.06999171097776" calcext:value-type="float">
            <text:p>7.06999171097776</text:p>
          </table:table-cell>
          <table:table-cell table:style-name="ce9" table:formula="of:=IF([.L117]&gt;0; [.K117]+0.5*([.H117]+[.H118])*delta_t ;[.K117])" office:value-type="float" office:value="3.10438451478934" calcext:value-type="float">
            <text:p>3.10438451478934</text:p>
          </table:table-cell>
          <table:table-cell table:style-name="ce9" table:formula="of:=IF([.L117]&gt;0; [.L117]+0.5*([.I117]+[.I118])*delta_t ;[.L117])" office:value-type="float" office:value="-0.0012598028157219" calcext:value-type="float">
            <text:p>-0.0012598028157219</text:p>
          </table:table-cell>
          <table:table-cell/>
          <table:table-cell table:formula="of:= IF([.O117] &gt; 0;  (v*COS(theta*PI()/180)/b)*(1 - EXP(-b*[.A118])); [.N117])" office:value-type="float" office:value="3.24227235535825" calcext:value-type="float">
            <text:p>3.24227235535825</text:p>
          </table:table-cell>
          <table:table-cell table:formula="of:= IF([.O117]&gt;0;  height + (   (g/(b^2)) +  ( v*SIN(theta*PI()/180)) / b     )   *   ( 1 - EXP(-b*[.A118])    )     -   (   (g*[.A118]) / b   );[.O11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18]+delta_t" office:value-type="float" office:value="1" calcext:value-type="float">
            <text:p>1</text:p>
          </table:table-cell>
          <table:table-cell table:style-name="ce9" table:formula="of:=+[.B118]" office:value-type="float" office:value="4.35879288134699" calcext:value-type="float">
            <text:p>4.35879288134699</text:p>
          </table:table-cell>
          <table:table-cell table:style-name="ce9" table:formula="of:=[.C118]-g*delta_t" office:value-type="float" office:value="-6.14918850088358" calcext:value-type="float">
            <text:p>-6.14918850088358</text:p>
          </table:table-cell>
          <table:table-cell table:style-name="ce9" table:formula="of:=SQRT([.B119]*[.B119]+[.C119]*[.C119])" office:value-type="float" office:value="7.53734665528129" calcext:value-type="float">
            <text:p>7.53734665528129</text:p>
          </table:table-cell>
          <table:table-cell table:style-name="ce9" table:formula="of:=IF([.F118]&gt;0;[.E118]+0.5*([.B118]+[.B119])*delta_t;[.E118])" office:value-type="float" office:value="3.31268258982371" calcext:value-type="float">
            <text:p>3.31268258982371</text:p>
          </table:table-cell>
          <table:table-cell table:formula="of:=IF([.F118]&gt;0;[.F118]+0.5*([.C118]+[.C119])*delta_t;[.F118])" office:value-type="float" office:value="-0.036489780671528" calcext:value-type="float">
            <text:p>-0.036489780671528</text:p>
          </table:table-cell>
          <table:table-cell/>
          <table:table-cell table:style-name="ce9" table:formula="of:=+[.H118]-b*[.H118]*[.J118]*delta_t" office:value-type="float" office:value="3.89803582819586" calcext:value-type="float">
            <text:p>3.89803582819586</text:p>
          </table:table-cell>
          <table:table-cell table:style-name="ce9" table:formula="of:=[.I118]-g*delta_t-b*[.I118]*[.J118]*delta_t" office:value-type="float" office:value="-5.98319418950217" calcext:value-type="float">
            <text:p>-5.98319418950217</text:p>
          </table:table-cell>
          <table:table-cell table:style-name="ce9" table:formula="of:=SQRT([.H119]^2+[.I119]^2)" office:value-type="float" office:value="7.14095904113664" calcext:value-type="float">
            <text:p>7.14095904113664</text:p>
          </table:table-cell>
          <table:table-cell table:style-name="ce9" table:formula="of:=IF([.L118]&gt;0; [.K118]+0.5*([.H118]+[.H119])*delta_t ;[.K118])" office:value-type="float" office:value="3.10438451478934" calcext:value-type="float">
            <text:p>3.10438451478934</text:p>
          </table:table-cell>
          <table:table-cell table:style-name="ce9" table:formula="of:=IF([.L118]&gt;0; [.L118]+0.5*([.I118]+[.I119])*delta_t ;[.L118])" office:value-type="float" office:value="-0.0012598028157219" calcext:value-type="float">
            <text:p>-0.0012598028157219</text:p>
          </table:table-cell>
          <table:table-cell/>
          <table:table-cell table:formula="of:= IF([.O118] &gt; 0;  (v*COS(theta*PI()/180)/b)*(1 - EXP(-b*[.A119])); [.N118])" office:value-type="float" office:value="3.24227235535825" calcext:value-type="float">
            <text:p>3.24227235535825</text:p>
          </table:table-cell>
          <table:table-cell table:formula="of:= IF([.O118]&gt;0;  height + (   (g/(b^2)) +  ( v*SIN(theta*PI()/180)) / b     )   *   ( 1 - EXP(-b*[.A119])    )     -   (   (g*[.A119]) / b   );[.O118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19]+delta_t" office:value-type="float" office:value="1.01" calcext:value-type="float">
            <text:p>1.01</text:p>
          </table:table-cell>
          <table:table-cell table:style-name="ce9" table:formula="of:=+[.B119]" office:value-type="float" office:value="4.35879288134699" calcext:value-type="float">
            <text:p>4.35879288134699</text:p>
          </table:table-cell>
          <table:table-cell table:style-name="ce9" table:formula="of:=[.C119]-g*delta_t" office:value-type="float" office:value="-6.24725500088358" calcext:value-type="float">
            <text:p>-6.24725500088358</text:p>
          </table:table-cell>
          <table:table-cell table:style-name="ce9" table:formula="of:=SQRT([.B120]*[.B120]+[.C120]*[.C120])" office:value-type="float" office:value="7.61756328680938" calcext:value-type="float">
            <text:p>7.61756328680938</text:p>
          </table:table-cell>
          <table:table-cell table:style-name="ce9" table:formula="of:=IF([.F119]&gt;0;[.E119]+0.5*([.B119]+[.B120])*delta_t;[.E119])" office:value-type="float" office:value="3.31268258982371" calcext:value-type="float">
            <text:p>3.31268258982371</text:p>
          </table:table-cell>
          <table:table-cell table:formula="of:=IF([.F119]&gt;0;[.F119]+0.5*([.C119]+[.C120])*delta_t;[.F119])" office:value-type="float" office:value="-0.036489780671528" calcext:value-type="float">
            <text:p>-0.036489780671528</text:p>
          </table:table-cell>
          <table:table-cell/>
          <table:table-cell table:style-name="ce9" table:formula="of:=+[.H119]-b*[.H119]*[.J119]*delta_t" office:value-type="float" office:value="3.89191197107406" calcext:value-type="float">
            <text:p>3.89191197107406</text:p>
          </table:table-cell>
          <table:table-cell table:style-name="ce9" table:formula="of:=[.I119]-g*delta_t-b*[.I119]*[.J119]*delta_t" office:value-type="float" office:value="-6.07186102568084" calcext:value-type="float">
            <text:p>-6.07186102568084</text:p>
          </table:table-cell>
          <table:table-cell table:style-name="ce9" table:formula="of:=SQRT([.H120]^2+[.I120]^2)" office:value-type="float" office:value="7.21210614909207" calcext:value-type="float">
            <text:p>7.21210614909207</text:p>
          </table:table-cell>
          <table:table-cell table:style-name="ce9" table:formula="of:=IF([.L119]&gt;0; [.K119]+0.5*([.H119]+[.H120])*delta_t ;[.K119])" office:value-type="float" office:value="3.10438451478934" calcext:value-type="float">
            <text:p>3.10438451478934</text:p>
          </table:table-cell>
          <table:table-cell table:style-name="ce9" table:formula="of:=IF([.L119]&gt;0; [.L119]+0.5*([.I119]+[.I120])*delta_t ;[.L119])" office:value-type="float" office:value="-0.0012598028157219" calcext:value-type="float">
            <text:p>-0.0012598028157219</text:p>
          </table:table-cell>
          <table:table-cell/>
          <table:table-cell table:formula="of:= IF([.O119] &gt; 0;  (v*COS(theta*PI()/180)/b)*(1 - EXP(-b*[.A120])); [.N119])" office:value-type="float" office:value="3.24227235535825" calcext:value-type="float">
            <text:p>3.24227235535825</text:p>
          </table:table-cell>
          <table:table-cell table:formula="of:= IF([.O119]&gt;0;  height + (   (g/(b^2)) +  ( v*SIN(theta*PI()/180)) / b     )   *   ( 1 - EXP(-b*[.A120])    )     -   (   (g*[.A120]) / b   );[.O119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20]+delta_t" office:value-type="float" office:value="1.02" calcext:value-type="float">
            <text:p>1.02</text:p>
          </table:table-cell>
          <table:table-cell table:style-name="ce9" table:formula="of:=+[.B120]" office:value-type="float" office:value="4.35879288134699" calcext:value-type="float">
            <text:p>4.35879288134699</text:p>
          </table:table-cell>
          <table:table-cell table:style-name="ce9" table:formula="of:=[.C120]-g*delta_t" office:value-type="float" office:value="-6.34532150088358" calcext:value-type="float">
            <text:p>-6.34532150088358</text:p>
          </table:table-cell>
          <table:table-cell table:style-name="ce9" table:formula="of:=SQRT([.B121]*[.B121]+[.C121]*[.C121])" office:value-type="float" office:value="7.69819331610064" calcext:value-type="float">
            <text:p>7.69819331610064</text:p>
          </table:table-cell>
          <table:table-cell table:style-name="ce9" table:formula="of:=IF([.F120]&gt;0;[.E120]+0.5*([.B120]+[.B121])*delta_t;[.E120])" office:value-type="float" office:value="3.31268258982371" calcext:value-type="float">
            <text:p>3.31268258982371</text:p>
          </table:table-cell>
          <table:table-cell table:formula="of:=IF([.F120]&gt;0;[.F120]+0.5*([.C120]+[.C121])*delta_t;[.F120])" office:value-type="float" office:value="-0.036489780671528" calcext:value-type="float">
            <text:p>-0.036489780671528</text:p>
          </table:table-cell>
          <table:table-cell/>
          <table:table-cell table:style-name="ce9" table:formula="of:=+[.H120]-b*[.H120]*[.J120]*delta_t" office:value-type="float" office:value="3.88573681697723" calcext:value-type="float">
            <text:p>3.88573681697723</text:p>
          </table:table-cell>
          <table:table-cell table:style-name="ce9" table:formula="of:=[.I120]-g*delta_t-b*[.I120]*[.J120]*delta_t" office:value-type="float" office:value="-6.1602935263081" calcext:value-type="float">
            <text:p>-6.1602935263081</text:p>
          </table:table-cell>
          <table:table-cell table:style-name="ce9" table:formula="of:=SQRT([.H121]^2+[.I121]^2)" office:value-type="float" office:value="7.28341725710437" calcext:value-type="float">
            <text:p>7.28341725710437</text:p>
          </table:table-cell>
          <table:table-cell table:style-name="ce9" table:formula="of:=IF([.L120]&gt;0; [.K120]+0.5*([.H120]+[.H121])*delta_t ;[.K120])" office:value-type="float" office:value="3.10438451478934" calcext:value-type="float">
            <text:p>3.10438451478934</text:p>
          </table:table-cell>
          <table:table-cell table:style-name="ce9" table:formula="of:=IF([.L120]&gt;0; [.L120]+0.5*([.I120]+[.I121])*delta_t ;[.L120])" office:value-type="float" office:value="-0.0012598028157219" calcext:value-type="float">
            <text:p>-0.0012598028157219</text:p>
          </table:table-cell>
          <table:table-cell/>
          <table:table-cell table:formula="of:= IF([.O120] &gt; 0;  (v*COS(theta*PI()/180)/b)*(1 - EXP(-b*[.A121])); [.N120])" office:value-type="float" office:value="3.24227235535825" calcext:value-type="float">
            <text:p>3.24227235535825</text:p>
          </table:table-cell>
          <table:table-cell table:formula="of:= IF([.O120]&gt;0;  height + (   (g/(b^2)) +  ( v*SIN(theta*PI()/180)) / b     )   *   ( 1 - EXP(-b*[.A121])    )     -   (   (g*[.A121]) / b   );[.O120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21]+delta_t" office:value-type="float" office:value="1.03" calcext:value-type="float">
            <text:p>1.03</text:p>
          </table:table-cell>
          <table:table-cell table:style-name="ce9" table:formula="of:=+[.B121]" office:value-type="float" office:value="4.35879288134699" calcext:value-type="float">
            <text:p>4.35879288134699</text:p>
          </table:table-cell>
          <table:table-cell table:style-name="ce9" table:formula="of:=[.C121]-g*delta_t" office:value-type="float" office:value="-6.44338800088358" calcext:value-type="float">
            <text:p>-6.44338800088358</text:p>
          </table:table-cell>
          <table:table-cell table:style-name="ce9" table:formula="of:=SQRT([.B122]*[.B122]+[.C122]*[.C122])" office:value-type="float" office:value="7.77922388882154" calcext:value-type="float">
            <text:p>7.77922388882154</text:p>
          </table:table-cell>
          <table:table-cell table:style-name="ce9" table:formula="of:=IF([.F121]&gt;0;[.E121]+0.5*([.B121]+[.B122])*delta_t;[.E121])" office:value-type="float" office:value="3.31268258982371" calcext:value-type="float">
            <text:p>3.31268258982371</text:p>
          </table:table-cell>
          <table:table-cell table:formula="of:=IF([.F121]&gt;0;[.F121]+0.5*([.C121]+[.C122])*delta_t;[.F121])" office:value-type="float" office:value="-0.036489780671528" calcext:value-type="float">
            <text:p>-0.036489780671528</text:p>
          </table:table-cell>
          <table:table-cell/>
          <table:table-cell table:style-name="ce9" table:formula="of:=+[.H121]-b*[.H121]*[.J121]*delta_t" office:value-type="float" office:value="3.87951049960757" calcext:value-type="float">
            <text:p>3.87951049960757</text:p>
          </table:table-cell>
          <table:table-cell table:style-name="ce9" table:formula="of:=[.I121]-g*delta_t-b*[.I121]*[.J121]*delta_t" office:value-type="float" office:value="-6.24848906890887" calcext:value-type="float">
            <text:p>-6.24848906890887</text:p>
          </table:table-cell>
          <table:table-cell table:style-name="ce9" table:formula="of:=SQRT([.H122]^2+[.I122]^2)" office:value-type="float" office:value="7.35487711391829" calcext:value-type="float">
            <text:p>7.35487711391829</text:p>
          </table:table-cell>
          <table:table-cell table:style-name="ce9" table:formula="of:=IF([.L121]&gt;0; [.K121]+0.5*([.H121]+[.H122])*delta_t ;[.K121])" office:value-type="float" office:value="3.10438451478934" calcext:value-type="float">
            <text:p>3.10438451478934</text:p>
          </table:table-cell>
          <table:table-cell table:style-name="ce9" table:formula="of:=IF([.L121]&gt;0; [.L121]+0.5*([.I121]+[.I122])*delta_t ;[.L121])" office:value-type="float" office:value="-0.0012598028157219" calcext:value-type="float">
            <text:p>-0.0012598028157219</text:p>
          </table:table-cell>
          <table:table-cell/>
          <table:table-cell table:formula="of:= IF([.O121] &gt; 0;  (v*COS(theta*PI()/180)/b)*(1 - EXP(-b*[.A122])); [.N121])" office:value-type="float" office:value="3.24227235535825" calcext:value-type="float">
            <text:p>3.24227235535825</text:p>
          </table:table-cell>
          <table:table-cell table:formula="of:= IF([.O121]&gt;0;  height + (   (g/(b^2)) +  ( v*SIN(theta*PI()/180)) / b     )   *   ( 1 - EXP(-b*[.A122])    )     -   (   (g*[.A122]) / b   );[.O121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22]+delta_t" office:value-type="float" office:value="1.04" calcext:value-type="float">
            <text:p>1.04</text:p>
          </table:table-cell>
          <table:table-cell table:style-name="ce9" table:formula="of:=+[.B122]" office:value-type="float" office:value="4.35879288134699" calcext:value-type="float">
            <text:p>4.35879288134699</text:p>
          </table:table-cell>
          <table:table-cell table:style-name="ce9" table:formula="of:=[.C122]-g*delta_t" office:value-type="float" office:value="-6.54145450088358" calcext:value-type="float">
            <text:p>-6.54145450088358</text:p>
          </table:table-cell>
          <table:table-cell table:style-name="ce9" table:formula="of:=SQRT([.B123]*[.B123]+[.C123]*[.C123])" office:value-type="float" office:value="7.86064261810771" calcext:value-type="float">
            <text:p>7.86064261810771</text:p>
          </table:table-cell>
          <table:table-cell table:style-name="ce9" table:formula="of:=IF([.F122]&gt;0;[.E122]+0.5*([.B122]+[.B123])*delta_t;[.E122])" office:value-type="float" office:value="3.31268258982371" calcext:value-type="float">
            <text:p>3.31268258982371</text:p>
          </table:table-cell>
          <table:table-cell table:formula="of:=IF([.F122]&gt;0;[.F122]+0.5*([.C122]+[.C123])*delta_t;[.F122])" office:value-type="float" office:value="-0.036489780671528" calcext:value-type="float">
            <text:p>-0.036489780671528</text:p>
          </table:table-cell>
          <table:table-cell/>
          <table:table-cell table:style-name="ce9" table:formula="of:=+[.H122]-b*[.H122]*[.J122]*delta_t" office:value-type="float" office:value="3.87323316855049" calcext:value-type="float">
            <text:p>3.87323316855049</text:p>
          </table:table-cell>
          <table:table-cell table:style-name="ce9" table:formula="of:=[.I122]-g*delta_t-b*[.I122]*[.J122]*delta_t" office:value-type="float" office:value="-6.33644505767398" calcext:value-type="float">
            <text:p>-6.33644505767398</text:p>
          </table:table-cell>
          <table:table-cell table:style-name="ce9" table:formula="of:=SQRT([.H123]^2+[.I123]^2)" office:value-type="float" office:value="7.42647097529376" calcext:value-type="float">
            <text:p>7.42647097529376</text:p>
          </table:table-cell>
          <table:table-cell table:style-name="ce9" table:formula="of:=IF([.L122]&gt;0; [.K122]+0.5*([.H122]+[.H123])*delta_t ;[.K122])" office:value-type="float" office:value="3.10438451478934" calcext:value-type="float">
            <text:p>3.10438451478934</text:p>
          </table:table-cell>
          <table:table-cell table:style-name="ce9" table:formula="of:=IF([.L122]&gt;0; [.L122]+0.5*([.I122]+[.I123])*delta_t ;[.L122])" office:value-type="float" office:value="-0.0012598028157219" calcext:value-type="float">
            <text:p>-0.0012598028157219</text:p>
          </table:table-cell>
          <table:table-cell/>
          <table:table-cell table:formula="of:= IF([.O122] &gt; 0;  (v*COS(theta*PI()/180)/b)*(1 - EXP(-b*[.A123])); [.N122])" office:value-type="float" office:value="3.24227235535825" calcext:value-type="float">
            <text:p>3.24227235535825</text:p>
          </table:table-cell>
          <table:table-cell table:formula="of:= IF([.O122]&gt;0;  height + (   (g/(b^2)) +  ( v*SIN(theta*PI()/180)) / b     )   *   ( 1 - EXP(-b*[.A123])    )     -   (   (g*[.A123]) / b   );[.O122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23]+delta_t" office:value-type="float" office:value="1.05" calcext:value-type="float">
            <text:p>1.05</text:p>
          </table:table-cell>
          <table:table-cell table:style-name="ce9" table:formula="of:=+[.B123]" office:value-type="float" office:value="4.35879288134699" calcext:value-type="float">
            <text:p>4.35879288134699</text:p>
          </table:table-cell>
          <table:table-cell table:style-name="ce9" table:formula="of:=[.C123]-g*delta_t" office:value-type="float" office:value="-6.63952100088358" calcext:value-type="float">
            <text:p>-6.63952100088358</text:p>
          </table:table-cell>
          <table:table-cell table:style-name="ce9" table:formula="of:=SQRT([.B124]*[.B124]+[.C124]*[.C124])" office:value-type="float" office:value="7.94243756687173" calcext:value-type="float">
            <text:p>7.94243756687173</text:p>
          </table:table-cell>
          <table:table-cell table:style-name="ce9" table:formula="of:=IF([.F123]&gt;0;[.E123]+0.5*([.B123]+[.B124])*delta_t;[.E123])" office:value-type="float" office:value="3.31268258982371" calcext:value-type="float">
            <text:p>3.31268258982371</text:p>
          </table:table-cell>
          <table:table-cell table:formula="of:=IF([.F123]&gt;0;[.F123]+0.5*([.C123]+[.C124])*delta_t;[.F123])" office:value-type="float" office:value="-0.036489780671528" calcext:value-type="float">
            <text:p>-0.036489780671528</text:p>
          </table:table-cell>
          <table:table-cell/>
          <table:table-cell table:style-name="ce9" table:formula="of:=+[.H123]-b*[.H123]*[.J123]*delta_t" office:value-type="float" office:value="3.86690498873499" calcext:value-type="float">
            <text:p>3.86690498873499</text:p>
          </table:table-cell>
          <table:table-cell table:style-name="ce9" table:formula="of:=[.I123]-g*delta_t-b*[.I123]*[.J123]*delta_t" office:value-type="float" office:value="-6.42415892410636" calcext:value-type="float">
            <text:p>-6.42415892410636</text:p>
          </table:table-cell>
          <table:table-cell table:style-name="ce9" table:formula="of:=SQRT([.H124]^2+[.I124]^2)" office:value-type="float" office:value="7.49818458522321" calcext:value-type="float">
            <text:p>7.49818458522321</text:p>
          </table:table-cell>
          <table:table-cell table:style-name="ce9" table:formula="of:=IF([.L123]&gt;0; [.K123]+0.5*([.H123]+[.H124])*delta_t ;[.K123])" office:value-type="float" office:value="3.10438451478934" calcext:value-type="float">
            <text:p>3.10438451478934</text:p>
          </table:table-cell>
          <table:table-cell table:style-name="ce9" table:formula="of:=IF([.L123]&gt;0; [.L123]+0.5*([.I123]+[.I124])*delta_t ;[.L123])" office:value-type="float" office:value="-0.0012598028157219" calcext:value-type="float">
            <text:p>-0.0012598028157219</text:p>
          </table:table-cell>
          <table:table-cell/>
          <table:table-cell table:formula="of:= IF([.O123] &gt; 0;  (v*COS(theta*PI()/180)/b)*(1 - EXP(-b*[.A124])); [.N123])" office:value-type="float" office:value="3.24227235535825" calcext:value-type="float">
            <text:p>3.24227235535825</text:p>
          </table:table-cell>
          <table:table-cell table:formula="of:= IF([.O123]&gt;0;  height + (   (g/(b^2)) +  ( v*SIN(theta*PI()/180)) / b     )   *   ( 1 - EXP(-b*[.A124])    )     -   (   (g*[.A124]) / b   );[.O12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24]+delta_t" office:value-type="float" office:value="1.06" calcext:value-type="float">
            <text:p>1.06</text:p>
          </table:table-cell>
          <table:table-cell table:style-name="ce9" table:formula="of:=+[.B124]" office:value-type="float" office:value="4.35879288134699" calcext:value-type="float">
            <text:p>4.35879288134699</text:p>
          </table:table-cell>
          <table:table-cell table:style-name="ce9" table:formula="of:=[.C124]-g*delta_t" office:value-type="float" office:value="-6.73758750088358" calcext:value-type="float">
            <text:p>-6.73758750088358</text:p>
          </table:table-cell>
          <table:table-cell table:style-name="ce9" table:formula="of:=SQRT([.B125]*[.B125]+[.C125]*[.C125])" office:value-type="float" office:value="8.02459723067419" calcext:value-type="float">
            <text:p>8.02459723067419</text:p>
          </table:table-cell>
          <table:table-cell table:style-name="ce9" table:formula="of:=IF([.F124]&gt;0;[.E124]+0.5*([.B124]+[.B125])*delta_t;[.E124])" office:value-type="float" office:value="3.31268258982371" calcext:value-type="float">
            <text:p>3.31268258982371</text:p>
          </table:table-cell>
          <table:table-cell table:formula="of:=IF([.F124]&gt;0;[.F124]+0.5*([.C124]+[.C125])*delta_t;[.F124])" office:value-type="float" office:value="-0.036489780671528" calcext:value-type="float">
            <text:p>-0.036489780671528</text:p>
          </table:table-cell>
          <table:table-cell/>
          <table:table-cell table:style-name="ce9" table:formula="of:=+[.H124]-b*[.H124]*[.J124]*delta_t" office:value-type="float" office:value="3.8605261399116" calcext:value-type="float">
            <text:p>3.8605261399116</text:p>
          </table:table-cell>
          <table:table-cell table:style-name="ce9" table:formula="of:=[.I124]-g*delta_t-b*[.I124]*[.J124]*delta_t" office:value-type="float" office:value="-6.51162812763445" calcext:value-type="float">
            <text:p>-6.51162812763445</text:p>
          </table:table-cell>
          <table:table-cell table:style-name="ce9" table:formula="of:=SQRT([.H125]^2+[.I125]^2)" office:value-type="float" office:value="7.57000415782851" calcext:value-type="float">
            <text:p>7.57000415782851</text:p>
          </table:table-cell>
          <table:table-cell table:style-name="ce9" table:formula="of:=IF([.L124]&gt;0; [.K124]+0.5*([.H124]+[.H125])*delta_t ;[.K124])" office:value-type="float" office:value="3.10438451478934" calcext:value-type="float">
            <text:p>3.10438451478934</text:p>
          </table:table-cell>
          <table:table-cell table:style-name="ce9" table:formula="of:=IF([.L124]&gt;0; [.L124]+0.5*([.I124]+[.I125])*delta_t ;[.L124])" office:value-type="float" office:value="-0.0012598028157219" calcext:value-type="float">
            <text:p>-0.0012598028157219</text:p>
          </table:table-cell>
          <table:table-cell/>
          <table:table-cell table:formula="of:= IF([.O124] &gt; 0;  (v*COS(theta*PI()/180)/b)*(1 - EXP(-b*[.A125])); [.N124])" office:value-type="float" office:value="3.24227235535825" calcext:value-type="float">
            <text:p>3.24227235535825</text:p>
          </table:table-cell>
          <table:table-cell table:formula="of:= IF([.O124]&gt;0;  height + (   (g/(b^2)) +  ( v*SIN(theta*PI()/180)) / b     )   *   ( 1 - EXP(-b*[.A125])    )     -   (   (g*[.A125]) / b   );[.O12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25]+delta_t" office:value-type="float" office:value="1.07" calcext:value-type="float">
            <text:p>1.07</text:p>
          </table:table-cell>
          <table:table-cell table:style-name="ce9" table:formula="of:=+[.B125]" office:value-type="float" office:value="4.35879288134699" calcext:value-type="float">
            <text:p>4.35879288134699</text:p>
          </table:table-cell>
          <table:table-cell table:style-name="ce9" table:formula="of:=[.C125]-g*delta_t" office:value-type="float" office:value="-6.83565400088358" calcext:value-type="float">
            <text:p>-6.83565400088358</text:p>
          </table:table-cell>
          <table:table-cell table:style-name="ce9" table:formula="of:=SQRT([.B126]*[.B126]+[.C126]*[.C126])" office:value-type="float" office:value="8.10711052115838" calcext:value-type="float">
            <text:p>8.10711052115838</text:p>
          </table:table-cell>
          <table:table-cell table:style-name="ce9" table:formula="of:=IF([.F125]&gt;0;[.E125]+0.5*([.B125]+[.B126])*delta_t;[.E125])" office:value-type="float" office:value="3.31268258982371" calcext:value-type="float">
            <text:p>3.31268258982371</text:p>
          </table:table-cell>
          <table:table-cell table:formula="of:=IF([.F125]&gt;0;[.F125]+0.5*([.C125]+[.C126])*delta_t;[.F125])" office:value-type="float" office:value="-0.036489780671528" calcext:value-type="float">
            <text:p>-0.036489780671528</text:p>
          </table:table-cell>
          <table:table-cell/>
          <table:table-cell table:style-name="ce9" table:formula="of:=+[.H125]-b*[.H125]*[.J125]*delta_t" office:value-type="float" office:value="3.85409681614688" calcext:value-type="float">
            <text:p>3.85409681614688</text:p>
          </table:table-cell>
          <table:table-cell table:style-name="ce9" table:formula="of:=[.I125]-g*delta_t-b*[.I125]*[.J125]*delta_t" office:value-type="float" office:value="-6.59885015619436" calcext:value-type="float">
            <text:p>-6.59885015619436</text:p>
          </table:table-cell>
          <table:table-cell table:style-name="ce9" table:formula="of:=SQRT([.H126]^2+[.I126]^2)" office:value-type="float" office:value="7.6419163599283" calcext:value-type="float">
            <text:p>7.6419163599283</text:p>
          </table:table-cell>
          <table:table-cell table:style-name="ce9" table:formula="of:=IF([.L125]&gt;0; [.K125]+0.5*([.H125]+[.H126])*delta_t ;[.K125])" office:value-type="float" office:value="3.10438451478934" calcext:value-type="float">
            <text:p>3.10438451478934</text:p>
          </table:table-cell>
          <table:table-cell table:style-name="ce9" table:formula="of:=IF([.L125]&gt;0; [.L125]+0.5*([.I125]+[.I126])*delta_t ;[.L125])" office:value-type="float" office:value="-0.0012598028157219" calcext:value-type="float">
            <text:p>-0.0012598028157219</text:p>
          </table:table-cell>
          <table:table-cell/>
          <table:table-cell table:formula="of:= IF([.O125] &gt; 0;  (v*COS(theta*PI()/180)/b)*(1 - EXP(-b*[.A126])); [.N125])" office:value-type="float" office:value="3.24227235535825" calcext:value-type="float">
            <text:p>3.24227235535825</text:p>
          </table:table-cell>
          <table:table-cell table:formula="of:= IF([.O125]&gt;0;  height + (   (g/(b^2)) +  ( v*SIN(theta*PI()/180)) / b     )   *   ( 1 - EXP(-b*[.A126])    )     -   (   (g*[.A126]) / b   );[.O12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26]+delta_t" office:value-type="float" office:value="1.08" calcext:value-type="float">
            <text:p>1.08</text:p>
          </table:table-cell>
          <table:table-cell table:style-name="ce9" table:formula="of:=+[.B126]" office:value-type="float" office:value="4.35879288134699" calcext:value-type="float">
            <text:p>4.35879288134699</text:p>
          </table:table-cell>
          <table:table-cell table:style-name="ce9" table:formula="of:=[.C126]-g*delta_t" office:value-type="float" office:value="-6.93372050088358" calcext:value-type="float">
            <text:p>-6.93372050088358</text:p>
          </table:table-cell>
          <table:table-cell table:style-name="ce9" table:formula="of:=SQRT([.B127]*[.B127]+[.C127]*[.C127])" office:value-type="float" office:value="8.18996675004572" calcext:value-type="float">
            <text:p>8.18996675004572</text:p>
          </table:table-cell>
          <table:table-cell table:style-name="ce9" table:formula="of:=IF([.F126]&gt;0;[.E126]+0.5*([.B126]+[.B127])*delta_t;[.E126])" office:value-type="float" office:value="3.31268258982371" calcext:value-type="float">
            <text:p>3.31268258982371</text:p>
          </table:table-cell>
          <table:table-cell table:formula="of:=IF([.F126]&gt;0;[.F126]+0.5*([.C126]+[.C127])*delta_t;[.F126])" office:value-type="float" office:value="-0.036489780671528" calcext:value-type="float">
            <text:p>-0.036489780671528</text:p>
          </table:table-cell>
          <table:table-cell/>
          <table:table-cell table:style-name="ce9" table:formula="of:=+[.H126]-b*[.H126]*[.J126]*delta_t" office:value-type="float" office:value="3.84761722533423" calcext:value-type="float">
            <text:p>3.84761722533423</text:p>
          </table:table-cell>
          <table:table-cell table:style-name="ce9" table:formula="of:=[.I126]-g*delta_t-b*[.I126]*[.J126]*delta_t" office:value-type="float" office:value="-6.68582252678198" calcext:value-type="float">
            <text:p>-6.68582252678198</text:p>
          </table:table-cell>
          <table:table-cell table:style-name="ce9" table:formula="of:=SQRT([.H127]^2+[.I127]^2)" office:value-type="float" office:value="7.71390829426395" calcext:value-type="float">
            <text:p>7.71390829426395</text:p>
          </table:table-cell>
          <table:table-cell table:style-name="ce9" table:formula="of:=IF([.L126]&gt;0; [.K126]+0.5*([.H126]+[.H127])*delta_t ;[.K126])" office:value-type="float" office:value="3.10438451478934" calcext:value-type="float">
            <text:p>3.10438451478934</text:p>
          </table:table-cell>
          <table:table-cell table:style-name="ce9" table:formula="of:=IF([.L126]&gt;0; [.L126]+0.5*([.I126]+[.I127])*delta_t ;[.L126])" office:value-type="float" office:value="-0.0012598028157219" calcext:value-type="float">
            <text:p>-0.0012598028157219</text:p>
          </table:table-cell>
          <table:table-cell/>
          <table:table-cell table:formula="of:= IF([.O126] &gt; 0;  (v*COS(theta*PI()/180)/b)*(1 - EXP(-b*[.A127])); [.N126])" office:value-type="float" office:value="3.24227235535825" calcext:value-type="float">
            <text:p>3.24227235535825</text:p>
          </table:table-cell>
          <table:table-cell table:formula="of:= IF([.O126]&gt;0;  height + (   (g/(b^2)) +  ( v*SIN(theta*PI()/180)) / b     )   *   ( 1 - EXP(-b*[.A127])    )     -   (   (g*[.A127]) / b   );[.O12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27]+delta_t" office:value-type="float" office:value="1.09" calcext:value-type="float">
            <text:p>1.09</text:p>
          </table:table-cell>
          <table:table-cell table:style-name="ce9" table:formula="of:=+[.B127]" office:value-type="float" office:value="4.35879288134699" calcext:value-type="float">
            <text:p>4.35879288134699</text:p>
          </table:table-cell>
          <table:table-cell table:style-name="ce9" table:formula="of:=[.C127]-g*delta_t" office:value-type="float" office:value="-7.03178700088358" calcext:value-type="float">
            <text:p>-7.03178700088358</text:p>
          </table:table-cell>
          <table:table-cell table:style-name="ce9" table:formula="of:=SQRT([.B128]*[.B128]+[.C128]*[.C128])" office:value-type="float" office:value="8.27315561368674" calcext:value-type="float">
            <text:p>8.27315561368674</text:p>
          </table:table-cell>
          <table:table-cell table:style-name="ce9" table:formula="of:=IF([.F127]&gt;0;[.E127]+0.5*([.B127]+[.B128])*delta_t;[.E127])" office:value-type="float" office:value="3.31268258982371" calcext:value-type="float">
            <text:p>3.31268258982371</text:p>
          </table:table-cell>
          <table:table-cell table:formula="of:=IF([.F127]&gt;0;[.F127]+0.5*([.C127]+[.C128])*delta_t;[.F127])" office:value-type="float" office:value="-0.036489780671528" calcext:value-type="float">
            <text:p>-0.036489780671528</text:p>
          </table:table-cell>
          <table:table-cell/>
          <table:table-cell table:style-name="ce9" table:formula="of:=+[.H127]-b*[.H127]*[.J127]*delta_t" office:value-type="float" office:value="3.84108758872014" calcext:value-type="float">
            <text:p>3.84108758872014</text:p>
          </table:table-cell>
          <table:table-cell table:style-name="ce9" table:formula="of:=[.I127]-g*delta_t-b*[.I127]*[.J127]*delta_t" office:value-type="float" office:value="-6.77254278597645" calcext:value-type="float">
            <text:p>-6.77254278597645</text:p>
          </table:table-cell>
          <table:table-cell table:style-name="ce9" table:formula="of:=SQRT([.H128]^2+[.I128]^2)" office:value-type="float" office:value="7.78596748337043" calcext:value-type="float">
            <text:p>7.78596748337043</text:p>
          </table:table-cell>
          <table:table-cell table:style-name="ce9" table:formula="of:=IF([.L127]&gt;0; [.K127]+0.5*([.H127]+[.H128])*delta_t ;[.K127])" office:value-type="float" office:value="3.10438451478934" calcext:value-type="float">
            <text:p>3.10438451478934</text:p>
          </table:table-cell>
          <table:table-cell table:style-name="ce9" table:formula="of:=IF([.L127]&gt;0; [.L127]+0.5*([.I127]+[.I128])*delta_t ;[.L127])" office:value-type="float" office:value="-0.0012598028157219" calcext:value-type="float">
            <text:p>-0.0012598028157219</text:p>
          </table:table-cell>
          <table:table-cell/>
          <table:table-cell table:formula="of:= IF([.O127] &gt; 0;  (v*COS(theta*PI()/180)/b)*(1 - EXP(-b*[.A128])); [.N127])" office:value-type="float" office:value="3.24227235535825" calcext:value-type="float">
            <text:p>3.24227235535825</text:p>
          </table:table-cell>
          <table:table-cell table:formula="of:= IF([.O127]&gt;0;  height + (   (g/(b^2)) +  ( v*SIN(theta*PI()/180)) / b     )   *   ( 1 - EXP(-b*[.A128])    )     -   (   (g*[.A128]) / b   );[.O12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28]+delta_t" office:value-type="float" office:value="1.1" calcext:value-type="float">
            <text:p>1.1</text:p>
          </table:table-cell>
          <table:table-cell table:style-name="ce9" table:formula="of:=+[.B128]" office:value-type="float" office:value="4.35879288134699" calcext:value-type="float">
            <text:p>4.35879288134699</text:p>
          </table:table-cell>
          <table:table-cell table:style-name="ce9" table:formula="of:=[.C128]-g*delta_t" office:value-type="float" office:value="-7.12985350088358" calcext:value-type="float">
            <text:p>-7.12985350088358</text:p>
          </table:table-cell>
          <table:table-cell table:style-name="ce9" table:formula="of:=SQRT([.B129]*[.B129]+[.C129]*[.C129])" office:value-type="float" office:value="8.35666717816038" calcext:value-type="float">
            <text:p>8.35666717816038</text:p>
          </table:table-cell>
          <table:table-cell table:style-name="ce9" table:formula="of:=IF([.F128]&gt;0;[.E128]+0.5*([.B128]+[.B129])*delta_t;[.E128])" office:value-type="float" office:value="3.31268258982371" calcext:value-type="float">
            <text:p>3.31268258982371</text:p>
          </table:table-cell>
          <table:table-cell table:formula="of:=IF([.F128]&gt;0;[.F128]+0.5*([.C128]+[.C129])*delta_t;[.F128])" office:value-type="float" office:value="-0.036489780671528" calcext:value-type="float">
            <text:p>-0.036489780671528</text:p>
          </table:table-cell>
          <table:table-cell/>
          <table:table-cell table:style-name="ce9" table:formula="of:=+[.H128]-b*[.H128]*[.J128]*delta_t" office:value-type="float" office:value="3.8345081404455" calcext:value-type="float">
            <text:p>3.8345081404455</text:p>
          </table:table-cell>
          <table:table-cell table:style-name="ce9" table:formula="of:=[.I128]-g*delta_t-b*[.I128]*[.J128]*delta_t" office:value-type="float" office:value="-6.85900851043596" calcext:value-type="float">
            <text:p>-6.85900851043596</text:p>
          </table:table-cell>
          <table:table-cell table:style-name="ce9" table:formula="of:=SQRT([.H129]^2+[.I129]^2)" office:value-type="float" office:value="7.85808185407709" calcext:value-type="float">
            <text:p>7.85808185407709</text:p>
          </table:table-cell>
          <table:table-cell table:style-name="ce9" table:formula="of:=IF([.L128]&gt;0; [.K128]+0.5*([.H128]+[.H129])*delta_t ;[.K128])" office:value-type="float" office:value="3.10438451478934" calcext:value-type="float">
            <text:p>3.10438451478934</text:p>
          </table:table-cell>
          <table:table-cell table:style-name="ce9" table:formula="of:=IF([.L128]&gt;0; [.L128]+0.5*([.I128]+[.I129])*delta_t ;[.L128])" office:value-type="float" office:value="-0.0012598028157219" calcext:value-type="float">
            <text:p>-0.0012598028157219</text:p>
          </table:table-cell>
          <table:table-cell/>
          <table:table-cell table:formula="of:= IF([.O128] &gt; 0;  (v*COS(theta*PI()/180)/b)*(1 - EXP(-b*[.A129])); [.N128])" office:value-type="float" office:value="3.24227235535825" calcext:value-type="float">
            <text:p>3.24227235535825</text:p>
          </table:table-cell>
          <table:table-cell table:formula="of:= IF([.O128]&gt;0;  height + (   (g/(b^2)) +  ( v*SIN(theta*PI()/180)) / b     )   *   ( 1 - EXP(-b*[.A129])    )     -   (   (g*[.A129]) / b   );[.O128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29]+delta_t" office:value-type="float" office:value="1.11" calcext:value-type="float">
            <text:p>1.11</text:p>
          </table:table-cell>
          <table:table-cell table:style-name="ce9" table:formula="of:=+[.B129]" office:value-type="float" office:value="4.35879288134699" calcext:value-type="float">
            <text:p>4.35879288134699</text:p>
          </table:table-cell>
          <table:table-cell table:style-name="ce9" table:formula="of:=[.C129]-g*delta_t" office:value-type="float" office:value="-7.22792000088358" calcext:value-type="float">
            <text:p>-7.22792000088358</text:p>
          </table:table-cell>
          <table:table-cell table:style-name="ce9" table:formula="of:=SQRT([.B130]*[.B130]+[.C130]*[.C130])" office:value-type="float" office:value="8.4404918649125" calcext:value-type="float">
            <text:p>8.4404918649125</text:p>
          </table:table-cell>
          <table:table-cell table:style-name="ce9" table:formula="of:=IF([.F129]&gt;0;[.E129]+0.5*([.B129]+[.B130])*delta_t;[.E129])" office:value-type="float" office:value="3.31268258982371" calcext:value-type="float">
            <text:p>3.31268258982371</text:p>
          </table:table-cell>
          <table:table-cell table:formula="of:=IF([.F129]&gt;0;[.F129]+0.5*([.C129]+[.C130])*delta_t;[.F129])" office:value-type="float" office:value="-0.036489780671528" calcext:value-type="float">
            <text:p>-0.036489780671528</text:p>
          </table:table-cell>
          <table:table-cell/>
          <table:table-cell table:style-name="ce9" table:formula="of:=+[.H129]-b*[.H129]*[.J129]*delta_t" office:value-type="float" office:value="3.8278791271012" calcext:value-type="float">
            <text:p>3.8278791271012</text:p>
          </table:table-cell>
          <table:table-cell table:style-name="ce9" table:formula="of:=[.I129]-g*delta_t-b*[.I129]*[.J129]*delta_t" office:value-type="float" office:value="-6.94521730736714" calcext:value-type="float">
            <text:p>-6.94521730736714</text:p>
          </table:table-cell>
          <table:table-cell table:style-name="ce9" table:formula="of:=SQRT([.H130]^2+[.I130]^2)" office:value-type="float" office:value="7.93023972262182" calcext:value-type="float">
            <text:p>7.93023972262182</text:p>
          </table:table-cell>
          <table:table-cell table:style-name="ce9" table:formula="of:=IF([.L129]&gt;0; [.K129]+0.5*([.H129]+[.H130])*delta_t ;[.K129])" office:value-type="float" office:value="3.10438451478934" calcext:value-type="float">
            <text:p>3.10438451478934</text:p>
          </table:table-cell>
          <table:table-cell table:style-name="ce9" table:formula="of:=IF([.L129]&gt;0; [.L129]+0.5*([.I129]+[.I130])*delta_t ;[.L129])" office:value-type="float" office:value="-0.0012598028157219" calcext:value-type="float">
            <text:p>-0.0012598028157219</text:p>
          </table:table-cell>
          <table:table-cell/>
          <table:table-cell table:formula="of:= IF([.O129] &gt; 0;  (v*COS(theta*PI()/180)/b)*(1 - EXP(-b*[.A130])); [.N129])" office:value-type="float" office:value="3.24227235535825" calcext:value-type="float">
            <text:p>3.24227235535825</text:p>
          </table:table-cell>
          <table:table-cell table:formula="of:= IF([.O129]&gt;0;  height + (   (g/(b^2)) +  ( v*SIN(theta*PI()/180)) / b     )   *   ( 1 - EXP(-b*[.A130])    )     -   (   (g*[.A130]) / b   );[.O129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30]+delta_t" office:value-type="float" office:value="1.12" calcext:value-type="float">
            <text:p>1.12</text:p>
          </table:table-cell>
          <table:table-cell table:style-name="ce9" table:formula="of:=+[.B130]" office:value-type="float" office:value="4.35879288134699" calcext:value-type="float">
            <text:p>4.35879288134699</text:p>
          </table:table-cell>
          <table:table-cell table:style-name="ce9" table:formula="of:=[.C130]-g*delta_t" office:value-type="float" office:value="-7.32598650088358" calcext:value-type="float">
            <text:p>-7.32598650088358</text:p>
          </table:table-cell>
          <table:table-cell table:style-name="ce9" table:formula="of:=SQRT([.B131]*[.B131]+[.C131]*[.C131])" office:value-type="float" office:value="8.52462043692325" calcext:value-type="float">
            <text:p>8.52462043692325</text:p>
          </table:table-cell>
          <table:table-cell table:style-name="ce9" table:formula="of:=IF([.F130]&gt;0;[.E130]+0.5*([.B130]+[.B131])*delta_t;[.E130])" office:value-type="float" office:value="3.31268258982371" calcext:value-type="float">
            <text:p>3.31268258982371</text:p>
          </table:table-cell>
          <table:table-cell table:formula="of:=IF([.F130]&gt;0;[.F130]+0.5*([.C130]+[.C131])*delta_t;[.F130])" office:value-type="float" office:value="-0.036489780671528" calcext:value-type="float">
            <text:p>-0.036489780671528</text:p>
          </table:table-cell>
          <table:table-cell/>
          <table:table-cell table:style-name="ce9" table:formula="of:=+[.H130]-b*[.H130]*[.J130]*delta_t" office:value-type="float" office:value="3.82120080729763" calcext:value-type="float">
            <text:p>3.82120080729763</text:p>
          </table:table-cell>
          <table:table-cell table:style-name="ce9" table:formula="of:=[.I130]-g*delta_t-b*[.I130]*[.J130]*delta_t" office:value-type="float" office:value="-7.03116681496905" calcext:value-type="float">
            <text:p>-7.03116681496905</text:p>
          </table:table-cell>
          <table:table-cell table:style-name="ce9" table:formula="of:=SQRT([.H131]^2+[.I131]^2)" office:value-type="float" office:value="8.00242978036134" calcext:value-type="float">
            <text:p>8.00242978036134</text:p>
          </table:table-cell>
          <table:table-cell table:style-name="ce9" table:formula="of:=IF([.L130]&gt;0; [.K130]+0.5*([.H130]+[.H131])*delta_t ;[.K130])" office:value-type="float" office:value="3.10438451478934" calcext:value-type="float">
            <text:p>3.10438451478934</text:p>
          </table:table-cell>
          <table:table-cell table:style-name="ce9" table:formula="of:=IF([.L130]&gt;0; [.L130]+0.5*([.I130]+[.I131])*delta_t ;[.L130])" office:value-type="float" office:value="-0.0012598028157219" calcext:value-type="float">
            <text:p>-0.0012598028157219</text:p>
          </table:table-cell>
          <table:table-cell/>
          <table:table-cell table:formula="of:= IF([.O130] &gt; 0;  (v*COS(theta*PI()/180)/b)*(1 - EXP(-b*[.A131])); [.N130])" office:value-type="float" office:value="3.24227235535825" calcext:value-type="float">
            <text:p>3.24227235535825</text:p>
          </table:table-cell>
          <table:table-cell table:formula="of:= IF([.O130]&gt;0;  height + (   (g/(b^2)) +  ( v*SIN(theta*PI()/180)) / b     )   *   ( 1 - EXP(-b*[.A131])    )     -   (   (g*[.A131]) / b   );[.O130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31]+delta_t" office:value-type="float" office:value="1.13" calcext:value-type="float">
            <text:p>1.13</text:p>
          </table:table-cell>
          <table:table-cell table:style-name="ce9" table:formula="of:=+[.B131]" office:value-type="float" office:value="4.35879288134699" calcext:value-type="float">
            <text:p>4.35879288134699</text:p>
          </table:table-cell>
          <table:table-cell table:style-name="ce9" table:formula="of:=[.C131]-g*delta_t" office:value-type="float" office:value="-7.42405300088358" calcext:value-type="float">
            <text:p>-7.42405300088358</text:p>
          </table:table-cell>
          <table:table-cell table:style-name="ce9" table:formula="of:=SQRT([.B132]*[.B132]+[.C132]*[.C132])" office:value-type="float" office:value="8.60904398539174" calcext:value-type="float">
            <text:p>8.60904398539174</text:p>
          </table:table-cell>
          <table:table-cell table:style-name="ce9" table:formula="of:=IF([.F131]&gt;0;[.E131]+0.5*([.B131]+[.B132])*delta_t;[.E131])" office:value-type="float" office:value="3.31268258982371" calcext:value-type="float">
            <text:p>3.31268258982371</text:p>
          </table:table-cell>
          <table:table-cell table:formula="of:=IF([.F131]&gt;0;[.F131]+0.5*([.C131]+[.C132])*delta_t;[.F131])" office:value-type="float" office:value="-0.036489780671528" calcext:value-type="float">
            <text:p>-0.036489780671528</text:p>
          </table:table-cell>
          <table:table-cell/>
          <table:table-cell table:style-name="ce9" table:formula="of:=+[.H131]-b*[.H131]*[.J131]*delta_t" office:value-type="float" office:value="3.81447345124748" calcext:value-type="float">
            <text:p>3.81447345124748</text:p>
          </table:table-cell>
          <table:table-cell table:style-name="ce9" table:formula="of:=[.I131]-g*delta_t-b*[.I131]*[.J131]*delta_t" office:value-type="float" office:value="-7.11685470285267" calcext:value-type="float">
            <text:p>-7.11685470285267</text:p>
          </table:table-cell>
          <table:table-cell table:style-name="ce9" table:formula="of:=SQRT([.H132]^2+[.I132]^2)" office:value-type="float" office:value="8.07464108005972" calcext:value-type="float">
            <text:p>8.07464108005972</text:p>
          </table:table-cell>
          <table:table-cell table:style-name="ce9" table:formula="of:=IF([.L131]&gt;0; [.K131]+0.5*([.H131]+[.H132])*delta_t ;[.K131])" office:value-type="float" office:value="3.10438451478934" calcext:value-type="float">
            <text:p>3.10438451478934</text:p>
          </table:table-cell>
          <table:table-cell table:style-name="ce9" table:formula="of:=IF([.L131]&gt;0; [.L131]+0.5*([.I131]+[.I132])*delta_t ;[.L131])" office:value-type="float" office:value="-0.0012598028157219" calcext:value-type="float">
            <text:p>-0.0012598028157219</text:p>
          </table:table-cell>
          <table:table-cell/>
          <table:table-cell table:formula="of:= IF([.O131] &gt; 0;  (v*COS(theta*PI()/180)/b)*(1 - EXP(-b*[.A132])); [.N131])" office:value-type="float" office:value="3.24227235535825" calcext:value-type="float">
            <text:p>3.24227235535825</text:p>
          </table:table-cell>
          <table:table-cell table:formula="of:= IF([.O131]&gt;0;  height + (   (g/(b^2)) +  ( v*SIN(theta*PI()/180)) / b     )   *   ( 1 - EXP(-b*[.A132])    )     -   (   (g*[.A132]) / b   );[.O131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32]+delta_t" office:value-type="float" office:value="1.14" calcext:value-type="float">
            <text:p>1.14</text:p>
          </table:table-cell>
          <table:table-cell table:style-name="ce9" table:formula="of:=+[.B132]" office:value-type="float" office:value="4.35879288134699" calcext:value-type="float">
            <text:p>4.35879288134699</text:p>
          </table:table-cell>
          <table:table-cell table:style-name="ce9" table:formula="of:=[.C132]-g*delta_t" office:value-type="float" office:value="-7.52211950088358" calcext:value-type="float">
            <text:p>-7.52211950088358</text:p>
          </table:table-cell>
          <table:table-cell table:style-name="ce9" table:formula="of:=SQRT([.B133]*[.B133]+[.C133]*[.C133])" office:value-type="float" office:value="8.69375391692531" calcext:value-type="float">
            <text:p>8.69375391692531</text:p>
          </table:table-cell>
          <table:table-cell table:style-name="ce9" table:formula="of:=IF([.F132]&gt;0;[.E132]+0.5*([.B132]+[.B133])*delta_t;[.E132])" office:value-type="float" office:value="3.31268258982371" calcext:value-type="float">
            <text:p>3.31268258982371</text:p>
          </table:table-cell>
          <table:table-cell table:formula="of:=IF([.F132]&gt;0;[.F132]+0.5*([.C132]+[.C133])*delta_t;[.F132])" office:value-type="float" office:value="-0.036489780671528" calcext:value-type="float">
            <text:p>-0.036489780671528</text:p>
          </table:table-cell>
          <table:table-cell/>
          <table:table-cell table:style-name="ce9" table:formula="of:=+[.H132]-b*[.H132]*[.J132]*delta_t" office:value-type="float" office:value="3.80769734036126" calcext:value-type="float">
            <text:p>3.80769734036126</text:p>
          </table:table-cell>
          <table:table-cell table:style-name="ce9" table:formula="of:=[.I132]-g*delta_t-b*[.I132]*[.J132]*delta_t" office:value-type="float" office:value="-7.20227867243689" calcext:value-type="float">
            <text:p>-7.20227867243689</text:p>
          </table:table-cell>
          <table:table-cell table:style-name="ce9" table:formula="of:=SQRT([.H133]^2+[.I133]^2)" office:value-type="float" office:value="8.14686302273664" calcext:value-type="float">
            <text:p>8.14686302273664</text:p>
          </table:table-cell>
          <table:table-cell table:style-name="ce9" table:formula="of:=IF([.L132]&gt;0; [.K132]+0.5*([.H132]+[.H133])*delta_t ;[.K132])" office:value-type="float" office:value="3.10438451478934" calcext:value-type="float">
            <text:p>3.10438451478934</text:p>
          </table:table-cell>
          <table:table-cell table:style-name="ce9" table:formula="of:=IF([.L132]&gt;0; [.L132]+0.5*([.I132]+[.I133])*delta_t ;[.L132])" office:value-type="float" office:value="-0.0012598028157219" calcext:value-type="float">
            <text:p>-0.0012598028157219</text:p>
          </table:table-cell>
          <table:table-cell/>
          <table:table-cell table:formula="of:= IF([.O132] &gt; 0;  (v*COS(theta*PI()/180)/b)*(1 - EXP(-b*[.A133])); [.N132])" office:value-type="float" office:value="3.24227235535825" calcext:value-type="float">
            <text:p>3.24227235535825</text:p>
          </table:table-cell>
          <table:table-cell table:formula="of:= IF([.O132]&gt;0;  height + (   (g/(b^2)) +  ( v*SIN(theta*PI()/180)) / b     )   *   ( 1 - EXP(-b*[.A133])    )     -   (   (g*[.A133]) / b   );[.O132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33]+delta_t" office:value-type="float" office:value="1.15" calcext:value-type="float">
            <text:p>1.15</text:p>
          </table:table-cell>
          <table:table-cell table:style-name="ce9" table:formula="of:=+[.B133]" office:value-type="float" office:value="4.35879288134699" calcext:value-type="float">
            <text:p>4.35879288134699</text:p>
          </table:table-cell>
          <table:table-cell table:style-name="ce9" table:formula="of:=[.C133]-g*delta_t" office:value-type="float" office:value="-7.62018600088358" calcext:value-type="float">
            <text:p>-7.62018600088358</text:p>
          </table:table-cell>
          <table:table-cell table:style-name="ce9" table:formula="of:=SQRT([.B134]*[.B134]+[.C134]*[.C134])" office:value-type="float" office:value="8.77874194122047" calcext:value-type="float">
            <text:p>8.77874194122047</text:p>
          </table:table-cell>
          <table:table-cell table:style-name="ce9" table:formula="of:=IF([.F133]&gt;0;[.E133]+0.5*([.B133]+[.B134])*delta_t;[.E133])" office:value-type="float" office:value="3.31268258982371" calcext:value-type="float">
            <text:p>3.31268258982371</text:p>
          </table:table-cell>
          <table:table-cell table:formula="of:=IF([.F133]&gt;0;[.F133]+0.5*([.C133]+[.C134])*delta_t;[.F133])" office:value-type="float" office:value="-0.036489780671528" calcext:value-type="float">
            <text:p>-0.036489780671528</text:p>
          </table:table-cell>
          <table:table-cell/>
          <table:table-cell table:style-name="ce9" table:formula="of:=+[.H133]-b*[.H133]*[.J133]*delta_t" office:value-type="float" office:value="3.80087276685519" calcext:value-type="float">
            <text:p>3.80087276685519</text:p>
          </table:table-cell>
          <table:table-cell table:style-name="ce9" table:formula="of:=[.I133]-g*delta_t-b*[.I133]*[.J133]*delta_t" office:value-type="float" office:value="-7.28743645732179" calcext:value-type="float">
            <text:p>-7.28743645732179</text:p>
          </table:table-cell>
          <table:table-cell table:style-name="ce9" table:formula="of:=SQRT([.H134]^2+[.I134]^2)" office:value-type="float" office:value="8.2190853450566" calcext:value-type="float">
            <text:p>8.2190853450566</text:p>
          </table:table-cell>
          <table:table-cell table:style-name="ce9" table:formula="of:=IF([.L133]&gt;0; [.K133]+0.5*([.H133]+[.H134])*delta_t ;[.K133])" office:value-type="float" office:value="3.10438451478934" calcext:value-type="float">
            <text:p>3.10438451478934</text:p>
          </table:table-cell>
          <table:table-cell table:style-name="ce9" table:formula="of:=IF([.L133]&gt;0; [.L133]+0.5*([.I133]+[.I134])*delta_t ;[.L133])" office:value-type="float" office:value="-0.0012598028157219" calcext:value-type="float">
            <text:p>-0.0012598028157219</text:p>
          </table:table-cell>
          <table:table-cell/>
          <table:table-cell table:formula="of:= IF([.O133] &gt; 0;  (v*COS(theta*PI()/180)/b)*(1 - EXP(-b*[.A134])); [.N133])" office:value-type="float" office:value="3.24227235535825" calcext:value-type="float">
            <text:p>3.24227235535825</text:p>
          </table:table-cell>
          <table:table-cell table:formula="of:= IF([.O133]&gt;0;  height + (   (g/(b^2)) +  ( v*SIN(theta*PI()/180)) / b     )   *   ( 1 - EXP(-b*[.A134])    )     -   (   (g*[.A134]) / b   );[.O13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34]+delta_t" office:value-type="float" office:value="1.16" calcext:value-type="float">
            <text:p>1.16</text:p>
          </table:table-cell>
          <table:table-cell table:style-name="ce9" table:formula="of:=+[.B134]" office:value-type="float" office:value="4.35879288134699" calcext:value-type="float">
            <text:p>4.35879288134699</text:p>
          </table:table-cell>
          <table:table-cell table:style-name="ce9" table:formula="of:=[.C134]-g*delta_t" office:value-type="float" office:value="-7.71825250088358" calcext:value-type="float">
            <text:p>-7.71825250088358</text:p>
          </table:table-cell>
          <table:table-cell table:style-name="ce9" table:formula="of:=SQRT([.B135]*[.B135]+[.C135]*[.C135])" office:value-type="float" office:value="8.86400005922139" calcext:value-type="float">
            <text:p>8.86400005922139</text:p>
          </table:table-cell>
          <table:table-cell table:style-name="ce9" table:formula="of:=IF([.F134]&gt;0;[.E134]+0.5*([.B134]+[.B135])*delta_t;[.E134])" office:value-type="float" office:value="3.31268258982371" calcext:value-type="float">
            <text:p>3.31268258982371</text:p>
          </table:table-cell>
          <table:table-cell table:formula="of:=IF([.F134]&gt;0;[.F134]+0.5*([.C134]+[.C135])*delta_t;[.F134])" office:value-type="float" office:value="-0.036489780671528" calcext:value-type="float">
            <text:p>-0.036489780671528</text:p>
          </table:table-cell>
          <table:table-cell/>
          <table:table-cell table:style-name="ce9" table:formula="of:=+[.H134]-b*[.H134]*[.J134]*delta_t" office:value-type="float" office:value="3.79400003337077" calcext:value-type="float">
            <text:p>3.79400003337077</text:p>
          </table:table-cell>
          <table:table-cell table:style-name="ce9" table:formula="of:=[.I134]-g*delta_t-b*[.I134]*[.J134]*delta_t" office:value-type="float" office:value="-7.37232582364012" calcext:value-type="float">
            <text:p>-7.37232582364012</text:p>
          </table:table-cell>
          <table:table-cell table:style-name="ce9" table:formula="of:=SQRT([.H135]^2+[.I135]^2)" office:value-type="float" office:value="8.2912981072404" calcext:value-type="float">
            <text:p>8.2912981072404</text:p>
          </table:table-cell>
          <table:table-cell table:style-name="ce9" table:formula="of:=IF([.L134]&gt;0; [.K134]+0.5*([.H134]+[.H135])*delta_t ;[.K134])" office:value-type="float" office:value="3.10438451478934" calcext:value-type="float">
            <text:p>3.10438451478934</text:p>
          </table:table-cell>
          <table:table-cell table:style-name="ce9" table:formula="of:=IF([.L134]&gt;0; [.L134]+0.5*([.I134]+[.I135])*delta_t ;[.L134])" office:value-type="float" office:value="-0.0012598028157219" calcext:value-type="float">
            <text:p>-0.0012598028157219</text:p>
          </table:table-cell>
          <table:table-cell/>
          <table:table-cell table:formula="of:= IF([.O134] &gt; 0;  (v*COS(theta*PI()/180)/b)*(1 - EXP(-b*[.A135])); [.N134])" office:value-type="float" office:value="3.24227235535825" calcext:value-type="float">
            <text:p>3.24227235535825</text:p>
          </table:table-cell>
          <table:table-cell table:formula="of:= IF([.O134]&gt;0;  height + (   (g/(b^2)) +  ( v*SIN(theta*PI()/180)) / b     )   *   ( 1 - EXP(-b*[.A135])    )     -   (   (g*[.A135]) / b   );[.O13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35]+delta_t" office:value-type="float" office:value="1.17" calcext:value-type="float">
            <text:p>1.17</text:p>
          </table:table-cell>
          <table:table-cell table:style-name="ce9" table:formula="of:=+[.B135]" office:value-type="float" office:value="4.35879288134699" calcext:value-type="float">
            <text:p>4.35879288134699</text:p>
          </table:table-cell>
          <table:table-cell table:style-name="ce9" table:formula="of:=[.C135]-g*delta_t" office:value-type="float" office:value="-7.81631900088358" calcext:value-type="float">
            <text:p>-7.81631900088358</text:p>
          </table:table-cell>
          <table:table-cell table:style-name="ce9" table:formula="of:=SQRT([.B136]*[.B136]+[.C136]*[.C136])" office:value-type="float" office:value="8.94952055174213" calcext:value-type="float">
            <text:p>8.94952055174213</text:p>
          </table:table-cell>
          <table:table-cell table:style-name="ce9" table:formula="of:=IF([.F135]&gt;0;[.E135]+0.5*([.B135]+[.B136])*delta_t;[.E135])" office:value-type="float" office:value="3.31268258982371" calcext:value-type="float">
            <text:p>3.31268258982371</text:p>
          </table:table-cell>
          <table:table-cell table:formula="of:=IF([.F135]&gt;0;[.F135]+0.5*([.C135]+[.C136])*delta_t;[.F135])" office:value-type="float" office:value="-0.036489780671528" calcext:value-type="float">
            <text:p>-0.036489780671528</text:p>
          </table:table-cell>
          <table:table-cell/>
          <table:table-cell table:style-name="ce9" table:formula="of:=+[.H135]-b*[.H135]*[.J135]*delta_t" office:value-type="float" office:value="3.78707945260574" calcext:value-type="float">
            <text:p>3.78707945260574</text:p>
          </table:table-cell>
          <table:table-cell table:style-name="ce9" table:formula="of:=[.I135]-g*delta_t-b*[.I135]*[.J135]*delta_t" office:value-type="float" office:value="-7.45694457038766" calcext:value-type="float">
            <text:p>-7.45694457038766</text:p>
          </table:table-cell>
          <table:table-cell table:style-name="ce9" table:formula="of:=SQRT([.H136]^2+[.I136]^2)" office:value-type="float" office:value="8.36349168147985" calcext:value-type="float">
            <text:p>8.36349168147985</text:p>
          </table:table-cell>
          <table:table-cell table:style-name="ce9" table:formula="of:=IF([.L135]&gt;0; [.K135]+0.5*([.H135]+[.H136])*delta_t ;[.K135])" office:value-type="float" office:value="3.10438451478934" calcext:value-type="float">
            <text:p>3.10438451478934</text:p>
          </table:table-cell>
          <table:table-cell table:style-name="ce9" table:formula="of:=IF([.L135]&gt;0; [.L135]+0.5*([.I135]+[.I136])*delta_t ;[.L135])" office:value-type="float" office:value="-0.0012598028157219" calcext:value-type="float">
            <text:p>-0.0012598028157219</text:p>
          </table:table-cell>
          <table:table-cell/>
          <table:table-cell table:formula="of:= IF([.O135] &gt; 0;  (v*COS(theta*PI()/180)/b)*(1 - EXP(-b*[.A136])); [.N135])" office:value-type="float" office:value="3.24227235535825" calcext:value-type="float">
            <text:p>3.24227235535825</text:p>
          </table:table-cell>
          <table:table-cell table:formula="of:= IF([.O135]&gt;0;  height + (   (g/(b^2)) +  ( v*SIN(theta*PI()/180)) / b     )   *   ( 1 - EXP(-b*[.A136])    )     -   (   (g*[.A136]) / b   );[.O13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36]+delta_t" office:value-type="float" office:value="1.18" calcext:value-type="float">
            <text:p>1.18</text:p>
          </table:table-cell>
          <table:table-cell table:style-name="ce9" table:formula="of:=+[.B136]" office:value-type="float" office:value="4.35879288134699" calcext:value-type="float">
            <text:p>4.35879288134699</text:p>
          </table:table-cell>
          <table:table-cell table:style-name="ce9" table:formula="of:=[.C136]-g*delta_t" office:value-type="float" office:value="-7.91438550088358" calcext:value-type="float">
            <text:p>-7.91438550088358</text:p>
          </table:table-cell>
          <table:table-cell table:style-name="ce9" table:formula="of:=SQRT([.B137]*[.B137]+[.C137]*[.C137])" office:value-type="float" office:value="9.03529596853791" calcext:value-type="float">
            <text:p>9.03529596853791</text:p>
          </table:table-cell>
          <table:table-cell table:style-name="ce9" table:formula="of:=IF([.F136]&gt;0;[.E136]+0.5*([.B136]+[.B137])*delta_t;[.E136])" office:value-type="float" office:value="3.31268258982371" calcext:value-type="float">
            <text:p>3.31268258982371</text:p>
          </table:table-cell>
          <table:table-cell table:formula="of:=IF([.F136]&gt;0;[.F136]+0.5*([.C136]+[.C137])*delta_t;[.F136])" office:value-type="float" office:value="-0.036489780671528" calcext:value-type="float">
            <text:p>-0.036489780671528</text:p>
          </table:table-cell>
          <table:table-cell/>
          <table:table-cell table:style-name="ce9" table:formula="of:=+[.H136]-b*[.H136]*[.J136]*delta_t" office:value-type="float" office:value="3.78011134695597" calcext:value-type="float">
            <text:p>3.78011134695597</text:p>
          </table:table-cell>
          <table:table-cell table:style-name="ce9" table:formula="of:=[.I136]-g*delta_t-b*[.I136]*[.J136]*delta_t" office:value-type="float" office:value="-7.54129052973325" calcext:value-type="float">
            <text:p>-7.54129052973325</text:p>
          </table:table-cell>
          <table:table-cell table:style-name="ce9" table:formula="of:=SQRT([.H137]^2+[.I137]^2)" office:value-type="float" office:value="8.43565674083706" calcext:value-type="float">
            <text:p>8.43565674083706</text:p>
          </table:table-cell>
          <table:table-cell table:style-name="ce9" table:formula="of:=IF([.L136]&gt;0; [.K136]+0.5*([.H136]+[.H137])*delta_t ;[.K136])" office:value-type="float" office:value="3.10438451478934" calcext:value-type="float">
            <text:p>3.10438451478934</text:p>
          </table:table-cell>
          <table:table-cell table:style-name="ce9" table:formula="of:=IF([.L136]&gt;0; [.L136]+0.5*([.I136]+[.I137])*delta_t ;[.L136])" office:value-type="float" office:value="-0.0012598028157219" calcext:value-type="float">
            <text:p>-0.0012598028157219</text:p>
          </table:table-cell>
          <table:table-cell/>
          <table:table-cell table:formula="of:= IF([.O136] &gt; 0;  (v*COS(theta*PI()/180)/b)*(1 - EXP(-b*[.A137])); [.N136])" office:value-type="float" office:value="3.24227235535825" calcext:value-type="float">
            <text:p>3.24227235535825</text:p>
          </table:table-cell>
          <table:table-cell table:formula="of:= IF([.O136]&gt;0;  height + (   (g/(b^2)) +  ( v*SIN(theta*PI()/180)) / b     )   *   ( 1 - EXP(-b*[.A137])    )     -   (   (g*[.A137]) / b   );[.O13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37]+delta_t" office:value-type="float" office:value="1.19" calcext:value-type="float">
            <text:p>1.19</text:p>
          </table:table-cell>
          <table:table-cell table:style-name="ce9" table:formula="of:=+[.B137]" office:value-type="float" office:value="4.35879288134699" calcext:value-type="float">
            <text:p>4.35879288134699</text:p>
          </table:table-cell>
          <table:table-cell table:style-name="ce9" table:formula="of:=[.C137]-g*delta_t" office:value-type="float" office:value="-8.01245200088358" calcext:value-type="float">
            <text:p>-8.01245200088358</text:p>
          </table:table-cell>
          <table:table-cell table:style-name="ce9" table:formula="of:=SQRT([.B138]*[.B138]+[.C138]*[.C138])" office:value-type="float" office:value="9.121319117811" calcext:value-type="float">
            <text:p>9.121319117811</text:p>
          </table:table-cell>
          <table:table-cell table:style-name="ce9" table:formula="of:=IF([.F137]&gt;0;[.E137]+0.5*([.B137]+[.B138])*delta_t;[.E137])" office:value-type="float" office:value="3.31268258982371" calcext:value-type="float">
            <text:p>3.31268258982371</text:p>
          </table:table-cell>
          <table:table-cell table:formula="of:=IF([.F137]&gt;0;[.F137]+0.5*([.C137]+[.C138])*delta_t;[.F137])" office:value-type="float" office:value="-0.036489780671528" calcext:value-type="float">
            <text:p>-0.036489780671528</text:p>
          </table:table-cell>
          <table:table-cell/>
          <table:table-cell table:style-name="ce9" table:formula="of:=+[.H137]-b*[.H137]*[.J137]*delta_t" office:value-type="float" office:value="3.77309604816765" calcext:value-type="float">
            <text:p>3.77309604816765</text:p>
          </table:table-cell>
          <table:table-cell table:style-name="ce9" table:formula="of:=[.I137]-g*delta_t-b*[.I137]*[.J137]*delta_t" office:value-type="float" office:value="-7.62536156730906" calcext:value-type="float">
            <text:p>-7.62536156730906</text:p>
          </table:table-cell>
          <table:table-cell table:style-name="ce9" table:formula="of:=SQRT([.H138]^2+[.I138]^2)" office:value-type="float" office:value="8.50778424860977" calcext:value-type="float">
            <text:p>8.50778424860977</text:p>
          </table:table-cell>
          <table:table-cell table:style-name="ce9" table:formula="of:=IF([.L137]&gt;0; [.K137]+0.5*([.H137]+[.H138])*delta_t ;[.K137])" office:value-type="float" office:value="3.10438451478934" calcext:value-type="float">
            <text:p>3.10438451478934</text:p>
          </table:table-cell>
          <table:table-cell table:style-name="ce9" table:formula="of:=IF([.L137]&gt;0; [.L137]+0.5*([.I137]+[.I138])*delta_t ;[.L137])" office:value-type="float" office:value="-0.0012598028157219" calcext:value-type="float">
            <text:p>-0.0012598028157219</text:p>
          </table:table-cell>
          <table:table-cell/>
          <table:table-cell table:formula="of:= IF([.O137] &gt; 0;  (v*COS(theta*PI()/180)/b)*(1 - EXP(-b*[.A138])); [.N137])" office:value-type="float" office:value="3.24227235535825" calcext:value-type="float">
            <text:p>3.24227235535825</text:p>
          </table:table-cell>
          <table:table-cell table:formula="of:= IF([.O137]&gt;0;  height + (   (g/(b^2)) +  ( v*SIN(theta*PI()/180)) / b     )   *   ( 1 - EXP(-b*[.A138])    )     -   (   (g*[.A138]) / b   );[.O13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38]+delta_t" office:value-type="float" office:value="1.2" calcext:value-type="float">
            <text:p>1.2</text:p>
          </table:table-cell>
          <table:table-cell table:style-name="ce9" table:formula="of:=+[.B138]" office:value-type="float" office:value="4.35879288134699" calcext:value-type="float">
            <text:p>4.35879288134699</text:p>
          </table:table-cell>
          <table:table-cell table:style-name="ce9" table:formula="of:=[.C138]-g*delta_t" office:value-type="float" office:value="-8.11051850088358" calcext:value-type="float">
            <text:p>-8.11051850088358</text:p>
          </table:table-cell>
          <table:table-cell table:style-name="ce9" table:formula="of:=SQRT([.B139]*[.B139]+[.C139]*[.C139])" office:value-type="float" office:value="9.20758305613672" calcext:value-type="float">
            <text:p>9.20758305613672</text:p>
          </table:table-cell>
          <table:table-cell table:style-name="ce9" table:formula="of:=IF([.F138]&gt;0;[.E138]+0.5*([.B138]+[.B139])*delta_t;[.E138])" office:value-type="float" office:value="3.31268258982371" calcext:value-type="float">
            <text:p>3.31268258982371</text:p>
          </table:table-cell>
          <table:table-cell table:formula="of:=IF([.F138]&gt;0;[.F138]+0.5*([.C138]+[.C139])*delta_t;[.F138])" office:value-type="float" office:value="-0.036489780671528" calcext:value-type="float">
            <text:p>-0.036489780671528</text:p>
          </table:table-cell>
          <table:table-cell/>
          <table:table-cell table:style-name="ce9" table:formula="of:=+[.H138]-b*[.H138]*[.J138]*delta_t" office:value-type="float" office:value="3.76603389699969" calcext:value-type="float">
            <text:p>3.76603389699969</text:p>
          </table:table-cell>
          <table:table-cell table:style-name="ce9" table:formula="of:=[.I138]-g*delta_t-b*[.I138]*[.J138]*delta_t" office:value-type="float" office:value="-7.70915558248196" calcext:value-type="float">
            <text:p>-7.70915558248196</text:p>
          </table:table-cell>
          <table:table-cell table:style-name="ce9" table:formula="of:=SQRT([.H139]^2+[.I139]^2)" office:value-type="float" office:value="8.57986544814448" calcext:value-type="float">
            <text:p>8.57986544814448</text:p>
          </table:table-cell>
          <table:table-cell table:style-name="ce9" table:formula="of:=IF([.L138]&gt;0; [.K138]+0.5*([.H138]+[.H139])*delta_t ;[.K138])" office:value-type="float" office:value="3.10438451478934" calcext:value-type="float">
            <text:p>3.10438451478934</text:p>
          </table:table-cell>
          <table:table-cell table:style-name="ce9" table:formula="of:=IF([.L138]&gt;0; [.L138]+0.5*([.I138]+[.I139])*delta_t ;[.L138])" office:value-type="float" office:value="-0.0012598028157219" calcext:value-type="float">
            <text:p>-0.0012598028157219</text:p>
          </table:table-cell>
          <table:table-cell/>
          <table:table-cell table:formula="of:= IF([.O138] &gt; 0;  (v*COS(theta*PI()/180)/b)*(1 - EXP(-b*[.A139])); [.N138])" office:value-type="float" office:value="3.24227235535825" calcext:value-type="float">
            <text:p>3.24227235535825</text:p>
          </table:table-cell>
          <table:table-cell table:formula="of:= IF([.O138]&gt;0;  height + (   (g/(b^2)) +  ( v*SIN(theta*PI()/180)) / b     )   *   ( 1 - EXP(-b*[.A139])    )     -   (   (g*[.A139]) / b   );[.O138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39]+delta_t" office:value-type="float" office:value="1.21" calcext:value-type="float">
            <text:p>1.21</text:p>
          </table:table-cell>
          <table:table-cell table:style-name="ce9" table:formula="of:=+[.B139]" office:value-type="float" office:value="4.35879288134699" calcext:value-type="float">
            <text:p>4.35879288134699</text:p>
          </table:table-cell>
          <table:table-cell table:style-name="ce9" table:formula="of:=[.C139]-g*delta_t" office:value-type="float" office:value="-8.20858500088358" calcext:value-type="float">
            <text:p>-8.20858500088358</text:p>
          </table:table-cell>
          <table:table-cell table:style-name="ce9" table:formula="of:=SQRT([.B140]*[.B140]+[.C140]*[.C140])" office:value-type="float" office:value="9.29408107879483" calcext:value-type="float">
            <text:p>9.29408107879483</text:p>
          </table:table-cell>
          <table:table-cell table:style-name="ce9" table:formula="of:=IF([.F139]&gt;0;[.E139]+0.5*([.B139]+[.B140])*delta_t;[.E139])" office:value-type="float" office:value="3.31268258982371" calcext:value-type="float">
            <text:p>3.31268258982371</text:p>
          </table:table-cell>
          <table:table-cell table:formula="of:=IF([.F139]&gt;0;[.F139]+0.5*([.C139]+[.C140])*delta_t;[.F139])" office:value-type="float" office:value="-0.036489780671528" calcext:value-type="float">
            <text:p>-0.036489780671528</text:p>
          </table:table-cell>
          <table:table-cell/>
          <table:table-cell table:style-name="ce9" table:formula="of:=+[.H139]-b*[.H139]*[.J139]*delta_t" office:value-type="float" office:value="3.75892524289562" calcext:value-type="float">
            <text:p>3.75892524289562</text:p>
          </table:table-cell>
          <table:table-cell table:style-name="ce9" table:formula="of:=[.I139]-g*delta_t-b*[.I139]*[.J139]*delta_t" office:value-type="float" office:value="-7.79267050860633" calcext:value-type="float">
            <text:p>-7.79267050860633</text:p>
          </table:table-cell>
          <table:table-cell table:style-name="ce9" table:formula="of:=SQRT([.H140]^2+[.I140]^2)" office:value-type="float" office:value="8.65189185307934" calcext:value-type="float">
            <text:p>8.65189185307934</text:p>
          </table:table-cell>
          <table:table-cell table:style-name="ce9" table:formula="of:=IF([.L139]&gt;0; [.K139]+0.5*([.H139]+[.H140])*delta_t ;[.K139])" office:value-type="float" office:value="3.10438451478934" calcext:value-type="float">
            <text:p>3.10438451478934</text:p>
          </table:table-cell>
          <table:table-cell table:style-name="ce9" table:formula="of:=IF([.L139]&gt;0; [.L139]+0.5*([.I139]+[.I140])*delta_t ;[.L139])" office:value-type="float" office:value="-0.0012598028157219" calcext:value-type="float">
            <text:p>-0.0012598028157219</text:p>
          </table:table-cell>
          <table:table-cell/>
          <table:table-cell table:formula="of:= IF([.O139] &gt; 0;  (v*COS(theta*PI()/180)/b)*(1 - EXP(-b*[.A140])); [.N139])" office:value-type="float" office:value="3.24227235535825" calcext:value-type="float">
            <text:p>3.24227235535825</text:p>
          </table:table-cell>
          <table:table-cell table:formula="of:= IF([.O139]&gt;0;  height + (   (g/(b^2)) +  ( v*SIN(theta*PI()/180)) / b     )   *   ( 1 - EXP(-b*[.A140])    )     -   (   (g*[.A140]) / b   );[.O139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40]+delta_t" office:value-type="float" office:value="1.22" calcext:value-type="float">
            <text:p>1.22</text:p>
          </table:table-cell>
          <table:table-cell table:style-name="ce9" table:formula="of:=+[.B140]" office:value-type="float" office:value="4.35879288134699" calcext:value-type="float">
            <text:p>4.35879288134699</text:p>
          </table:table-cell>
          <table:table-cell table:style-name="ce9" table:formula="of:=[.C140]-g*delta_t" office:value-type="float" office:value="-8.30665150088358" calcext:value-type="float">
            <text:p>-8.30665150088358</text:p>
          </table:table-cell>
          <table:table-cell table:style-name="ce9" table:formula="of:=SQRT([.B141]*[.B141]+[.C141]*[.C141])" office:value-type="float" office:value="9.38080671049205" calcext:value-type="float">
            <text:p>9.38080671049205</text:p>
          </table:table-cell>
          <table:table-cell table:style-name="ce9" table:formula="of:=IF([.F140]&gt;0;[.E140]+0.5*([.B140]+[.B141])*delta_t;[.E140])" office:value-type="float" office:value="3.31268258982371" calcext:value-type="float">
            <text:p>3.31268258982371</text:p>
          </table:table-cell>
          <table:table-cell table:formula="of:=IF([.F140]&gt;0;[.F140]+0.5*([.C140]+[.C141])*delta_t;[.F140])" office:value-type="float" office:value="-0.036489780671528" calcext:value-type="float">
            <text:p>-0.036489780671528</text:p>
          </table:table-cell>
          <table:table-cell/>
          <table:table-cell table:style-name="ce9" table:formula="of:=+[.H140]-b*[.H140]*[.J140]*delta_t" office:value-type="float" office:value="3.75177044366485" calcext:value-type="float">
            <text:p>3.75177044366485</text:p>
          </table:table-cell>
          <table:table-cell table:style-name="ce9" table:formula="of:=[.I140]-g*delta_t-b*[.I140]*[.J140]*delta_t" office:value-type="float" office:value="-7.87590431325915" calcext:value-type="float">
            <text:p>-7.87590431325915</text:p>
          </table:table-cell>
          <table:table-cell table:style-name="ce9" table:formula="of:=SQRT([.H141]^2+[.I141]^2)" office:value-type="float" office:value="8.7238552379995" calcext:value-type="float">
            <text:p>8.7238552379995</text:p>
          </table:table-cell>
          <table:table-cell table:style-name="ce9" table:formula="of:=IF([.L140]&gt;0; [.K140]+0.5*([.H140]+[.H141])*delta_t ;[.K140])" office:value-type="float" office:value="3.10438451478934" calcext:value-type="float">
            <text:p>3.10438451478934</text:p>
          </table:table-cell>
          <table:table-cell table:style-name="ce9" table:formula="of:=IF([.L140]&gt;0; [.L140]+0.5*([.I140]+[.I141])*delta_t ;[.L140])" office:value-type="float" office:value="-0.0012598028157219" calcext:value-type="float">
            <text:p>-0.0012598028157219</text:p>
          </table:table-cell>
          <table:table-cell/>
          <table:table-cell table:formula="of:= IF([.O140] &gt; 0;  (v*COS(theta*PI()/180)/b)*(1 - EXP(-b*[.A141])); [.N140])" office:value-type="float" office:value="3.24227235535825" calcext:value-type="float">
            <text:p>3.24227235535825</text:p>
          </table:table-cell>
          <table:table-cell table:formula="of:= IF([.O140]&gt;0;  height + (   (g/(b^2)) +  ( v*SIN(theta*PI()/180)) / b     )   *   ( 1 - EXP(-b*[.A141])    )     -   (   (g*[.A141]) / b   );[.O140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41]+delta_t" office:value-type="float" office:value="1.23" calcext:value-type="float">
            <text:p>1.23</text:p>
          </table:table-cell>
          <table:table-cell table:style-name="ce9" table:formula="of:=+[.B141]" office:value-type="float" office:value="4.35879288134699" calcext:value-type="float">
            <text:p>4.35879288134699</text:p>
          </table:table-cell>
          <table:table-cell table:style-name="ce9" table:formula="of:=[.C141]-g*delta_t" office:value-type="float" office:value="-8.40471800088358" calcext:value-type="float">
            <text:p>-8.40471800088358</text:p>
          </table:table-cell>
          <table:table-cell table:style-name="ce9" table:formula="of:=SQRT([.B142]*[.B142]+[.C142]*[.C142])" office:value-type="float" office:value="9.46775369646135" calcext:value-type="float">
            <text:p>9.46775369646135</text:p>
          </table:table-cell>
          <table:table-cell table:style-name="ce9" table:formula="of:=IF([.F141]&gt;0;[.E141]+0.5*([.B141]+[.B142])*delta_t;[.E141])" office:value-type="float" office:value="3.31268258982371" calcext:value-type="float">
            <text:p>3.31268258982371</text:p>
          </table:table-cell>
          <table:table-cell table:formula="of:=IF([.F141]&gt;0;[.F141]+0.5*([.C141]+[.C142])*delta_t;[.F141])" office:value-type="float" office:value="-0.036489780671528" calcext:value-type="float">
            <text:p>-0.036489780671528</text:p>
          </table:table-cell>
          <table:table-cell/>
          <table:table-cell table:style-name="ce9" table:formula="of:=+[.H141]-b*[.H141]*[.J141]*delta_t" office:value-type="float" office:value="3.74456986517277" calcext:value-type="float">
            <text:p>3.74456986517277</text:p>
          </table:table-cell>
          <table:table-cell table:style-name="ce9" table:formula="of:=[.I141]-g*delta_t-b*[.I141]*[.J141]*delta_t" office:value-type="float" office:value="-7.95885499845777" calcext:value-type="float">
            <text:p>-7.95885499845777</text:p>
          </table:table-cell>
          <table:table-cell table:style-name="ce9" table:formula="of:=SQRT([.H142]^2+[.I142]^2)" office:value-type="float" office:value="8.79574762948757" calcext:value-type="float">
            <text:p>8.79574762948757</text:p>
          </table:table-cell>
          <table:table-cell table:style-name="ce9" table:formula="of:=IF([.L141]&gt;0; [.K141]+0.5*([.H141]+[.H142])*delta_t ;[.K141])" office:value-type="float" office:value="3.10438451478934" calcext:value-type="float">
            <text:p>3.10438451478934</text:p>
          </table:table-cell>
          <table:table-cell table:style-name="ce9" table:formula="of:=IF([.L141]&gt;0; [.L141]+0.5*([.I141]+[.I142])*delta_t ;[.L141])" office:value-type="float" office:value="-0.0012598028157219" calcext:value-type="float">
            <text:p>-0.0012598028157219</text:p>
          </table:table-cell>
          <table:table-cell/>
          <table:table-cell table:formula="of:= IF([.O141] &gt; 0;  (v*COS(theta*PI()/180)/b)*(1 - EXP(-b*[.A142])); [.N141])" office:value-type="float" office:value="3.24227235535825" calcext:value-type="float">
            <text:p>3.24227235535825</text:p>
          </table:table-cell>
          <table:table-cell table:formula="of:= IF([.O141]&gt;0;  height + (   (g/(b^2)) +  ( v*SIN(theta*PI()/180)) / b     )   *   ( 1 - EXP(-b*[.A142])    )     -   (   (g*[.A142]) / b   );[.O141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42]+delta_t" office:value-type="float" office:value="1.24" calcext:value-type="float">
            <text:p>1.24</text:p>
          </table:table-cell>
          <table:table-cell table:style-name="ce9" table:formula="of:=+[.B142]" office:value-type="float" office:value="4.35879288134699" calcext:value-type="float">
            <text:p>4.35879288134699</text:p>
          </table:table-cell>
          <table:table-cell table:style-name="ce9" table:formula="of:=[.C142]-g*delta_t" office:value-type="float" office:value="-8.50278450088358" calcext:value-type="float">
            <text:p>-8.50278450088358</text:p>
          </table:table-cell>
          <table:table-cell table:style-name="ce9" table:formula="of:=SQRT([.B143]*[.B143]+[.C143]*[.C143])" office:value-type="float" office:value="9.55491599392413" calcext:value-type="float">
            <text:p>9.55491599392413</text:p>
          </table:table-cell>
          <table:table-cell table:style-name="ce9" table:formula="of:=IF([.F142]&gt;0;[.E142]+0.5*([.B142]+[.B143])*delta_t;[.E142])" office:value-type="float" office:value="3.31268258982371" calcext:value-type="float">
            <text:p>3.31268258982371</text:p>
          </table:table-cell>
          <table:table-cell table:formula="of:=IF([.F142]&gt;0;[.F142]+0.5*([.C142]+[.C143])*delta_t;[.F142])" office:value-type="float" office:value="-0.036489780671528" calcext:value-type="float">
            <text:p>-0.036489780671528</text:p>
          </table:table-cell>
          <table:table-cell/>
          <table:table-cell table:style-name="ce9" table:formula="of:=+[.H142]-b*[.H142]*[.J142]*delta_t" office:value-type="float" office:value="3.73732388103946" calcext:value-type="float">
            <text:p>3.73732388103946</text:p>
          </table:table-cell>
          <table:table-cell table:style-name="ce9" table:formula="of:=[.I142]-g*delta_t-b*[.I142]*[.J142]*delta_t" office:value-type="float" office:value="-8.04152060086082" calcext:value-type="float">
            <text:p>-8.04152060086082</text:p>
          </table:table-cell>
          <table:table-cell table:style-name="ce9" table:formula="of:=SQRT([.H143]^2+[.I143]^2)" office:value-type="float" office:value="8.86756129755283" calcext:value-type="float">
            <text:p>8.86756129755283</text:p>
          </table:table-cell>
          <table:table-cell table:style-name="ce9" table:formula="of:=IF([.L142]&gt;0; [.K142]+0.5*([.H142]+[.H143])*delta_t ;[.K142])" office:value-type="float" office:value="3.10438451478934" calcext:value-type="float">
            <text:p>3.10438451478934</text:p>
          </table:table-cell>
          <table:table-cell table:style-name="ce9" table:formula="of:=IF([.L142]&gt;0; [.L142]+0.5*([.I142]+[.I143])*delta_t ;[.L142])" office:value-type="float" office:value="-0.0012598028157219" calcext:value-type="float">
            <text:p>-0.0012598028157219</text:p>
          </table:table-cell>
          <table:table-cell/>
          <table:table-cell table:formula="of:= IF([.O142] &gt; 0;  (v*COS(theta*PI()/180)/b)*(1 - EXP(-b*[.A143])); [.N142])" office:value-type="float" office:value="3.24227235535825" calcext:value-type="float">
            <text:p>3.24227235535825</text:p>
          </table:table-cell>
          <table:table-cell table:formula="of:= IF([.O142]&gt;0;  height + (   (g/(b^2)) +  ( v*SIN(theta*PI()/180)) / b     )   *   ( 1 - EXP(-b*[.A143])    )     -   (   (g*[.A143]) / b   );[.O142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43]+delta_t" office:value-type="float" office:value="1.25" calcext:value-type="float">
            <text:p>1.25</text:p>
          </table:table-cell>
          <table:table-cell table:style-name="ce9" table:formula="of:=+[.B143]" office:value-type="float" office:value="4.35879288134699" calcext:value-type="float">
            <text:p>4.35879288134699</text:p>
          </table:table-cell>
          <table:table-cell table:style-name="ce9" table:formula="of:=[.C143]-g*delta_t" office:value-type="float" office:value="-8.60085100088358" calcext:value-type="float">
            <text:p>-8.60085100088358</text:p>
          </table:table-cell>
          <table:table-cell table:style-name="ce9" table:formula="of:=SQRT([.B144]*[.B144]+[.C144]*[.C144])" office:value-type="float" office:value="9.64228776390133" calcext:value-type="float">
            <text:p>9.64228776390133</text:p>
          </table:table-cell>
          <table:table-cell table:style-name="ce9" table:formula="of:=IF([.F143]&gt;0;[.E143]+0.5*([.B143]+[.B144])*delta_t;[.E143])" office:value-type="float" office:value="3.31268258982371" calcext:value-type="float">
            <text:p>3.31268258982371</text:p>
          </table:table-cell>
          <table:table-cell table:formula="of:=IF([.F143]&gt;0;[.F143]+0.5*([.C143]+[.C144])*delta_t;[.F143])" office:value-type="float" office:value="-0.036489780671528" calcext:value-type="float">
            <text:p>-0.036489780671528</text:p>
          </table:table-cell>
          <table:table-cell/>
          <table:table-cell table:style-name="ce9" table:formula="of:=+[.H143]-b*[.H143]*[.J143]*delta_t" office:value-type="float" office:value="3.73003287234659" calcext:value-type="float">
            <text:p>3.73003287234659</text:p>
          </table:table-cell>
          <table:table-cell table:style-name="ce9" table:formula="of:=[.I143]-g*delta_t-b*[.I143]*[.J143]*delta_t" office:value-type="float" office:value="-8.12389919195302" calcext:value-type="float">
            <text:p>-8.12389919195302</text:p>
          </table:table-cell>
          <table:table-cell table:style-name="ce9" table:formula="of:=SQRT([.H144]^2+[.I144]^2)" office:value-type="float" office:value="8.93928874742286" calcext:value-type="float">
            <text:p>8.93928874742286</text:p>
          </table:table-cell>
          <table:table-cell table:style-name="ce9" table:formula="of:=IF([.L143]&gt;0; [.K143]+0.5*([.H143]+[.H144])*delta_t ;[.K143])" office:value-type="float" office:value="3.10438451478934" calcext:value-type="float">
            <text:p>3.10438451478934</text:p>
          </table:table-cell>
          <table:table-cell table:style-name="ce9" table:formula="of:=IF([.L143]&gt;0; [.L143]+0.5*([.I143]+[.I144])*delta_t ;[.L143])" office:value-type="float" office:value="-0.0012598028157219" calcext:value-type="float">
            <text:p>-0.0012598028157219</text:p>
          </table:table-cell>
          <table:table-cell/>
          <table:table-cell table:formula="of:= IF([.O143] &gt; 0;  (v*COS(theta*PI()/180)/b)*(1 - EXP(-b*[.A144])); [.N143])" office:value-type="float" office:value="3.24227235535825" calcext:value-type="float">
            <text:p>3.24227235535825</text:p>
          </table:table-cell>
          <table:table-cell table:formula="of:= IF([.O143]&gt;0;  height + (   (g/(b^2)) +  ( v*SIN(theta*PI()/180)) / b     )   *   ( 1 - EXP(-b*[.A144])    )     -   (   (g*[.A144]) / b   );[.O14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44]+delta_t" office:value-type="float" office:value="1.26" calcext:value-type="float">
            <text:p>1.26</text:p>
          </table:table-cell>
          <table:table-cell table:style-name="ce9" table:formula="of:=+[.B144]" office:value-type="float" office:value="4.35879288134699" calcext:value-type="float">
            <text:p>4.35879288134699</text:p>
          </table:table-cell>
          <table:table-cell table:style-name="ce9" table:formula="of:=[.C144]-g*delta_t" office:value-type="float" office:value="-8.69891750088358" calcext:value-type="float">
            <text:p>-8.69891750088358</text:p>
          </table:table-cell>
          <table:table-cell table:style-name="ce9" table:formula="of:=SQRT([.B145]*[.B145]+[.C145]*[.C145])" office:value-type="float" office:value="9.72986336336024" calcext:value-type="float">
            <text:p>9.72986336336024</text:p>
          </table:table-cell>
          <table:table-cell table:style-name="ce9" table:formula="of:=IF([.F144]&gt;0;[.E144]+0.5*([.B144]+[.B145])*delta_t;[.E144])" office:value-type="float" office:value="3.31268258982371" calcext:value-type="float">
            <text:p>3.31268258982371</text:p>
          </table:table-cell>
          <table:table-cell table:formula="of:=IF([.F144]&gt;0;[.F144]+0.5*([.C144]+[.C145])*delta_t;[.F144])" office:value-type="float" office:value="-0.036489780671528" calcext:value-type="float">
            <text:p>-0.036489780671528</text:p>
          </table:table-cell>
          <table:table-cell/>
          <table:table-cell table:style-name="ce9" table:formula="of:=+[.H144]-b*[.H144]*[.J144]*delta_t" office:value-type="float" office:value="3.72269722735227" calcext:value-type="float">
            <text:p>3.72269722735227</text:p>
          </table:table-cell>
          <table:table-cell table:style-name="ce9" table:formula="of:=[.I144]-g*delta_t-b*[.I144]*[.J144]*delta_t" office:value-type="float" office:value="-8.20598887821401" calcext:value-type="float">
            <text:p>-8.20598887821401</text:p>
          </table:table-cell>
          <table:table-cell table:style-name="ce9" table:formula="of:=SQRT([.H145]^2+[.I145]^2)" office:value-type="float" office:value="9.0109227116821" calcext:value-type="float">
            <text:p>9.0109227116821</text:p>
          </table:table-cell>
          <table:table-cell table:style-name="ce9" table:formula="of:=IF([.L144]&gt;0; [.K144]+0.5*([.H144]+[.H145])*delta_t ;[.K144])" office:value-type="float" office:value="3.10438451478934" calcext:value-type="float">
            <text:p>3.10438451478934</text:p>
          </table:table-cell>
          <table:table-cell table:style-name="ce9" table:formula="of:=IF([.L144]&gt;0; [.L144]+0.5*([.I144]+[.I145])*delta_t ;[.L144])" office:value-type="float" office:value="-0.0012598028157219" calcext:value-type="float">
            <text:p>-0.0012598028157219</text:p>
          </table:table-cell>
          <table:table-cell/>
          <table:table-cell table:formula="of:= IF([.O144] &gt; 0;  (v*COS(theta*PI()/180)/b)*(1 - EXP(-b*[.A145])); [.N144])" office:value-type="float" office:value="3.24227235535825" calcext:value-type="float">
            <text:p>3.24227235535825</text:p>
          </table:table-cell>
          <table:table-cell table:formula="of:= IF([.O144]&gt;0;  height + (   (g/(b^2)) +  ( v*SIN(theta*PI()/180)) / b     )   *   ( 1 - EXP(-b*[.A145])    )     -   (   (g*[.A145]) / b   );[.O14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45]+delta_t" office:value-type="float" office:value="1.27" calcext:value-type="float">
            <text:p>1.27</text:p>
          </table:table-cell>
          <table:table-cell table:style-name="ce9" table:formula="of:=+[.B145]" office:value-type="float" office:value="4.35879288134699" calcext:value-type="float">
            <text:p>4.35879288134699</text:p>
          </table:table-cell>
          <table:table-cell table:style-name="ce9" table:formula="of:=[.C145]-g*delta_t" office:value-type="float" office:value="-8.79698400088358" calcext:value-type="float">
            <text:p>-8.79698400088358</text:p>
          </table:table-cell>
          <table:table-cell table:style-name="ce9" table:formula="of:=SQRT([.B146]*[.B146]+[.C146]*[.C146])" office:value-type="float" office:value="9.81763733768379" calcext:value-type="float">
            <text:p>9.81763733768379</text:p>
          </table:table-cell>
          <table:table-cell table:style-name="ce9" table:formula="of:=IF([.F145]&gt;0;[.E145]+0.5*([.B145]+[.B146])*delta_t;[.E145])" office:value-type="float" office:value="3.31268258982371" calcext:value-type="float">
            <text:p>3.31268258982371</text:p>
          </table:table-cell>
          <table:table-cell table:formula="of:=IF([.F145]&gt;0;[.F145]+0.5*([.C145]+[.C146])*delta_t;[.F145])" office:value-type="float" office:value="-0.036489780671528" calcext:value-type="float">
            <text:p>-0.036489780671528</text:p>
          </table:table-cell>
          <table:table-cell/>
          <table:table-cell table:style-name="ce9" table:formula="of:=+[.H145]-b*[.H145]*[.J145]*delta_t" office:value-type="float" office:value="3.71531734121344" calcext:value-type="float">
            <text:p>3.71531734121344</text:p>
          </table:table-cell>
          <table:table-cell table:style-name="ce9" table:formula="of:=[.I145]-g*delta_t-b*[.I145]*[.J145]*delta_t" office:value-type="float" office:value="-8.28778780127202" calcext:value-type="float">
            <text:p>-8.28778780127202</text:p>
          </table:table-cell>
          <table:table-cell table:style-name="ce9" table:formula="of:=SQRT([.H146]^2+[.I146]^2)" office:value-type="float" office:value="9.08245614274215" calcext:value-type="float">
            <text:p>9.08245614274215</text:p>
          </table:table-cell>
          <table:table-cell table:style-name="ce9" table:formula="of:=IF([.L145]&gt;0; [.K145]+0.5*([.H145]+[.H146])*delta_t ;[.K145])" office:value-type="float" office:value="3.10438451478934" calcext:value-type="float">
            <text:p>3.10438451478934</text:p>
          </table:table-cell>
          <table:table-cell table:style-name="ce9" table:formula="of:=IF([.L145]&gt;0; [.L145]+0.5*([.I145]+[.I146])*delta_t ;[.L145])" office:value-type="float" office:value="-0.0012598028157219" calcext:value-type="float">
            <text:p>-0.0012598028157219</text:p>
          </table:table-cell>
          <table:table-cell/>
          <table:table-cell table:formula="of:= IF([.O145] &gt; 0;  (v*COS(theta*PI()/180)/b)*(1 - EXP(-b*[.A146])); [.N145])" office:value-type="float" office:value="3.24227235535825" calcext:value-type="float">
            <text:p>3.24227235535825</text:p>
          </table:table-cell>
          <table:table-cell table:formula="of:= IF([.O145]&gt;0;  height + (   (g/(b^2)) +  ( v*SIN(theta*PI()/180)) / b     )   *   ( 1 - EXP(-b*[.A146])    )     -   (   (g*[.A146]) / b   );[.O14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46]+delta_t" office:value-type="float" office:value="1.28" calcext:value-type="float">
            <text:p>1.28</text:p>
          </table:table-cell>
          <table:table-cell table:style-name="ce9" table:formula="of:=+[.B146]" office:value-type="float" office:value="4.35879288134699" calcext:value-type="float">
            <text:p>4.35879288134699</text:p>
          </table:table-cell>
          <table:table-cell table:style-name="ce9" table:formula="of:=[.C146]-g*delta_t" office:value-type="float" office:value="-8.89505050088358" calcext:value-type="float">
            <text:p>-8.89505050088358</text:p>
          </table:table-cell>
          <table:table-cell table:style-name="ce9" table:formula="of:=SQRT([.B147]*[.B147]+[.C147]*[.C147])" office:value-type="float" office:value="9.90560441344951" calcext:value-type="float">
            <text:p>9.90560441344951</text:p>
          </table:table-cell>
          <table:table-cell table:style-name="ce9" table:formula="of:=IF([.F146]&gt;0;[.E146]+0.5*([.B146]+[.B147])*delta_t;[.E146])" office:value-type="float" office:value="3.31268258982371" calcext:value-type="float">
            <text:p>3.31268258982371</text:p>
          </table:table-cell>
          <table:table-cell table:formula="of:=IF([.F146]&gt;0;[.F146]+0.5*([.C146]+[.C147])*delta_t;[.F146])" office:value-type="float" office:value="-0.036489780671528" calcext:value-type="float">
            <text:p>-0.036489780671528</text:p>
          </table:table-cell>
          <table:table-cell/>
          <table:table-cell table:style-name="ce9" table:formula="of:=+[.H146]-b*[.H146]*[.J146]*delta_t" office:value-type="float" office:value="3.7078936157157" calcext:value-type="float">
            <text:p>3.7078936157157</text:p>
          </table:table-cell>
          <table:table-cell table:style-name="ce9" table:formula="of:=[.I146]-g*delta_t-b*[.I146]*[.J146]*delta_t" office:value-type="float" office:value="-8.36929413804243" calcext:value-type="float">
            <text:p>-8.36929413804243</text:p>
          </table:table-cell>
          <table:table-cell table:style-name="ce9" table:formula="of:=SQRT([.H147]^2+[.I147]^2)" office:value-type="float" office:value="9.15388220562929" calcext:value-type="float">
            <text:p>9.15388220562929</text:p>
          </table:table-cell>
          <table:table-cell table:style-name="ce9" table:formula="of:=IF([.L146]&gt;0; [.K146]+0.5*([.H146]+[.H147])*delta_t ;[.K146])" office:value-type="float" office:value="3.10438451478934" calcext:value-type="float">
            <text:p>3.10438451478934</text:p>
          </table:table-cell>
          <table:table-cell table:style-name="ce9" table:formula="of:=IF([.L146]&gt;0; [.L146]+0.5*([.I146]+[.I147])*delta_t ;[.L146])" office:value-type="float" office:value="-0.0012598028157219" calcext:value-type="float">
            <text:p>-0.0012598028157219</text:p>
          </table:table-cell>
          <table:table-cell/>
          <table:table-cell table:formula="of:= IF([.O146] &gt; 0;  (v*COS(theta*PI()/180)/b)*(1 - EXP(-b*[.A147])); [.N146])" office:value-type="float" office:value="3.24227235535825" calcext:value-type="float">
            <text:p>3.24227235535825</text:p>
          </table:table-cell>
          <table:table-cell table:formula="of:= IF([.O146]&gt;0;  height + (   (g/(b^2)) +  ( v*SIN(theta*PI()/180)) / b     )   *   ( 1 - EXP(-b*[.A147])    )     -   (   (g*[.A147]) / b   );[.O14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47]+delta_t" office:value-type="float" office:value="1.29" calcext:value-type="float">
            <text:p>1.29</text:p>
          </table:table-cell>
          <table:table-cell table:style-name="ce9" table:formula="of:=+[.B147]" office:value-type="float" office:value="4.35879288134699" calcext:value-type="float">
            <text:p>4.35879288134699</text:p>
          </table:table-cell>
          <table:table-cell table:style-name="ce9" table:formula="of:=[.C147]-g*delta_t" office:value-type="float" office:value="-8.99311700088358" calcext:value-type="float">
            <text:p>-8.99311700088358</text:p>
          </table:table-cell>
          <table:table-cell table:style-name="ce9" table:formula="of:=SQRT([.B148]*[.B148]+[.C148]*[.C148])" office:value-type="float" office:value="9.99375949150581" calcext:value-type="float">
            <text:p>9.99375949150581</text:p>
          </table:table-cell>
          <table:table-cell table:style-name="ce9" table:formula="of:=IF([.F147]&gt;0;[.E147]+0.5*([.B147]+[.B148])*delta_t;[.E147])" office:value-type="float" office:value="3.31268258982371" calcext:value-type="float">
            <text:p>3.31268258982371</text:p>
          </table:table-cell>
          <table:table-cell table:formula="of:=IF([.F147]&gt;0;[.F147]+0.5*([.C147]+[.C148])*delta_t;[.F147])" office:value-type="float" office:value="-0.036489780671528" calcext:value-type="float">
            <text:p>-0.036489780671528</text:p>
          </table:table-cell>
          <table:table-cell/>
          <table:table-cell table:style-name="ce9" table:formula="of:=+[.H147]-b*[.H147]*[.J147]*delta_t" office:value-type="float" office:value="3.70042645901006" calcext:value-type="float">
            <text:p>3.70042645901006</text:p>
          </table:table-cell>
          <table:table-cell table:style-name="ce9" table:formula="of:=[.I147]-g*delta_t-b*[.I147]*[.J147]*delta_t" office:value-type="float" office:value="-8.45050610085197" calcext:value-type="float">
            <text:p>-8.45050610085197</text:p>
          </table:table-cell>
          <table:table-cell table:style-name="ce9" table:formula="of:=SQRT([.H148]^2+[.I148]^2)" office:value-type="float" office:value="9.22519427107517" calcext:value-type="float">
            <text:p>9.22519427107517</text:p>
          </table:table-cell>
          <table:table-cell table:style-name="ce9" table:formula="of:=IF([.L147]&gt;0; [.K147]+0.5*([.H147]+[.H148])*delta_t ;[.K147])" office:value-type="float" office:value="3.10438451478934" calcext:value-type="float">
            <text:p>3.10438451478934</text:p>
          </table:table-cell>
          <table:table-cell table:style-name="ce9" table:formula="of:=IF([.L147]&gt;0; [.L147]+0.5*([.I147]+[.I148])*delta_t ;[.L147])" office:value-type="float" office:value="-0.0012598028157219" calcext:value-type="float">
            <text:p>-0.0012598028157219</text:p>
          </table:table-cell>
          <table:table-cell/>
          <table:table-cell table:formula="of:= IF([.O147] &gt; 0;  (v*COS(theta*PI()/180)/b)*(1 - EXP(-b*[.A148])); [.N147])" office:value-type="float" office:value="3.24227235535825" calcext:value-type="float">
            <text:p>3.24227235535825</text:p>
          </table:table-cell>
          <table:table-cell table:formula="of:= IF([.O147]&gt;0;  height + (   (g/(b^2)) +  ( v*SIN(theta*PI()/180)) / b     )   *   ( 1 - EXP(-b*[.A148])    )     -   (   (g*[.A148]) / b   );[.O14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48]+delta_t" office:value-type="float" office:value="1.3" calcext:value-type="float">
            <text:p>1.3</text:p>
          </table:table-cell>
          <table:table-cell table:style-name="ce9" table:formula="of:=+[.B148]" office:value-type="float" office:value="4.35879288134699" calcext:value-type="float">
            <text:p>4.35879288134699</text:p>
          </table:table-cell>
          <table:table-cell table:style-name="ce9" table:formula="of:=[.C148]-g*delta_t" office:value-type="float" office:value="-9.09118350088358" calcext:value-type="float">
            <text:p>-9.09118350088358</text:p>
          </table:table-cell>
          <table:table-cell table:style-name="ce9" table:formula="of:=SQRT([.B149]*[.B149]+[.C149]*[.C149])" office:value-type="float" office:value="10.0820976403335" calcext:value-type="float">
            <text:p>10.0820976403335</text:p>
          </table:table-cell>
          <table:table-cell table:style-name="ce9" table:formula="of:=IF([.F148]&gt;0;[.E148]+0.5*([.B148]+[.B149])*delta_t;[.E148])" office:value-type="float" office:value="3.31268258982371" calcext:value-type="float">
            <text:p>3.31268258982371</text:p>
          </table:table-cell>
          <table:table-cell table:formula="of:=IF([.F148]&gt;0;[.F148]+0.5*([.C148]+[.C149])*delta_t;[.F148])" office:value-type="float" office:value="-0.036489780671528" calcext:value-type="float">
            <text:p>-0.036489780671528</text:p>
          </table:table-cell>
          <table:table-cell/>
          <table:table-cell table:style-name="ce9" table:formula="of:=+[.H148]-b*[.H148]*[.J148]*delta_t" office:value-type="float" office:value="3.69291628535662" calcext:value-type="float">
            <text:p>3.69291628535662</text:p>
          </table:table-cell>
          <table:table-cell table:style-name="ce9" table:formula="of:=[.I148]-g*delta_t-b*[.I148]*[.J148]*delta_t" office:value-type="float" office:value="-8.53142193754873" calcext:value-type="float">
            <text:p>-8.53142193754873</text:p>
          </table:table-cell>
          <table:table-cell table:style-name="ce9" table:formula="of:=SQRT([.H149]^2+[.I149]^2)" office:value-type="float" office:value="9.29638590889706" calcext:value-type="float">
            <text:p>9.29638590889706</text:p>
          </table:table-cell>
          <table:table-cell table:style-name="ce9" table:formula="of:=IF([.L148]&gt;0; [.K148]+0.5*([.H148]+[.H149])*delta_t ;[.K148])" office:value-type="float" office:value="3.10438451478934" calcext:value-type="float">
            <text:p>3.10438451478934</text:p>
          </table:table-cell>
          <table:table-cell table:style-name="ce9" table:formula="of:=IF([.L148]&gt;0; [.L148]+0.5*([.I148]+[.I149])*delta_t ;[.L148])" office:value-type="float" office:value="-0.0012598028157219" calcext:value-type="float">
            <text:p>-0.0012598028157219</text:p>
          </table:table-cell>
          <table:table-cell/>
          <table:table-cell table:formula="of:= IF([.O148] &gt; 0;  (v*COS(theta*PI()/180)/b)*(1 - EXP(-b*[.A149])); [.N148])" office:value-type="float" office:value="3.24227235535825" calcext:value-type="float">
            <text:p>3.24227235535825</text:p>
          </table:table-cell>
          <table:table-cell table:formula="of:= IF([.O148]&gt;0;  height + (   (g/(b^2)) +  ( v*SIN(theta*PI()/180)) / b     )   *   ( 1 - EXP(-b*[.A149])    )     -   (   (g*[.A149]) / b   );[.O148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49]+delta_t" office:value-type="float" office:value="1.31" calcext:value-type="float">
            <text:p>1.31</text:p>
          </table:table-cell>
          <table:table-cell table:style-name="ce9" table:formula="of:=+[.B149]" office:value-type="float" office:value="4.35879288134699" calcext:value-type="float">
            <text:p>4.35879288134699</text:p>
          </table:table-cell>
          <table:table-cell table:style-name="ce9" table:formula="of:=[.C149]-g*delta_t" office:value-type="float" office:value="-9.18925000088358" calcext:value-type="float">
            <text:p>-9.18925000088358</text:p>
          </table:table-cell>
          <table:table-cell table:style-name="ce9" table:formula="of:=SQRT([.B150]*[.B150]+[.C150]*[.C150])" office:value-type="float" office:value="10.1706140896811" calcext:value-type="float">
            <text:p>10.1706140896811</text:p>
          </table:table-cell>
          <table:table-cell table:style-name="ce9" table:formula="of:=IF([.F149]&gt;0;[.E149]+0.5*([.B149]+[.B150])*delta_t;[.E149])" office:value-type="float" office:value="3.31268258982371" calcext:value-type="float">
            <text:p>3.31268258982371</text:p>
          </table:table-cell>
          <table:table-cell table:formula="of:=IF([.F149]&gt;0;[.F149]+0.5*([.C149]+[.C150])*delta_t;[.F149])" office:value-type="float" office:value="-0.036489780671528" calcext:value-type="float">
            <text:p>-0.036489780671528</text:p>
          </table:table-cell>
          <table:table-cell/>
          <table:table-cell table:style-name="ce9" table:formula="of:=+[.H149]-b*[.H149]*[.J149]*delta_t" office:value-type="float" office:value="3.68536351487467" calcext:value-type="float">
            <text:p>3.68536351487467</text:p>
          </table:table-cell>
          <table:table-cell table:style-name="ce9" table:formula="of:=[.I149]-g*delta_t-b*[.I149]*[.J149]*delta_t" office:value-type="float" office:value="-8.61203993159845" calcext:value-type="float">
            <text:p>-8.61203993159845</text:p>
          </table:table-cell>
          <table:table-cell table:style-name="ce9" table:formula="of:=SQRT([.H150]^2+[.I150]^2)" office:value-type="float" office:value="9.36745088165482" calcext:value-type="float">
            <text:p>9.36745088165482</text:p>
          </table:table-cell>
          <table:table-cell table:style-name="ce9" table:formula="of:=IF([.L149]&gt;0; [.K149]+0.5*([.H149]+[.H150])*delta_t ;[.K149])" office:value-type="float" office:value="3.10438451478934" calcext:value-type="float">
            <text:p>3.10438451478934</text:p>
          </table:table-cell>
          <table:table-cell table:style-name="ce9" table:formula="of:=IF([.L149]&gt;0; [.L149]+0.5*([.I149]+[.I150])*delta_t ;[.L149])" office:value-type="float" office:value="-0.0012598028157219" calcext:value-type="float">
            <text:p>-0.0012598028157219</text:p>
          </table:table-cell>
          <table:table-cell/>
          <table:table-cell table:formula="of:= IF([.O149] &gt; 0;  (v*COS(theta*PI()/180)/b)*(1 - EXP(-b*[.A150])); [.N149])" office:value-type="float" office:value="3.24227235535825" calcext:value-type="float">
            <text:p>3.24227235535825</text:p>
          </table:table-cell>
          <table:table-cell table:formula="of:= IF([.O149]&gt;0;  height + (   (g/(b^2)) +  ( v*SIN(theta*PI()/180)) / b     )   *   ( 1 - EXP(-b*[.A150])    )     -   (   (g*[.A150]) / b   );[.O149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50]+delta_t" office:value-type="float" office:value="1.32" calcext:value-type="float">
            <text:p>1.32</text:p>
          </table:table-cell>
          <table:table-cell table:style-name="ce9" table:formula="of:=+[.B150]" office:value-type="float" office:value="4.35879288134699" calcext:value-type="float">
            <text:p>4.35879288134699</text:p>
          </table:table-cell>
          <table:table-cell table:style-name="ce9" table:formula="of:=[.C150]-g*delta_t" office:value-type="float" office:value="-9.28731650088358" calcext:value-type="float">
            <text:p>-9.28731650088358</text:p>
          </table:table-cell>
          <table:table-cell table:style-name="ce9" table:formula="of:=SQRT([.B151]*[.B151]+[.C151]*[.C151])" office:value-type="float" office:value="10.2593042244621" calcext:value-type="float">
            <text:p>10.2593042244621</text:p>
          </table:table-cell>
          <table:table-cell table:style-name="ce9" table:formula="of:=IF([.F150]&gt;0;[.E150]+0.5*([.B150]+[.B151])*delta_t;[.E150])" office:value-type="float" office:value="3.31268258982371" calcext:value-type="float">
            <text:p>3.31268258982371</text:p>
          </table:table-cell>
          <table:table-cell table:formula="of:=IF([.F150]&gt;0;[.F150]+0.5*([.C150]+[.C151])*delta_t;[.F150])" office:value-type="float" office:value="-0.036489780671528" calcext:value-type="float">
            <text:p>-0.036489780671528</text:p>
          </table:table-cell>
          <table:table-cell/>
          <table:table-cell table:style-name="ce9" table:formula="of:=+[.H150]-b*[.H150]*[.J150]*delta_t" office:value-type="float" office:value="3.67776857329921" calcext:value-type="float">
            <text:p>3.67776857329921</text:p>
          </table:table-cell>
          <table:table-cell table:style-name="ce9" table:formula="of:=[.I150]-g*delta_t-b*[.I150]*[.J150]*delta_t" office:value-type="float" office:value="-8.69235840216743" calcext:value-type="float">
            <text:p>-8.69235840216743</text:p>
          </table:table-cell>
          <table:table-cell table:style-name="ce9" table:formula="of:=SQRT([.H151]^2+[.I151]^2)" office:value-type="float" office:value="9.43838313857189" calcext:value-type="float">
            <text:p>9.43838313857189</text:p>
          </table:table-cell>
          <table:table-cell table:style-name="ce9" table:formula="of:=IF([.L150]&gt;0; [.K150]+0.5*([.H150]+[.H151])*delta_t ;[.K150])" office:value-type="float" office:value="3.10438451478934" calcext:value-type="float">
            <text:p>3.10438451478934</text:p>
          </table:table-cell>
          <table:table-cell table:style-name="ce9" table:formula="of:=IF([.L150]&gt;0; [.L150]+0.5*([.I150]+[.I151])*delta_t ;[.L150])" office:value-type="float" office:value="-0.0012598028157219" calcext:value-type="float">
            <text:p>-0.0012598028157219</text:p>
          </table:table-cell>
          <table:table-cell/>
          <table:table-cell table:formula="of:= IF([.O150] &gt; 0;  (v*COS(theta*PI()/180)/b)*(1 - EXP(-b*[.A151])); [.N150])" office:value-type="float" office:value="3.24227235535825" calcext:value-type="float">
            <text:p>3.24227235535825</text:p>
          </table:table-cell>
          <table:table-cell table:formula="of:= IF([.O150]&gt;0;  height + (   (g/(b^2)) +  ( v*SIN(theta*PI()/180)) / b     )   *   ( 1 - EXP(-b*[.A151])    )     -   (   (g*[.A151]) / b   );[.O150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51]+delta_t" office:value-type="float" office:value="1.33" calcext:value-type="float">
            <text:p>1.33</text:p>
          </table:table-cell>
          <table:table-cell table:style-name="ce9" table:formula="of:=+[.B151]" office:value-type="float" office:value="4.35879288134699" calcext:value-type="float">
            <text:p>4.35879288134699</text:p>
          </table:table-cell>
          <table:table-cell table:style-name="ce9" table:formula="of:=[.C151]-g*delta_t" office:value-type="float" office:value="-9.38538300088358" calcext:value-type="float">
            <text:p>-9.38538300088358</text:p>
          </table:table-cell>
          <table:table-cell table:style-name="ce9" table:formula="of:=SQRT([.B152]*[.B152]+[.C152]*[.C152])" office:value-type="float" office:value="10.348163578904" calcext:value-type="float">
            <text:p>10.348163578904</text:p>
          </table:table-cell>
          <table:table-cell table:style-name="ce9" table:formula="of:=IF([.F151]&gt;0;[.E151]+0.5*([.B151]+[.B152])*delta_t;[.E151])" office:value-type="float" office:value="3.31268258982371" calcext:value-type="float">
            <text:p>3.31268258982371</text:p>
          </table:table-cell>
          <table:table-cell table:formula="of:=IF([.F151]&gt;0;[.F151]+0.5*([.C151]+[.C152])*delta_t;[.F151])" office:value-type="float" office:value="-0.036489780671528" calcext:value-type="float">
            <text:p>-0.036489780671528</text:p>
          </table:table-cell>
          <table:table-cell/>
          <table:table-cell table:style-name="ce9" table:formula="of:=+[.H151]-b*[.H151]*[.J151]*delta_t" office:value-type="float" office:value="3.67013189174346" calcext:value-type="float">
            <text:p>3.67013189174346</text:p>
          </table:table-cell>
          <table:table-cell table:style-name="ce9" table:formula="of:=[.I151]-g*delta_t-b*[.I151]*[.J151]*delta_t" office:value-type="float" office:value="-8.77237570419239" calcext:value-type="float">
            <text:p>-8.77237570419239</text:p>
          </table:table-cell>
          <table:table-cell table:style-name="ce9" table:formula="of:=SQRT([.H152]^2+[.I152]^2)" office:value-type="float" office:value="9.50917680970847" calcext:value-type="float">
            <text:p>9.50917680970847</text:p>
          </table:table-cell>
          <table:table-cell table:style-name="ce9" table:formula="of:=IF([.L151]&gt;0; [.K151]+0.5*([.H151]+[.H152])*delta_t ;[.K151])" office:value-type="float" office:value="3.10438451478934" calcext:value-type="float">
            <text:p>3.10438451478934</text:p>
          </table:table-cell>
          <table:table-cell table:style-name="ce9" table:formula="of:=IF([.L151]&gt;0; [.L151]+0.5*([.I151]+[.I152])*delta_t ;[.L151])" office:value-type="float" office:value="-0.0012598028157219" calcext:value-type="float">
            <text:p>-0.0012598028157219</text:p>
          </table:table-cell>
          <table:table-cell/>
          <table:table-cell table:formula="of:= IF([.O151] &gt; 0;  (v*COS(theta*PI()/180)/b)*(1 - EXP(-b*[.A152])); [.N151])" office:value-type="float" office:value="3.24227235535825" calcext:value-type="float">
            <text:p>3.24227235535825</text:p>
          </table:table-cell>
          <table:table-cell table:formula="of:= IF([.O151]&gt;0;  height + (   (g/(b^2)) +  ( v*SIN(theta*PI()/180)) / b     )   *   ( 1 - EXP(-b*[.A152])    )     -   (   (g*[.A152]) / b   );[.O151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52]+delta_t" office:value-type="float" office:value="1.34" calcext:value-type="float">
            <text:p>1.34</text:p>
          </table:table-cell>
          <table:table-cell table:style-name="ce9" table:formula="of:=+[.B152]" office:value-type="float" office:value="4.35879288134699" calcext:value-type="float">
            <text:p>4.35879288134699</text:p>
          </table:table-cell>
          <table:table-cell table:style-name="ce9" table:formula="of:=[.C152]-g*delta_t" office:value-type="float" office:value="-9.48344950088358" calcext:value-type="float">
            <text:p>-9.48344950088358</text:p>
          </table:table-cell>
          <table:table-cell table:style-name="ce9" table:formula="of:=SQRT([.B153]*[.B153]+[.C153]*[.C153])" office:value-type="float" office:value="10.4371878309385" calcext:value-type="float">
            <text:p>10.4371878309385</text:p>
          </table:table-cell>
          <table:table-cell table:style-name="ce9" table:formula="of:=IF([.F152]&gt;0;[.E152]+0.5*([.B152]+[.B153])*delta_t;[.E152])" office:value-type="float" office:value="3.31268258982371" calcext:value-type="float">
            <text:p>3.31268258982371</text:p>
          </table:table-cell>
          <table:table-cell table:formula="of:=IF([.F152]&gt;0;[.F152]+0.5*([.C152]+[.C153])*delta_t;[.F152])" office:value-type="float" office:value="-0.036489780671528" calcext:value-type="float">
            <text:p>-0.036489780671528</text:p>
          </table:table-cell>
          <table:table-cell/>
          <table:table-cell table:style-name="ce9" table:formula="of:=+[.H152]-b*[.H152]*[.J152]*delta_t" office:value-type="float" office:value="3.66245390646728" calcext:value-type="float">
            <text:p>3.66245390646728</text:p>
          </table:table-cell>
          <table:table-cell table:style-name="ce9" table:formula="of:=[.I152]-g*delta_t-b*[.I152]*[.J152]*delta_t" office:value-type="float" office:value="-8.85209022843768" calcext:value-type="float">
            <text:p>-8.85209022843768</text:p>
          </table:table-cell>
          <table:table-cell table:style-name="ce9" table:formula="of:=SQRT([.H153]^2+[.I153]^2)" office:value-type="float" office:value="9.57982620037541" calcext:value-type="float">
            <text:p>9.57982620037541</text:p>
          </table:table-cell>
          <table:table-cell table:style-name="ce9" table:formula="of:=IF([.L152]&gt;0; [.K152]+0.5*([.H152]+[.H153])*delta_t ;[.K152])" office:value-type="float" office:value="3.10438451478934" calcext:value-type="float">
            <text:p>3.10438451478934</text:p>
          </table:table-cell>
          <table:table-cell table:style-name="ce9" table:formula="of:=IF([.L152]&gt;0; [.L152]+0.5*([.I152]+[.I153])*delta_t ;[.L152])" office:value-type="float" office:value="-0.0012598028157219" calcext:value-type="float">
            <text:p>-0.0012598028157219</text:p>
          </table:table-cell>
          <table:table-cell/>
          <table:table-cell table:formula="of:= IF([.O152] &gt; 0;  (v*COS(theta*PI()/180)/b)*(1 - EXP(-b*[.A153])); [.N152])" office:value-type="float" office:value="3.24227235535825" calcext:value-type="float">
            <text:p>3.24227235535825</text:p>
          </table:table-cell>
          <table:table-cell table:formula="of:= IF([.O152]&gt;0;  height + (   (g/(b^2)) +  ( v*SIN(theta*PI()/180)) / b     )   *   ( 1 - EXP(-b*[.A153])    )     -   (   (g*[.A153]) / b   );[.O152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53]+delta_t" office:value-type="float" office:value="1.35" calcext:value-type="float">
            <text:p>1.35</text:p>
          </table:table-cell>
          <table:table-cell table:style-name="ce9" table:formula="of:=+[.B153]" office:value-type="float" office:value="4.35879288134699" calcext:value-type="float">
            <text:p>4.35879288134699</text:p>
          </table:table-cell>
          <table:table-cell table:style-name="ce9" table:formula="of:=[.C153]-g*delta_t" office:value-type="float" office:value="-9.58151600088358" calcext:value-type="float">
            <text:p>-9.58151600088358</text:p>
          </table:table-cell>
          <table:table-cell table:style-name="ce9" table:formula="of:=SQRT([.B154]*[.B154]+[.C154]*[.C154])" office:value-type="float" office:value="10.5263727968218" calcext:value-type="float">
            <text:p>10.5263727968218</text:p>
          </table:table-cell>
          <table:table-cell table:style-name="ce9" table:formula="of:=IF([.F153]&gt;0;[.E153]+0.5*([.B153]+[.B154])*delta_t;[.E153])" office:value-type="float" office:value="3.31268258982371" calcext:value-type="float">
            <text:p>3.31268258982371</text:p>
          </table:table-cell>
          <table:table-cell table:formula="of:=IF([.F153]&gt;0;[.F153]+0.5*([.C153]+[.C154])*delta_t;[.F153])" office:value-type="float" office:value="-0.036489780671528" calcext:value-type="float">
            <text:p>-0.036489780671528</text:p>
          </table:table-cell>
          <table:table-cell/>
          <table:table-cell table:style-name="ce9" table:formula="of:=+[.H153]-b*[.H153]*[.J153]*delta_t" office:value-type="float" office:value="3.65473505865129" calcext:value-type="float">
            <text:p>3.65473505865129</text:p>
          </table:table-cell>
          <table:table-cell table:style-name="ce9" table:formula="of:=[.I153]-g*delta_t-b*[.I153]*[.J153]*delta_t" office:value-type="float" office:value="-8.93150040154001" calcext:value-type="float">
            <text:p>-8.93150040154001</text:p>
          </table:table-cell>
          <table:table-cell table:style-name="ce9" table:formula="of:=SQRT([.H154]^2+[.I154]^2)" office:value-type="float" office:value="9.65032578577761" calcext:value-type="float">
            <text:p>9.65032578577761</text:p>
          </table:table-cell>
          <table:table-cell table:style-name="ce9" table:formula="of:=IF([.L153]&gt;0; [.K153]+0.5*([.H153]+[.H154])*delta_t ;[.K153])" office:value-type="float" office:value="3.10438451478934" calcext:value-type="float">
            <text:p>3.10438451478934</text:p>
          </table:table-cell>
          <table:table-cell table:style-name="ce9" table:formula="of:=IF([.L153]&gt;0; [.L153]+0.5*([.I153]+[.I154])*delta_t ;[.L153])" office:value-type="float" office:value="-0.0012598028157219" calcext:value-type="float">
            <text:p>-0.0012598028157219</text:p>
          </table:table-cell>
          <table:table-cell/>
          <table:table-cell table:formula="of:= IF([.O153] &gt; 0;  (v*COS(theta*PI()/180)/b)*(1 - EXP(-b*[.A154])); [.N153])" office:value-type="float" office:value="3.24227235535825" calcext:value-type="float">
            <text:p>3.24227235535825</text:p>
          </table:table-cell>
          <table:table-cell table:formula="of:= IF([.O153]&gt;0;  height + (   (g/(b^2)) +  ( v*SIN(theta*PI()/180)) / b     )   *   ( 1 - EXP(-b*[.A154])    )     -   (   (g*[.A154]) / b   );[.O15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54]+delta_t" office:value-type="float" office:value="1.36" calcext:value-type="float">
            <text:p>1.36</text:p>
          </table:table-cell>
          <table:table-cell table:style-name="ce9" table:formula="of:=+[.B154]" office:value-type="float" office:value="4.35879288134699" calcext:value-type="float">
            <text:p>4.35879288134699</text:p>
          </table:table-cell>
          <table:table-cell table:style-name="ce9" table:formula="of:=[.C154]-g*delta_t" office:value-type="float" office:value="-9.67958250088358" calcext:value-type="float">
            <text:p>-9.67958250088358</text:p>
          </table:table-cell>
          <table:table-cell table:style-name="ce9" table:formula="of:=SQRT([.B155]*[.B155]+[.C155]*[.C155])" office:value-type="float" office:value="10.6157144259768" calcext:value-type="float">
            <text:p>10.6157144259768</text:p>
          </table:table-cell>
          <table:table-cell table:style-name="ce9" table:formula="of:=IF([.F154]&gt;0;[.E154]+0.5*([.B154]+[.B155])*delta_t;[.E154])" office:value-type="float" office:value="3.31268258982371" calcext:value-type="float">
            <text:p>3.31268258982371</text:p>
          </table:table-cell>
          <table:table-cell table:formula="of:=IF([.F154]&gt;0;[.F154]+0.5*([.C154]+[.C155])*delta_t;[.F154])" office:value-type="float" office:value="-0.036489780671528" calcext:value-type="float">
            <text:p>-0.036489780671528</text:p>
          </table:table-cell>
          <table:table-cell/>
          <table:table-cell table:style-name="ce9" table:formula="of:=+[.H154]-b*[.H154]*[.J154]*delta_t" office:value-type="float" office:value="3.64697579417642" calcext:value-type="float">
            <text:p>3.64697579417642</text:p>
          </table:table-cell>
          <table:table-cell table:style-name="ce9" table:formula="of:=[.I154]-g*delta_t-b*[.I154]*[.J154]*delta_t" office:value-type="float" office:value="-9.01060468604126" calcext:value-type="float">
            <text:p>-9.01060468604126</text:p>
          </table:table-cell>
          <table:table-cell table:style-name="ce9" table:formula="of:=SQRT([.H155]^2+[.I155]^2)" office:value-type="float" office:value="9.72067020587663" calcext:value-type="float">
            <text:p>9.72067020587663</text:p>
          </table:table-cell>
          <table:table-cell table:style-name="ce9" table:formula="of:=IF([.L154]&gt;0; [.K154]+0.5*([.H154]+[.H155])*delta_t ;[.K154])" office:value-type="float" office:value="3.10438451478934" calcext:value-type="float">
            <text:p>3.10438451478934</text:p>
          </table:table-cell>
          <table:table-cell table:style-name="ce9" table:formula="of:=IF([.L154]&gt;0; [.L154]+0.5*([.I154]+[.I155])*delta_t ;[.L154])" office:value-type="float" office:value="-0.0012598028157219" calcext:value-type="float">
            <text:p>-0.0012598028157219</text:p>
          </table:table-cell>
          <table:table-cell/>
          <table:table-cell table:formula="of:= IF([.O154] &gt; 0;  (v*COS(theta*PI()/180)/b)*(1 - EXP(-b*[.A155])); [.N154])" office:value-type="float" office:value="3.24227235535825" calcext:value-type="float">
            <text:p>3.24227235535825</text:p>
          </table:table-cell>
          <table:table-cell table:formula="of:= IF([.O154]&gt;0;  height + (   (g/(b^2)) +  ( v*SIN(theta*PI()/180)) / b     )   *   ( 1 - EXP(-b*[.A155])    )     -   (   (g*[.A155]) / b   );[.O15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55]+delta_t" office:value-type="float" office:value="1.37" calcext:value-type="float">
            <text:p>1.37</text:p>
          </table:table-cell>
          <table:table-cell table:style-name="ce9" table:formula="of:=+[.B155]" office:value-type="float" office:value="4.35879288134699" calcext:value-type="float">
            <text:p>4.35879288134699</text:p>
          </table:table-cell>
          <table:table-cell table:style-name="ce9" table:formula="of:=[.C155]-g*delta_t" office:value-type="float" office:value="-9.77764900088358" calcext:value-type="float">
            <text:p>-9.77764900088358</text:p>
          </table:table-cell>
          <table:table-cell table:style-name="ce9" table:formula="of:=SQRT([.B156]*[.B156]+[.C156]*[.C156])" office:value-type="float" office:value="10.7052087960469" calcext:value-type="float">
            <text:p>10.7052087960469</text:p>
          </table:table-cell>
          <table:table-cell table:style-name="ce9" table:formula="of:=IF([.F155]&gt;0;[.E155]+0.5*([.B155]+[.B156])*delta_t;[.E155])" office:value-type="float" office:value="3.31268258982371" calcext:value-type="float">
            <text:p>3.31268258982371</text:p>
          </table:table-cell>
          <table:table-cell table:formula="of:=IF([.F155]&gt;0;[.F155]+0.5*([.C155]+[.C156])*delta_t;[.F155])" office:value-type="float" office:value="-0.036489780671528" calcext:value-type="float">
            <text:p>-0.036489780671528</text:p>
          </table:table-cell>
          <table:table-cell/>
          <table:table-cell table:style-name="ce9" table:formula="of:=+[.H155]-b*[.H155]*[.J155]*delta_t" office:value-type="float" office:value="3.63917656340874" calcext:value-type="float">
            <text:p>3.63917656340874</text:p>
          </table:table-cell>
          <table:table-cell table:style-name="ce9" table:formula="of:=[.I155]-g*delta_t-b*[.I155]*[.J155]*delta_t" office:value-type="float" office:value="-9.08940158040939" calcext:value-type="float">
            <text:p>-9.08940158040939</text:p>
          </table:table-cell>
          <table:table-cell table:style-name="ce9" table:formula="of:=SQRT([.H156]^2+[.I156]^2)" office:value-type="float" office:value="9.79085426046227" calcext:value-type="float">
            <text:p>9.79085426046227</text:p>
          </table:table-cell>
          <table:table-cell table:style-name="ce9" table:formula="of:=IF([.L155]&gt;0; [.K155]+0.5*([.H155]+[.H156])*delta_t ;[.K155])" office:value-type="float" office:value="3.10438451478934" calcext:value-type="float">
            <text:p>3.10438451478934</text:p>
          </table:table-cell>
          <table:table-cell table:style-name="ce9" table:formula="of:=IF([.L155]&gt;0; [.L155]+0.5*([.I155]+[.I156])*delta_t ;[.L155])" office:value-type="float" office:value="-0.0012598028157219" calcext:value-type="float">
            <text:p>-0.0012598028157219</text:p>
          </table:table-cell>
          <table:table-cell/>
          <table:table-cell table:formula="of:= IF([.O155] &gt; 0;  (v*COS(theta*PI()/180)/b)*(1 - EXP(-b*[.A156])); [.N155])" office:value-type="float" office:value="3.24227235535825" calcext:value-type="float">
            <text:p>3.24227235535825</text:p>
          </table:table-cell>
          <table:table-cell table:formula="of:= IF([.O155]&gt;0;  height + (   (g/(b^2)) +  ( v*SIN(theta*PI()/180)) / b     )   *   ( 1 - EXP(-b*[.A156])    )     -   (   (g*[.A156]) / b   );[.O15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56]+delta_t" office:value-type="float" office:value="1.38" calcext:value-type="float">
            <text:p>1.38</text:p>
          </table:table-cell>
          <table:table-cell table:style-name="ce9" table:formula="of:=+[.B156]" office:value-type="float" office:value="4.35879288134699" calcext:value-type="float">
            <text:p>4.35879288134699</text:p>
          </table:table-cell>
          <table:table-cell table:style-name="ce9" table:formula="of:=[.C156]-g*delta_t" office:value-type="float" office:value="-9.87571550088358" calcext:value-type="float">
            <text:p>-9.87571550088358</text:p>
          </table:table-cell>
          <table:table-cell table:style-name="ce9" table:formula="of:=SQRT([.B157]*[.B157]+[.C157]*[.C157])" office:value-type="float" office:value="10.794852108152" calcext:value-type="float">
            <text:p>10.794852108152</text:p>
          </table:table-cell>
          <table:table-cell table:style-name="ce9" table:formula="of:=IF([.F156]&gt;0;[.E156]+0.5*([.B156]+[.B157])*delta_t;[.E156])" office:value-type="float" office:value="3.31268258982371" calcext:value-type="float">
            <text:p>3.31268258982371</text:p>
          </table:table-cell>
          <table:table-cell table:formula="of:=IF([.F156]&gt;0;[.F156]+0.5*([.C156]+[.C157])*delta_t;[.F156])" office:value-type="float" office:value="-0.036489780671528" calcext:value-type="float">
            <text:p>-0.036489780671528</text:p>
          </table:table-cell>
          <table:table-cell/>
          <table:table-cell table:style-name="ce9" table:formula="of:=+[.H156]-b*[.H156]*[.J156]*delta_t" office:value-type="float" office:value="3.63133782098945" calcext:value-type="float">
            <text:p>3.63133782098945</text:p>
          </table:table-cell>
          <table:table-cell table:style-name="ce9" table:formula="of:=[.I156]-g*delta_t-b*[.I156]*[.J156]*delta_t" office:value-type="float" office:value="-9.16788961904789" calcext:value-type="float">
            <text:p>-9.16788961904789</text:p>
          </table:table-cell>
          <table:table-cell table:style-name="ce9" table:formula="of:=SQRT([.H157]^2+[.I157]^2)" office:value-type="float" office:value="9.86087290442355" calcext:value-type="float">
            <text:p>9.86087290442355</text:p>
          </table:table-cell>
          <table:table-cell table:style-name="ce9" table:formula="of:=IF([.L156]&gt;0; [.K156]+0.5*([.H156]+[.H157])*delta_t ;[.K156])" office:value-type="float" office:value="3.10438451478934" calcext:value-type="float">
            <text:p>3.10438451478934</text:p>
          </table:table-cell>
          <table:table-cell table:style-name="ce9" table:formula="of:=IF([.L156]&gt;0; [.L156]+0.5*([.I156]+[.I157])*delta_t ;[.L156])" office:value-type="float" office:value="-0.0012598028157219" calcext:value-type="float">
            <text:p>-0.0012598028157219</text:p>
          </table:table-cell>
          <table:table-cell/>
          <table:table-cell table:formula="of:= IF([.O156] &gt; 0;  (v*COS(theta*PI()/180)/b)*(1 - EXP(-b*[.A157])); [.N156])" office:value-type="float" office:value="3.24227235535825" calcext:value-type="float">
            <text:p>3.24227235535825</text:p>
          </table:table-cell>
          <table:table-cell table:formula="of:= IF([.O156]&gt;0;  height + (   (g/(b^2)) +  ( v*SIN(theta*PI()/180)) / b     )   *   ( 1 - EXP(-b*[.A157])    )     -   (   (g*[.A157]) / b   );[.O15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57]+delta_t" office:value-type="float" office:value="1.39" calcext:value-type="float">
            <text:p>1.39</text:p>
          </table:table-cell>
          <table:table-cell table:style-name="ce9" table:formula="of:=+[.B157]" office:value-type="float" office:value="4.35879288134699" calcext:value-type="float">
            <text:p>4.35879288134699</text:p>
          </table:table-cell>
          <table:table-cell table:style-name="ce9" table:formula="of:=[.C157]-g*delta_t" office:value-type="float" office:value="-9.97378200088358" calcext:value-type="float">
            <text:p>-9.97378200088358</text:p>
          </table:table-cell>
          <table:table-cell table:style-name="ce9" table:formula="of:=SQRT([.B158]*[.B158]+[.C158]*[.C158])" office:value-type="float" office:value="10.8846406823391" calcext:value-type="float">
            <text:p>10.8846406823391</text:p>
          </table:table-cell>
          <table:table-cell table:style-name="ce9" table:formula="of:=IF([.F157]&gt;0;[.E157]+0.5*([.B157]+[.B158])*delta_t;[.E157])" office:value-type="float" office:value="3.31268258982371" calcext:value-type="float">
            <text:p>3.31268258982371</text:p>
          </table:table-cell>
          <table:table-cell table:formula="of:=IF([.F157]&gt;0;[.F157]+0.5*([.C157]+[.C158])*delta_t;[.F157])" office:value-type="float" office:value="-0.036489780671528" calcext:value-type="float">
            <text:p>-0.036489780671528</text:p>
          </table:table-cell>
          <table:table-cell/>
          <table:table-cell table:style-name="ce9" table:formula="of:=+[.H157]-b*[.H157]*[.J157]*delta_t" office:value-type="float" office:value="3.62346002562977" calcext:value-type="float">
            <text:p>3.62346002562977</text:p>
          </table:table-cell>
          <table:table-cell table:style-name="ce9" table:formula="of:=[.I157]-g*delta_t-b*[.I157]*[.J157]*delta_t" office:value-type="float" office:value="-9.24606737229415" calcext:value-type="float">
            <text:p>-9.24606737229415</text:p>
          </table:table-cell>
          <table:table-cell table:style-name="ce9" table:formula="of:=SQRT([.H158]^2+[.I158]^2)" office:value-type="float" office:value="9.93072124320985" calcext:value-type="float">
            <text:p>9.93072124320985</text:p>
          </table:table-cell>
          <table:table-cell table:style-name="ce9" table:formula="of:=IF([.L157]&gt;0; [.K157]+0.5*([.H157]+[.H158])*delta_t ;[.K157])" office:value-type="float" office:value="3.10438451478934" calcext:value-type="float">
            <text:p>3.10438451478934</text:p>
          </table:table-cell>
          <table:table-cell table:style-name="ce9" table:formula="of:=IF([.L157]&gt;0; [.L157]+0.5*([.I157]+[.I158])*delta_t ;[.L157])" office:value-type="float" office:value="-0.0012598028157219" calcext:value-type="float">
            <text:p>-0.0012598028157219</text:p>
          </table:table-cell>
          <table:table-cell/>
          <table:table-cell table:formula="of:= IF([.O157] &gt; 0;  (v*COS(theta*PI()/180)/b)*(1 - EXP(-b*[.A158])); [.N157])" office:value-type="float" office:value="3.24227235535825" calcext:value-type="float">
            <text:p>3.24227235535825</text:p>
          </table:table-cell>
          <table:table-cell table:formula="of:= IF([.O157]&gt;0;  height + (   (g/(b^2)) +  ( v*SIN(theta*PI()/180)) / b     )   *   ( 1 - EXP(-b*[.A158])    )     -   (   (g*[.A158]) / b   );[.O15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58]+delta_t" office:value-type="float" office:value="1.4" calcext:value-type="float">
            <text:p>1.4</text:p>
          </table:table-cell>
          <table:table-cell table:style-name="ce9" table:formula="of:=+[.B158]" office:value-type="float" office:value="4.35879288134699" calcext:value-type="float">
            <text:p>4.35879288134699</text:p>
          </table:table-cell>
          <table:table-cell table:style-name="ce9" table:formula="of:=[.C158]-g*delta_t" office:value-type="float" office:value="-10.0718485008836" calcext:value-type="float">
            <text:p>-10.0718485008836</text:p>
          </table:table-cell>
          <table:table-cell table:style-name="ce9" table:formula="of:=SQRT([.B159]*[.B159]+[.C159]*[.C159])" office:value-type="float" office:value="10.9745709532187" calcext:value-type="float">
            <text:p>10.9745709532187</text:p>
          </table:table-cell>
          <table:table-cell table:style-name="ce9" table:formula="of:=IF([.F158]&gt;0;[.E158]+0.5*([.B158]+[.B159])*delta_t;[.E158])" office:value-type="float" office:value="3.31268258982371" calcext:value-type="float">
            <text:p>3.31268258982371</text:p>
          </table:table-cell>
          <table:table-cell table:formula="of:=IF([.F158]&gt;0;[.F158]+0.5*([.C158]+[.C159])*delta_t;[.F158])" office:value-type="float" office:value="-0.036489780671528" calcext:value-type="float">
            <text:p>-0.036489780671528</text:p>
          </table:table-cell>
          <table:table-cell/>
          <table:table-cell table:style-name="ce9" table:formula="of:=+[.H158]-b*[.H158]*[.J158]*delta_t" office:value-type="float" office:value="3.61554363991067" calcext:value-type="float">
            <text:p>3.61554363991067</text:p>
          </table:table-cell>
          <table:table-cell table:style-name="ce9" table:formula="of:=[.I158]-g*delta_t-b*[.I158]*[.J158]*delta_t" office:value-type="float" office:value="-9.32393344640671" calcext:value-type="float">
            <text:p>-9.32393344640671</text:p>
          </table:table-cell>
          <table:table-cell table:style-name="ce9" table:formula="of:=SQRT([.H159]^2+[.I159]^2)" office:value-type="float" office:value="10.0003945284734" calcext:value-type="float">
            <text:p>10.0003945284734</text:p>
          </table:table-cell>
          <table:table-cell table:style-name="ce9" table:formula="of:=IF([.L158]&gt;0; [.K158]+0.5*([.H158]+[.H159])*delta_t ;[.K158])" office:value-type="float" office:value="3.10438451478934" calcext:value-type="float">
            <text:p>3.10438451478934</text:p>
          </table:table-cell>
          <table:table-cell table:style-name="ce9" table:formula="of:=IF([.L158]&gt;0; [.L158]+0.5*([.I158]+[.I159])*delta_t ;[.L158])" office:value-type="float" office:value="-0.0012598028157219" calcext:value-type="float">
            <text:p>-0.0012598028157219</text:p>
          </table:table-cell>
          <table:table-cell/>
          <table:table-cell table:formula="of:= IF([.O158] &gt; 0;  (v*COS(theta*PI()/180)/b)*(1 - EXP(-b*[.A159])); [.N158])" office:value-type="float" office:value="3.24227235535825" calcext:value-type="float">
            <text:p>3.24227235535825</text:p>
          </table:table-cell>
          <table:table-cell table:formula="of:= IF([.O158]&gt;0;  height + (   (g/(b^2)) +  ( v*SIN(theta*PI()/180)) / b     )   *   ( 1 - EXP(-b*[.A159])    )     -   (   (g*[.A159]) / b   );[.O158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59]+delta_t" office:value-type="float" office:value="1.41" calcext:value-type="float">
            <text:p>1.41</text:p>
          </table:table-cell>
          <table:table-cell table:style-name="ce9" table:formula="of:=+[.B159]" office:value-type="float" office:value="4.35879288134699" calcext:value-type="float">
            <text:p>4.35879288134699</text:p>
          </table:table-cell>
          <table:table-cell table:style-name="ce9" table:formula="of:=[.C159]-g*delta_t" office:value-type="float" office:value="-10.1699150008836" calcext:value-type="float">
            <text:p>-10.1699150008836</text:p>
          </table:table-cell>
          <table:table-cell table:style-name="ce9" table:formula="of:=SQRT([.B160]*[.B160]+[.C160]*[.C160])" office:value-type="float" office:value="11.0646394657792" calcext:value-type="float">
            <text:p>11.0646394657792</text:p>
          </table:table-cell>
          <table:table-cell table:style-name="ce9" table:formula="of:=IF([.F159]&gt;0;[.E159]+0.5*([.B159]+[.B160])*delta_t;[.E159])" office:value-type="float" office:value="3.31268258982371" calcext:value-type="float">
            <text:p>3.31268258982371</text:p>
          </table:table-cell>
          <table:table-cell table:formula="of:=IF([.F159]&gt;0;[.F159]+0.5*([.C159]+[.C160])*delta_t;[.F159])" office:value-type="float" office:value="-0.036489780671528" calcext:value-type="float">
            <text:p>-0.036489780671528</text:p>
          </table:table-cell>
          <table:table-cell/>
          <table:table-cell table:style-name="ce9" table:formula="of:=+[.H159]-b*[.H159]*[.J159]*delta_t" office:value-type="float" office:value="3.60758913008719" calcext:value-type="float">
            <text:p>3.60758913008719</text:p>
          </table:table-cell>
          <table:table-cell table:style-name="ce9" table:formula="of:=[.I159]-g*delta_t-b*[.I159]*[.J159]*delta_t" office:value-type="float" office:value="-9.40148648354202" calcext:value-type="float">
            <text:p>-9.40148648354202</text:p>
          </table:table-cell>
          <table:table-cell table:style-name="ce9" table:formula="of:=SQRT([.H160]^2+[.I160]^2)" office:value-type="float" office:value="10.0698881538847" calcext:value-type="float">
            <text:p>10.0698881538847</text:p>
          </table:table-cell>
          <table:table-cell table:style-name="ce9" table:formula="of:=IF([.L159]&gt;0; [.K159]+0.5*([.H159]+[.H160])*delta_t ;[.K159])" office:value-type="float" office:value="3.10438451478934" calcext:value-type="float">
            <text:p>3.10438451478934</text:p>
          </table:table-cell>
          <table:table-cell table:style-name="ce9" table:formula="of:=IF([.L159]&gt;0; [.L159]+0.5*([.I159]+[.I160])*delta_t ;[.L159])" office:value-type="float" office:value="-0.0012598028157219" calcext:value-type="float">
            <text:p>-0.0012598028157219</text:p>
          </table:table-cell>
          <table:table-cell/>
          <table:table-cell table:formula="of:= IF([.O159] &gt; 0;  (v*COS(theta*PI()/180)/b)*(1 - EXP(-b*[.A160])); [.N159])" office:value-type="float" office:value="3.24227235535825" calcext:value-type="float">
            <text:p>3.24227235535825</text:p>
          </table:table-cell>
          <table:table-cell table:formula="of:= IF([.O159]&gt;0;  height + (   (g/(b^2)) +  ( v*SIN(theta*PI()/180)) / b     )   *   ( 1 - EXP(-b*[.A160])    )     -   (   (g*[.A160]) / b   );[.O159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60]+delta_t" office:value-type="float" office:value="1.42" calcext:value-type="float">
            <text:p>1.42</text:p>
          </table:table-cell>
          <table:table-cell table:style-name="ce9" table:formula="of:=+[.B160]" office:value-type="float" office:value="4.35879288134699" calcext:value-type="float">
            <text:p>4.35879288134699</text:p>
          </table:table-cell>
          <table:table-cell table:style-name="ce9" table:formula="of:=[.C160]-g*delta_t" office:value-type="float" office:value="-10.2679815008836" calcext:value-type="float">
            <text:p>-10.2679815008836</text:p>
          </table:table-cell>
          <table:table-cell table:style-name="ce9" table:formula="of:=SQRT([.B161]*[.B161]+[.C161]*[.C161])" office:value-type="float" office:value="11.1548428713706" calcext:value-type="float">
            <text:p>11.1548428713706</text:p>
          </table:table-cell>
          <table:table-cell table:style-name="ce9" table:formula="of:=IF([.F160]&gt;0;[.E160]+0.5*([.B160]+[.B161])*delta_t;[.E160])" office:value-type="float" office:value="3.31268258982371" calcext:value-type="float">
            <text:p>3.31268258982371</text:p>
          </table:table-cell>
          <table:table-cell table:formula="of:=IF([.F160]&gt;0;[.F160]+0.5*([.C160]+[.C161])*delta_t;[.F160])" office:value-type="float" office:value="-0.036489780671528" calcext:value-type="float">
            <text:p>-0.036489780671528</text:p>
          </table:table-cell>
          <table:table-cell/>
          <table:table-cell table:style-name="ce9" table:formula="of:=+[.H160]-b*[.H160]*[.J160]*delta_t" office:value-type="float" office:value="3.59959696589726" calcext:value-type="float">
            <text:p>3.59959696589726</text:p>
          </table:table-cell>
          <table:table-cell table:style-name="ce9" table:formula="of:=[.I160]-g*delta_t-b*[.I160]*[.J160]*delta_t" office:value-type="float" office:value="-9.47872516172073" calcext:value-type="float">
            <text:p>-9.47872516172073</text:p>
          </table:table-cell>
          <table:table-cell table:style-name="ce9" table:formula="of:=SQRT([.H161]^2+[.I161]^2)" office:value-type="float" office:value="10.1391976511129" calcext:value-type="float">
            <text:p>10.1391976511129</text:p>
          </table:table-cell>
          <table:table-cell table:style-name="ce9" table:formula="of:=IF([.L160]&gt;0; [.K160]+0.5*([.H160]+[.H161])*delta_t ;[.K160])" office:value-type="float" office:value="3.10438451478934" calcext:value-type="float">
            <text:p>3.10438451478934</text:p>
          </table:table-cell>
          <table:table-cell table:style-name="ce9" table:formula="of:=IF([.L160]&gt;0; [.L160]+0.5*([.I160]+[.I161])*delta_t ;[.L160])" office:value-type="float" office:value="-0.0012598028157219" calcext:value-type="float">
            <text:p>-0.0012598028157219</text:p>
          </table:table-cell>
          <table:table-cell/>
          <table:table-cell table:formula="of:= IF([.O160] &gt; 0;  (v*COS(theta*PI()/180)/b)*(1 - EXP(-b*[.A161])); [.N160])" office:value-type="float" office:value="3.24227235535825" calcext:value-type="float">
            <text:p>3.24227235535825</text:p>
          </table:table-cell>
          <table:table-cell table:formula="of:= IF([.O160]&gt;0;  height + (   (g/(b^2)) +  ( v*SIN(theta*PI()/180)) / b     )   *   ( 1 - EXP(-b*[.A161])    )     -   (   (g*[.A161]) / b   );[.O160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61]+delta_t" office:value-type="float" office:value="1.43" calcext:value-type="float">
            <text:p>1.43</text:p>
          </table:table-cell>
          <table:table-cell table:style-name="ce9" table:formula="of:=+[.B161]" office:value-type="float" office:value="4.35879288134699" calcext:value-type="float">
            <text:p>4.35879288134699</text:p>
          </table:table-cell>
          <table:table-cell table:style-name="ce9" table:formula="of:=[.C161]-g*delta_t" office:value-type="float" office:value="-10.3660480008836" calcext:value-type="float">
            <text:p>-10.3660480008836</text:p>
          </table:table-cell>
          <table:table-cell table:style-name="ce9" table:formula="of:=SQRT([.B162]*[.B162]+[.C162]*[.C162])" office:value-type="float" office:value="11.2451779238527" calcext:value-type="float">
            <text:p>11.2451779238527</text:p>
          </table:table-cell>
          <table:table-cell table:style-name="ce9" table:formula="of:=IF([.F161]&gt;0;[.E161]+0.5*([.B161]+[.B162])*delta_t;[.E161])" office:value-type="float" office:value="3.31268258982371" calcext:value-type="float">
            <text:p>3.31268258982371</text:p>
          </table:table-cell>
          <table:table-cell table:formula="of:=IF([.F161]&gt;0;[.F161]+0.5*([.C161]+[.C162])*delta_t;[.F161])" office:value-type="float" office:value="-0.036489780671528" calcext:value-type="float">
            <text:p>-0.036489780671528</text:p>
          </table:table-cell>
          <table:table-cell/>
          <table:table-cell table:style-name="ce9" table:formula="of:=+[.H161]-b*[.H161]*[.J161]*delta_t" office:value-type="float" office:value="3.59156762037491" calcext:value-type="float">
            <text:p>3.59156762037491</text:p>
          </table:table-cell>
          <table:table-cell table:style-name="ce9" table:formula="of:=[.I161]-g*delta_t-b*[.I161]*[.J161]*delta_t" office:value-type="float" office:value="-9.55564819478377" calcext:value-type="float">
            <text:p>-9.55564819478377</text:p>
          </table:table-cell>
          <table:table-cell table:style-name="ce9" table:formula="of:=SQRT([.H162]^2+[.I162]^2)" office:value-type="float" office:value="10.2083186859639" calcext:value-type="float">
            <text:p>10.2083186859639</text:p>
          </table:table-cell>
          <table:table-cell table:style-name="ce9" table:formula="of:=IF([.L161]&gt;0; [.K161]+0.5*([.H161]+[.H162])*delta_t ;[.K161])" office:value-type="float" office:value="3.10438451478934" calcext:value-type="float">
            <text:p>3.10438451478934</text:p>
          </table:table-cell>
          <table:table-cell table:style-name="ce9" table:formula="of:=IF([.L161]&gt;0; [.L161]+0.5*([.I161]+[.I162])*delta_t ;[.L161])" office:value-type="float" office:value="-0.0012598028157219" calcext:value-type="float">
            <text:p>-0.0012598028157219</text:p>
          </table:table-cell>
          <table:table-cell/>
          <table:table-cell table:formula="of:= IF([.O161] &gt; 0;  (v*COS(theta*PI()/180)/b)*(1 - EXP(-b*[.A162])); [.N161])" office:value-type="float" office:value="3.24227235535825" calcext:value-type="float">
            <text:p>3.24227235535825</text:p>
          </table:table-cell>
          <table:table-cell table:formula="of:= IF([.O161]&gt;0;  height + (   (g/(b^2)) +  ( v*SIN(theta*PI()/180)) / b     )   *   ( 1 - EXP(-b*[.A162])    )     -   (   (g*[.A162]) / b   );[.O161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62]+delta_t" office:value-type="float" office:value="1.44" calcext:value-type="float">
            <text:p>1.44</text:p>
          </table:table-cell>
          <table:table-cell table:style-name="ce9" table:formula="of:=+[.B162]" office:value-type="float" office:value="4.35879288134699" calcext:value-type="float">
            <text:p>4.35879288134699</text:p>
          </table:table-cell>
          <table:table-cell table:style-name="ce9" table:formula="of:=[.C162]-g*delta_t" office:value-type="float" office:value="-10.4641145008836" calcext:value-type="float">
            <text:p>-10.4641145008836</text:p>
          </table:table-cell>
          <table:table-cell table:style-name="ce9" table:formula="of:=SQRT([.B163]*[.B163]+[.C163]*[.C163])" office:value-type="float" office:value="11.3356414758973" calcext:value-type="float">
            <text:p>11.3356414758973</text:p>
          </table:table-cell>
          <table:table-cell table:style-name="ce9" table:formula="of:=IF([.F162]&gt;0;[.E162]+0.5*([.B162]+[.B163])*delta_t;[.E162])" office:value-type="float" office:value="3.31268258982371" calcext:value-type="float">
            <text:p>3.31268258982371</text:p>
          </table:table-cell>
          <table:table-cell table:formula="of:=IF([.F162]&gt;0;[.F162]+0.5*([.C162]+[.C163])*delta_t;[.F162])" office:value-type="float" office:value="-0.036489780671528" calcext:value-type="float">
            <text:p>-0.036489780671528</text:p>
          </table:table-cell>
          <table:table-cell/>
          <table:table-cell table:style-name="ce9" table:formula="of:=+[.H162]-b*[.H162]*[.J162]*delta_t" office:value-type="float" office:value="3.5835015696677" calcext:value-type="float">
            <text:p>3.5835015696677</text:p>
          </table:table-cell>
          <table:table-cell table:style-name="ce9" table:formula="of:=[.I162]-g*delta_t-b*[.I162]*[.J162]*delta_t" office:value-type="float" office:value="-9.63225433233864" calcext:value-type="float">
            <text:p>-9.63225433233864</text:p>
          </table:table-cell>
          <table:table-cell table:style-name="ce9" table:formula="of:=SQRT([.H163]^2+[.I163]^2)" office:value-type="float" office:value="10.2772470546673" calcext:value-type="float">
            <text:p>10.2772470546673</text:p>
          </table:table-cell>
          <table:table-cell table:style-name="ce9" table:formula="of:=IF([.L162]&gt;0; [.K162]+0.5*([.H162]+[.H163])*delta_t ;[.K162])" office:value-type="float" office:value="3.10438451478934" calcext:value-type="float">
            <text:p>3.10438451478934</text:p>
          </table:table-cell>
          <table:table-cell table:style-name="ce9" table:formula="of:=IF([.L162]&gt;0; [.L162]+0.5*([.I162]+[.I163])*delta_t ;[.L162])" office:value-type="float" office:value="-0.0012598028157219" calcext:value-type="float">
            <text:p>-0.0012598028157219</text:p>
          </table:table-cell>
          <table:table-cell/>
          <table:table-cell table:formula="of:= IF([.O162] &gt; 0;  (v*COS(theta*PI()/180)/b)*(1 - EXP(-b*[.A163])); [.N162])" office:value-type="float" office:value="3.24227235535825" calcext:value-type="float">
            <text:p>3.24227235535825</text:p>
          </table:table-cell>
          <table:table-cell table:formula="of:= IF([.O162]&gt;0;  height + (   (g/(b^2)) +  ( v*SIN(theta*PI()/180)) / b     )   *   ( 1 - EXP(-b*[.A163])    )     -   (   (g*[.A163]) / b   );[.O162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63]+delta_t" office:value-type="float" office:value="1.45" calcext:value-type="float">
            <text:p>1.45</text:p>
          </table:table-cell>
          <table:table-cell table:style-name="ce9" table:formula="of:=+[.B163]" office:value-type="float" office:value="4.35879288134699" calcext:value-type="float">
            <text:p>4.35879288134699</text:p>
          </table:table-cell>
          <table:table-cell table:style-name="ce9" table:formula="of:=[.C163]-g*delta_t" office:value-type="float" office:value="-10.5621810008836" calcext:value-type="float">
            <text:p>-10.5621810008836</text:p>
          </table:table-cell>
          <table:table-cell table:style-name="ce9" table:formula="of:=SQRT([.B164]*[.B164]+[.C164]*[.C164])" office:value-type="float" office:value="11.4262304754415" calcext:value-type="float">
            <text:p>11.4262304754415</text:p>
          </table:table-cell>
          <table:table-cell table:style-name="ce9" table:formula="of:=IF([.F163]&gt;0;[.E163]+0.5*([.B163]+[.B164])*delta_t;[.E163])" office:value-type="float" office:value="3.31268258982371" calcext:value-type="float">
            <text:p>3.31268258982371</text:p>
          </table:table-cell>
          <table:table-cell table:formula="of:=IF([.F163]&gt;0;[.F163]+0.5*([.C163]+[.C164])*delta_t;[.F163])" office:value-type="float" office:value="-0.036489780671528" calcext:value-type="float">
            <text:p>-0.036489780671528</text:p>
          </table:table-cell>
          <table:table-cell/>
          <table:table-cell table:style-name="ce9" table:formula="of:=+[.H163]-b*[.H163]*[.J163]*delta_t" office:value-type="float" office:value="3.5753992928582" calcext:value-type="float">
            <text:p>3.5753992928582</text:p>
          </table:table-cell>
          <table:table-cell table:style-name="ce9" table:formula="of:=[.I163]-g*delta_t-b*[.I163]*[.J163]*delta_t" office:value-type="float" office:value="-9.70854235969594" calcext:value-type="float">
            <text:p>-9.70854235969594</text:p>
          </table:table-cell>
          <table:table-cell table:style-name="ce9" table:formula="of:=SQRT([.H164]^2+[.I164]^2)" office:value-type="float" office:value="10.3459786803077" calcext:value-type="float">
            <text:p>10.3459786803077</text:p>
          </table:table-cell>
          <table:table-cell table:style-name="ce9" table:formula="of:=IF([.L163]&gt;0; [.K163]+0.5*([.H163]+[.H164])*delta_t ;[.K163])" office:value-type="float" office:value="3.10438451478934" calcext:value-type="float">
            <text:p>3.10438451478934</text:p>
          </table:table-cell>
          <table:table-cell table:style-name="ce9" table:formula="of:=IF([.L163]&gt;0; [.L163]+0.5*([.I163]+[.I164])*delta_t ;[.L163])" office:value-type="float" office:value="-0.0012598028157219" calcext:value-type="float">
            <text:p>-0.0012598028157219</text:p>
          </table:table-cell>
          <table:table-cell/>
          <table:table-cell table:formula="of:= IF([.O163] &gt; 0;  (v*COS(theta*PI()/180)/b)*(1 - EXP(-b*[.A164])); [.N163])" office:value-type="float" office:value="3.24227235535825" calcext:value-type="float">
            <text:p>3.24227235535825</text:p>
          </table:table-cell>
          <table:table-cell table:formula="of:= IF([.O163]&gt;0;  height + (   (g/(b^2)) +  ( v*SIN(theta*PI()/180)) / b     )   *   ( 1 - EXP(-b*[.A164])    )     -   (   (g*[.A164]) / b   );[.O16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64]+delta_t" office:value-type="float" office:value="1.46" calcext:value-type="float">
            <text:p>1.46</text:p>
          </table:table-cell>
          <table:table-cell table:style-name="ce9" table:formula="of:=+[.B164]" office:value-type="float" office:value="4.35879288134699" calcext:value-type="float">
            <text:p>4.35879288134699</text:p>
          </table:table-cell>
          <table:table-cell table:style-name="ce9" table:formula="of:=[.C164]-g*delta_t" office:value-type="float" office:value="-10.6602475008836" calcext:value-type="float">
            <text:p>-10.6602475008836</text:p>
          </table:table-cell>
          <table:table-cell table:style-name="ce9" table:formula="of:=SQRT([.B165]*[.B165]+[.C165]*[.C165])" office:value-type="float" office:value="11.5169419622822" calcext:value-type="float">
            <text:p>11.5169419622822</text:p>
          </table:table-cell>
          <table:table-cell table:style-name="ce9" table:formula="of:=IF([.F164]&gt;0;[.E164]+0.5*([.B164]+[.B165])*delta_t;[.E164])" office:value-type="float" office:value="3.31268258982371" calcext:value-type="float">
            <text:p>3.31268258982371</text:p>
          </table:table-cell>
          <table:table-cell table:formula="of:=IF([.F164]&gt;0;[.F164]+0.5*([.C164]+[.C165])*delta_t;[.F164])" office:value-type="float" office:value="-0.036489780671528" calcext:value-type="float">
            <text:p>-0.036489780671528</text:p>
          </table:table-cell>
          <table:table-cell/>
          <table:table-cell table:style-name="ce9" table:formula="of:=+[.H164]-b*[.H164]*[.J164]*delta_t" office:value-type="float" office:value="3.56726127178955" calcext:value-type="float">
            <text:p>3.56726127178955</text:p>
          </table:table-cell>
          <table:table-cell table:style-name="ce9" table:formula="of:=[.I164]-g*delta_t-b*[.I164]*[.J164]*delta_t" office:value-type="float" office:value="-9.78451109779647" calcext:value-type="float">
            <text:p>-9.78451109779647</text:p>
          </table:table-cell>
          <table:table-cell table:style-name="ce9" table:formula="of:=SQRT([.H165]^2+[.I165]^2)" office:value-type="float" office:value="10.4145096093917" calcext:value-type="float">
            <text:p>10.4145096093917</text:p>
          </table:table-cell>
          <table:table-cell table:style-name="ce9" table:formula="of:=IF([.L164]&gt;0; [.K164]+0.5*([.H164]+[.H165])*delta_t ;[.K164])" office:value-type="float" office:value="3.10438451478934" calcext:value-type="float">
            <text:p>3.10438451478934</text:p>
          </table:table-cell>
          <table:table-cell table:style-name="ce9" table:formula="of:=IF([.L164]&gt;0; [.L164]+0.5*([.I164]+[.I165])*delta_t ;[.L164])" office:value-type="float" office:value="-0.0012598028157219" calcext:value-type="float">
            <text:p>-0.0012598028157219</text:p>
          </table:table-cell>
          <table:table-cell/>
          <table:table-cell table:formula="of:= IF([.O164] &gt; 0;  (v*COS(theta*PI()/180)/b)*(1 - EXP(-b*[.A165])); [.N164])" office:value-type="float" office:value="3.24227235535825" calcext:value-type="float">
            <text:p>3.24227235535825</text:p>
          </table:table-cell>
          <table:table-cell table:formula="of:= IF([.O164]&gt;0;  height + (   (g/(b^2)) +  ( v*SIN(theta*PI()/180)) / b     )   *   ( 1 - EXP(-b*[.A165])    )     -   (   (g*[.A165]) / b   );[.O16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65]+delta_t" office:value-type="float" office:value="1.47" calcext:value-type="float">
            <text:p>1.47</text:p>
          </table:table-cell>
          <table:table-cell table:style-name="ce9" table:formula="of:=+[.B165]" office:value-type="float" office:value="4.35879288134699" calcext:value-type="float">
            <text:p>4.35879288134699</text:p>
          </table:table-cell>
          <table:table-cell table:style-name="ce9" table:formula="of:=[.C165]-g*delta_t" office:value-type="float" office:value="-10.7583140008836" calcext:value-type="float">
            <text:p>-10.7583140008836</text:p>
          </table:table-cell>
          <table:table-cell table:style-name="ce9" table:formula="of:=SQRT([.B166]*[.B166]+[.C166]*[.C166])" office:value-type="float" office:value="11.6077730648083" calcext:value-type="float">
            <text:p>11.6077730648083</text:p>
          </table:table-cell>
          <table:table-cell table:style-name="ce9" table:formula="of:=IF([.F165]&gt;0;[.E165]+0.5*([.B165]+[.B166])*delta_t;[.E165])" office:value-type="float" office:value="3.31268258982371" calcext:value-type="float">
            <text:p>3.31268258982371</text:p>
          </table:table-cell>
          <table:table-cell table:formula="of:=IF([.F165]&gt;0;[.F165]+0.5*([.C165]+[.C166])*delta_t;[.F165])" office:value-type="float" office:value="-0.036489780671528" calcext:value-type="float">
            <text:p>-0.036489780671528</text:p>
          </table:table-cell>
          <table:table-cell/>
          <table:table-cell table:style-name="ce9" table:formula="of:=+[.H165]-b*[.H165]*[.J165]*delta_t" office:value-type="float" office:value="3.55908799089481" calcext:value-type="float">
            <text:p>3.55908799089481</text:p>
          </table:table-cell>
          <table:table-cell table:style-name="ce9" table:formula="of:=[.I165]-g*delta_t-b*[.I165]*[.J165]*delta_t" office:value-type="float" office:value="-9.86015940312921" calcext:value-type="float">
            <text:p>-9.86015940312921</text:p>
          </table:table-cell>
          <table:table-cell table:style-name="ce9" table:formula="of:=SQRT([.H166]^2+[.I166]^2)" office:value-type="float" office:value="10.4828360085451" calcext:value-type="float">
            <text:p>10.4828360085451</text:p>
          </table:table-cell>
          <table:table-cell table:style-name="ce9" table:formula="of:=IF([.L165]&gt;0; [.K165]+0.5*([.H165]+[.H166])*delta_t ;[.K165])" office:value-type="float" office:value="3.10438451478934" calcext:value-type="float">
            <text:p>3.10438451478934</text:p>
          </table:table-cell>
          <table:table-cell table:style-name="ce9" table:formula="of:=IF([.L165]&gt;0; [.L165]+0.5*([.I165]+[.I166])*delta_t ;[.L165])" office:value-type="float" office:value="-0.0012598028157219" calcext:value-type="float">
            <text:p>-0.0012598028157219</text:p>
          </table:table-cell>
          <table:table-cell/>
          <table:table-cell table:formula="of:= IF([.O165] &gt; 0;  (v*COS(theta*PI()/180)/b)*(1 - EXP(-b*[.A166])); [.N165])" office:value-type="float" office:value="3.24227235535825" calcext:value-type="float">
            <text:p>3.24227235535825</text:p>
          </table:table-cell>
          <table:table-cell table:formula="of:= IF([.O165]&gt;0;  height + (   (g/(b^2)) +  ( v*SIN(theta*PI()/180)) / b     )   *   ( 1 - EXP(-b*[.A166])    )     -   (   (g*[.A166]) / b   );[.O16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66]+delta_t" office:value-type="float" office:value="1.48" calcext:value-type="float">
            <text:p>1.48</text:p>
          </table:table-cell>
          <table:table-cell table:style-name="ce9" table:formula="of:=+[.B166]" office:value-type="float" office:value="4.35879288134699" calcext:value-type="float">
            <text:p>4.35879288134699</text:p>
          </table:table-cell>
          <table:table-cell table:style-name="ce9" table:formula="of:=[.C166]-g*delta_t" office:value-type="float" office:value="-10.8563805008836" calcext:value-type="float">
            <text:p>-10.8563805008836</text:p>
          </table:table-cell>
          <table:table-cell table:style-name="ce9" table:formula="of:=SQRT([.B167]*[.B167]+[.C167]*[.C167])" office:value-type="float" office:value="11.6987209968631" calcext:value-type="float">
            <text:p>11.6987209968631</text:p>
          </table:table-cell>
          <table:table-cell table:style-name="ce9" table:formula="of:=IF([.F166]&gt;0;[.E166]+0.5*([.B166]+[.B167])*delta_t;[.E166])" office:value-type="float" office:value="3.31268258982371" calcext:value-type="float">
            <text:p>3.31268258982371</text:p>
          </table:table-cell>
          <table:table-cell table:formula="of:=IF([.F166]&gt;0;[.F166]+0.5*([.C166]+[.C167])*delta_t;[.F166])" office:value-type="float" office:value="-0.036489780671528" calcext:value-type="float">
            <text:p>-0.036489780671528</text:p>
          </table:table-cell>
          <table:table-cell/>
          <table:table-cell table:style-name="ce9" table:formula="of:=+[.H166]-b*[.H166]*[.J166]*delta_t" office:value-type="float" office:value="3.55087993703013" calcext:value-type="float">
            <text:p>3.55087993703013</text:p>
          </table:table-cell>
          <table:table-cell table:style-name="ce9" table:formula="of:=[.I166]-g*delta_t-b*[.I166]*[.J166]*delta_t" office:value-type="float" office:value="-9.93548616764016" calcext:value-type="float">
            <text:p>-9.93548616764016</text:p>
          </table:table-cell>
          <table:table-cell table:style-name="ce9" table:formula="of:=SQRT([.H167]^2+[.I167]^2)" office:value-type="float" office:value="10.550954161334" calcext:value-type="float">
            <text:p>10.550954161334</text:p>
          </table:table-cell>
          <table:table-cell table:style-name="ce9" table:formula="of:=IF([.L166]&gt;0; [.K166]+0.5*([.H166]+[.H167])*delta_t ;[.K166])" office:value-type="float" office:value="3.10438451478934" calcext:value-type="float">
            <text:p>3.10438451478934</text:p>
          </table:table-cell>
          <table:table-cell table:style-name="ce9" table:formula="of:=IF([.L166]&gt;0; [.L166]+0.5*([.I166]+[.I167])*delta_t ;[.L166])" office:value-type="float" office:value="-0.0012598028157219" calcext:value-type="float">
            <text:p>-0.0012598028157219</text:p>
          </table:table-cell>
          <table:table-cell/>
          <table:table-cell table:formula="of:= IF([.O166] &gt; 0;  (v*COS(theta*PI()/180)/b)*(1 - EXP(-b*[.A167])); [.N166])" office:value-type="float" office:value="3.24227235535825" calcext:value-type="float">
            <text:p>3.24227235535825</text:p>
          </table:table-cell>
          <table:table-cell table:formula="of:= IF([.O166]&gt;0;  height + (   (g/(b^2)) +  ( v*SIN(theta*PI()/180)) / b     )   *   ( 1 - EXP(-b*[.A167])    )     -   (   (g*[.A167]) / b   );[.O16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67]+delta_t" office:value-type="float" office:value="1.49" calcext:value-type="float">
            <text:p>1.49</text:p>
          </table:table-cell>
          <table:table-cell table:style-name="ce9" table:formula="of:=+[.B167]" office:value-type="float" office:value="4.35879288134699" calcext:value-type="float">
            <text:p>4.35879288134699</text:p>
          </table:table-cell>
          <table:table-cell table:style-name="ce9" table:formula="of:=[.C167]-g*delta_t" office:value-type="float" office:value="-10.9544470008836" calcext:value-type="float">
            <text:p>-10.9544470008836</text:p>
          </table:table-cell>
          <table:table-cell table:style-name="ce9" table:formula="of:=SQRT([.B168]*[.B168]+[.C168]*[.C168])" office:value-type="float" office:value="11.7897830547321" calcext:value-type="float">
            <text:p>11.7897830547321</text:p>
          </table:table-cell>
          <table:table-cell table:style-name="ce9" table:formula="of:=IF([.F167]&gt;0;[.E167]+0.5*([.B167]+[.B168])*delta_t;[.E167])" office:value-type="float" office:value="3.31268258982371" calcext:value-type="float">
            <text:p>3.31268258982371</text:p>
          </table:table-cell>
          <table:table-cell table:formula="of:=IF([.F167]&gt;0;[.F167]+0.5*([.C167]+[.C168])*delta_t;[.F167])" office:value-type="float" office:value="-0.036489780671528" calcext:value-type="float">
            <text:p>-0.036489780671528</text:p>
          </table:table-cell>
          <table:table-cell/>
          <table:table-cell table:style-name="ce9" table:formula="of:=+[.H167]-b*[.H167]*[.J167]*delta_t" office:value-type="float" office:value="3.54263759931157" calcext:value-type="float">
            <text:p>3.54263759931157</text:p>
          </table:table-cell>
          <table:table-cell table:style-name="ce9" table:formula="of:=[.I167]-g*delta_t-b*[.I167]*[.J167]*delta_t" office:value-type="float" office:value="-10.0104903186326" calcext:value-type="float">
            <text:p>-10.0104903186326</text:p>
          </table:table-cell>
          <table:table-cell table:style-name="ce9" table:formula="of:=SQRT([.H168]^2+[.I168]^2)" office:value-type="float" office:value="10.618860465205" calcext:value-type="float">
            <text:p>10.618860465205</text:p>
          </table:table-cell>
          <table:table-cell table:style-name="ce9" table:formula="of:=IF([.L167]&gt;0; [.K167]+0.5*([.H167]+[.H168])*delta_t ;[.K167])" office:value-type="float" office:value="3.10438451478934" calcext:value-type="float">
            <text:p>3.10438451478934</text:p>
          </table:table-cell>
          <table:table-cell table:style-name="ce9" table:formula="of:=IF([.L167]&gt;0; [.L167]+0.5*([.I167]+[.I168])*delta_t ;[.L167])" office:value-type="float" office:value="-0.0012598028157219" calcext:value-type="float">
            <text:p>-0.0012598028157219</text:p>
          </table:table-cell>
          <table:table-cell/>
          <table:table-cell table:formula="of:= IF([.O167] &gt; 0;  (v*COS(theta*PI()/180)/b)*(1 - EXP(-b*[.A168])); [.N167])" office:value-type="float" office:value="3.24227235535825" calcext:value-type="float">
            <text:p>3.24227235535825</text:p>
          </table:table-cell>
          <table:table-cell table:formula="of:= IF([.O167]&gt;0;  height + (   (g/(b^2)) +  ( v*SIN(theta*PI()/180)) / b     )   *   ( 1 - EXP(-b*[.A168])    )     -   (   (g*[.A168]) / b   );[.O16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68]+delta_t" office:value-type="float" office:value="1.5" calcext:value-type="float">
            <text:p>1.5</text:p>
          </table:table-cell>
          <table:table-cell table:style-name="ce9" table:formula="of:=+[.B168]" office:value-type="float" office:value="4.35879288134699" calcext:value-type="float">
            <text:p>4.35879288134699</text:p>
          </table:table-cell>
          <table:table-cell table:style-name="ce9" table:formula="of:=[.C168]-g*delta_t" office:value-type="float" office:value="-11.0525135008836" calcext:value-type="float">
            <text:p>-11.0525135008836</text:p>
          </table:table-cell>
          <table:table-cell table:style-name="ce9" table:formula="of:=SQRT([.B169]*[.B169]+[.C169]*[.C169])" office:value-type="float" office:value="11.8809566142502" calcext:value-type="float">
            <text:p>11.8809566142502</text:p>
          </table:table-cell>
          <table:table-cell table:style-name="ce9" table:formula="of:=IF([.F168]&gt;0;[.E168]+0.5*([.B168]+[.B169])*delta_t;[.E168])" office:value-type="float" office:value="3.31268258982371" calcext:value-type="float">
            <text:p>3.31268258982371</text:p>
          </table:table-cell>
          <table:table-cell table:formula="of:=IF([.F168]&gt;0;[.F168]+0.5*([.C168]+[.C169])*delta_t;[.F168])" office:value-type="float" office:value="-0.036489780671528" calcext:value-type="float">
            <text:p>-0.036489780671528</text:p>
          </table:table-cell>
          <table:table-cell/>
          <table:table-cell table:style-name="ce9" table:formula="of:=+[.H168]-b*[.H168]*[.J168]*delta_t" office:value-type="float" office:value="3.53436146895548" calcext:value-type="float">
            <text:p>3.53436146895548</text:p>
          </table:table-cell>
          <table:table-cell table:style-name="ce9" table:formula="of:=[.I168]-g*delta_t-b*[.I168]*[.J168]*delta_t" office:value-type="float" office:value="-10.0851708186586" calcext:value-type="float">
            <text:p>-10.0851708186586</text:p>
          </table:table-cell>
          <table:table-cell table:style-name="ce9" table:formula="of:=SQRT([.H169]^2+[.I169]^2)" office:value-type="float" office:value="10.6865514285367" calcext:value-type="float">
            <text:p>10.6865514285367</text:p>
          </table:table-cell>
          <table:table-cell table:style-name="ce9" table:formula="of:=IF([.L168]&gt;0; [.K168]+0.5*([.H168]+[.H169])*delta_t ;[.K168])" office:value-type="float" office:value="3.10438451478934" calcext:value-type="float">
            <text:p>3.10438451478934</text:p>
          </table:table-cell>
          <table:table-cell table:style-name="ce9" table:formula="of:=IF([.L168]&gt;0; [.L168]+0.5*([.I168]+[.I169])*delta_t ;[.L168])" office:value-type="float" office:value="-0.0012598028157219" calcext:value-type="float">
            <text:p>-0.0012598028157219</text:p>
          </table:table-cell>
          <table:table-cell/>
          <table:table-cell table:formula="of:= IF([.O168] &gt; 0;  (v*COS(theta*PI()/180)/b)*(1 - EXP(-b*[.A169])); [.N168])" office:value-type="float" office:value="3.24227235535825" calcext:value-type="float">
            <text:p>3.24227235535825</text:p>
          </table:table-cell>
          <table:table-cell table:formula="of:= IF([.O168]&gt;0;  height + (   (g/(b^2)) +  ( v*SIN(theta*PI()/180)) / b     )   *   ( 1 - EXP(-b*[.A169])    )     -   (   (g*[.A169]) / b   );[.O168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69]+delta_t" office:value-type="float" office:value="1.51" calcext:value-type="float">
            <text:p>1.51</text:p>
          </table:table-cell>
          <table:table-cell table:style-name="ce9" table:formula="of:=+[.B169]" office:value-type="float" office:value="4.35879288134699" calcext:value-type="float">
            <text:p>4.35879288134699</text:p>
          </table:table-cell>
          <table:table-cell table:style-name="ce9" table:formula="of:=[.C169]-g*delta_t" office:value-type="float" office:value="-11.1505800008836" calcext:value-type="float">
            <text:p>-11.1505800008836</text:p>
          </table:table-cell>
          <table:table-cell table:style-name="ce9" table:formula="of:=SQRT([.B170]*[.B170]+[.C170]*[.C170])" office:value-type="float" office:value="11.9722391280239" calcext:value-type="float">
            <text:p>11.9722391280239</text:p>
          </table:table-cell>
          <table:table-cell table:style-name="ce9" table:formula="of:=IF([.F169]&gt;0;[.E169]+0.5*([.B169]+[.B170])*delta_t;[.E169])" office:value-type="float" office:value="3.31268258982371" calcext:value-type="float">
            <text:p>3.31268258982371</text:p>
          </table:table-cell>
          <table:table-cell table:formula="of:=IF([.F169]&gt;0;[.F169]+0.5*([.C169]+[.C170])*delta_t;[.F169])" office:value-type="float" office:value="-0.036489780671528" calcext:value-type="float">
            <text:p>-0.036489780671528</text:p>
          </table:table-cell>
          <table:table-cell/>
          <table:table-cell table:style-name="ce9" table:formula="of:=+[.H169]-b*[.H169]*[.J169]*delta_t" office:value-type="float" office:value="3.52605203912237" calcext:value-type="float">
            <text:p>3.52605203912237</text:p>
          </table:table-cell>
          <table:table-cell table:style-name="ce9" table:formula="of:=[.I169]-g*delta_t-b*[.I169]*[.J169]*delta_t" office:value-type="float" office:value="-10.1595266654024" calcext:value-type="float">
            <text:p>-10.1595266654024</text:p>
          </table:table-cell>
          <table:table-cell table:style-name="ce9" table:formula="of:=SQRT([.H170]^2+[.I170]^2)" office:value-type="float" office:value="10.7540236678008" calcext:value-type="float">
            <text:p>10.7540236678008</text:p>
          </table:table-cell>
          <table:table-cell table:style-name="ce9" table:formula="of:=IF([.L169]&gt;0; [.K169]+0.5*([.H169]+[.H170])*delta_t ;[.K169])" office:value-type="float" office:value="3.10438451478934" calcext:value-type="float">
            <text:p>3.10438451478934</text:p>
          </table:table-cell>
          <table:table-cell table:style-name="ce9" table:formula="of:=IF([.L169]&gt;0; [.L169]+0.5*([.I169]+[.I170])*delta_t ;[.L169])" office:value-type="float" office:value="-0.0012598028157219" calcext:value-type="float">
            <text:p>-0.0012598028157219</text:p>
          </table:table-cell>
          <table:table-cell/>
          <table:table-cell table:formula="of:= IF([.O169] &gt; 0;  (v*COS(theta*PI()/180)/b)*(1 - EXP(-b*[.A170])); [.N169])" office:value-type="float" office:value="3.24227235535825" calcext:value-type="float">
            <text:p>3.24227235535825</text:p>
          </table:table-cell>
          <table:table-cell table:formula="of:= IF([.O169]&gt;0;  height + (   (g/(b^2)) +  ( v*SIN(theta*PI()/180)) / b     )   *   ( 1 - EXP(-b*[.A170])    )     -   (   (g*[.A170]) / b   );[.O169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70]+delta_t" office:value-type="float" office:value="1.52" calcext:value-type="float">
            <text:p>1.52</text:p>
          </table:table-cell>
          <table:table-cell table:style-name="ce9" table:formula="of:=+[.B170]" office:value-type="float" office:value="4.35879288134699" calcext:value-type="float">
            <text:p>4.35879288134699</text:p>
          </table:table-cell>
          <table:table-cell table:style-name="ce9" table:formula="of:=[.C170]-g*delta_t" office:value-type="float" office:value="-11.2486465008836" calcext:value-type="float">
            <text:p>-11.2486465008836</text:p>
          </table:table-cell>
          <table:table-cell table:style-name="ce9" table:formula="of:=SQRT([.B171]*[.B171]+[.C171]*[.C171])" office:value-type="float" office:value="12.0636281227631" calcext:value-type="float">
            <text:p>12.0636281227631</text:p>
          </table:table-cell>
          <table:table-cell table:style-name="ce9" table:formula="of:=IF([.F170]&gt;0;[.E170]+0.5*([.B170]+[.B171])*delta_t;[.E170])" office:value-type="float" office:value="3.31268258982371" calcext:value-type="float">
            <text:p>3.31268258982371</text:p>
          </table:table-cell>
          <table:table-cell table:formula="of:=IF([.F170]&gt;0;[.F170]+0.5*([.C170]+[.C171])*delta_t;[.F170])" office:value-type="float" office:value="-0.036489780671528" calcext:value-type="float">
            <text:p>-0.036489780671528</text:p>
          </table:table-cell>
          <table:table-cell/>
          <table:table-cell table:style-name="ce9" table:formula="of:=+[.H170]-b*[.H170]*[.J170]*delta_t" office:value-type="float" office:value="3.5177098047642" calcext:value-type="float">
            <text:p>3.5177098047642</text:p>
          </table:table-cell>
          <table:table-cell table:style-name="ce9" table:formula="of:=[.I170]-g*delta_t-b*[.I170]*[.J170]*delta_t" office:value-type="float" office:value="-10.2335568915554" calcext:value-type="float">
            <text:p>-10.2335568915554</text:p>
          </table:table-cell>
          <table:table-cell table:style-name="ce9" table:formula="of:=SQRT([.H171]^2+[.I171]^2)" office:value-type="float" office:value="10.8212739048245" calcext:value-type="float">
            <text:p>10.8212739048245</text:p>
          </table:table-cell>
          <table:table-cell table:style-name="ce9" table:formula="of:=IF([.L170]&gt;0; [.K170]+0.5*([.H170]+[.H171])*delta_t ;[.K170])" office:value-type="float" office:value="3.10438451478934" calcext:value-type="float">
            <text:p>3.10438451478934</text:p>
          </table:table-cell>
          <table:table-cell table:style-name="ce9" table:formula="of:=IF([.L170]&gt;0; [.L170]+0.5*([.I170]+[.I171])*delta_t ;[.L170])" office:value-type="float" office:value="-0.0012598028157219" calcext:value-type="float">
            <text:p>-0.0012598028157219</text:p>
          </table:table-cell>
          <table:table-cell/>
          <table:table-cell table:formula="of:= IF([.O170] &gt; 0;  (v*COS(theta*PI()/180)/b)*(1 - EXP(-b*[.A171])); [.N170])" office:value-type="float" office:value="3.24227235535825" calcext:value-type="float">
            <text:p>3.24227235535825</text:p>
          </table:table-cell>
          <table:table-cell table:formula="of:= IF([.O170]&gt;0;  height + (   (g/(b^2)) +  ( v*SIN(theta*PI()/180)) / b     )   *   ( 1 - EXP(-b*[.A171])    )     -   (   (g*[.A171]) / b   );[.O170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71]+delta_t" office:value-type="float" office:value="1.53" calcext:value-type="float">
            <text:p>1.53</text:p>
          </table:table-cell>
          <table:table-cell table:style-name="ce9" table:formula="of:=+[.B171]" office:value-type="float" office:value="4.35879288134699" calcext:value-type="float">
            <text:p>4.35879288134699</text:p>
          </table:table-cell>
          <table:table-cell table:style-name="ce9" table:formula="of:=[.C171]-g*delta_t" office:value-type="float" office:value="-11.3467130008836" calcext:value-type="float">
            <text:p>-11.3467130008836</text:p>
          </table:table-cell>
          <table:table-cell table:style-name="ce9" table:formula="of:=SQRT([.B172]*[.B172]+[.C172]*[.C172])" office:value-type="float" office:value="12.1551211967179" calcext:value-type="float">
            <text:p>12.1551211967179</text:p>
          </table:table-cell>
          <table:table-cell table:style-name="ce9" table:formula="of:=IF([.F171]&gt;0;[.E171]+0.5*([.B171]+[.B172])*delta_t;[.E171])" office:value-type="float" office:value="3.31268258982371" calcext:value-type="float">
            <text:p>3.31268258982371</text:p>
          </table:table-cell>
          <table:table-cell table:formula="of:=IF([.F171]&gt;0;[.F171]+0.5*([.C171]+[.C172])*delta_t;[.F171])" office:value-type="float" office:value="-0.036489780671528" calcext:value-type="float">
            <text:p>-0.036489780671528</text:p>
          </table:table-cell>
          <table:table-cell/>
          <table:table-cell table:style-name="ce9" table:formula="of:=+[.H171]-b*[.H171]*[.J171]*delta_t" office:value-type="float" office:value="3.50933526247489" calcext:value-type="float">
            <text:p>3.50933526247489</text:p>
          </table:table-cell>
          <table:table-cell table:style-name="ce9" table:formula="of:=[.I171]-g*delta_t-b*[.I171]*[.J171]*delta_t" office:value-type="float" office:value="-10.3072605646837" calcext:value-type="float">
            <text:p>-10.3072605646837</text:p>
          </table:table-cell>
          <table:table-cell table:style-name="ce9" table:formula="of:=SQRT([.H172]^2+[.I172]^2)" office:value-type="float" office:value="10.8882989641511" calcext:value-type="float">
            <text:p>10.8882989641511</text:p>
          </table:table-cell>
          <table:table-cell table:style-name="ce9" table:formula="of:=IF([.L171]&gt;0; [.K171]+0.5*([.H171]+[.H172])*delta_t ;[.K171])" office:value-type="float" office:value="3.10438451478934" calcext:value-type="float">
            <text:p>3.10438451478934</text:p>
          </table:table-cell>
          <table:table-cell table:style-name="ce9" table:formula="of:=IF([.L171]&gt;0; [.L171]+0.5*([.I171]+[.I172])*delta_t ;[.L171])" office:value-type="float" office:value="-0.0012598028157219" calcext:value-type="float">
            <text:p>-0.0012598028157219</text:p>
          </table:table-cell>
          <table:table-cell/>
          <table:table-cell table:formula="of:= IF([.O171] &gt; 0;  (v*COS(theta*PI()/180)/b)*(1 - EXP(-b*[.A172])); [.N171])" office:value-type="float" office:value="3.24227235535825" calcext:value-type="float">
            <text:p>3.24227235535825</text:p>
          </table:table-cell>
          <table:table-cell table:formula="of:= IF([.O171]&gt;0;  height + (   (g/(b^2)) +  ( v*SIN(theta*PI()/180)) / b     )   *   ( 1 - EXP(-b*[.A172])    )     -   (   (g*[.A172]) / b   );[.O171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72]+delta_t" office:value-type="float" office:value="1.54" calcext:value-type="float">
            <text:p>1.54</text:p>
          </table:table-cell>
          <table:table-cell table:style-name="ce9" table:formula="of:=+[.B172]" office:value-type="float" office:value="4.35879288134699" calcext:value-type="float">
            <text:p>4.35879288134699</text:p>
          </table:table-cell>
          <table:table-cell table:style-name="ce9" table:formula="of:=[.C172]-g*delta_t" office:value-type="float" office:value="-11.4447795008836" calcext:value-type="float">
            <text:p>-11.4447795008836</text:p>
          </table:table-cell>
          <table:table-cell table:style-name="ce9" table:formula="of:=SQRT([.B173]*[.B173]+[.C173]*[.C173])" office:value-type="float" office:value="12.2467160172156" calcext:value-type="float">
            <text:p>12.2467160172156</text:p>
          </table:table-cell>
          <table:table-cell table:style-name="ce9" table:formula="of:=IF([.F172]&gt;0;[.E172]+0.5*([.B172]+[.B173])*delta_t;[.E172])" office:value-type="float" office:value="3.31268258982371" calcext:value-type="float">
            <text:p>3.31268258982371</text:p>
          </table:table-cell>
          <table:table-cell table:formula="of:=IF([.F172]&gt;0;[.F172]+0.5*([.C172]+[.C173])*delta_t;[.F172])" office:value-type="float" office:value="-0.036489780671528" calcext:value-type="float">
            <text:p>-0.036489780671528</text:p>
          </table:table-cell>
          <table:table-cell/>
          <table:table-cell table:style-name="ce9" table:formula="of:=+[.H172]-b*[.H172]*[.J172]*delta_t" office:value-type="float" office:value="3.50092891034417" calcext:value-type="float">
            <text:p>3.50092891034417</text:p>
          </table:table-cell>
          <table:table-cell table:style-name="ce9" table:formula="of:=[.I172]-g*delta_t-b*[.I172]*[.J172]*delta_t" office:value-type="float" office:value="-10.3806367870872" calcext:value-type="float">
            <text:p>-10.3806367870872</text:p>
          </table:table-cell>
          <table:table-cell table:style-name="ce9" table:formula="of:=SQRT([.H173]^2+[.I173]^2)" office:value-type="float" office:value="10.9550957704947" calcext:value-type="float">
            <text:p>10.9550957704947</text:p>
          </table:table-cell>
          <table:table-cell table:style-name="ce9" table:formula="of:=IF([.L172]&gt;0; [.K172]+0.5*([.H172]+[.H173])*delta_t ;[.K172])" office:value-type="float" office:value="3.10438451478934" calcext:value-type="float">
            <text:p>3.10438451478934</text:p>
          </table:table-cell>
          <table:table-cell table:style-name="ce9" table:formula="of:=IF([.L172]&gt;0; [.L172]+0.5*([.I172]+[.I173])*delta_t ;[.L172])" office:value-type="float" office:value="-0.0012598028157219" calcext:value-type="float">
            <text:p>-0.0012598028157219</text:p>
          </table:table-cell>
          <table:table-cell/>
          <table:table-cell table:formula="of:= IF([.O172] &gt; 0;  (v*COS(theta*PI()/180)/b)*(1 - EXP(-b*[.A173])); [.N172])" office:value-type="float" office:value="3.24227235535825" calcext:value-type="float">
            <text:p>3.24227235535825</text:p>
          </table:table-cell>
          <table:table-cell table:formula="of:= IF([.O172]&gt;0;  height + (   (g/(b^2)) +  ( v*SIN(theta*PI()/180)) / b     )   *   ( 1 - EXP(-b*[.A173])    )     -   (   (g*[.A173]) / b   );[.O172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73]+delta_t" office:value-type="float" office:value="1.55" calcext:value-type="float">
            <text:p>1.55</text:p>
          </table:table-cell>
          <table:table-cell table:style-name="ce9" table:formula="of:=+[.B173]" office:value-type="float" office:value="4.35879288134699" calcext:value-type="float">
            <text:p>4.35879288134699</text:p>
          </table:table-cell>
          <table:table-cell table:style-name="ce9" table:formula="of:=[.C173]-g*delta_t" office:value-type="float" office:value="-11.5428460008836" calcext:value-type="float">
            <text:p>-11.5428460008836</text:p>
          </table:table-cell>
          <table:table-cell table:style-name="ce9" table:formula="of:=SQRT([.B174]*[.B174]+[.C174]*[.C174])" office:value-type="float" office:value="12.3384103182945" calcext:value-type="float">
            <text:p>12.3384103182945</text:p>
          </table:table-cell>
          <table:table-cell table:style-name="ce9" table:formula="of:=IF([.F173]&gt;0;[.E173]+0.5*([.B173]+[.B174])*delta_t;[.E173])" office:value-type="float" office:value="3.31268258982371" calcext:value-type="float">
            <text:p>3.31268258982371</text:p>
          </table:table-cell>
          <table:table-cell table:formula="of:=IF([.F173]&gt;0;[.F173]+0.5*([.C173]+[.C174])*delta_t;[.F173])" office:value-type="float" office:value="-0.036489780671528" calcext:value-type="float">
            <text:p>-0.036489780671528</text:p>
          </table:table-cell>
          <table:table-cell/>
          <table:table-cell table:style-name="ce9" table:formula="of:=+[.H173]-b*[.H173]*[.J173]*delta_t" office:value-type="float" office:value="3.49249124781449" calcext:value-type="float">
            <text:p>3.49249124781449</text:p>
          </table:table-cell>
          <table:table-cell table:style-name="ce9" table:formula="of:=[.I173]-g*delta_t-b*[.I173]*[.J173]*delta_t" office:value-type="float" office:value="-10.4536846956517" calcext:value-type="float">
            <text:p>-10.4536846956517</text:p>
          </table:table-cell>
          <table:table-cell table:style-name="ce9" table:formula="of:=SQRT([.H174]^2+[.I174]^2)" office:value-type="float" office:value="11.0216613462837" calcext:value-type="float">
            <text:p>11.0216613462837</text:p>
          </table:table-cell>
          <table:table-cell table:style-name="ce9" table:formula="of:=IF([.L173]&gt;0; [.K173]+0.5*([.H173]+[.H174])*delta_t ;[.K173])" office:value-type="float" office:value="3.10438451478934" calcext:value-type="float">
            <text:p>3.10438451478934</text:p>
          </table:table-cell>
          <table:table-cell table:style-name="ce9" table:formula="of:=IF([.L173]&gt;0; [.L173]+0.5*([.I173]+[.I174])*delta_t ;[.L173])" office:value-type="float" office:value="-0.0012598028157219" calcext:value-type="float">
            <text:p>-0.0012598028157219</text:p>
          </table:table-cell>
          <table:table-cell/>
          <table:table-cell table:formula="of:= IF([.O173] &gt; 0;  (v*COS(theta*PI()/180)/b)*(1 - EXP(-b*[.A174])); [.N173])" office:value-type="float" office:value="3.24227235535825" calcext:value-type="float">
            <text:p>3.24227235535825</text:p>
          </table:table-cell>
          <table:table-cell table:formula="of:= IF([.O173]&gt;0;  height + (   (g/(b^2)) +  ( v*SIN(theta*PI()/180)) / b     )   *   ( 1 - EXP(-b*[.A174])    )     -   (   (g*[.A174]) / b   );[.O17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74]+delta_t" office:value-type="float" office:value="1.56" calcext:value-type="float">
            <text:p>1.56</text:p>
          </table:table-cell>
          <table:table-cell table:style-name="ce9" table:formula="of:=+[.B174]" office:value-type="float" office:value="4.35879288134699" calcext:value-type="float">
            <text:p>4.35879288134699</text:p>
          </table:table-cell>
          <table:table-cell table:style-name="ce9" table:formula="of:=[.C174]-g*delta_t" office:value-type="float" office:value="-11.6409125008836" calcext:value-type="float">
            <text:p>-11.6409125008836</text:p>
          </table:table-cell>
          <table:table-cell table:style-name="ce9" table:formula="of:=SQRT([.B175]*[.B175]+[.C175]*[.C175])" office:value-type="float" office:value="12.430201898429" calcext:value-type="float">
            <text:p>12.430201898429</text:p>
          </table:table-cell>
          <table:table-cell table:style-name="ce9" table:formula="of:=IF([.F174]&gt;0;[.E174]+0.5*([.B174]+[.B175])*delta_t;[.E174])" office:value-type="float" office:value="3.31268258982371" calcext:value-type="float">
            <text:p>3.31268258982371</text:p>
          </table:table-cell>
          <table:table-cell table:formula="of:=IF([.F174]&gt;0;[.F174]+0.5*([.C174]+[.C175])*delta_t;[.F174])" office:value-type="float" office:value="-0.036489780671528" calcext:value-type="float">
            <text:p>-0.036489780671528</text:p>
          </table:table-cell>
          <table:table-cell/>
          <table:table-cell table:style-name="ce9" table:formula="of:=+[.H174]-b*[.H174]*[.J174]*delta_t" office:value-type="float" office:value="3.48402277554108" calcext:value-type="float">
            <text:p>3.48402277554108</text:p>
          </table:table-cell>
          <table:table-cell table:style-name="ce9" table:formula="of:=[.I174]-g*delta_t-b*[.I174]*[.J174]*delta_t" office:value-type="float" office:value="-10.5264034616937" calcext:value-type="float">
            <text:p>-10.5264034616937</text:p>
          </table:table-cell>
          <table:table-cell table:style-name="ce9" table:formula="of:=SQRT([.H175]^2+[.I175]^2)" office:value-type="float" office:value="11.0879928092891" calcext:value-type="float">
            <text:p>11.0879928092891</text:p>
          </table:table-cell>
          <table:table-cell table:style-name="ce9" table:formula="of:=IF([.L174]&gt;0; [.K174]+0.5*([.H174]+[.H175])*delta_t ;[.K174])" office:value-type="float" office:value="3.10438451478934" calcext:value-type="float">
            <text:p>3.10438451478934</text:p>
          </table:table-cell>
          <table:table-cell table:style-name="ce9" table:formula="of:=IF([.L174]&gt;0; [.L174]+0.5*([.I174]+[.I175])*delta_t ;[.L174])" office:value-type="float" office:value="-0.0012598028157219" calcext:value-type="float">
            <text:p>-0.0012598028157219</text:p>
          </table:table-cell>
          <table:table-cell/>
          <table:table-cell table:formula="of:= IF([.O174] &gt; 0;  (v*COS(theta*PI()/180)/b)*(1 - EXP(-b*[.A175])); [.N174])" office:value-type="float" office:value="3.24227235535825" calcext:value-type="float">
            <text:p>3.24227235535825</text:p>
          </table:table-cell>
          <table:table-cell table:formula="of:= IF([.O174]&gt;0;  height + (   (g/(b^2)) +  ( v*SIN(theta*PI()/180)) / b     )   *   ( 1 - EXP(-b*[.A175])    )     -   (   (g*[.A175]) / b   );[.O17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75]+delta_t" office:value-type="float" office:value="1.57" calcext:value-type="float">
            <text:p>1.57</text:p>
          </table:table-cell>
          <table:table-cell table:style-name="ce9" table:formula="of:=+[.B175]" office:value-type="float" office:value="4.35879288134699" calcext:value-type="float">
            <text:p>4.35879288134699</text:p>
          </table:table-cell>
          <table:table-cell table:style-name="ce9" table:formula="of:=[.C175]-g*delta_t" office:value-type="float" office:value="-11.7389790008836" calcext:value-type="float">
            <text:p>-11.7389790008836</text:p>
          </table:table-cell>
          <table:table-cell table:style-name="ce9" table:formula="of:=SQRT([.B176]*[.B176]+[.C176]*[.C176])" office:value-type="float" office:value="12.5220886183443" calcext:value-type="float">
            <text:p>12.5220886183443</text:p>
          </table:table-cell>
          <table:table-cell table:style-name="ce9" table:formula="of:=IF([.F175]&gt;0;[.E175]+0.5*([.B175]+[.B176])*delta_t;[.E175])" office:value-type="float" office:value="3.31268258982371" calcext:value-type="float">
            <text:p>3.31268258982371</text:p>
          </table:table-cell>
          <table:table-cell table:formula="of:=IF([.F175]&gt;0;[.F175]+0.5*([.C175]+[.C176])*delta_t;[.F175])" office:value-type="float" office:value="-0.036489780671528" calcext:value-type="float">
            <text:p>-0.036489780671528</text:p>
          </table:table-cell>
          <table:table-cell/>
          <table:table-cell table:style-name="ce9" table:formula="of:=+[.H175]-b*[.H175]*[.J175]*delta_t" office:value-type="float" office:value="3.4755239952549" calcext:value-type="float">
            <text:p>3.4755239952549</text:p>
          </table:table-cell>
          <table:table-cell table:style-name="ce9" table:formula="of:=[.I175]-g*delta_t-b*[.I175]*[.J175]*delta_t" office:value-type="float" office:value="-10.5987922907977" calcext:value-type="float">
            <text:p>-10.5987922907977</text:p>
          </table:table-cell>
          <table:table-cell table:style-name="ce9" table:formula="of:=SQRT([.H176]^2+[.I176]^2)" office:value-type="float" office:value="11.1540873703349" calcext:value-type="float">
            <text:p>11.1540873703349</text:p>
          </table:table-cell>
          <table:table-cell table:style-name="ce9" table:formula="of:=IF([.L175]&gt;0; [.K175]+0.5*([.H175]+[.H176])*delta_t ;[.K175])" office:value-type="float" office:value="3.10438451478934" calcext:value-type="float">
            <text:p>3.10438451478934</text:p>
          </table:table-cell>
          <table:table-cell table:style-name="ce9" table:formula="of:=IF([.L175]&gt;0; [.L175]+0.5*([.I175]+[.I176])*delta_t ;[.L175])" office:value-type="float" office:value="-0.0012598028157219" calcext:value-type="float">
            <text:p>-0.0012598028157219</text:p>
          </table:table-cell>
          <table:table-cell/>
          <table:table-cell table:formula="of:= IF([.O175] &gt; 0;  (v*COS(theta*PI()/180)/b)*(1 - EXP(-b*[.A176])); [.N175])" office:value-type="float" office:value="3.24227235535825" calcext:value-type="float">
            <text:p>3.24227235535825</text:p>
          </table:table-cell>
          <table:table-cell table:formula="of:= IF([.O175]&gt;0;  height + (   (g/(b^2)) +  ( v*SIN(theta*PI()/180)) / b     )   *   ( 1 - EXP(-b*[.A176])    )     -   (   (g*[.A176]) / b   );[.O17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76]+delta_t" office:value-type="float" office:value="1.58" calcext:value-type="float">
            <text:p>1.58</text:p>
          </table:table-cell>
          <table:table-cell table:style-name="ce9" table:formula="of:=+[.B176]" office:value-type="float" office:value="4.35879288134699" calcext:value-type="float">
            <text:p>4.35879288134699</text:p>
          </table:table-cell>
          <table:table-cell table:style-name="ce9" table:formula="of:=[.C176]-g*delta_t" office:value-type="float" office:value="-11.8370455008836" calcext:value-type="float">
            <text:p>-11.8370455008836</text:p>
          </table:table-cell>
          <table:table-cell table:style-name="ce9" table:formula="of:=SQRT([.B177]*[.B177]+[.C177]*[.C177])" office:value-type="float" office:value="12.6140683989135" calcext:value-type="float">
            <text:p>12.6140683989135</text:p>
          </table:table-cell>
          <table:table-cell table:style-name="ce9" table:formula="of:=IF([.F176]&gt;0;[.E176]+0.5*([.B176]+[.B177])*delta_t;[.E176])" office:value-type="float" office:value="3.31268258982371" calcext:value-type="float">
            <text:p>3.31268258982371</text:p>
          </table:table-cell>
          <table:table-cell table:formula="of:=IF([.F176]&gt;0;[.F176]+0.5*([.C176]+[.C177])*delta_t;[.F176])" office:value-type="float" office:value="-0.036489780671528" calcext:value-type="float">
            <text:p>-0.036489780671528</text:p>
          </table:table-cell>
          <table:table-cell/>
          <table:table-cell table:style-name="ce9" table:formula="of:=+[.H176]-b*[.H176]*[.J176]*delta_t" office:value-type="float" office:value="3.46699540962873" calcext:value-type="float">
            <text:p>3.46699540962873</text:p>
          </table:table-cell>
          <table:table-cell table:style-name="ce9" table:formula="of:=[.I176]-g*delta_t-b*[.I176]*[.J176]*delta_t" office:value-type="float" office:value="-10.6708504226468" calcext:value-type="float">
            <text:p>-10.6708504226468</text:p>
          </table:table-cell>
          <table:table-cell table:style-name="ce9" table:formula="of:=SQRT([.H177]^2+[.I177]^2)" office:value-type="float" office:value="11.2199423310856" calcext:value-type="float">
            <text:p>11.2199423310856</text:p>
          </table:table-cell>
          <table:table-cell table:style-name="ce9" table:formula="of:=IF([.L176]&gt;0; [.K176]+0.5*([.H176]+[.H177])*delta_t ;[.K176])" office:value-type="float" office:value="3.10438451478934" calcext:value-type="float">
            <text:p>3.10438451478934</text:p>
          </table:table-cell>
          <table:table-cell table:style-name="ce9" table:formula="of:=IF([.L176]&gt;0; [.L176]+0.5*([.I176]+[.I177])*delta_t ;[.L176])" office:value-type="float" office:value="-0.0012598028157219" calcext:value-type="float">
            <text:p>-0.0012598028157219</text:p>
          </table:table-cell>
          <table:table-cell/>
          <table:table-cell table:formula="of:= IF([.O176] &gt; 0;  (v*COS(theta*PI()/180)/b)*(1 - EXP(-b*[.A177])); [.N176])" office:value-type="float" office:value="3.24227235535825" calcext:value-type="float">
            <text:p>3.24227235535825</text:p>
          </table:table-cell>
          <table:table-cell table:formula="of:= IF([.O176]&gt;0;  height + (   (g/(b^2)) +  ( v*SIN(theta*PI()/180)) / b     )   *   ( 1 - EXP(-b*[.A177])    )     -   (   (g*[.A177]) / b   );[.O17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77]+delta_t" office:value-type="float" office:value="1.59" calcext:value-type="float">
            <text:p>1.59</text:p>
          </table:table-cell>
          <table:table-cell table:style-name="ce9" table:formula="of:=+[.B177]" office:value-type="float" office:value="4.35879288134699" calcext:value-type="float">
            <text:p>4.35879288134699</text:p>
          </table:table-cell>
          <table:table-cell table:style-name="ce9" table:formula="of:=[.C177]-g*delta_t" office:value-type="float" office:value="-11.9351120008836" calcext:value-type="float">
            <text:p>-11.9351120008836</text:p>
          </table:table-cell>
          <table:table-cell table:style-name="ce9" table:formula="of:=SQRT([.B178]*[.B178]+[.C178]*[.C178])" office:value-type="float" office:value="12.706139219138" calcext:value-type="float">
            <text:p>12.706139219138</text:p>
          </table:table-cell>
          <table:table-cell table:style-name="ce9" table:formula="of:=IF([.F177]&gt;0;[.E177]+0.5*([.B177]+[.B178])*delta_t;[.E177])" office:value-type="float" office:value="3.31268258982371" calcext:value-type="float">
            <text:p>3.31268258982371</text:p>
          </table:table-cell>
          <table:table-cell table:formula="of:=IF([.F177]&gt;0;[.F177]+0.5*([.C177]+[.C178])*delta_t;[.F177])" office:value-type="float" office:value="-0.036489780671528" calcext:value-type="float">
            <text:p>-0.036489780671528</text:p>
          </table:table-cell>
          <table:table-cell/>
          <table:table-cell table:style-name="ce9" table:formula="of:=+[.H177]-b*[.H177]*[.J177]*delta_t" office:value-type="float" office:value="3.45843752214594" calcext:value-type="float">
            <text:p>3.45843752214594</text:p>
          </table:table-cell>
          <table:table-cell table:style-name="ce9" table:formula="of:=[.I177]-g*delta_t-b*[.I177]*[.J177]*delta_t" office:value-type="float" office:value="-10.7425771308463" calcext:value-type="float">
            <text:p>-10.7425771308463</text:p>
          </table:table-cell>
          <table:table-cell table:style-name="ce9" table:formula="of:=SQRT([.H178]^2+[.I178]^2)" office:value-type="float" office:value="11.2855550819075" calcext:value-type="float">
            <text:p>11.2855550819075</text:p>
          </table:table-cell>
          <table:table-cell table:style-name="ce9" table:formula="of:=IF([.L177]&gt;0; [.K177]+0.5*([.H177]+[.H178])*delta_t ;[.K177])" office:value-type="float" office:value="3.10438451478934" calcext:value-type="float">
            <text:p>3.10438451478934</text:p>
          </table:table-cell>
          <table:table-cell table:style-name="ce9" table:formula="of:=IF([.L177]&gt;0; [.L177]+0.5*([.I177]+[.I178])*delta_t ;[.L177])" office:value-type="float" office:value="-0.0012598028157219" calcext:value-type="float">
            <text:p>-0.0012598028157219</text:p>
          </table:table-cell>
          <table:table-cell/>
          <table:table-cell table:formula="of:= IF([.O177] &gt; 0;  (v*COS(theta*PI()/180)/b)*(1 - EXP(-b*[.A178])); [.N177])" office:value-type="float" office:value="3.24227235535825" calcext:value-type="float">
            <text:p>3.24227235535825</text:p>
          </table:table-cell>
          <table:table-cell table:formula="of:= IF([.O177]&gt;0;  height + (   (g/(b^2)) +  ( v*SIN(theta*PI()/180)) / b     )   *   ( 1 - EXP(-b*[.A178])    )     -   (   (g*[.A178]) / b   );[.O17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78]+delta_t" office:value-type="float" office:value="1.6" calcext:value-type="float">
            <text:p>1.6</text:p>
          </table:table-cell>
          <table:table-cell table:style-name="ce9" table:formula="of:=+[.B178]" office:value-type="float" office:value="4.35879288134699" calcext:value-type="float">
            <text:p>4.35879288134699</text:p>
          </table:table-cell>
          <table:table-cell table:style-name="ce9" table:formula="of:=[.C178]-g*delta_t" office:value-type="float" office:value="-12.0331785008836" calcext:value-type="float">
            <text:p>-12.0331785008836</text:p>
          </table:table-cell>
          <table:table-cell table:style-name="ce9" table:formula="of:=SQRT([.B179]*[.B179]+[.C179]*[.C179])" office:value-type="float" office:value="12.7982991142029" calcext:value-type="float">
            <text:p>12.7982991142029</text:p>
          </table:table-cell>
          <table:table-cell table:style-name="ce9" table:formula="of:=IF([.F178]&gt;0;[.E178]+0.5*([.B178]+[.B179])*delta_t;[.E178])" office:value-type="float" office:value="3.31268258982371" calcext:value-type="float">
            <text:p>3.31268258982371</text:p>
          </table:table-cell>
          <table:table-cell table:formula="of:=IF([.F178]&gt;0;[.F178]+0.5*([.C178]+[.C179])*delta_t;[.F178])" office:value-type="float" office:value="-0.036489780671528" calcext:value-type="float">
            <text:p>-0.036489780671528</text:p>
          </table:table-cell>
          <table:table-cell/>
          <table:table-cell table:style-name="ce9" table:formula="of:=+[.H178]-b*[.H178]*[.J178]*delta_t" office:value-type="float" office:value="3.44985083697216" calcext:value-type="float">
            <text:p>3.44985083697216</text:p>
          </table:table-cell>
          <table:table-cell table:style-name="ce9" table:formula="of:=[.I178]-g*delta_t-b*[.I178]*[.J178]*delta_t" office:value-type="float" office:value="-10.8139717227413" calcext:value-type="float">
            <text:p>-10.8139717227413</text:p>
          </table:table-cell>
          <table:table-cell table:style-name="ce9" table:formula="of:=SQRT([.H179]^2+[.I179]^2)" office:value-type="float" office:value="11.3509230998014" calcext:value-type="float">
            <text:p>11.3509230998014</text:p>
          </table:table-cell>
          <table:table-cell table:style-name="ce9" table:formula="of:=IF([.L178]&gt;0; [.K178]+0.5*([.H178]+[.H179])*delta_t ;[.K178])" office:value-type="float" office:value="3.10438451478934" calcext:value-type="float">
            <text:p>3.10438451478934</text:p>
          </table:table-cell>
          <table:table-cell table:style-name="ce9" table:formula="of:=IF([.L178]&gt;0; [.L178]+0.5*([.I178]+[.I179])*delta_t ;[.L178])" office:value-type="float" office:value="-0.0012598028157219" calcext:value-type="float">
            <text:p>-0.0012598028157219</text:p>
          </table:table-cell>
          <table:table-cell/>
          <table:table-cell table:formula="of:= IF([.O178] &gt; 0;  (v*COS(theta*PI()/180)/b)*(1 - EXP(-b*[.A179])); [.N178])" office:value-type="float" office:value="3.24227235535825" calcext:value-type="float">
            <text:p>3.24227235535825</text:p>
          </table:table-cell>
          <table:table-cell table:formula="of:= IF([.O178]&gt;0;  height + (   (g/(b^2)) +  ( v*SIN(theta*PI()/180)) / b     )   *   ( 1 - EXP(-b*[.A179])    )     -   (   (g*[.A179]) / b   );[.O178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79]+delta_t" office:value-type="float" office:value="1.61" calcext:value-type="float">
            <text:p>1.61</text:p>
          </table:table-cell>
          <table:table-cell table:style-name="ce9" table:formula="of:=+[.B179]" office:value-type="float" office:value="4.35879288134699" calcext:value-type="float">
            <text:p>4.35879288134699</text:p>
          </table:table-cell>
          <table:table-cell table:style-name="ce9" table:formula="of:=[.C179]-g*delta_t" office:value-type="float" office:value="-12.1312450008836" calcext:value-type="float">
            <text:p>-12.1312450008836</text:p>
          </table:table-cell>
          <table:table-cell table:style-name="ce9" table:formula="of:=SQRT([.B180]*[.B180]+[.C180]*[.C180])" office:value-type="float" office:value="12.8905461736089" calcext:value-type="float">
            <text:p>12.8905461736089</text:p>
          </table:table-cell>
          <table:table-cell table:style-name="ce9" table:formula="of:=IF([.F179]&gt;0;[.E179]+0.5*([.B179]+[.B180])*delta_t;[.E179])" office:value-type="float" office:value="3.31268258982371" calcext:value-type="float">
            <text:p>3.31268258982371</text:p>
          </table:table-cell>
          <table:table-cell table:formula="of:=IF([.F179]&gt;0;[.F179]+0.5*([.C179]+[.C180])*delta_t;[.F179])" office:value-type="float" office:value="-0.036489780671528" calcext:value-type="float">
            <text:p>-0.036489780671528</text:p>
          </table:table-cell>
          <table:table-cell/>
          <table:table-cell table:style-name="ce9" table:formula="of:=+[.H179]-b*[.H179]*[.J179]*delta_t" office:value-type="float" office:value="3.44123585882979" calcext:value-type="float">
            <text:p>3.44123585882979</text:p>
          </table:table-cell>
          <table:table-cell table:style-name="ce9" table:formula="of:=[.I179]-g*delta_t-b*[.I179]*[.J179]*delta_t" office:value-type="float" office:value="-10.8850335392271" calcext:value-type="float">
            <text:p>-10.8850335392271</text:p>
          </table:table-cell>
          <table:table-cell table:style-name="ce9" table:formula="of:=SQRT([.H180]^2+[.I180]^2)" office:value-type="float" office:value="11.4160439464026" calcext:value-type="float">
            <text:p>11.4160439464026</text:p>
          </table:table-cell>
          <table:table-cell table:style-name="ce9" table:formula="of:=IF([.L179]&gt;0; [.K179]+0.5*([.H179]+[.H180])*delta_t ;[.K179])" office:value-type="float" office:value="3.10438451478934" calcext:value-type="float">
            <text:p>3.10438451478934</text:p>
          </table:table-cell>
          <table:table-cell table:style-name="ce9" table:formula="of:=IF([.L179]&gt;0; [.L179]+0.5*([.I179]+[.I180])*delta_t ;[.L179])" office:value-type="float" office:value="-0.0012598028157219" calcext:value-type="float">
            <text:p>-0.0012598028157219</text:p>
          </table:table-cell>
          <table:table-cell/>
          <table:table-cell table:formula="of:= IF([.O179] &gt; 0;  (v*COS(theta*PI()/180)/b)*(1 - EXP(-b*[.A180])); [.N179])" office:value-type="float" office:value="3.24227235535825" calcext:value-type="float">
            <text:p>3.24227235535825</text:p>
          </table:table-cell>
          <table:table-cell table:formula="of:= IF([.O179]&gt;0;  height + (   (g/(b^2)) +  ( v*SIN(theta*PI()/180)) / b     )   *   ( 1 - EXP(-b*[.A180])    )     -   (   (g*[.A180]) / b   );[.O179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80]+delta_t" office:value-type="float" office:value="1.62" calcext:value-type="float">
            <text:p>1.62</text:p>
          </table:table-cell>
          <table:table-cell table:style-name="ce9" table:formula="of:=+[.B180]" office:value-type="float" office:value="4.35879288134699" calcext:value-type="float">
            <text:p>4.35879288134699</text:p>
          </table:table-cell>
          <table:table-cell table:style-name="ce9" table:formula="of:=[.C180]-g*delta_t" office:value-type="float" office:value="-12.2293115008836" calcext:value-type="float">
            <text:p>-12.2293115008836</text:p>
          </table:table-cell>
          <table:table-cell table:style-name="ce9" table:formula="of:=SQRT([.B181]*[.B181]+[.C181]*[.C181])" office:value-type="float" office:value="12.9828785393735" calcext:value-type="float">
            <text:p>12.9828785393735</text:p>
          </table:table-cell>
          <table:table-cell table:style-name="ce9" table:formula="of:=IF([.F180]&gt;0;[.E180]+0.5*([.B180]+[.B181])*delta_t;[.E180])" office:value-type="float" office:value="3.31268258982371" calcext:value-type="float">
            <text:p>3.31268258982371</text:p>
          </table:table-cell>
          <table:table-cell table:formula="of:=IF([.F180]&gt;0;[.F180]+0.5*([.C180]+[.C181])*delta_t;[.F180])" office:value-type="float" office:value="-0.036489780671528" calcext:value-type="float">
            <text:p>-0.036489780671528</text:p>
          </table:table-cell>
          <table:table-cell/>
          <table:table-cell table:style-name="ce9" table:formula="of:=+[.H180]-b*[.H180]*[.J180]*delta_t" office:value-type="float" office:value="3.43259309287503" calcext:value-type="float">
            <text:p>3.43259309287503</text:p>
          </table:table-cell>
          <table:table-cell table:style-name="ce9" table:formula="of:=[.I180]-g*delta_t-b*[.I180]*[.J180]*delta_t" office:value-type="float" office:value="-10.9557619545539" calcext:value-type="float">
            <text:p>-10.9557619545539</text:p>
          </table:table-cell>
          <table:table-cell table:style-name="ce9" table:formula="of:=SQRT([.H181]^2+[.I181]^2)" office:value-type="float" office:value="11.4809152660449" calcext:value-type="float">
            <text:p>11.4809152660449</text:p>
          </table:table-cell>
          <table:table-cell table:style-name="ce9" table:formula="of:=IF([.L180]&gt;0; [.K180]+0.5*([.H180]+[.H181])*delta_t ;[.K180])" office:value-type="float" office:value="3.10438451478934" calcext:value-type="float">
            <text:p>3.10438451478934</text:p>
          </table:table-cell>
          <table:table-cell table:style-name="ce9" table:formula="of:=IF([.L180]&gt;0; [.L180]+0.5*([.I180]+[.I181])*delta_t ;[.L180])" office:value-type="float" office:value="-0.0012598028157219" calcext:value-type="float">
            <text:p>-0.0012598028157219</text:p>
          </table:table-cell>
          <table:table-cell/>
          <table:table-cell table:formula="of:= IF([.O180] &gt; 0;  (v*COS(theta*PI()/180)/b)*(1 - EXP(-b*[.A181])); [.N180])" office:value-type="float" office:value="3.24227235535825" calcext:value-type="float">
            <text:p>3.24227235535825</text:p>
          </table:table-cell>
          <table:table-cell table:formula="of:= IF([.O180]&gt;0;  height + (   (g/(b^2)) +  ( v*SIN(theta*PI()/180)) / b     )   *   ( 1 - EXP(-b*[.A181])    )     -   (   (g*[.A181]) / b   );[.O180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81]+delta_t" office:value-type="float" office:value="1.63" calcext:value-type="float">
            <text:p>1.63</text:p>
          </table:table-cell>
          <table:table-cell table:style-name="ce9" table:formula="of:=+[.B181]" office:value-type="float" office:value="4.35879288134699" calcext:value-type="float">
            <text:p>4.35879288134699</text:p>
          </table:table-cell>
          <table:table-cell table:style-name="ce9" table:formula="of:=[.C181]-g*delta_t" office:value-type="float" office:value="-12.3273780008836" calcext:value-type="float">
            <text:p>-12.3273780008836</text:p>
          </table:table-cell>
          <table:table-cell table:style-name="ce9" table:formula="of:=SQRT([.B182]*[.B182]+[.C182]*[.C182])" office:value-type="float" office:value="13.0752944043012" calcext:value-type="float">
            <text:p>13.0752944043012</text:p>
          </table:table-cell>
          <table:table-cell table:style-name="ce9" table:formula="of:=IF([.F181]&gt;0;[.E181]+0.5*([.B181]+[.B182])*delta_t;[.E181])" office:value-type="float" office:value="3.31268258982371" calcext:value-type="float">
            <text:p>3.31268258982371</text:p>
          </table:table-cell>
          <table:table-cell table:formula="of:=IF([.F181]&gt;0;[.F181]+0.5*([.C181]+[.C182])*delta_t;[.F181])" office:value-type="float" office:value="-0.036489780671528" calcext:value-type="float">
            <text:p>-0.036489780671528</text:p>
          </table:table-cell>
          <table:table-cell/>
          <table:table-cell table:style-name="ce9" table:formula="of:=+[.H181]-b*[.H181]*[.J181]*delta_t" office:value-type="float" office:value="3.42392304457777" calcext:value-type="float">
            <text:p>3.42392304457777</text:p>
          </table:table-cell>
          <table:table-cell table:style-name="ce9" table:formula="of:=[.I181]-g*delta_t-b*[.I181]*[.J181]*delta_t" office:value-type="float" office:value="-11.0261563761253" calcext:value-type="float">
            <text:p>-11.0261563761253</text:p>
          </table:table-cell>
          <table:table-cell table:style-name="ce9" table:formula="of:=SQRT([.H182]^2+[.I182]^2)" office:value-type="float" office:value="11.5455347838877" calcext:value-type="float">
            <text:p>11.5455347838877</text:p>
          </table:table-cell>
          <table:table-cell table:style-name="ce9" table:formula="of:=IF([.L181]&gt;0; [.K181]+0.5*([.H181]+[.H182])*delta_t ;[.K181])" office:value-type="float" office:value="3.10438451478934" calcext:value-type="float">
            <text:p>3.10438451478934</text:p>
          </table:table-cell>
          <table:table-cell table:style-name="ce9" table:formula="of:=IF([.L181]&gt;0; [.L181]+0.5*([.I181]+[.I182])*delta_t ;[.L181])" office:value-type="float" office:value="-0.0012598028157219" calcext:value-type="float">
            <text:p>-0.0012598028157219</text:p>
          </table:table-cell>
          <table:table-cell/>
          <table:table-cell table:formula="of:= IF([.O181] &gt; 0;  (v*COS(theta*PI()/180)/b)*(1 - EXP(-b*[.A182])); [.N181])" office:value-type="float" office:value="3.24227235535825" calcext:value-type="float">
            <text:p>3.24227235535825</text:p>
          </table:table-cell>
          <table:table-cell table:formula="of:= IF([.O181]&gt;0;  height + (   (g/(b^2)) +  ( v*SIN(theta*PI()/180)) / b     )   *   ( 1 - EXP(-b*[.A182])    )     -   (   (g*[.A182]) / b   );[.O181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82]+delta_t" office:value-type="float" office:value="1.64" calcext:value-type="float">
            <text:p>1.64</text:p>
          </table:table-cell>
          <table:table-cell table:style-name="ce9" table:formula="of:=+[.B182]" office:value-type="float" office:value="4.35879288134699" calcext:value-type="float">
            <text:p>4.35879288134699</text:p>
          </table:table-cell>
          <table:table-cell table:style-name="ce9" table:formula="of:=[.C182]-g*delta_t" office:value-type="float" office:value="-12.4254445008836" calcext:value-type="float">
            <text:p>-12.4254445008836</text:p>
          </table:table-cell>
          <table:table-cell table:style-name="ce9" table:formula="of:=SQRT([.B183]*[.B183]+[.C183]*[.C183])" office:value-type="float" office:value="13.1677920103189" calcext:value-type="float">
            <text:p>13.1677920103189</text:p>
          </table:table-cell>
          <table:table-cell table:style-name="ce9" table:formula="of:=IF([.F182]&gt;0;[.E182]+0.5*([.B182]+[.B183])*delta_t;[.E182])" office:value-type="float" office:value="3.31268258982371" calcext:value-type="float">
            <text:p>3.31268258982371</text:p>
          </table:table-cell>
          <table:table-cell table:formula="of:=IF([.F182]&gt;0;[.F182]+0.5*([.C182]+[.C183])*delta_t;[.F182])" office:value-type="float" office:value="-0.036489780671528" calcext:value-type="float">
            <text:p>-0.036489780671528</text:p>
          </table:table-cell>
          <table:table-cell/>
          <table:table-cell table:style-name="ce9" table:formula="of:=+[.H182]-b*[.H182]*[.J182]*delta_t" office:value-type="float" office:value="3.41522621960389" calcext:value-type="float">
            <text:p>3.41522621960389</text:p>
          </table:table-cell>
          <table:table-cell table:style-name="ce9" table:formula="of:=[.I182]-g*delta_t-b*[.I182]*[.J182]*delta_t" office:value-type="float" office:value="-11.0962162442912" calcext:value-type="float">
            <text:p>-11.0962162442912</text:p>
          </table:table-cell>
          <table:table-cell table:style-name="ce9" table:formula="of:=SQRT([.H183]^2+[.I183]^2)" office:value-type="float" office:value="11.6099003041001" calcext:value-type="float">
            <text:p>11.6099003041001</text:p>
          </table:table-cell>
          <table:table-cell table:style-name="ce9" table:formula="of:=IF([.L182]&gt;0; [.K182]+0.5*([.H182]+[.H183])*delta_t ;[.K182])" office:value-type="float" office:value="3.10438451478934" calcext:value-type="float">
            <text:p>3.10438451478934</text:p>
          </table:table-cell>
          <table:table-cell table:style-name="ce9" table:formula="of:=IF([.L182]&gt;0; [.L182]+0.5*([.I182]+[.I183])*delta_t ;[.L182])" office:value-type="float" office:value="-0.0012598028157219" calcext:value-type="float">
            <text:p>-0.0012598028157219</text:p>
          </table:table-cell>
          <table:table-cell/>
          <table:table-cell table:formula="of:= IF([.O182] &gt; 0;  (v*COS(theta*PI()/180)/b)*(1 - EXP(-b*[.A183])); [.N182])" office:value-type="float" office:value="3.24227235535825" calcext:value-type="float">
            <text:p>3.24227235535825</text:p>
          </table:table-cell>
          <table:table-cell table:formula="of:= IF([.O182]&gt;0;  height + (   (g/(b^2)) +  ( v*SIN(theta*PI()/180)) / b     )   *   ( 1 - EXP(-b*[.A183])    )     -   (   (g*[.A183]) / b   );[.O182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83]+delta_t" office:value-type="float" office:value="1.65" calcext:value-type="float">
            <text:p>1.65</text:p>
          </table:table-cell>
          <table:table-cell table:style-name="ce9" table:formula="of:=+[.B183]" office:value-type="float" office:value="4.35879288134699" calcext:value-type="float">
            <text:p>4.35879288134699</text:p>
          </table:table-cell>
          <table:table-cell table:style-name="ce9" table:formula="of:=[.C183]-g*delta_t" office:value-type="float" office:value="-12.5235110008836" calcext:value-type="float">
            <text:p>-12.5235110008836</text:p>
          </table:table-cell>
          <table:table-cell table:style-name="ce9" table:formula="of:=SQRT([.B184]*[.B184]+[.C184]*[.C184])" office:value-type="float" office:value="13.2603696468738" calcext:value-type="float">
            <text:p>13.2603696468738</text:p>
          </table:table-cell>
          <table:table-cell table:style-name="ce9" table:formula="of:=IF([.F183]&gt;0;[.E183]+0.5*([.B183]+[.B184])*delta_t;[.E183])" office:value-type="float" office:value="3.31268258982371" calcext:value-type="float">
            <text:p>3.31268258982371</text:p>
          </table:table-cell>
          <table:table-cell table:formula="of:=IF([.F183]&gt;0;[.F183]+0.5*([.C183]+[.C184])*delta_t;[.F183])" office:value-type="float" office:value="-0.036489780671528" calcext:value-type="float">
            <text:p>-0.036489780671528</text:p>
          </table:table-cell>
          <table:table-cell/>
          <table:table-cell table:style-name="ce9" table:formula="of:=+[.H183]-b*[.H183]*[.J183]*delta_t" office:value-type="float" office:value="3.40650312370027" calcext:value-type="float">
            <text:p>3.40650312370027</text:p>
          </table:table-cell>
          <table:table-cell table:style-name="ce9" table:formula="of:=[.I183]-g*delta_t-b*[.I183]*[.J183]*delta_t" office:value-type="float" office:value="-11.1659410321345" calcext:value-type="float">
            <text:p>-11.1659410321345</text:p>
          </table:table-cell>
          <table:table-cell table:style-name="ce9" table:formula="of:=SQRT([.H184]^2+[.I184]^2)" office:value-type="float" office:value="11.674009708103" calcext:value-type="float">
            <text:p>11.674009708103</text:p>
          </table:table-cell>
          <table:table-cell table:style-name="ce9" table:formula="of:=IF([.L183]&gt;0; [.K183]+0.5*([.H183]+[.H184])*delta_t ;[.K183])" office:value-type="float" office:value="3.10438451478934" calcext:value-type="float">
            <text:p>3.10438451478934</text:p>
          </table:table-cell>
          <table:table-cell table:style-name="ce9" table:formula="of:=IF([.L183]&gt;0; [.L183]+0.5*([.I183]+[.I184])*delta_t ;[.L183])" office:value-type="float" office:value="-0.0012598028157219" calcext:value-type="float">
            <text:p>-0.0012598028157219</text:p>
          </table:table-cell>
          <table:table-cell/>
          <table:table-cell table:formula="of:= IF([.O183] &gt; 0;  (v*COS(theta*PI()/180)/b)*(1 - EXP(-b*[.A184])); [.N183])" office:value-type="float" office:value="3.24227235535825" calcext:value-type="float">
            <text:p>3.24227235535825</text:p>
          </table:table-cell>
          <table:table-cell table:formula="of:= IF([.O183]&gt;0;  height + (   (g/(b^2)) +  ( v*SIN(theta*PI()/180)) / b     )   *   ( 1 - EXP(-b*[.A184])    )     -   (   (g*[.A184]) / b   );[.O18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84]+delta_t" office:value-type="float" office:value="1.66" calcext:value-type="float">
            <text:p>1.66</text:p>
          </table:table-cell>
          <table:table-cell table:style-name="ce9" table:formula="of:=+[.B184]" office:value-type="float" office:value="4.35879288134699" calcext:value-type="float">
            <text:p>4.35879288134699</text:p>
          </table:table-cell>
          <table:table-cell table:style-name="ce9" table:formula="of:=[.C184]-g*delta_t" office:value-type="float" office:value="-12.6215775008836" calcext:value-type="float">
            <text:p>-12.6215775008836</text:p>
          </table:table-cell>
          <table:table-cell table:style-name="ce9" table:formula="of:=SQRT([.B185]*[.B185]+[.C185]*[.C185])" office:value-type="float" office:value="13.3530256493909" calcext:value-type="float">
            <text:p>13.3530256493909</text:p>
          </table:table-cell>
          <table:table-cell table:style-name="ce9" table:formula="of:=IF([.F184]&gt;0;[.E184]+0.5*([.B184]+[.B185])*delta_t;[.E184])" office:value-type="float" office:value="3.31268258982371" calcext:value-type="float">
            <text:p>3.31268258982371</text:p>
          </table:table-cell>
          <table:table-cell table:formula="of:=IF([.F184]&gt;0;[.F184]+0.5*([.C184]+[.C185])*delta_t;[.F184])" office:value-type="float" office:value="-0.036489780671528" calcext:value-type="float">
            <text:p>-0.036489780671528</text:p>
          </table:table-cell>
          <table:table-cell/>
          <table:table-cell table:style-name="ce9" table:formula="of:=+[.H184]-b*[.H184]*[.J184]*delta_t" office:value-type="float" office:value="3.39775426258218" calcext:value-type="float">
            <text:p>3.39775426258218</text:p>
          </table:table-cell>
          <table:table-cell table:style-name="ce9" table:formula="of:=[.I184]-g*delta_t-b*[.I184]*[.J184]*delta_t" office:value-type="float" office:value="-11.2353302452524" calcext:value-type="float">
            <text:p>-11.2353302452524</text:p>
          </table:table-cell>
          <table:table-cell table:style-name="ce9" table:formula="of:=SQRT([.H185]^2+[.I185]^2)" office:value-type="float" office:value="11.7378609528644" calcext:value-type="float">
            <text:p>11.7378609528644</text:p>
          </table:table-cell>
          <table:table-cell table:style-name="ce9" table:formula="of:=IF([.L184]&gt;0; [.K184]+0.5*([.H184]+[.H185])*delta_t ;[.K184])" office:value-type="float" office:value="3.10438451478934" calcext:value-type="float">
            <text:p>3.10438451478934</text:p>
          </table:table-cell>
          <table:table-cell table:style-name="ce9" table:formula="of:=IF([.L184]&gt;0; [.L184]+0.5*([.I184]+[.I185])*delta_t ;[.L184])" office:value-type="float" office:value="-0.0012598028157219" calcext:value-type="float">
            <text:p>-0.0012598028157219</text:p>
          </table:table-cell>
          <table:table-cell/>
          <table:table-cell table:formula="of:= IF([.O184] &gt; 0;  (v*COS(theta*PI()/180)/b)*(1 - EXP(-b*[.A185])); [.N184])" office:value-type="float" office:value="3.24227235535825" calcext:value-type="float">
            <text:p>3.24227235535825</text:p>
          </table:table-cell>
          <table:table-cell table:formula="of:= IF([.O184]&gt;0;  height + (   (g/(b^2)) +  ( v*SIN(theta*PI()/180)) / b     )   *   ( 1 - EXP(-b*[.A185])    )     -   (   (g*[.A185]) / b   );[.O18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85]+delta_t" office:value-type="float" office:value="1.67" calcext:value-type="float">
            <text:p>1.67</text:p>
          </table:table-cell>
          <table:table-cell table:style-name="ce9" table:formula="of:=+[.B185]" office:value-type="float" office:value="4.35879288134699" calcext:value-type="float">
            <text:p>4.35879288134699</text:p>
          </table:table-cell>
          <table:table-cell table:style-name="ce9" table:formula="of:=[.C185]-g*delta_t" office:value-type="float" office:value="-12.7196440008836" calcext:value-type="float">
            <text:p>-12.7196440008836</text:p>
          </table:table-cell>
          <table:table-cell table:style-name="ce9" table:formula="of:=SQRT([.B186]*[.B186]+[.C186]*[.C186])" office:value-type="float" office:value="13.4457583977883" calcext:value-type="float">
            <text:p>13.4457583977883</text:p>
          </table:table-cell>
          <table:table-cell table:style-name="ce9" table:formula="of:=IF([.F185]&gt;0;[.E185]+0.5*([.B185]+[.B186])*delta_t;[.E185])" office:value-type="float" office:value="3.31268258982371" calcext:value-type="float">
            <text:p>3.31268258982371</text:p>
          </table:table-cell>
          <table:table-cell table:formula="of:=IF([.F185]&gt;0;[.F185]+0.5*([.C185]+[.C186])*delta_t;[.F185])" office:value-type="float" office:value="-0.036489780671528" calcext:value-type="float">
            <text:p>-0.036489780671528</text:p>
          </table:table-cell>
          <table:table-cell/>
          <table:table-cell table:style-name="ce9" table:formula="of:=+[.H185]-b*[.H185]*[.J185]*delta_t" office:value-type="float" office:value="3.38898014182322" calcext:value-type="float">
            <text:p>3.38898014182322</text:p>
          </table:table-cell>
          <table:table-cell table:style-name="ce9" table:formula="of:=[.I185]-g*delta_t-b*[.I185]*[.J185]*delta_t" office:value-type="float" office:value="-11.3043834215332" calcext:value-type="float">
            <text:p>-11.3043834215332</text:p>
          </table:table-cell>
          <table:table-cell table:style-name="ce9" table:formula="of:=SQRT([.H186]^2+[.I186]^2)" office:value-type="float" office:value="11.8014520692458" calcext:value-type="float">
            <text:p>11.8014520692458</text:p>
          </table:table-cell>
          <table:table-cell table:style-name="ce9" table:formula="of:=IF([.L185]&gt;0; [.K185]+0.5*([.H185]+[.H186])*delta_t ;[.K185])" office:value-type="float" office:value="3.10438451478934" calcext:value-type="float">
            <text:p>3.10438451478934</text:p>
          </table:table-cell>
          <table:table-cell table:style-name="ce9" table:formula="of:=IF([.L185]&gt;0; [.L185]+0.5*([.I185]+[.I186])*delta_t ;[.L185])" office:value-type="float" office:value="-0.0012598028157219" calcext:value-type="float">
            <text:p>-0.0012598028157219</text:p>
          </table:table-cell>
          <table:table-cell/>
          <table:table-cell table:formula="of:= IF([.O185] &gt; 0;  (v*COS(theta*PI()/180)/b)*(1 - EXP(-b*[.A186])); [.N185])" office:value-type="float" office:value="3.24227235535825" calcext:value-type="float">
            <text:p>3.24227235535825</text:p>
          </table:table-cell>
          <table:table-cell table:formula="of:= IF([.O185]&gt;0;  height + (   (g/(b^2)) +  ( v*SIN(theta*PI()/180)) / b     )   *   ( 1 - EXP(-b*[.A186])    )     -   (   (g*[.A186]) / b   );[.O18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86]+delta_t" office:value-type="float" office:value="1.68" calcext:value-type="float">
            <text:p>1.68</text:p>
          </table:table-cell>
          <table:table-cell table:style-name="ce9" table:formula="of:=+[.B186]" office:value-type="float" office:value="4.35879288134699" calcext:value-type="float">
            <text:p>4.35879288134699</text:p>
          </table:table-cell>
          <table:table-cell table:style-name="ce9" table:formula="of:=[.C186]-g*delta_t" office:value-type="float" office:value="-12.8177105008836" calcext:value-type="float">
            <text:p>-12.8177105008836</text:p>
          </table:table-cell>
          <table:table-cell table:style-name="ce9" table:formula="of:=SQRT([.B187]*[.B187]+[.C187]*[.C187])" office:value-type="float" office:value="13.5385663150476" calcext:value-type="float">
            <text:p>13.5385663150476</text:p>
          </table:table-cell>
          <table:table-cell table:style-name="ce9" table:formula="of:=IF([.F186]&gt;0;[.E186]+0.5*([.B186]+[.B187])*delta_t;[.E186])" office:value-type="float" office:value="3.31268258982371" calcext:value-type="float">
            <text:p>3.31268258982371</text:p>
          </table:table-cell>
          <table:table-cell table:formula="of:=IF([.F186]&gt;0;[.F186]+0.5*([.C186]+[.C187])*delta_t;[.F186])" office:value-type="float" office:value="-0.036489780671528" calcext:value-type="float">
            <text:p>-0.036489780671528</text:p>
          </table:table-cell>
          <table:table-cell/>
          <table:table-cell table:style-name="ce9" table:formula="of:=+[.H186]-b*[.H186]*[.J186]*delta_t" office:value-type="float" office:value="3.3801812667476" calcext:value-type="float">
            <text:p>3.3801812667476</text:p>
          </table:table-cell>
          <table:table-cell table:style-name="ce9" table:formula="of:=[.I186]-g*delta_t-b*[.I186]*[.J186]*delta_t" office:value-type="float" office:value="-11.3731001309265" calcext:value-type="float">
            <text:p>-11.3731001309265</text:p>
          </table:table-cell>
          <table:table-cell table:style-name="ce9" table:formula="of:=SQRT([.H187]^2+[.I187]^2)" office:value-type="float" office:value="11.8647811603987" calcext:value-type="float">
            <text:p>11.8647811603987</text:p>
          </table:table-cell>
          <table:table-cell table:style-name="ce9" table:formula="of:=IF([.L186]&gt;0; [.K186]+0.5*([.H186]+[.H187])*delta_t ;[.K186])" office:value-type="float" office:value="3.10438451478934" calcext:value-type="float">
            <text:p>3.10438451478934</text:p>
          </table:table-cell>
          <table:table-cell table:style-name="ce9" table:formula="of:=IF([.L186]&gt;0; [.L186]+0.5*([.I186]+[.I187])*delta_t ;[.L186])" office:value-type="float" office:value="-0.0012598028157219" calcext:value-type="float">
            <text:p>-0.0012598028157219</text:p>
          </table:table-cell>
          <table:table-cell/>
          <table:table-cell table:formula="of:= IF([.O186] &gt; 0;  (v*COS(theta*PI()/180)/b)*(1 - EXP(-b*[.A187])); [.N186])" office:value-type="float" office:value="3.24227235535825" calcext:value-type="float">
            <text:p>3.24227235535825</text:p>
          </table:table-cell>
          <table:table-cell table:formula="of:= IF([.O186]&gt;0;  height + (   (g/(b^2)) +  ( v*SIN(theta*PI()/180)) / b     )   *   ( 1 - EXP(-b*[.A187])    )     -   (   (g*[.A187]) / b   );[.O18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87]+delta_t" office:value-type="float" office:value="1.69" calcext:value-type="float">
            <text:p>1.69</text:p>
          </table:table-cell>
          <table:table-cell table:style-name="ce9" table:formula="of:=+[.B187]" office:value-type="float" office:value="4.35879288134699" calcext:value-type="float">
            <text:p>4.35879288134699</text:p>
          </table:table-cell>
          <table:table-cell table:style-name="ce9" table:formula="of:=[.C187]-g*delta_t" office:value-type="float" office:value="-12.9157770008836" calcext:value-type="float">
            <text:p>-12.9157770008836</text:p>
          </table:table-cell>
          <table:table-cell table:style-name="ce9" table:formula="of:=SQRT([.B188]*[.B188]+[.C188]*[.C188])" office:value-type="float" office:value="13.6314478658371" calcext:value-type="float">
            <text:p>13.6314478658371</text:p>
          </table:table-cell>
          <table:table-cell table:style-name="ce9" table:formula="of:=IF([.F187]&gt;0;[.E187]+0.5*([.B187]+[.B188])*delta_t;[.E187])" office:value-type="float" office:value="3.31268258982371" calcext:value-type="float">
            <text:p>3.31268258982371</text:p>
          </table:table-cell>
          <table:table-cell table:formula="of:=IF([.F187]&gt;0;[.F187]+0.5*([.C187]+[.C188])*delta_t;[.F187])" office:value-type="float" office:value="-0.036489780671528" calcext:value-type="float">
            <text:p>-0.036489780671528</text:p>
          </table:table-cell>
          <table:table-cell/>
          <table:table-cell table:style-name="ce9" table:formula="of:=+[.H187]-b*[.H187]*[.J187]*delta_t" office:value-type="float" office:value="3.37135814232487" calcext:value-type="float">
            <text:p>3.37135814232487</text:p>
          </table:table-cell>
          <table:table-cell table:style-name="ce9" table:formula="of:=[.I187]-g*delta_t-b*[.I187]*[.J187]*delta_t" office:value-type="float" office:value="-11.4414799752093" calcext:value-type="float">
            <text:p>-11.4414799752093</text:p>
          </table:table-cell>
          <table:table-cell table:style-name="ce9" table:formula="of:=SQRT([.H188]^2+[.I188]^2)" office:value-type="float" office:value="11.9278464002072" calcext:value-type="float">
            <text:p>11.9278464002072</text:p>
          </table:table-cell>
          <table:table-cell table:style-name="ce9" table:formula="of:=IF([.L187]&gt;0; [.K187]+0.5*([.H187]+[.H188])*delta_t ;[.K187])" office:value-type="float" office:value="3.10438451478934" calcext:value-type="float">
            <text:p>3.10438451478934</text:p>
          </table:table-cell>
          <table:table-cell table:style-name="ce9" table:formula="of:=IF([.L187]&gt;0; [.L187]+0.5*([.I187]+[.I188])*delta_t ;[.L187])" office:value-type="float" office:value="-0.0012598028157219" calcext:value-type="float">
            <text:p>-0.0012598028157219</text:p>
          </table:table-cell>
          <table:table-cell/>
          <table:table-cell table:formula="of:= IF([.O187] &gt; 0;  (v*COS(theta*PI()/180)/b)*(1 - EXP(-b*[.A188])); [.N187])" office:value-type="float" office:value="3.24227235535825" calcext:value-type="float">
            <text:p>3.24227235535825</text:p>
          </table:table-cell>
          <table:table-cell table:formula="of:= IF([.O187]&gt;0;  height + (   (g/(b^2)) +  ( v*SIN(theta*PI()/180)) / b     )   *   ( 1 - EXP(-b*[.A188])    )     -   (   (g*[.A188]) / b   );[.O18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88]+delta_t" office:value-type="float" office:value="1.7" calcext:value-type="float">
            <text:p>1.7</text:p>
          </table:table-cell>
          <table:table-cell table:style-name="ce9" table:formula="of:=+[.B188]" office:value-type="float" office:value="4.35879288134699" calcext:value-type="float">
            <text:p>4.35879288134699</text:p>
          </table:table-cell>
          <table:table-cell table:style-name="ce9" table:formula="of:=[.C188]-g*delta_t" office:value-type="float" office:value="-13.0138435008836" calcext:value-type="float">
            <text:p>-13.0138435008836</text:p>
          </table:table-cell>
          <table:table-cell table:style-name="ce9" table:formula="of:=SQRT([.B189]*[.B189]+[.C189]*[.C189])" office:value-type="float" office:value="13.7244015551852" calcext:value-type="float">
            <text:p>13.7244015551852</text:p>
          </table:table-cell>
          <table:table-cell table:style-name="ce9" table:formula="of:=IF([.F188]&gt;0;[.E188]+0.5*([.B188]+[.B189])*delta_t;[.E188])" office:value-type="float" office:value="3.31268258982371" calcext:value-type="float">
            <text:p>3.31268258982371</text:p>
          </table:table-cell>
          <table:table-cell table:formula="of:=IF([.F188]&gt;0;[.F188]+0.5*([.C188]+[.C189])*delta_t;[.F188])" office:value-type="float" office:value="-0.036489780671528" calcext:value-type="float">
            <text:p>-0.036489780671528</text:p>
          </table:table-cell>
          <table:table-cell/>
          <table:table-cell table:style-name="ce9" table:formula="of:=+[.H188]-b*[.H188]*[.J188]*delta_t" office:value-type="float" office:value="3.36251127306689" calcext:value-type="float">
            <text:p>3.36251127306689</text:p>
          </table:table-cell>
          <table:table-cell table:style-name="ce9" table:formula="of:=[.I188]-g*delta_t-b*[.I188]*[.J188]*delta_t" office:value-type="float" office:value="-11.5095225877476" calcext:value-type="float">
            <text:p>-11.5095225877476</text:p>
          </table:table-cell>
          <table:table-cell table:style-name="ce9" table:formula="of:=SQRT([.H189]^2+[.I189]^2)" office:value-type="float" office:value="11.9906460317772" calcext:value-type="float">
            <text:p>11.9906460317772</text:p>
          </table:table-cell>
          <table:table-cell table:style-name="ce9" table:formula="of:=IF([.L188]&gt;0; [.K188]+0.5*([.H188]+[.H189])*delta_t ;[.K188])" office:value-type="float" office:value="3.10438451478934" calcext:value-type="float">
            <text:p>3.10438451478934</text:p>
          </table:table-cell>
          <table:table-cell table:style-name="ce9" table:formula="of:=IF([.L188]&gt;0; [.L188]+0.5*([.I188]+[.I189])*delta_t ;[.L188])" office:value-type="float" office:value="-0.0012598028157219" calcext:value-type="float">
            <text:p>-0.0012598028157219</text:p>
          </table:table-cell>
          <table:table-cell/>
          <table:table-cell table:formula="of:= IF([.O188] &gt; 0;  (v*COS(theta*PI()/180)/b)*(1 - EXP(-b*[.A189])); [.N188])" office:value-type="float" office:value="3.24227235535825" calcext:value-type="float">
            <text:p>3.24227235535825</text:p>
          </table:table-cell>
          <table:table-cell table:formula="of:= IF([.O188]&gt;0;  height + (   (g/(b^2)) +  ( v*SIN(theta*PI()/180)) / b     )   *   ( 1 - EXP(-b*[.A189])    )     -   (   (g*[.A189]) / b   );[.O188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89]+delta_t" office:value-type="float" office:value="1.71" calcext:value-type="float">
            <text:p>1.71</text:p>
          </table:table-cell>
          <table:table-cell table:style-name="ce9" table:formula="of:=+[.B189]" office:value-type="float" office:value="4.35879288134699" calcext:value-type="float">
            <text:p>4.35879288134699</text:p>
          </table:table-cell>
          <table:table-cell table:style-name="ce9" table:formula="of:=[.C189]-g*delta_t" office:value-type="float" office:value="-13.1119100008836" calcext:value-type="float">
            <text:p>-13.1119100008836</text:p>
          </table:table-cell>
          <table:table-cell table:style-name="ce9" table:formula="of:=SQRT([.B190]*[.B190]+[.C190]*[.C190])" office:value-type="float" office:value="13.8174259272034" calcext:value-type="float">
            <text:p>13.8174259272034</text:p>
          </table:table-cell>
          <table:table-cell table:style-name="ce9" table:formula="of:=IF([.F189]&gt;0;[.E189]+0.5*([.B189]+[.B190])*delta_t;[.E189])" office:value-type="float" office:value="3.31268258982371" calcext:value-type="float">
            <text:p>3.31268258982371</text:p>
          </table:table-cell>
          <table:table-cell table:formula="of:=IF([.F189]&gt;0;[.F189]+0.5*([.C189]+[.C190])*delta_t;[.F189])" office:value-type="float" office:value="-0.036489780671528" calcext:value-type="float">
            <text:p>-0.036489780671528</text:p>
          </table:table-cell>
          <table:table-cell/>
          <table:table-cell table:style-name="ce9" table:formula="of:=+[.H189]-b*[.H189]*[.J189]*delta_t" office:value-type="float" office:value="3.35364116292718" calcext:value-type="float">
            <text:p>3.35364116292718</text:p>
          </table:table-cell>
          <table:table-cell table:style-name="ce9" table:formula="of:=[.I189]-g*delta_t-b*[.I189]*[.J189]*delta_t" office:value-type="float" office:value="-11.5772276332518" calcext:value-type="float">
            <text:p>-11.5772276332518</text:p>
          </table:table-cell>
          <table:table-cell table:style-name="ce9" table:formula="of:=SQRT([.H190]^2+[.I190]^2)" office:value-type="float" office:value="12.0531783659667" calcext:value-type="float">
            <text:p>12.0531783659667</text:p>
          </table:table-cell>
          <table:table-cell table:style-name="ce9" table:formula="of:=IF([.L189]&gt;0; [.K189]+0.5*([.H189]+[.H190])*delta_t ;[.K189])" office:value-type="float" office:value="3.10438451478934" calcext:value-type="float">
            <text:p>3.10438451478934</text:p>
          </table:table-cell>
          <table:table-cell table:style-name="ce9" table:formula="of:=IF([.L189]&gt;0; [.L189]+0.5*([.I189]+[.I190])*delta_t ;[.L189])" office:value-type="float" office:value="-0.0012598028157219" calcext:value-type="float">
            <text:p>-0.0012598028157219</text:p>
          </table:table-cell>
          <table:table-cell/>
          <table:table-cell table:formula="of:= IF([.O189] &gt; 0;  (v*COS(theta*PI()/180)/b)*(1 - EXP(-b*[.A190])); [.N189])" office:value-type="float" office:value="3.24227235535825" calcext:value-type="float">
            <text:p>3.24227235535825</text:p>
          </table:table-cell>
          <table:table-cell table:formula="of:= IF([.O189]&gt;0;  height + (   (g/(b^2)) +  ( v*SIN(theta*PI()/180)) / b     )   *   ( 1 - EXP(-b*[.A190])    )     -   (   (g*[.A190]) / b   );[.O189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90]+delta_t" office:value-type="float" office:value="1.72" calcext:value-type="float">
            <text:p>1.72</text:p>
          </table:table-cell>
          <table:table-cell table:style-name="ce9" table:formula="of:=+[.B190]" office:value-type="float" office:value="4.35879288134699" calcext:value-type="float">
            <text:p>4.35879288134699</text:p>
          </table:table-cell>
          <table:table-cell table:style-name="ce9" table:formula="of:=[.C190]-g*delta_t" office:value-type="float" office:value="-13.2099765008836" calcext:value-type="float">
            <text:p>-13.2099765008836</text:p>
          </table:table-cell>
          <table:table-cell table:style-name="ce9" table:formula="of:=SQRT([.B191]*[.B191]+[.C191]*[.C191])" office:value-type="float" office:value="13.9105195638544" calcext:value-type="float">
            <text:p>13.9105195638544</text:p>
          </table:table-cell>
          <table:table-cell table:style-name="ce9" table:formula="of:=IF([.F190]&gt;0;[.E190]+0.5*([.B190]+[.B191])*delta_t;[.E190])" office:value-type="float" office:value="3.31268258982371" calcext:value-type="float">
            <text:p>3.31268258982371</text:p>
          </table:table-cell>
          <table:table-cell table:formula="of:=IF([.F190]&gt;0;[.F190]+0.5*([.C190]+[.C191])*delta_t;[.F190])" office:value-type="float" office:value="-0.036489780671528" calcext:value-type="float">
            <text:p>-0.036489780671528</text:p>
          </table:table-cell>
          <table:table-cell/>
          <table:table-cell table:style-name="ce9" table:formula="of:=+[.H190]-b*[.H190]*[.J190]*delta_t" office:value-type="float" office:value="3.34474831520249" calcext:value-type="float">
            <text:p>3.34474831520249</text:p>
          </table:table-cell>
          <table:table-cell table:style-name="ce9" table:formula="of:=[.I190]-g*delta_t-b*[.I190]*[.J190]*delta_t" office:value-type="float" office:value="-11.6445948075295" calcext:value-type="float">
            <text:p>-11.6445948075295</text:p>
          </table:table-cell>
          <table:table-cell table:style-name="ce9" table:formula="of:=SQRT([.H191]^2+[.I191]^2)" office:value-type="float" office:value="12.1154417799596" calcext:value-type="float">
            <text:p>12.1154417799596</text:p>
          </table:table-cell>
          <table:table-cell table:style-name="ce9" table:formula="of:=IF([.L190]&gt;0; [.K190]+0.5*([.H190]+[.H191])*delta_t ;[.K190])" office:value-type="float" office:value="3.10438451478934" calcext:value-type="float">
            <text:p>3.10438451478934</text:p>
          </table:table-cell>
          <table:table-cell table:style-name="ce9" table:formula="of:=IF([.L190]&gt;0; [.L190]+0.5*([.I190]+[.I191])*delta_t ;[.L190])" office:value-type="float" office:value="-0.0012598028157219" calcext:value-type="float">
            <text:p>-0.0012598028157219</text:p>
          </table:table-cell>
          <table:table-cell/>
          <table:table-cell table:formula="of:= IF([.O190] &gt; 0;  (v*COS(theta*PI()/180)/b)*(1 - EXP(-b*[.A191])); [.N190])" office:value-type="float" office:value="3.24227235535825" calcext:value-type="float">
            <text:p>3.24227235535825</text:p>
          </table:table-cell>
          <table:table-cell table:formula="of:= IF([.O190]&gt;0;  height + (   (g/(b^2)) +  ( v*SIN(theta*PI()/180)) / b     )   *   ( 1 - EXP(-b*[.A191])    )     -   (   (g*[.A191]) / b   );[.O190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91]+delta_t" office:value-type="float" office:value="1.73" calcext:value-type="float">
            <text:p>1.73</text:p>
          </table:table-cell>
          <table:table-cell table:style-name="ce9" table:formula="of:=+[.B191]" office:value-type="float" office:value="4.35879288134699" calcext:value-type="float">
            <text:p>4.35879288134699</text:p>
          </table:table-cell>
          <table:table-cell table:style-name="ce9" table:formula="of:=[.C191]-g*delta_t" office:value-type="float" office:value="-13.3080430008836" calcext:value-type="float">
            <text:p>-13.3080430008836</text:p>
          </table:table-cell>
          <table:table-cell table:style-name="ce9" table:formula="of:=SQRT([.B192]*[.B192]+[.C192]*[.C192])" office:value-type="float" office:value="14.0036810837668" calcext:value-type="float">
            <text:p>14.0036810837668</text:p>
          </table:table-cell>
          <table:table-cell table:style-name="ce9" table:formula="of:=IF([.F191]&gt;0;[.E191]+0.5*([.B191]+[.B192])*delta_t;[.E191])" office:value-type="float" office:value="3.31268258982371" calcext:value-type="float">
            <text:p>3.31268258982371</text:p>
          </table:table-cell>
          <table:table-cell table:formula="of:=IF([.F191]&gt;0;[.F191]+0.5*([.C191]+[.C192])*delta_t;[.F191])" office:value-type="float" office:value="-0.036489780671528" calcext:value-type="float">
            <text:p>-0.036489780671528</text:p>
          </table:table-cell>
          <table:table-cell/>
          <table:table-cell table:style-name="ce9" table:formula="of:=+[.H191]-b*[.H191]*[.J191]*delta_t" office:value-type="float" office:value="3.33583323243657" calcext:value-type="float">
            <text:p>3.33583323243657</text:p>
          </table:table-cell>
          <table:table-cell table:style-name="ce9" table:formula="of:=[.I191]-g*delta_t-b*[.I191]*[.J191]*delta_t" office:value-type="float" office:value="-11.7116238372322" calcext:value-type="float">
            <text:p>-11.7116238372322</text:p>
          </table:table-cell>
          <table:table-cell table:style-name="ce9" table:formula="of:=SQRT([.H192]^2+[.I192]^2)" office:value-type="float" office:value="12.1774347158773" calcext:value-type="float">
            <text:p>12.1774347158773</text:p>
          </table:table-cell>
          <table:table-cell table:style-name="ce9" table:formula="of:=IF([.L191]&gt;0; [.K191]+0.5*([.H191]+[.H192])*delta_t ;[.K191])" office:value-type="float" office:value="3.10438451478934" calcext:value-type="float">
            <text:p>3.10438451478934</text:p>
          </table:table-cell>
          <table:table-cell table:style-name="ce9" table:formula="of:=IF([.L191]&gt;0; [.L191]+0.5*([.I191]+[.I192])*delta_t ;[.L191])" office:value-type="float" office:value="-0.0012598028157219" calcext:value-type="float">
            <text:p>-0.0012598028157219</text:p>
          </table:table-cell>
          <table:table-cell/>
          <table:table-cell table:formula="of:= IF([.O191] &gt; 0;  (v*COS(theta*PI()/180)/b)*(1 - EXP(-b*[.A192])); [.N191])" office:value-type="float" office:value="3.24227235535825" calcext:value-type="float">
            <text:p>3.24227235535825</text:p>
          </table:table-cell>
          <table:table-cell table:formula="of:= IF([.O191]&gt;0;  height + (   (g/(b^2)) +  ( v*SIN(theta*PI()/180)) / b     )   *   ( 1 - EXP(-b*[.A192])    )     -   (   (g*[.A192]) / b   );[.O191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92]+delta_t" office:value-type="float" office:value="1.74" calcext:value-type="float">
            <text:p>1.74</text:p>
          </table:table-cell>
          <table:table-cell table:style-name="ce9" table:formula="of:=+[.B192]" office:value-type="float" office:value="4.35879288134699" calcext:value-type="float">
            <text:p>4.35879288134699</text:p>
          </table:table-cell>
          <table:table-cell table:style-name="ce9" table:formula="of:=[.C192]-g*delta_t" office:value-type="float" office:value="-13.4061095008836" calcext:value-type="float">
            <text:p>-13.4061095008836</text:p>
          </table:table-cell>
          <table:table-cell table:style-name="ce9" table:formula="of:=SQRT([.B193]*[.B193]+[.C193]*[.C193])" office:value-type="float" office:value="14.0969091410905" calcext:value-type="float">
            <text:p>14.0969091410905</text:p>
          </table:table-cell>
          <table:table-cell table:style-name="ce9" table:formula="of:=IF([.F192]&gt;0;[.E192]+0.5*([.B192]+[.B193])*delta_t;[.E192])" office:value-type="float" office:value="3.31268258982371" calcext:value-type="float">
            <text:p>3.31268258982371</text:p>
          </table:table-cell>
          <table:table-cell table:formula="of:=IF([.F192]&gt;0;[.F192]+0.5*([.C192]+[.C193])*delta_t;[.F192])" office:value-type="float" office:value="-0.036489780671528" calcext:value-type="float">
            <text:p>-0.036489780671528</text:p>
          </table:table-cell>
          <table:table-cell/>
          <table:table-cell table:style-name="ce9" table:formula="of:=+[.H192]-b*[.H192]*[.J192]*delta_t" office:value-type="float" office:value="3.32689641632614" calcext:value-type="float">
            <text:p>3.32689641632614</text:p>
          </table:table-cell>
          <table:table-cell table:style-name="ce9" table:formula="of:=[.I192]-g*delta_t-b*[.I192]*[.J192]*delta_t" office:value-type="float" office:value="-11.7783144795994" calcext:value-type="float">
            <text:p>-11.7783144795994</text:p>
          </table:table-cell>
          <table:table-cell table:style-name="ce9" table:formula="of:=SQRT([.H193]^2+[.I193]^2)" office:value-type="float" office:value="12.2391556794292" calcext:value-type="float">
            <text:p>12.2391556794292</text:p>
          </table:table-cell>
          <table:table-cell table:style-name="ce9" table:formula="of:=IF([.L192]&gt;0; [.K192]+0.5*([.H192]+[.H193])*delta_t ;[.K192])" office:value-type="float" office:value="3.10438451478934" calcext:value-type="float">
            <text:p>3.10438451478934</text:p>
          </table:table-cell>
          <table:table-cell table:style-name="ce9" table:formula="of:=IF([.L192]&gt;0; [.L192]+0.5*([.I192]+[.I193])*delta_t ;[.L192])" office:value-type="float" office:value="-0.0012598028157219" calcext:value-type="float">
            <text:p>-0.0012598028157219</text:p>
          </table:table-cell>
          <table:table-cell/>
          <table:table-cell table:formula="of:= IF([.O192] &gt; 0;  (v*COS(theta*PI()/180)/b)*(1 - EXP(-b*[.A193])); [.N192])" office:value-type="float" office:value="3.24227235535825" calcext:value-type="float">
            <text:p>3.24227235535825</text:p>
          </table:table-cell>
          <table:table-cell table:formula="of:= IF([.O192]&gt;0;  height + (   (g/(b^2)) +  ( v*SIN(theta*PI()/180)) / b     )   *   ( 1 - EXP(-b*[.A193])    )     -   (   (g*[.A193]) / b   );[.O192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93]+delta_t" office:value-type="float" office:value="1.75" calcext:value-type="float">
            <text:p>1.75</text:p>
          </table:table-cell>
          <table:table-cell table:style-name="ce9" table:formula="of:=+[.B193]" office:value-type="float" office:value="4.35879288134699" calcext:value-type="float">
            <text:p>4.35879288134699</text:p>
          </table:table-cell>
          <table:table-cell table:style-name="ce9" table:formula="of:=[.C193]-g*delta_t" office:value-type="float" office:value="-13.5041760008836" calcext:value-type="float">
            <text:p>-13.5041760008836</text:p>
          </table:table-cell>
          <table:table-cell table:style-name="ce9" table:formula="of:=SQRT([.B194]*[.B194]+[.C194]*[.C194])" office:value-type="float" office:value="14.1902024243955" calcext:value-type="float">
            <text:p>14.1902024243955</text:p>
          </table:table-cell>
          <table:table-cell table:style-name="ce9" table:formula="of:=IF([.F193]&gt;0;[.E193]+0.5*([.B193]+[.B194])*delta_t;[.E193])" office:value-type="float" office:value="3.31268258982371" calcext:value-type="float">
            <text:p>3.31268258982371</text:p>
          </table:table-cell>
          <table:table-cell table:formula="of:=IF([.F193]&gt;0;[.F193]+0.5*([.C193]+[.C194])*delta_t;[.F193])" office:value-type="float" office:value="-0.036489780671528" calcext:value-type="float">
            <text:p>-0.036489780671528</text:p>
          </table:table-cell>
          <table:table-cell/>
          <table:table-cell table:style-name="ce9" table:formula="of:=+[.H193]-b*[.H193]*[.J193]*delta_t" office:value-type="float" office:value="3.31793836762902" calcext:value-type="float">
            <text:p>3.31793836762902</text:p>
          </table:table-cell>
          <table:table-cell table:style-name="ce9" table:formula="of:=[.I193]-g*delta_t-b*[.I193]*[.J193]*delta_t" office:value-type="float" office:value="-11.8446665221968" calcext:value-type="float">
            <text:p>-11.8446665221968</text:p>
          </table:table-cell>
          <table:table-cell table:style-name="ce9" table:formula="of:=SQRT([.H194]^2+[.I194]^2)" office:value-type="float" office:value="12.3006032385991" calcext:value-type="float">
            <text:p>12.3006032385991</text:p>
          </table:table-cell>
          <table:table-cell table:style-name="ce9" table:formula="of:=IF([.L193]&gt;0; [.K193]+0.5*([.H193]+[.H194])*delta_t ;[.K193])" office:value-type="float" office:value="3.10438451478934" calcext:value-type="float">
            <text:p>3.10438451478934</text:p>
          </table:table-cell>
          <table:table-cell table:style-name="ce9" table:formula="of:=IF([.L193]&gt;0; [.L193]+0.5*([.I193]+[.I194])*delta_t ;[.L193])" office:value-type="float" office:value="-0.0012598028157219" calcext:value-type="float">
            <text:p>-0.0012598028157219</text:p>
          </table:table-cell>
          <table:table-cell/>
          <table:table-cell table:formula="of:= IF([.O193] &gt; 0;  (v*COS(theta*PI()/180)/b)*(1 - EXP(-b*[.A194])); [.N193])" office:value-type="float" office:value="3.24227235535825" calcext:value-type="float">
            <text:p>3.24227235535825</text:p>
          </table:table-cell>
          <table:table-cell table:formula="of:= IF([.O193]&gt;0;  height + (   (g/(b^2)) +  ( v*SIN(theta*PI()/180)) / b     )   *   ( 1 - EXP(-b*[.A194])    )     -   (   (g*[.A194]) / b   );[.O19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94]+delta_t" office:value-type="float" office:value="1.76" calcext:value-type="float">
            <text:p>1.76</text:p>
          </table:table-cell>
          <table:table-cell table:style-name="ce9" table:formula="of:=+[.B194]" office:value-type="float" office:value="4.35879288134699" calcext:value-type="float">
            <text:p>4.35879288134699</text:p>
          </table:table-cell>
          <table:table-cell table:style-name="ce9" table:formula="of:=[.C194]-g*delta_t" office:value-type="float" office:value="-13.6022425008836" calcext:value-type="float">
            <text:p>-13.6022425008836</text:p>
          </table:table-cell>
          <table:table-cell table:style-name="ce9" table:formula="of:=SQRT([.B195]*[.B195]+[.C195]*[.C195])" office:value-type="float" office:value="14.2835596556084" calcext:value-type="float">
            <text:p>14.2835596556084</text:p>
          </table:table-cell>
          <table:table-cell table:style-name="ce9" table:formula="of:=IF([.F194]&gt;0;[.E194]+0.5*([.B194]+[.B195])*delta_t;[.E194])" office:value-type="float" office:value="3.31268258982371" calcext:value-type="float">
            <text:p>3.31268258982371</text:p>
          </table:table-cell>
          <table:table-cell table:formula="of:=IF([.F194]&gt;0;[.F194]+0.5*([.C194]+[.C195])*delta_t;[.F194])" office:value-type="float" office:value="-0.036489780671528" calcext:value-type="float">
            <text:p>-0.036489780671528</text:p>
          </table:table-cell>
          <table:table-cell/>
          <table:table-cell table:style-name="ce9" table:formula="of:=+[.H194]-b*[.H194]*[.J194]*delta_t" office:value-type="float" office:value="3.30895958607435" calcext:value-type="float">
            <text:p>3.30895958607435</text:p>
          </table:table-cell>
          <table:table-cell table:style-name="ce9" table:formula="of:=[.I194]-g*delta_t-b*[.I194]*[.J194]*delta_t" office:value-type="float" office:value="-11.9106797826526" calcext:value-type="float">
            <text:p>-11.9106797826526</text:p>
          </table:table-cell>
          <table:table-cell table:style-name="ce9" table:formula="of:=SQRT([.H195]^2+[.I195]^2)" office:value-type="float" office:value="12.3617760223668" calcext:value-type="float">
            <text:p>12.3617760223668</text:p>
          </table:table-cell>
          <table:table-cell table:style-name="ce9" table:formula="of:=IF([.L194]&gt;0; [.K194]+0.5*([.H194]+[.H195])*delta_t ;[.K194])" office:value-type="float" office:value="3.10438451478934" calcext:value-type="float">
            <text:p>3.10438451478934</text:p>
          </table:table-cell>
          <table:table-cell table:style-name="ce9" table:formula="of:=IF([.L194]&gt;0; [.L194]+0.5*([.I194]+[.I195])*delta_t ;[.L194])" office:value-type="float" office:value="-0.0012598028157219" calcext:value-type="float">
            <text:p>-0.0012598028157219</text:p>
          </table:table-cell>
          <table:table-cell/>
          <table:table-cell table:formula="of:= IF([.O194] &gt; 0;  (v*COS(theta*PI()/180)/b)*(1 - EXP(-b*[.A195])); [.N194])" office:value-type="float" office:value="3.24227235535825" calcext:value-type="float">
            <text:p>3.24227235535825</text:p>
          </table:table-cell>
          <table:table-cell table:formula="of:= IF([.O194]&gt;0;  height + (   (g/(b^2)) +  ( v*SIN(theta*PI()/180)) / b     )   *   ( 1 - EXP(-b*[.A195])    )     -   (   (g*[.A195]) / b   );[.O19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95]+delta_t" office:value-type="float" office:value="1.77" calcext:value-type="float">
            <text:p>1.77</text:p>
          </table:table-cell>
          <table:table-cell table:style-name="ce9" table:formula="of:=+[.B195]" office:value-type="float" office:value="4.35879288134699" calcext:value-type="float">
            <text:p>4.35879288134699</text:p>
          </table:table-cell>
          <table:table-cell table:style-name="ce9" table:formula="of:=[.C195]-g*delta_t" office:value-type="float" office:value="-13.7003090008836" calcext:value-type="float">
            <text:p>-13.7003090008836</text:p>
          </table:table-cell>
          <table:table-cell table:style-name="ce9" table:formula="of:=SQRT([.B196]*[.B196]+[.C196]*[.C196])" office:value-type="float" office:value="14.3769795889878" calcext:value-type="float">
            <text:p>14.3769795889878</text:p>
          </table:table-cell>
          <table:table-cell table:style-name="ce9" table:formula="of:=IF([.F195]&gt;0;[.E195]+0.5*([.B195]+[.B196])*delta_t;[.E195])" office:value-type="float" office:value="3.31268258982371" calcext:value-type="float">
            <text:p>3.31268258982371</text:p>
          </table:table-cell>
          <table:table-cell table:formula="of:=IF([.F195]&gt;0;[.F195]+0.5*([.C195]+[.C196])*delta_t;[.F195])" office:value-type="float" office:value="-0.036489780671528" calcext:value-type="float">
            <text:p>-0.036489780671528</text:p>
          </table:table-cell>
          <table:table-cell/>
          <table:table-cell table:style-name="ce9" table:formula="of:=+[.H195]-b*[.H195]*[.J195]*delta_t" office:value-type="float" office:value="3.29996057027492" calcext:value-type="float">
            <text:p>3.29996057027492</text:p>
          </table:table-cell>
          <table:table-cell table:style-name="ce9" table:formula="of:=[.I195]-g*delta_t-b*[.I195]*[.J195]*delta_t" office:value-type="float" office:value="-11.9763541083882" calcext:value-type="float">
            <text:p>-11.9763541083882</text:p>
          </table:table-cell>
          <table:table-cell table:style-name="ce9" table:formula="of:=SQRT([.H196]^2+[.I196]^2)" office:value-type="float" office:value="12.4226727194624" calcext:value-type="float">
            <text:p>12.4226727194624</text:p>
          </table:table-cell>
          <table:table-cell table:style-name="ce9" table:formula="of:=IF([.L195]&gt;0; [.K195]+0.5*([.H195]+[.H196])*delta_t ;[.K195])" office:value-type="float" office:value="3.10438451478934" calcext:value-type="float">
            <text:p>3.10438451478934</text:p>
          </table:table-cell>
          <table:table-cell table:style-name="ce9" table:formula="of:=IF([.L195]&gt;0; [.L195]+0.5*([.I195]+[.I196])*delta_t ;[.L195])" office:value-type="float" office:value="-0.0012598028157219" calcext:value-type="float">
            <text:p>-0.0012598028157219</text:p>
          </table:table-cell>
          <table:table-cell/>
          <table:table-cell table:formula="of:= IF([.O195] &gt; 0;  (v*COS(theta*PI()/180)/b)*(1 - EXP(-b*[.A196])); [.N195])" office:value-type="float" office:value="3.24227235535825" calcext:value-type="float">
            <text:p>3.24227235535825</text:p>
          </table:table-cell>
          <table:table-cell table:formula="of:= IF([.O195]&gt;0;  height + (   (g/(b^2)) +  ( v*SIN(theta*PI()/180)) / b     )   *   ( 1 - EXP(-b*[.A196])    )     -   (   (g*[.A196]) / b   );[.O19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96]+delta_t" office:value-type="float" office:value="1.78" calcext:value-type="float">
            <text:p>1.78</text:p>
          </table:table-cell>
          <table:table-cell table:style-name="ce9" table:formula="of:=+[.B196]" office:value-type="float" office:value="4.35879288134699" calcext:value-type="float">
            <text:p>4.35879288134699</text:p>
          </table:table-cell>
          <table:table-cell table:style-name="ce9" table:formula="of:=[.C196]-g*delta_t" office:value-type="float" office:value="-13.7983755008836" calcext:value-type="float">
            <text:p>-13.7983755008836</text:p>
          </table:table-cell>
          <table:table-cell table:style-name="ce9" table:formula="of:=SQRT([.B197]*[.B197]+[.C197]*[.C197])" office:value-type="float" office:value="14.470461010136" calcext:value-type="float">
            <text:p>14.470461010136</text:p>
          </table:table-cell>
          <table:table-cell table:style-name="ce9" table:formula="of:=IF([.F196]&gt;0;[.E196]+0.5*([.B196]+[.B197])*delta_t;[.E196])" office:value-type="float" office:value="3.31268258982371" calcext:value-type="float">
            <text:p>3.31268258982371</text:p>
          </table:table-cell>
          <table:table-cell table:formula="of:=IF([.F196]&gt;0;[.F196]+0.5*([.C196]+[.C197])*delta_t;[.F196])" office:value-type="float" office:value="-0.036489780671528" calcext:value-type="float">
            <text:p>-0.036489780671528</text:p>
          </table:table-cell>
          <table:table-cell/>
          <table:table-cell table:style-name="ce9" table:formula="of:=+[.H196]-b*[.H196]*[.J196]*delta_t" office:value-type="float" office:value="3.29094181764156" calcext:value-type="float">
            <text:p>3.29094181764156</text:p>
          </table:table-cell>
          <table:table-cell table:style-name="ce9" table:formula="of:=[.I196]-g*delta_t-b*[.I196]*[.J196]*delta_t" office:value-type="float" office:value="-12.0416893763468" calcext:value-type="float">
            <text:p>-12.0416893763468</text:p>
          </table:table-cell>
          <table:table-cell table:style-name="ce9" table:formula="of:=SQRT([.H197]^2+[.I197]^2)" office:value-type="float" office:value="12.4832920771535" calcext:value-type="float">
            <text:p>12.4832920771535</text:p>
          </table:table-cell>
          <table:table-cell table:style-name="ce9" table:formula="of:=IF([.L196]&gt;0; [.K196]+0.5*([.H196]+[.H197])*delta_t ;[.K196])" office:value-type="float" office:value="3.10438451478934" calcext:value-type="float">
            <text:p>3.10438451478934</text:p>
          </table:table-cell>
          <table:table-cell table:style-name="ce9" table:formula="of:=IF([.L196]&gt;0; [.L196]+0.5*([.I196]+[.I197])*delta_t ;[.L196])" office:value-type="float" office:value="-0.0012598028157219" calcext:value-type="float">
            <text:p>-0.0012598028157219</text:p>
          </table:table-cell>
          <table:table-cell/>
          <table:table-cell table:formula="of:= IF([.O196] &gt; 0;  (v*COS(theta*PI()/180)/b)*(1 - EXP(-b*[.A197])); [.N196])" office:value-type="float" office:value="3.24227235535825" calcext:value-type="float">
            <text:p>3.24227235535825</text:p>
          </table:table-cell>
          <table:table-cell table:formula="of:= IF([.O196]&gt;0;  height + (   (g/(b^2)) +  ( v*SIN(theta*PI()/180)) / b     )   *   ( 1 - EXP(-b*[.A197])    )     -   (   (g*[.A197]) / b   );[.O19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97]+delta_t" office:value-type="float" office:value="1.79" calcext:value-type="float">
            <text:p>1.79</text:p>
          </table:table-cell>
          <table:table-cell table:style-name="ce9" table:formula="of:=+[.B197]" office:value-type="float" office:value="4.35879288134699" calcext:value-type="float">
            <text:p>4.35879288134699</text:p>
          </table:table-cell>
          <table:table-cell table:style-name="ce9" table:formula="of:=[.C197]-g*delta_t" office:value-type="float" office:value="-13.8964420008836" calcext:value-type="float">
            <text:p>-13.8964420008836</text:p>
          </table:table-cell>
          <table:table-cell table:style-name="ce9" table:formula="of:=SQRT([.B198]*[.B198]+[.C198]*[.C198])" office:value-type="float" office:value="14.5640027350451" calcext:value-type="float">
            <text:p>14.5640027350451</text:p>
          </table:table-cell>
          <table:table-cell table:style-name="ce9" table:formula="of:=IF([.F197]&gt;0;[.E197]+0.5*([.B197]+[.B198])*delta_t;[.E197])" office:value-type="float" office:value="3.31268258982371" calcext:value-type="float">
            <text:p>3.31268258982371</text:p>
          </table:table-cell>
          <table:table-cell table:formula="of:=IF([.F197]&gt;0;[.F197]+0.5*([.C197]+[.C198])*delta_t;[.F197])" office:value-type="float" office:value="-0.036489780671528" calcext:value-type="float">
            <text:p>-0.036489780671528</text:p>
          </table:table-cell>
          <table:table-cell/>
          <table:table-cell table:style-name="ce9" table:formula="of:=+[.H197]-b*[.H197]*[.J197]*delta_t" office:value-type="float" office:value="3.28190382429948" calcext:value-type="float">
            <text:p>3.28190382429948</text:p>
          </table:table-cell>
          <table:table-cell table:style-name="ce9" table:formula="of:=[.I197]-g*delta_t-b*[.I197]*[.J197]*delta_t" office:value-type="float" office:value="-12.1066854927175" calcext:value-type="float">
            <text:p>-12.1066854927175</text:p>
          </table:table-cell>
          <table:table-cell table:style-name="ce9" table:formula="of:=SQRT([.H198]^2+[.I198]^2)" office:value-type="float" office:value="12.5436329000624" calcext:value-type="float">
            <text:p>12.5436329000624</text:p>
          </table:table-cell>
          <table:table-cell table:style-name="ce9" table:formula="of:=IF([.L197]&gt;0; [.K197]+0.5*([.H197]+[.H198])*delta_t ;[.K197])" office:value-type="float" office:value="3.10438451478934" calcext:value-type="float">
            <text:p>3.10438451478934</text:p>
          </table:table-cell>
          <table:table-cell table:style-name="ce9" table:formula="of:=IF([.L197]&gt;0; [.L197]+0.5*([.I197]+[.I198])*delta_t ;[.L197])" office:value-type="float" office:value="-0.0012598028157219" calcext:value-type="float">
            <text:p>-0.0012598028157219</text:p>
          </table:table-cell>
          <table:table-cell/>
          <table:table-cell table:formula="of:= IF([.O197] &gt; 0;  (v*COS(theta*PI()/180)/b)*(1 - EXP(-b*[.A198])); [.N197])" office:value-type="float" office:value="3.24227235535825" calcext:value-type="float">
            <text:p>3.24227235535825</text:p>
          </table:table-cell>
          <table:table-cell table:formula="of:= IF([.O197]&gt;0;  height + (   (g/(b^2)) +  ( v*SIN(theta*PI()/180)) / b     )   *   ( 1 - EXP(-b*[.A198])    )     -   (   (g*[.A198]) / b   );[.O19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98]+delta_t" office:value-type="float" office:value="1.8" calcext:value-type="float">
            <text:p>1.8</text:p>
          </table:table-cell>
          <table:table-cell table:style-name="ce9" table:formula="of:=+[.B198]" office:value-type="float" office:value="4.35879288134699" calcext:value-type="float">
            <text:p>4.35879288134699</text:p>
          </table:table-cell>
          <table:table-cell table:style-name="ce9" table:formula="of:=[.C198]-g*delta_t" office:value-type="float" office:value="-13.9945085008836" calcext:value-type="float">
            <text:p>-13.9945085008836</text:p>
          </table:table-cell>
          <table:table-cell table:style-name="ce9" table:formula="of:=SQRT([.B199]*[.B199]+[.C199]*[.C199])" office:value-type="float" office:value="14.6576036091779" calcext:value-type="float">
            <text:p>14.6576036091779</text:p>
          </table:table-cell>
          <table:table-cell table:style-name="ce9" table:formula="of:=IF([.F198]&gt;0;[.E198]+0.5*([.B198]+[.B199])*delta_t;[.E198])" office:value-type="float" office:value="3.31268258982371" calcext:value-type="float">
            <text:p>3.31268258982371</text:p>
          </table:table-cell>
          <table:table-cell table:formula="of:=IF([.F198]&gt;0;[.F198]+0.5*([.C198]+[.C199])*delta_t;[.F198])" office:value-type="float" office:value="-0.036489780671528" calcext:value-type="float">
            <text:p>-0.036489780671528</text:p>
          </table:table-cell>
          <table:table-cell/>
          <table:table-cell table:style-name="ce9" table:formula="of:=+[.H198]-b*[.H198]*[.J198]*delta_t" office:value-type="float" office:value="3.27284708500671" calcext:value-type="float">
            <text:p>3.27284708500671</text:p>
          </table:table-cell>
          <table:table-cell table:style-name="ce9" table:formula="of:=[.I198]-g*delta_t-b*[.I198]*[.J198]*delta_t" office:value-type="float" office:value="-12.171342392657" calcext:value-type="float">
            <text:p>-12.171342392657</text:p>
          </table:table-cell>
          <table:table-cell table:style-name="ce9" table:formula="of:=SQRT([.H199]^2+[.I199]^2)" office:value-type="float" office:value="12.603694049013" calcext:value-type="float">
            <text:p>12.603694049013</text:p>
          </table:table-cell>
          <table:table-cell table:style-name="ce9" table:formula="of:=IF([.L198]&gt;0; [.K198]+0.5*([.H198]+[.H199])*delta_t ;[.K198])" office:value-type="float" office:value="3.10438451478934" calcext:value-type="float">
            <text:p>3.10438451478934</text:p>
          </table:table-cell>
          <table:table-cell table:style-name="ce9" table:formula="of:=IF([.L198]&gt;0; [.L198]+0.5*([.I198]+[.I199])*delta_t ;[.L198])" office:value-type="float" office:value="-0.0012598028157219" calcext:value-type="float">
            <text:p>-0.0012598028157219</text:p>
          </table:table-cell>
          <table:table-cell/>
          <table:table-cell table:formula="of:= IF([.O198] &gt; 0;  (v*COS(theta*PI()/180)/b)*(1 - EXP(-b*[.A199])); [.N198])" office:value-type="float" office:value="3.24227235535825" calcext:value-type="float">
            <text:p>3.24227235535825</text:p>
          </table:table-cell>
          <table:table-cell table:formula="of:= IF([.O198]&gt;0;  height + (   (g/(b^2)) +  ( v*SIN(theta*PI()/180)) / b     )   *   ( 1 - EXP(-b*[.A199])    )     -   (   (g*[.A199]) / b   );[.O198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199]+delta_t" office:value-type="float" office:value="1.81" calcext:value-type="float">
            <text:p>1.81</text:p>
          </table:table-cell>
          <table:table-cell table:style-name="ce9" table:formula="of:=+[.B199]" office:value-type="float" office:value="4.35879288134699" calcext:value-type="float">
            <text:p>4.35879288134699</text:p>
          </table:table-cell>
          <table:table-cell table:style-name="ce9" table:formula="of:=[.C199]-g*delta_t" office:value-type="float" office:value="-14.0925750008836" calcext:value-type="float">
            <text:p>-14.0925750008836</text:p>
          </table:table-cell>
          <table:table-cell table:style-name="ce9" table:formula="of:=SQRT([.B200]*[.B200]+[.C200]*[.C200])" office:value-type="float" office:value="14.7512625065792" calcext:value-type="float">
            <text:p>14.7512625065792</text:p>
          </table:table-cell>
          <table:table-cell table:style-name="ce9" table:formula="of:=IF([.F199]&gt;0;[.E199]+0.5*([.B199]+[.B200])*delta_t;[.E199])" office:value-type="float" office:value="3.31268258982371" calcext:value-type="float">
            <text:p>3.31268258982371</text:p>
          </table:table-cell>
          <table:table-cell table:formula="of:=IF([.F199]&gt;0;[.F199]+0.5*([.C199]+[.C200])*delta_t;[.F199])" office:value-type="float" office:value="-0.036489780671528" calcext:value-type="float">
            <text:p>-0.036489780671528</text:p>
          </table:table-cell>
          <table:table-cell/>
          <table:table-cell table:style-name="ce9" table:formula="of:=+[.H199]-b*[.H199]*[.J199]*delta_t" office:value-type="float" office:value="3.26377209307441" calcext:value-type="float">
            <text:p>3.26377209307441</text:p>
          </table:table-cell>
          <table:table-cell table:style-name="ce9" table:formula="of:=[.I199]-g*delta_t-b*[.I199]*[.J199]*delta_t" office:value-type="float" office:value="-12.2356600400067" calcext:value-type="float">
            <text:p>-12.2356600400067</text:p>
          </table:table-cell>
          <table:table-cell table:style-name="ce9" table:formula="of:=SQRT([.H200]^2+[.I200]^2)" office:value-type="float" office:value="12.6634744399059" calcext:value-type="float">
            <text:p>12.6634744399059</text:p>
          </table:table-cell>
          <table:table-cell table:style-name="ce9" table:formula="of:=IF([.L199]&gt;0; [.K199]+0.5*([.H199]+[.H200])*delta_t ;[.K199])" office:value-type="float" office:value="3.10438451478934" calcext:value-type="float">
            <text:p>3.10438451478934</text:p>
          </table:table-cell>
          <table:table-cell table:style-name="ce9" table:formula="of:=IF([.L199]&gt;0; [.L199]+0.5*([.I199]+[.I200])*delta_t ;[.L199])" office:value-type="float" office:value="-0.0012598028157219" calcext:value-type="float">
            <text:p>-0.0012598028157219</text:p>
          </table:table-cell>
          <table:table-cell/>
          <table:table-cell table:formula="of:= IF([.O199] &gt; 0;  (v*COS(theta*PI()/180)/b)*(1 - EXP(-b*[.A200])); [.N199])" office:value-type="float" office:value="3.24227235535825" calcext:value-type="float">
            <text:p>3.24227235535825</text:p>
          </table:table-cell>
          <table:table-cell table:formula="of:= IF([.O199]&gt;0;  height + (   (g/(b^2)) +  ( v*SIN(theta*PI()/180)) / b     )   *   ( 1 - EXP(-b*[.A200])    )     -   (   (g*[.A200]) / b   );[.O199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00]+delta_t" office:value-type="float" office:value="1.82" calcext:value-type="float">
            <text:p>1.82</text:p>
          </table:table-cell>
          <table:table-cell table:style-name="ce9" table:formula="of:=+[.B200]" office:value-type="float" office:value="4.35879288134699" calcext:value-type="float">
            <text:p>4.35879288134699</text:p>
          </table:table-cell>
          <table:table-cell table:style-name="ce9" table:formula="of:=[.C200]-g*delta_t" office:value-type="float" office:value="-14.1906415008836" calcext:value-type="float">
            <text:p>-14.1906415008836</text:p>
          </table:table-cell>
          <table:table-cell table:style-name="ce9" table:formula="of:=SQRT([.B201]*[.B201]+[.C201]*[.C201])" office:value-type="float" office:value="14.8449783290202" calcext:value-type="float">
            <text:p>14.8449783290202</text:p>
          </table:table-cell>
          <table:table-cell table:style-name="ce9" table:formula="of:=IF([.F200]&gt;0;[.E200]+0.5*([.B200]+[.B201])*delta_t;[.E200])" office:value-type="float" office:value="3.31268258982371" calcext:value-type="float">
            <text:p>3.31268258982371</text:p>
          </table:table-cell>
          <table:table-cell table:formula="of:=IF([.F200]&gt;0;[.F200]+0.5*([.C200]+[.C201])*delta_t;[.F200])" office:value-type="float" office:value="-0.036489780671528" calcext:value-type="float">
            <text:p>-0.036489780671528</text:p>
          </table:table-cell>
          <table:table-cell/>
          <table:table-cell table:style-name="ce9" table:formula="of:=+[.H200]-b*[.H200]*[.J200]*delta_t" office:value-type="float" office:value="3.25467934028918" calcext:value-type="float">
            <text:p>3.25467934028918</text:p>
          </table:table-cell>
          <table:table-cell table:style-name="ce9" table:formula="of:=[.I200]-g*delta_t-b*[.I200]*[.J200]*delta_t" office:value-type="float" office:value="-12.2996384270089" calcext:value-type="float">
            <text:p>-12.2996384270089</text:p>
          </table:table-cell>
          <table:table-cell table:style-name="ce9" table:formula="of:=SQRT([.H201]^2+[.I201]^2)" office:value-type="float" office:value="12.7229730426209" calcext:value-type="float">
            <text:p>12.7229730426209</text:p>
          </table:table-cell>
          <table:table-cell table:style-name="ce9" table:formula="of:=IF([.L200]&gt;0; [.K200]+0.5*([.H200]+[.H201])*delta_t ;[.K200])" office:value-type="float" office:value="3.10438451478934" calcext:value-type="float">
            <text:p>3.10438451478934</text:p>
          </table:table-cell>
          <table:table-cell table:style-name="ce9" table:formula="of:=IF([.L200]&gt;0; [.L200]+0.5*([.I200]+[.I201])*delta_t ;[.L200])" office:value-type="float" office:value="-0.0012598028157219" calcext:value-type="float">
            <text:p>-0.0012598028157219</text:p>
          </table:table-cell>
          <table:table-cell/>
          <table:table-cell table:formula="of:= IF([.O200] &gt; 0;  (v*COS(theta*PI()/180)/b)*(1 - EXP(-b*[.A201])); [.N200])" office:value-type="float" office:value="3.24227235535825" calcext:value-type="float">
            <text:p>3.24227235535825</text:p>
          </table:table-cell>
          <table:table-cell table:formula="of:= IF([.O200]&gt;0;  height + (   (g/(b^2)) +  ( v*SIN(theta*PI()/180)) / b     )   *   ( 1 - EXP(-b*[.A201])    )     -   (   (g*[.A201]) / b   );[.O200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01]+delta_t" office:value-type="float" office:value="1.83" calcext:value-type="float">
            <text:p>1.83</text:p>
          </table:table-cell>
          <table:table-cell table:style-name="ce9" table:formula="of:=+[.B201]" office:value-type="float" office:value="4.35879288134699" calcext:value-type="float">
            <text:p>4.35879288134699</text:p>
          </table:table-cell>
          <table:table-cell table:style-name="ce9" table:formula="of:=[.C201]-g*delta_t" office:value-type="float" office:value="-14.2887080008836" calcext:value-type="float">
            <text:p>-14.2887080008836</text:p>
          </table:table-cell>
          <table:table-cell table:style-name="ce9" table:formula="of:=SQRT([.B202]*[.B202]+[.C202]*[.C202])" office:value-type="float" office:value="14.938750005171" calcext:value-type="float">
            <text:p>14.938750005171</text:p>
          </table:table-cell>
          <table:table-cell table:style-name="ce9" table:formula="of:=IF([.F201]&gt;0;[.E201]+0.5*([.B201]+[.B202])*delta_t;[.E201])" office:value-type="float" office:value="3.31268258982371" calcext:value-type="float">
            <text:p>3.31268258982371</text:p>
          </table:table-cell>
          <table:table-cell table:formula="of:=IF([.F201]&gt;0;[.F201]+0.5*([.C201]+[.C202])*delta_t;[.F201])" office:value-type="float" office:value="-0.036489780671528" calcext:value-type="float">
            <text:p>-0.036489780671528</text:p>
          </table:table-cell>
          <table:table-cell/>
          <table:table-cell table:style-name="ce9" table:formula="of:=+[.H201]-b*[.H201]*[.J201]*delta_t" office:value-type="float" office:value="3.24556931683722" calcext:value-type="float">
            <text:p>3.24556931683722</text:p>
          </table:table-cell>
          <table:table-cell table:style-name="ce9" table:formula="of:=[.I201]-g*delta_t-b*[.I201]*[.J201]*delta_t" office:value-type="float" office:value="-12.3632775740179" calcext:value-type="float">
            <text:p>-12.3632775740179</text:p>
          </table:table-cell>
          <table:table-cell table:style-name="ce9" table:formula="of:=SQRT([.H202]^2+[.I202]^2)" office:value-type="float" office:value="12.7821888799458" calcext:value-type="float">
            <text:p>12.7821888799458</text:p>
          </table:table-cell>
          <table:table-cell table:style-name="ce9" table:formula="of:=IF([.L201]&gt;0; [.K201]+0.5*([.H201]+[.H202])*delta_t ;[.K201])" office:value-type="float" office:value="3.10438451478934" calcext:value-type="float">
            <text:p>3.10438451478934</text:p>
          </table:table-cell>
          <table:table-cell table:style-name="ce9" table:formula="of:=IF([.L201]&gt;0; [.L201]+0.5*([.I201]+[.I202])*delta_t ;[.L201])" office:value-type="float" office:value="-0.0012598028157219" calcext:value-type="float">
            <text:p>-0.0012598028157219</text:p>
          </table:table-cell>
          <table:table-cell/>
          <table:table-cell table:formula="of:= IF([.O201] &gt; 0;  (v*COS(theta*PI()/180)/b)*(1 - EXP(-b*[.A202])); [.N201])" office:value-type="float" office:value="3.24227235535825" calcext:value-type="float">
            <text:p>3.24227235535825</text:p>
          </table:table-cell>
          <table:table-cell table:formula="of:= IF([.O201]&gt;0;  height + (   (g/(b^2)) +  ( v*SIN(theta*PI()/180)) / b     )   *   ( 1 - EXP(-b*[.A202])    )     -   (   (g*[.A202]) / b   );[.O201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02]+delta_t" office:value-type="float" office:value="1.84" calcext:value-type="float">
            <text:p>1.84</text:p>
          </table:table-cell>
          <table:table-cell table:style-name="ce9" table:formula="of:=+[.B202]" office:value-type="float" office:value="4.35879288134699" calcext:value-type="float">
            <text:p>4.35879288134699</text:p>
          </table:table-cell>
          <table:table-cell table:style-name="ce9" table:formula="of:=[.C202]-g*delta_t" office:value-type="float" office:value="-14.3867745008836" calcext:value-type="float">
            <text:p>-14.3867745008836</text:p>
          </table:table-cell>
          <table:table-cell table:style-name="ce9" table:formula="of:=SQRT([.B203]*[.B203]+[.C203]*[.C203])" office:value-type="float" office:value="15.0325764898022" calcext:value-type="float">
            <text:p>15.0325764898022</text:p>
          </table:table-cell>
          <table:table-cell table:style-name="ce9" table:formula="of:=IF([.F202]&gt;0;[.E202]+0.5*([.B202]+[.B203])*delta_t;[.E202])" office:value-type="float" office:value="3.31268258982371" calcext:value-type="float">
            <text:p>3.31268258982371</text:p>
          </table:table-cell>
          <table:table-cell table:formula="of:=IF([.F202]&gt;0;[.F202]+0.5*([.C202]+[.C203])*delta_t;[.F202])" office:value-type="float" office:value="-0.036489780671528" calcext:value-type="float">
            <text:p>-0.036489780671528</text:p>
          </table:table-cell>
          <table:table-cell/>
          <table:table-cell table:style-name="ce9" table:formula="of:=+[.H202]-b*[.H202]*[.J202]*delta_t" office:value-type="float" office:value="3.23644251123045" calcext:value-type="float">
            <text:p>3.23644251123045</text:p>
          </table:table-cell>
          <table:table-cell table:style-name="ce9" table:formula="of:=[.I202]-g*delta_t-b*[.I202]*[.J202]*delta_t" office:value-type="float" office:value="-12.4265775292101" calcext:value-type="float">
            <text:p>-12.4265775292101</text:p>
          </table:table-cell>
          <table:table-cell table:style-name="ce9" table:formula="of:=SQRT([.H203]^2+[.I203]^2)" office:value-type="float" office:value="12.8411210265292" calcext:value-type="float">
            <text:p>12.8411210265292</text:p>
          </table:table-cell>
          <table:table-cell table:style-name="ce9" table:formula="of:=IF([.L202]&gt;0; [.K202]+0.5*([.H202]+[.H203])*delta_t ;[.K202])" office:value-type="float" office:value="3.10438451478934" calcext:value-type="float">
            <text:p>3.10438451478934</text:p>
          </table:table-cell>
          <table:table-cell table:style-name="ce9" table:formula="of:=IF([.L202]&gt;0; [.L202]+0.5*([.I202]+[.I203])*delta_t ;[.L202])" office:value-type="float" office:value="-0.0012598028157219" calcext:value-type="float">
            <text:p>-0.0012598028157219</text:p>
          </table:table-cell>
          <table:table-cell/>
          <table:table-cell table:formula="of:= IF([.O202] &gt; 0;  (v*COS(theta*PI()/180)/b)*(1 - EXP(-b*[.A203])); [.N202])" office:value-type="float" office:value="3.24227235535825" calcext:value-type="float">
            <text:p>3.24227235535825</text:p>
          </table:table-cell>
          <table:table-cell table:formula="of:= IF([.O202]&gt;0;  height + (   (g/(b^2)) +  ( v*SIN(theta*PI()/180)) / b     )   *   ( 1 - EXP(-b*[.A203])    )     -   (   (g*[.A203]) / b   );[.O202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03]+delta_t" office:value-type="float" office:value="1.85" calcext:value-type="float">
            <text:p>1.85</text:p>
          </table:table-cell>
          <table:table-cell table:style-name="ce9" table:formula="of:=+[.B203]" office:value-type="float" office:value="4.35879288134699" calcext:value-type="float">
            <text:p>4.35879288134699</text:p>
          </table:table-cell>
          <table:table-cell table:style-name="ce9" table:formula="of:=[.C203]-g*delta_t" office:value-type="float" office:value="-14.4848410008836" calcext:value-type="float">
            <text:p>-14.4848410008836</text:p>
          </table:table-cell>
          <table:table-cell table:style-name="ce9" table:formula="of:=SQRT([.B204]*[.B204]+[.C204]*[.C204])" office:value-type="float" office:value="15.1264567630149" calcext:value-type="float">
            <text:p>15.1264567630149</text:p>
          </table:table-cell>
          <table:table-cell table:style-name="ce9" table:formula="of:=IF([.F203]&gt;0;[.E203]+0.5*([.B203]+[.B204])*delta_t;[.E203])" office:value-type="float" office:value="3.31268258982371" calcext:value-type="float">
            <text:p>3.31268258982371</text:p>
          </table:table-cell>
          <table:table-cell table:formula="of:=IF([.F203]&gt;0;[.F203]+0.5*([.C203]+[.C204])*delta_t;[.F203])" office:value-type="float" office:value="-0.036489780671528" calcext:value-type="float">
            <text:p>-0.036489780671528</text:p>
          </table:table-cell>
          <table:table-cell/>
          <table:table-cell table:style-name="ce9" table:formula="of:=+[.H203]-b*[.H203]*[.J203]*delta_t" office:value-type="float" office:value="3.22729941023439" calcext:value-type="float">
            <text:p>3.22729941023439</text:p>
          </table:table-cell>
          <table:table-cell table:style-name="ce9" table:formula="of:=[.I203]-g*delta_t-b*[.I203]*[.J203]*delta_t" office:value-type="float" office:value="-12.4895383682906" calcext:value-type="float">
            <text:p>-12.4895383682906</text:p>
          </table:table-cell>
          <table:table-cell table:style-name="ce9" table:formula="of:=SQRT([.H204]^2+[.I204]^2)" office:value-type="float" office:value="12.8997686078589" calcext:value-type="float">
            <text:p>12.8997686078589</text:p>
          </table:table-cell>
          <table:table-cell table:style-name="ce9" table:formula="of:=IF([.L203]&gt;0; [.K203]+0.5*([.H203]+[.H204])*delta_t ;[.K203])" office:value-type="float" office:value="3.10438451478934" calcext:value-type="float">
            <text:p>3.10438451478934</text:p>
          </table:table-cell>
          <table:table-cell table:style-name="ce9" table:formula="of:=IF([.L203]&gt;0; [.L203]+0.5*([.I203]+[.I204])*delta_t ;[.L203])" office:value-type="float" office:value="-0.0012598028157219" calcext:value-type="float">
            <text:p>-0.0012598028157219</text:p>
          </table:table-cell>
          <table:table-cell/>
          <table:table-cell table:formula="of:= IF([.O203] &gt; 0;  (v*COS(theta*PI()/180)/b)*(1 - EXP(-b*[.A204])); [.N203])" office:value-type="float" office:value="3.24227235535825" calcext:value-type="float">
            <text:p>3.24227235535825</text:p>
          </table:table-cell>
          <table:table-cell table:formula="of:= IF([.O203]&gt;0;  height + (   (g/(b^2)) +  ( v*SIN(theta*PI()/180)) / b     )   *   ( 1 - EXP(-b*[.A204])    )     -   (   (g*[.A204]) / b   );[.O20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04]+delta_t" office:value-type="float" office:value="1.86" calcext:value-type="float">
            <text:p>1.86</text:p>
          </table:table-cell>
          <table:table-cell table:style-name="ce9" table:formula="of:=+[.B204]" office:value-type="float" office:value="4.35879288134699" calcext:value-type="float">
            <text:p>4.35879288134699</text:p>
          </table:table-cell>
          <table:table-cell table:style-name="ce9" table:formula="of:=[.C204]-g*delta_t" office:value-type="float" office:value="-14.5829075008836" calcext:value-type="float">
            <text:p>-14.5829075008836</text:p>
          </table:table-cell>
          <table:table-cell table:style-name="ce9" table:formula="of:=SQRT([.B205]*[.B205]+[.C205]*[.C205])" office:value-type="float" office:value="15.2203898294954" calcext:value-type="float">
            <text:p>15.2203898294954</text:p>
          </table:table-cell>
          <table:table-cell table:style-name="ce9" table:formula="of:=IF([.F204]&gt;0;[.E204]+0.5*([.B204]+[.B205])*delta_t;[.E204])" office:value-type="float" office:value="3.31268258982371" calcext:value-type="float">
            <text:p>3.31268258982371</text:p>
          </table:table-cell>
          <table:table-cell table:formula="of:=IF([.F204]&gt;0;[.F204]+0.5*([.C204]+[.C205])*delta_t;[.F204])" office:value-type="float" office:value="-0.036489780671528" calcext:value-type="float">
            <text:p>-0.036489780671528</text:p>
          </table:table-cell>
          <table:table-cell/>
          <table:table-cell table:style-name="ce9" table:formula="of:=+[.H204]-b*[.H204]*[.J204]*delta_t" office:value-type="float" office:value="3.21814049879792" calcext:value-type="float">
            <text:p>3.21814049879792</text:p>
          </table:table-cell>
          <table:table-cell table:style-name="ce9" table:formula="of:=[.I204]-g*delta_t-b*[.I204]*[.J204]*delta_t" office:value-type="float" office:value="-12.5521601941972" calcext:value-type="float">
            <text:p>-12.5521601941972</text:p>
          </table:table-cell>
          <table:table-cell table:style-name="ce9" table:formula="of:=SQRT([.H205]^2+[.I205]^2)" office:value-type="float" office:value="12.9581307992623" calcext:value-type="float">
            <text:p>12.9581307992623</text:p>
          </table:table-cell>
          <table:table-cell table:style-name="ce9" table:formula="of:=IF([.L204]&gt;0; [.K204]+0.5*([.H204]+[.H205])*delta_t ;[.K204])" office:value-type="float" office:value="3.10438451478934" calcext:value-type="float">
            <text:p>3.10438451478934</text:p>
          </table:table-cell>
          <table:table-cell table:style-name="ce9" table:formula="of:=IF([.L204]&gt;0; [.L204]+0.5*([.I204]+[.I205])*delta_t ;[.L204])" office:value-type="float" office:value="-0.0012598028157219" calcext:value-type="float">
            <text:p>-0.0012598028157219</text:p>
          </table:table-cell>
          <table:table-cell/>
          <table:table-cell table:formula="of:= IF([.O204] &gt; 0;  (v*COS(theta*PI()/180)/b)*(1 - EXP(-b*[.A205])); [.N204])" office:value-type="float" office:value="3.24227235535825" calcext:value-type="float">
            <text:p>3.24227235535825</text:p>
          </table:table-cell>
          <table:table-cell table:formula="of:= IF([.O204]&gt;0;  height + (   (g/(b^2)) +  ( v*SIN(theta*PI()/180)) / b     )   *   ( 1 - EXP(-b*[.A205])    )     -   (   (g*[.A205]) / b   );[.O20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05]+delta_t" office:value-type="float" office:value="1.87" calcext:value-type="float">
            <text:p>1.87</text:p>
          </table:table-cell>
          <table:table-cell table:style-name="ce9" table:formula="of:=+[.B205]" office:value-type="float" office:value="4.35879288134699" calcext:value-type="float">
            <text:p>4.35879288134699</text:p>
          </table:table-cell>
          <table:table-cell table:style-name="ce9" table:formula="of:=[.C205]-g*delta_t" office:value-type="float" office:value="-14.6809740008836" calcext:value-type="float">
            <text:p>-14.6809740008836</text:p>
          </table:table-cell>
          <table:table-cell table:style-name="ce9" table:formula="of:=SQRT([.B206]*[.B206]+[.C206]*[.C206])" office:value-type="float" office:value="15.314374717797" calcext:value-type="float">
            <text:p>15.314374717797</text:p>
          </table:table-cell>
          <table:table-cell table:style-name="ce9" table:formula="of:=IF([.F205]&gt;0;[.E205]+0.5*([.B205]+[.B206])*delta_t;[.E205])" office:value-type="float" office:value="3.31268258982371" calcext:value-type="float">
            <text:p>3.31268258982371</text:p>
          </table:table-cell>
          <table:table-cell table:formula="of:=IF([.F205]&gt;0;[.F205]+0.5*([.C205]+[.C206])*delta_t;[.F205])" office:value-type="float" office:value="-0.036489780671528" calcext:value-type="float">
            <text:p>-0.036489780671528</text:p>
          </table:table-cell>
          <table:table-cell/>
          <table:table-cell table:style-name="ce9" table:formula="of:=+[.H205]-b*[.H205]*[.J205]*delta_t" office:value-type="float" office:value="3.20896625998488" calcext:value-type="float">
            <text:p>3.20896625998488</text:p>
          </table:table-cell>
          <table:table-cell table:style-name="ce9" table:formula="of:=[.I205]-g*delta_t-b*[.I205]*[.J205]*delta_t" office:value-type="float" office:value="-12.614443136803" calcext:value-type="float">
            <text:p>-12.614443136803</text:p>
          </table:table-cell>
          <table:table-cell table:style-name="ce9" table:formula="of:=SQRT([.H206]^2+[.I206]^2)" office:value-type="float" office:value="13.0162068249302" calcext:value-type="float">
            <text:p>13.0162068249302</text:p>
          </table:table-cell>
          <table:table-cell table:style-name="ce9" table:formula="of:=IF([.L205]&gt;0; [.K205]+0.5*([.H205]+[.H206])*delta_t ;[.K205])" office:value-type="float" office:value="3.10438451478934" calcext:value-type="float">
            <text:p>3.10438451478934</text:p>
          </table:table-cell>
          <table:table-cell table:style-name="ce9" table:formula="of:=IF([.L205]&gt;0; [.L205]+0.5*([.I205]+[.I206])*delta_t ;[.L205])" office:value-type="float" office:value="-0.0012598028157219" calcext:value-type="float">
            <text:p>-0.0012598028157219</text:p>
          </table:table-cell>
          <table:table-cell/>
          <table:table-cell table:formula="of:= IF([.O205] &gt; 0;  (v*COS(theta*PI()/180)/b)*(1 - EXP(-b*[.A206])); [.N205])" office:value-type="float" office:value="3.24227235535825" calcext:value-type="float">
            <text:p>3.24227235535825</text:p>
          </table:table-cell>
          <table:table-cell table:formula="of:= IF([.O205]&gt;0;  height + (   (g/(b^2)) +  ( v*SIN(theta*PI()/180)) / b     )   *   ( 1 - EXP(-b*[.A206])    )     -   (   (g*[.A206]) / b   );[.O20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06]+delta_t" office:value-type="float" office:value="1.88" calcext:value-type="float">
            <text:p>1.88</text:p>
          </table:table-cell>
          <table:table-cell table:style-name="ce9" table:formula="of:=+[.B206]" office:value-type="float" office:value="4.35879288134699" calcext:value-type="float">
            <text:p>4.35879288134699</text:p>
          </table:table-cell>
          <table:table-cell table:style-name="ce9" table:formula="of:=[.C206]-g*delta_t" office:value-type="float" office:value="-14.7790405008836" calcext:value-type="float">
            <text:p>-14.7790405008836</text:p>
          </table:table-cell>
          <table:table-cell table:style-name="ce9" table:formula="of:=SQRT([.B207]*[.B207]+[.C207]*[.C207])" office:value-type="float" office:value="15.4084104796451" calcext:value-type="float">
            <text:p>15.4084104796451</text:p>
          </table:table-cell>
          <table:table-cell table:style-name="ce9" table:formula="of:=IF([.F206]&gt;0;[.E206]+0.5*([.B206]+[.B207])*delta_t;[.E206])" office:value-type="float" office:value="3.31268258982371" calcext:value-type="float">
            <text:p>3.31268258982371</text:p>
          </table:table-cell>
          <table:table-cell table:formula="of:=IF([.F206]&gt;0;[.F206]+0.5*([.C206]+[.C207])*delta_t;[.F206])" office:value-type="float" office:value="-0.036489780671528" calcext:value-type="float">
            <text:p>-0.036489780671528</text:p>
          </table:table-cell>
          <table:table-cell/>
          <table:table-cell table:style-name="ce9" table:formula="of:=+[.H206]-b*[.H206]*[.J206]*delta_t" office:value-type="float" office:value="3.19977717490736" calcext:value-type="float">
            <text:p>3.19977717490736</text:p>
          </table:table-cell>
          <table:table-cell table:style-name="ce9" table:formula="of:=[.I206]-g*delta_t-b*[.I206]*[.J206]*delta_t" office:value-type="float" office:value="-12.676387352616" calcext:value-type="float">
            <text:p>-12.676387352616</text:p>
          </table:table-cell>
          <table:table-cell table:style-name="ce9" table:formula="of:=SQRT([.H207]^2+[.I207]^2)" office:value-type="float" office:value="13.0739959569606" calcext:value-type="float">
            <text:p>13.0739959569606</text:p>
          </table:table-cell>
          <table:table-cell table:style-name="ce9" table:formula="of:=IF([.L206]&gt;0; [.K206]+0.5*([.H206]+[.H207])*delta_t ;[.K206])" office:value-type="float" office:value="3.10438451478934" calcext:value-type="float">
            <text:p>3.10438451478934</text:p>
          </table:table-cell>
          <table:table-cell table:style-name="ce9" table:formula="of:=IF([.L206]&gt;0; [.L206]+0.5*([.I206]+[.I207])*delta_t ;[.L206])" office:value-type="float" office:value="-0.0012598028157219" calcext:value-type="float">
            <text:p>-0.0012598028157219</text:p>
          </table:table-cell>
          <table:table-cell/>
          <table:table-cell table:formula="of:= IF([.O206] &gt; 0;  (v*COS(theta*PI()/180)/b)*(1 - EXP(-b*[.A207])); [.N206])" office:value-type="float" office:value="3.24227235535825" calcext:value-type="float">
            <text:p>3.24227235535825</text:p>
          </table:table-cell>
          <table:table-cell table:formula="of:= IF([.O206]&gt;0;  height + (   (g/(b^2)) +  ( v*SIN(theta*PI()/180)) / b     )   *   ( 1 - EXP(-b*[.A207])    )     -   (   (g*[.A207]) / b   );[.O20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07]+delta_t" office:value-type="float" office:value="1.89" calcext:value-type="float">
            <text:p>1.89</text:p>
          </table:table-cell>
          <table:table-cell table:style-name="ce9" table:formula="of:=+[.B207]" office:value-type="float" office:value="4.35879288134699" calcext:value-type="float">
            <text:p>4.35879288134699</text:p>
          </table:table-cell>
          <table:table-cell table:style-name="ce9" table:formula="of:=[.C207]-g*delta_t" office:value-type="float" office:value="-14.8771070008836" calcext:value-type="float">
            <text:p>-14.8771070008836</text:p>
          </table:table-cell>
          <table:table-cell table:style-name="ce9" table:formula="of:=SQRT([.B208]*[.B208]+[.C208]*[.C208])" office:value-type="float" office:value="15.5024961892664" calcext:value-type="float">
            <text:p>15.5024961892664</text:p>
          </table:table-cell>
          <table:table-cell table:style-name="ce9" table:formula="of:=IF([.F207]&gt;0;[.E207]+0.5*([.B207]+[.B208])*delta_t;[.E207])" office:value-type="float" office:value="3.31268258982371" calcext:value-type="float">
            <text:p>3.31268258982371</text:p>
          </table:table-cell>
          <table:table-cell table:formula="of:=IF([.F207]&gt;0;[.F207]+0.5*([.C207]+[.C208])*delta_t;[.F207])" office:value-type="float" office:value="-0.036489780671528" calcext:value-type="float">
            <text:p>-0.036489780671528</text:p>
          </table:table-cell>
          <table:table-cell/>
          <table:table-cell table:style-name="ce9" table:formula="of:=+[.H207]-b*[.H207]*[.J207]*delta_t" office:value-type="float" office:value="3.19057372266082" calcext:value-type="float">
            <text:p>3.19057372266082</text:p>
          </table:table-cell>
          <table:table-cell table:style-name="ce9" table:formula="of:=[.I207]-g*delta_t-b*[.I207]*[.J207]*delta_t" office:value-type="float" office:value="-12.7379930244767" calcext:value-type="float">
            <text:p>-12.7379930244767</text:p>
          </table:table-cell>
          <table:table-cell table:style-name="ce9" table:formula="of:=SQRT([.H208]^2+[.I208]^2)" office:value-type="float" office:value="13.131497514425" calcext:value-type="float">
            <text:p>13.131497514425</text:p>
          </table:table-cell>
          <table:table-cell table:style-name="ce9" table:formula="of:=IF([.L207]&gt;0; [.K207]+0.5*([.H207]+[.H208])*delta_t ;[.K207])" office:value-type="float" office:value="3.10438451478934" calcext:value-type="float">
            <text:p>3.10438451478934</text:p>
          </table:table-cell>
          <table:table-cell table:style-name="ce9" table:formula="of:=IF([.L207]&gt;0; [.L207]+0.5*([.I207]+[.I208])*delta_t ;[.L207])" office:value-type="float" office:value="-0.0012598028157219" calcext:value-type="float">
            <text:p>-0.0012598028157219</text:p>
          </table:table-cell>
          <table:table-cell/>
          <table:table-cell table:formula="of:= IF([.O207] &gt; 0;  (v*COS(theta*PI()/180)/b)*(1 - EXP(-b*[.A208])); [.N207])" office:value-type="float" office:value="3.24227235535825" calcext:value-type="float">
            <text:p>3.24227235535825</text:p>
          </table:table-cell>
          <table:table-cell table:formula="of:= IF([.O207]&gt;0;  height + (   (g/(b^2)) +  ( v*SIN(theta*PI()/180)) / b     )   *   ( 1 - EXP(-b*[.A208])    )     -   (   (g*[.A208]) / b   );[.O20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08]+delta_t" office:value-type="float" office:value="1.9" calcext:value-type="float">
            <text:p>1.9</text:p>
          </table:table-cell>
          <table:table-cell table:style-name="ce9" table:formula="of:=+[.B208]" office:value-type="float" office:value="4.35879288134699" calcext:value-type="float">
            <text:p>4.35879288134699</text:p>
          </table:table-cell>
          <table:table-cell table:style-name="ce9" table:formula="of:=[.C208]-g*delta_t" office:value-type="float" office:value="-14.9751735008836" calcext:value-type="float">
            <text:p>-14.9751735008836</text:p>
          </table:table-cell>
          <table:table-cell table:style-name="ce9" table:formula="of:=SQRT([.B209]*[.B209]+[.C209]*[.C209])" office:value-type="float" office:value="15.5966309427404" calcext:value-type="float">
            <text:p>15.5966309427404</text:p>
          </table:table-cell>
          <table:table-cell table:style-name="ce9" table:formula="of:=IF([.F208]&gt;0;[.E208]+0.5*([.B208]+[.B209])*delta_t;[.E208])" office:value-type="float" office:value="3.31268258982371" calcext:value-type="float">
            <text:p>3.31268258982371</text:p>
          </table:table-cell>
          <table:table-cell table:formula="of:=IF([.F208]&gt;0;[.F208]+0.5*([.C208]+[.C209])*delta_t;[.F208])" office:value-type="float" office:value="-0.036489780671528" calcext:value-type="float">
            <text:p>-0.036489780671528</text:p>
          </table:table-cell>
          <table:table-cell/>
          <table:table-cell table:style-name="ce9" table:formula="of:=+[.H208]-b*[.H208]*[.J208]*delta_t" office:value-type="float" office:value="3.1813563802609" calcext:value-type="float">
            <text:p>3.1813563802609</text:p>
          </table:table-cell>
          <table:table-cell table:style-name="ce9" table:formula="of:=[.I208]-g*delta_t-b*[.I208]*[.J208]*delta_t" office:value-type="float" office:value="-12.799260361254" calcext:value-type="float">
            <text:p>-12.799260361254</text:p>
          </table:table-cell>
          <table:table-cell table:style-name="ce9" table:formula="of:=SQRT([.H209]^2+[.I209]^2)" office:value-type="float" office:value="13.1887108624533" calcext:value-type="float">
            <text:p>13.1887108624533</text:p>
          </table:table-cell>
          <table:table-cell table:style-name="ce9" table:formula="of:=IF([.L208]&gt;0; [.K208]+0.5*([.H208]+[.H209])*delta_t ;[.K208])" office:value-type="float" office:value="3.10438451478934" calcext:value-type="float">
            <text:p>3.10438451478934</text:p>
          </table:table-cell>
          <table:table-cell table:style-name="ce9" table:formula="of:=IF([.L208]&gt;0; [.L208]+0.5*([.I208]+[.I209])*delta_t ;[.L208])" office:value-type="float" office:value="-0.0012598028157219" calcext:value-type="float">
            <text:p>-0.0012598028157219</text:p>
          </table:table-cell>
          <table:table-cell/>
          <table:table-cell table:formula="of:= IF([.O208] &gt; 0;  (v*COS(theta*PI()/180)/b)*(1 - EXP(-b*[.A209])); [.N208])" office:value-type="float" office:value="3.24227235535825" calcext:value-type="float">
            <text:p>3.24227235535825</text:p>
          </table:table-cell>
          <table:table-cell table:formula="of:= IF([.O208]&gt;0;  height + (   (g/(b^2)) +  ( v*SIN(theta*PI()/180)) / b     )   *   ( 1 - EXP(-b*[.A209])    )     -   (   (g*[.A209]) / b   );[.O208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09]+delta_t" office:value-type="float" office:value="1.91" calcext:value-type="float">
            <text:p>1.91</text:p>
          </table:table-cell>
          <table:table-cell table:style-name="ce9" table:formula="of:=+[.B209]" office:value-type="float" office:value="4.35879288134699" calcext:value-type="float">
            <text:p>4.35879288134699</text:p>
          </table:table-cell>
          <table:table-cell table:style-name="ce9" table:formula="of:=[.C209]-g*delta_t" office:value-type="float" office:value="-15.0732400008836" calcext:value-type="float">
            <text:p>-15.0732400008836</text:p>
          </table:table-cell>
          <table:table-cell table:style-name="ce9" table:formula="of:=SQRT([.B210]*[.B210]+[.C210]*[.C210])" office:value-type="float" office:value="15.6908138573727" calcext:value-type="float">
            <text:p>15.6908138573727</text:p>
          </table:table-cell>
          <table:table-cell table:style-name="ce9" table:formula="of:=IF([.F209]&gt;0;[.E209]+0.5*([.B209]+[.B210])*delta_t;[.E209])" office:value-type="float" office:value="3.31268258982371" calcext:value-type="float">
            <text:p>3.31268258982371</text:p>
          </table:table-cell>
          <table:table-cell table:formula="of:=IF([.F209]&gt;0;[.F209]+0.5*([.C209]+[.C210])*delta_t;[.F209])" office:value-type="float" office:value="-0.036489780671528" calcext:value-type="float">
            <text:p>-0.036489780671528</text:p>
          </table:table-cell>
          <table:table-cell/>
          <table:table-cell table:style-name="ce9" table:formula="of:=+[.H209]-b*[.H209]*[.J209]*delta_t" office:value-type="float" office:value="3.17212562258197" calcext:value-type="float">
            <text:p>3.17212562258197</text:p>
          </table:table-cell>
          <table:table-cell table:style-name="ce9" table:formula="of:=[.I209]-g*delta_t-b*[.I209]*[.J209]*delta_t" office:value-type="float" office:value="-12.8601895975393" calcext:value-type="float">
            <text:p>-12.8601895975393</text:p>
          </table:table-cell>
          <table:table-cell table:style-name="ce9" table:formula="of:=SQRT([.H210]^2+[.I210]^2)" office:value-type="float" office:value="13.2456354113383" calcext:value-type="float">
            <text:p>13.2456354113383</text:p>
          </table:table-cell>
          <table:table-cell table:style-name="ce9" table:formula="of:=IF([.L209]&gt;0; [.K209]+0.5*([.H209]+[.H210])*delta_t ;[.K209])" office:value-type="float" office:value="3.10438451478934" calcext:value-type="float">
            <text:p>3.10438451478934</text:p>
          </table:table-cell>
          <table:table-cell table:style-name="ce9" table:formula="of:=IF([.L209]&gt;0; [.L209]+0.5*([.I209]+[.I210])*delta_t ;[.L209])" office:value-type="float" office:value="-0.0012598028157219" calcext:value-type="float">
            <text:p>-0.0012598028157219</text:p>
          </table:table-cell>
          <table:table-cell/>
          <table:table-cell table:formula="of:= IF([.O209] &gt; 0;  (v*COS(theta*PI()/180)/b)*(1 - EXP(-b*[.A210])); [.N209])" office:value-type="float" office:value="3.24227235535825" calcext:value-type="float">
            <text:p>3.24227235535825</text:p>
          </table:table-cell>
          <table:table-cell table:formula="of:= IF([.O209]&gt;0;  height + (   (g/(b^2)) +  ( v*SIN(theta*PI()/180)) / b     )   *   ( 1 - EXP(-b*[.A210])    )     -   (   (g*[.A210]) / b   );[.O209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10]+delta_t" office:value-type="float" office:value="1.92" calcext:value-type="float">
            <text:p>1.92</text:p>
          </table:table-cell>
          <table:table-cell table:style-name="ce9" table:formula="of:=+[.B210]" office:value-type="float" office:value="4.35879288134699" calcext:value-type="float">
            <text:p>4.35879288134699</text:p>
          </table:table-cell>
          <table:table-cell table:style-name="ce9" table:formula="of:=[.C210]-g*delta_t" office:value-type="float" office:value="-15.1713065008836" calcext:value-type="float">
            <text:p>-15.1713065008836</text:p>
          </table:table-cell>
          <table:table-cell table:style-name="ce9" table:formula="of:=SQRT([.B211]*[.B211]+[.C211]*[.C211])" office:value-type="float" office:value="15.7850440710894" calcext:value-type="float">
            <text:p>15.7850440710894</text:p>
          </table:table-cell>
          <table:table-cell table:style-name="ce9" table:formula="of:=IF([.F210]&gt;0;[.E210]+0.5*([.B210]+[.B211])*delta_t;[.E210])" office:value-type="float" office:value="3.31268258982371" calcext:value-type="float">
            <text:p>3.31268258982371</text:p>
          </table:table-cell>
          <table:table-cell table:formula="of:=IF([.F210]&gt;0;[.F210]+0.5*([.C210]+[.C211])*delta_t;[.F210])" office:value-type="float" office:value="-0.036489780671528" calcext:value-type="float">
            <text:p>-0.036489780671528</text:p>
          </table:table-cell>
          <table:table-cell/>
          <table:table-cell table:style-name="ce9" table:formula="of:=+[.H210]-b*[.H210]*[.J210]*delta_t" office:value-type="float" office:value="3.16288192229732" calcext:value-type="float">
            <text:p>3.16288192229732</text:p>
          </table:table-cell>
          <table:table-cell table:style-name="ce9" table:formula="of:=[.I210]-g*delta_t-b*[.I210]*[.J210]*delta_t" office:value-type="float" office:value="-12.9207809933387" calcext:value-type="float">
            <text:p>-12.9207809933387</text:p>
          </table:table-cell>
          <table:table-cell table:style-name="ce9" table:formula="of:=SQRT([.H211]^2+[.I211]^2)" office:value-type="float" office:value="13.3022706156588" calcext:value-type="float">
            <text:p>13.3022706156588</text:p>
          </table:table-cell>
          <table:table-cell table:style-name="ce9" table:formula="of:=IF([.L210]&gt;0; [.K210]+0.5*([.H210]+[.H211])*delta_t ;[.K210])" office:value-type="float" office:value="3.10438451478934" calcext:value-type="float">
            <text:p>3.10438451478934</text:p>
          </table:table-cell>
          <table:table-cell table:style-name="ce9" table:formula="of:=IF([.L210]&gt;0; [.L210]+0.5*([.I210]+[.I211])*delta_t ;[.L210])" office:value-type="float" office:value="-0.0012598028157219" calcext:value-type="float">
            <text:p>-0.0012598028157219</text:p>
          </table:table-cell>
          <table:table-cell/>
          <table:table-cell table:formula="of:= IF([.O210] &gt; 0;  (v*COS(theta*PI()/180)/b)*(1 - EXP(-b*[.A211])); [.N210])" office:value-type="float" office:value="3.24227235535825" calcext:value-type="float">
            <text:p>3.24227235535825</text:p>
          </table:table-cell>
          <table:table-cell table:formula="of:= IF([.O210]&gt;0;  height + (   (g/(b^2)) +  ( v*SIN(theta*PI()/180)) / b     )   *   ( 1 - EXP(-b*[.A211])    )     -   (   (g*[.A211]) / b   );[.O210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11]+delta_t" office:value-type="float" office:value="1.93" calcext:value-type="float">
            <text:p>1.93</text:p>
          </table:table-cell>
          <table:table-cell table:style-name="ce9" table:formula="of:=+[.B211]" office:value-type="float" office:value="4.35879288134699" calcext:value-type="float">
            <text:p>4.35879288134699</text:p>
          </table:table-cell>
          <table:table-cell table:style-name="ce9" table:formula="of:=[.C211]-g*delta_t" office:value-type="float" office:value="-15.2693730008836" calcext:value-type="float">
            <text:p>-15.2693730008836</text:p>
          </table:table-cell>
          <table:table-cell table:style-name="ce9" table:formula="of:=SQRT([.B212]*[.B212]+[.C212]*[.C212])" office:value-type="float" office:value="15.8793207418514" calcext:value-type="float">
            <text:p>15.8793207418514</text:p>
          </table:table-cell>
          <table:table-cell table:style-name="ce9" table:formula="of:=IF([.F211]&gt;0;[.E211]+0.5*([.B211]+[.B212])*delta_t;[.E211])" office:value-type="float" office:value="3.31268258982371" calcext:value-type="float">
            <text:p>3.31268258982371</text:p>
          </table:table-cell>
          <table:table-cell table:formula="of:=IF([.F211]&gt;0;[.F211]+0.5*([.C211]+[.C212])*delta_t;[.F211])" office:value-type="float" office:value="-0.036489780671528" calcext:value-type="float">
            <text:p>-0.036489780671528</text:p>
          </table:table-cell>
          <table:table-cell/>
          <table:table-cell table:style-name="ce9" table:formula="of:=+[.H211]-b*[.H211]*[.J211]*delta_t" office:value-type="float" office:value="3.15362574982105" calcext:value-type="float">
            <text:p>3.15362574982105</text:p>
          </table:table-cell>
          <table:table-cell table:style-name="ce9" table:formula="of:=[.I211]-g*delta_t-b*[.I211]*[.J211]*delta_t" office:value-type="float" office:value="-12.9810348337641" calcext:value-type="float">
            <text:p>-12.9810348337641</text:p>
          </table:table-cell>
          <table:table-cell table:style-name="ce9" table:formula="of:=SQRT([.H212]^2+[.I212]^2)" office:value-type="float" office:value="13.3586159734208" calcext:value-type="float">
            <text:p>13.3586159734208</text:p>
          </table:table-cell>
          <table:table-cell table:style-name="ce9" table:formula="of:=IF([.L211]&gt;0; [.K211]+0.5*([.H211]+[.H212])*delta_t ;[.K211])" office:value-type="float" office:value="3.10438451478934" calcext:value-type="float">
            <text:p>3.10438451478934</text:p>
          </table:table-cell>
          <table:table-cell table:style-name="ce9" table:formula="of:=IF([.L211]&gt;0; [.L211]+0.5*([.I211]+[.I212])*delta_t ;[.L211])" office:value-type="float" office:value="-0.0012598028157219" calcext:value-type="float">
            <text:p>-0.0012598028157219</text:p>
          </table:table-cell>
          <table:table-cell/>
          <table:table-cell table:formula="of:= IF([.O211] &gt; 0;  (v*COS(theta*PI()/180)/b)*(1 - EXP(-b*[.A212])); [.N211])" office:value-type="float" office:value="3.24227235535825" calcext:value-type="float">
            <text:p>3.24227235535825</text:p>
          </table:table-cell>
          <table:table-cell table:formula="of:= IF([.O211]&gt;0;  height + (   (g/(b^2)) +  ( v*SIN(theta*PI()/180)) / b     )   *   ( 1 - EXP(-b*[.A212])    )     -   (   (g*[.A212]) / b   );[.O211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12]+delta_t" office:value-type="float" office:value="1.94" calcext:value-type="float">
            <text:p>1.94</text:p>
          </table:table-cell>
          <table:table-cell table:style-name="ce9" table:formula="of:=+[.B212]" office:value-type="float" office:value="4.35879288134699" calcext:value-type="float">
            <text:p>4.35879288134699</text:p>
          </table:table-cell>
          <table:table-cell table:style-name="ce9" table:formula="of:=[.C212]-g*delta_t" office:value-type="float" office:value="-15.3674395008836" calcext:value-type="float">
            <text:p>-15.3674395008836</text:p>
          </table:table-cell>
          <table:table-cell table:style-name="ce9" table:formula="of:=SQRT([.B213]*[.B213]+[.C213]*[.C213])" office:value-type="float" office:value="15.9736430470885" calcext:value-type="float">
            <text:p>15.9736430470885</text:p>
          </table:table-cell>
          <table:table-cell table:style-name="ce9" table:formula="of:=IF([.F212]&gt;0;[.E212]+0.5*([.B212]+[.B213])*delta_t;[.E212])" office:value-type="float" office:value="3.31268258982371" calcext:value-type="float">
            <text:p>3.31268258982371</text:p>
          </table:table-cell>
          <table:table-cell table:formula="of:=IF([.F212]&gt;0;[.F212]+0.5*([.C212]+[.C213])*delta_t;[.F212])" office:value-type="float" office:value="-0.036489780671528" calcext:value-type="float">
            <text:p>-0.036489780671528</text:p>
          </table:table-cell>
          <table:table-cell/>
          <table:table-cell table:style-name="ce9" table:formula="of:=+[.H212]-b*[.H212]*[.J212]*delta_t" office:value-type="float" office:value="3.14435757325159" calcext:value-type="float">
            <text:p>3.14435757325159</text:p>
          </table:table-cell>
          <table:table-cell table:style-name="ce9" table:formula="of:=[.I212]-g*delta_t-b*[.I212]*[.J212]*delta_t" office:value-type="float" office:value="-13.0409514287221" calcext:value-type="float">
            <text:p>-13.0409514287221</text:p>
          </table:table-cell>
          <table:table-cell table:style-name="ce9" table:formula="of:=SQRT([.H213]^2+[.I213]^2)" office:value-type="float" office:value="13.4146710252154" calcext:value-type="float">
            <text:p>13.4146710252154</text:p>
          </table:table-cell>
          <table:table-cell table:style-name="ce9" table:formula="of:=IF([.L212]&gt;0; [.K212]+0.5*([.H212]+[.H213])*delta_t ;[.K212])" office:value-type="float" office:value="3.10438451478934" calcext:value-type="float">
            <text:p>3.10438451478934</text:p>
          </table:table-cell>
          <table:table-cell table:style-name="ce9" table:formula="of:=IF([.L212]&gt;0; [.L212]+0.5*([.I212]+[.I213])*delta_t ;[.L212])" office:value-type="float" office:value="-0.0012598028157219" calcext:value-type="float">
            <text:p>-0.0012598028157219</text:p>
          </table:table-cell>
          <table:table-cell/>
          <table:table-cell table:formula="of:= IF([.O212] &gt; 0;  (v*COS(theta*PI()/180)/b)*(1 - EXP(-b*[.A213])); [.N212])" office:value-type="float" office:value="3.24227235535825" calcext:value-type="float">
            <text:p>3.24227235535825</text:p>
          </table:table-cell>
          <table:table-cell table:formula="of:= IF([.O212]&gt;0;  height + (   (g/(b^2)) +  ( v*SIN(theta*PI()/180)) / b     )   *   ( 1 - EXP(-b*[.A213])    )     -   (   (g*[.A213]) / b   );[.O212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13]+delta_t" office:value-type="float" office:value="1.95" calcext:value-type="float">
            <text:p>1.95</text:p>
          </table:table-cell>
          <table:table-cell table:style-name="ce9" table:formula="of:=+[.B213]" office:value-type="float" office:value="4.35879288134699" calcext:value-type="float">
            <text:p>4.35879288134699</text:p>
          </table:table-cell>
          <table:table-cell table:style-name="ce9" table:formula="of:=[.C213]-g*delta_t" office:value-type="float" office:value="-15.4655060008836" calcext:value-type="float">
            <text:p>-15.4655060008836</text:p>
          </table:table-cell>
          <table:table-cell table:style-name="ce9" table:formula="of:=SQRT([.B214]*[.B214]+[.C214]*[.C214])" office:value-type="float" office:value="16.0680101831511" calcext:value-type="float">
            <text:p>16.0680101831511</text:p>
          </table:table-cell>
          <table:table-cell table:style-name="ce9" table:formula="of:=IF([.F213]&gt;0;[.E213]+0.5*([.B213]+[.B214])*delta_t;[.E213])" office:value-type="float" office:value="3.31268258982371" calcext:value-type="float">
            <text:p>3.31268258982371</text:p>
          </table:table-cell>
          <table:table-cell table:formula="of:=IF([.F213]&gt;0;[.F213]+0.5*([.C213]+[.C214])*delta_t;[.F213])" office:value-type="float" office:value="-0.036489780671528" calcext:value-type="float">
            <text:p>-0.036489780671528</text:p>
          </table:table-cell>
          <table:table-cell/>
          <table:table-cell table:style-name="ce9" table:formula="of:=+[.H213]-b*[.H213]*[.J213]*delta_t" office:value-type="float" office:value="3.13507785831681" calcext:value-type="float">
            <text:p>3.13507785831681</text:p>
          </table:table-cell>
          <table:table-cell table:style-name="ce9" table:formula="of:=[.I213]-g*delta_t-b*[.I213]*[.J213]*delta_t" office:value-type="float" office:value="-13.1005311126023" calcext:value-type="float">
            <text:p>-13.1005311126023</text:p>
          </table:table-cell>
          <table:table-cell table:style-name="ce9" table:formula="of:=SQRT([.H214]^2+[.I214]^2)" office:value-type="float" office:value="13.470435353394" calcext:value-type="float">
            <text:p>13.470435353394</text:p>
          </table:table-cell>
          <table:table-cell table:style-name="ce9" table:formula="of:=IF([.L213]&gt;0; [.K213]+0.5*([.H213]+[.H214])*delta_t ;[.K213])" office:value-type="float" office:value="3.10438451478934" calcext:value-type="float">
            <text:p>3.10438451478934</text:p>
          </table:table-cell>
          <table:table-cell table:style-name="ce9" table:formula="of:=IF([.L213]&gt;0; [.L213]+0.5*([.I213]+[.I214])*delta_t ;[.L213])" office:value-type="float" office:value="-0.0012598028157219" calcext:value-type="float">
            <text:p>-0.0012598028157219</text:p>
          </table:table-cell>
          <table:table-cell/>
          <table:table-cell table:formula="of:= IF([.O213] &gt; 0;  (v*COS(theta*PI()/180)/b)*(1 - EXP(-b*[.A214])); [.N213])" office:value-type="float" office:value="3.24227235535825" calcext:value-type="float">
            <text:p>3.24227235535825</text:p>
          </table:table-cell>
          <table:table-cell table:formula="of:= IF([.O213]&gt;0;  height + (   (g/(b^2)) +  ( v*SIN(theta*PI()/180)) / b     )   *   ( 1 - EXP(-b*[.A214])    )     -   (   (g*[.A214]) / b   );[.O213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14]+delta_t" office:value-type="float" office:value="1.96" calcext:value-type="float">
            <text:p>1.96</text:p>
          </table:table-cell>
          <table:table-cell table:style-name="ce9" table:formula="of:=+[.B214]" office:value-type="float" office:value="4.35879288134699" calcext:value-type="float">
            <text:p>4.35879288134699</text:p>
          </table:table-cell>
          <table:table-cell table:style-name="ce9" table:formula="of:=[.C214]-g*delta_t" office:value-type="float" office:value="-15.5635725008836" calcext:value-type="float">
            <text:p>-15.5635725008836</text:p>
          </table:table-cell>
          <table:table-cell table:style-name="ce9" table:formula="of:=SQRT([.B215]*[.B215]+[.C215]*[.C215])" office:value-type="float" office:value="16.1624213647813" calcext:value-type="float">
            <text:p>16.1624213647813</text:p>
          </table:table-cell>
          <table:table-cell table:style-name="ce9" table:formula="of:=IF([.F214]&gt;0;[.E214]+0.5*([.B214]+[.B215])*delta_t;[.E214])" office:value-type="float" office:value="3.31268258982371" calcext:value-type="float">
            <text:p>3.31268258982371</text:p>
          </table:table-cell>
          <table:table-cell table:formula="of:=IF([.F214]&gt;0;[.F214]+0.5*([.C214]+[.C215])*delta_t;[.F214])" office:value-type="float" office:value="-0.036489780671528" calcext:value-type="float">
            <text:p>-0.036489780671528</text:p>
          </table:table-cell>
          <table:table-cell/>
          <table:table-cell table:style-name="ce9" table:formula="of:=+[.H214]-b*[.H214]*[.J214]*delta_t" office:value-type="float" office:value="3.12578706832078" calcext:value-type="float">
            <text:p>3.12578706832078</text:p>
          </table:table-cell>
          <table:table-cell table:style-name="ce9" table:formula="of:=[.I214]-g*delta_t-b*[.I214]*[.J214]*delta_t" office:value-type="float" office:value="-13.1597742439638" calcext:value-type="float">
            <text:p>-13.1597742439638</text:p>
          </table:table-cell>
          <table:table-cell table:style-name="ce9" table:formula="of:=SQRT([.H215]^2+[.I215]^2)" office:value-type="float" office:value="13.525908581259" calcext:value-type="float">
            <text:p>13.525908581259</text:p>
          </table:table-cell>
          <table:table-cell table:style-name="ce9" table:formula="of:=IF([.L214]&gt;0; [.K214]+0.5*([.H214]+[.H215])*delta_t ;[.K214])" office:value-type="float" office:value="3.10438451478934" calcext:value-type="float">
            <text:p>3.10438451478934</text:p>
          </table:table-cell>
          <table:table-cell table:style-name="ce9" table:formula="of:=IF([.L214]&gt;0; [.L214]+0.5*([.I214]+[.I215])*delta_t ;[.L214])" office:value-type="float" office:value="-0.0012598028157219" calcext:value-type="float">
            <text:p>-0.0012598028157219</text:p>
          </table:table-cell>
          <table:table-cell/>
          <table:table-cell table:formula="of:= IF([.O214] &gt; 0;  (v*COS(theta*PI()/180)/b)*(1 - EXP(-b*[.A215])); [.N214])" office:value-type="float" office:value="3.24227235535825" calcext:value-type="float">
            <text:p>3.24227235535825</text:p>
          </table:table-cell>
          <table:table-cell table:formula="of:= IF([.O214]&gt;0;  height + (   (g/(b^2)) +  ( v*SIN(theta*PI()/180)) / b     )   *   ( 1 - EXP(-b*[.A215])    )     -   (   (g*[.A215]) / b   );[.O214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15]+delta_t" office:value-type="float" office:value="1.97" calcext:value-type="float">
            <text:p>1.97</text:p>
          </table:table-cell>
          <table:table-cell table:style-name="ce9" table:formula="of:=+[.B215]" office:value-type="float" office:value="4.35879288134699" calcext:value-type="float">
            <text:p>4.35879288134699</text:p>
          </table:table-cell>
          <table:table-cell table:style-name="ce9" table:formula="of:=[.C215]-g*delta_t" office:value-type="float" office:value="-15.6616390008836" calcext:value-type="float">
            <text:p>-15.6616390008836</text:p>
          </table:table-cell>
          <table:table-cell table:style-name="ce9" table:formula="of:=SQRT([.B216]*[.B216]+[.C216]*[.C216])" office:value-type="float" office:value="16.2568758246004" calcext:value-type="float">
            <text:p>16.2568758246004</text:p>
          </table:table-cell>
          <table:table-cell table:style-name="ce9" table:formula="of:=IF([.F215]&gt;0;[.E215]+0.5*([.B215]+[.B216])*delta_t;[.E215])" office:value-type="float" office:value="3.31268258982371" calcext:value-type="float">
            <text:p>3.31268258982371</text:p>
          </table:table-cell>
          <table:table-cell table:formula="of:=IF([.F215]&gt;0;[.F215]+0.5*([.C215]+[.C216])*delta_t;[.F215])" office:value-type="float" office:value="-0.036489780671528" calcext:value-type="float">
            <text:p>-0.036489780671528</text:p>
          </table:table-cell>
          <table:table-cell/>
          <table:table-cell table:style-name="ce9" table:formula="of:=+[.H215]-b*[.H215]*[.J215]*delta_t" office:value-type="float" office:value="3.11648566409205" calcext:value-type="float">
            <text:p>3.11648566409205</text:p>
          </table:table-cell>
          <table:table-cell table:style-name="ce9" table:formula="of:=[.I215]-g*delta_t-b*[.I215]*[.J215]*delta_t" office:value-type="float" office:value="-13.2186812052216" calcext:value-type="float">
            <text:p>-13.2186812052216</text:p>
          </table:table-cell>
          <table:table-cell table:style-name="ce9" table:formula="of:=SQRT([.H216]^2+[.I216]^2)" office:value-type="float" office:value="13.5810903722702" calcext:value-type="float">
            <text:p>13.5810903722702</text:p>
          </table:table-cell>
          <table:table-cell table:style-name="ce9" table:formula="of:=IF([.L215]&gt;0; [.K215]+0.5*([.H215]+[.H216])*delta_t ;[.K215])" office:value-type="float" office:value="3.10438451478934" calcext:value-type="float">
            <text:p>3.10438451478934</text:p>
          </table:table-cell>
          <table:table-cell table:style-name="ce9" table:formula="of:=IF([.L215]&gt;0; [.L215]+0.5*([.I215]+[.I216])*delta_t ;[.L215])" office:value-type="float" office:value="-0.0012598028157219" calcext:value-type="float">
            <text:p>-0.0012598028157219</text:p>
          </table:table-cell>
          <table:table-cell/>
          <table:table-cell table:formula="of:= IF([.O215] &gt; 0;  (v*COS(theta*PI()/180)/b)*(1 - EXP(-b*[.A216])); [.N215])" office:value-type="float" office:value="3.24227235535825" calcext:value-type="float">
            <text:p>3.24227235535825</text:p>
          </table:table-cell>
          <table:table-cell table:formula="of:= IF([.O215]&gt;0;  height + (   (g/(b^2)) +  ( v*SIN(theta*PI()/180)) / b     )   *   ( 1 - EXP(-b*[.A216])    )     -   (   (g*[.A216]) / b   );[.O215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16]+delta_t" office:value-type="float" office:value="1.98" calcext:value-type="float">
            <text:p>1.98</text:p>
          </table:table-cell>
          <table:table-cell table:style-name="ce9" table:formula="of:=+[.B216]" office:value-type="float" office:value="4.35879288134699" calcext:value-type="float">
            <text:p>4.35879288134699</text:p>
          </table:table-cell>
          <table:table-cell table:style-name="ce9" table:formula="of:=[.C216]-g*delta_t" office:value-type="float" office:value="-15.7597055008836" calcext:value-type="float">
            <text:p>-15.7597055008836</text:p>
          </table:table-cell>
          <table:table-cell table:style-name="ce9" table:formula="of:=SQRT([.B217]*[.B217]+[.C217]*[.C217])" office:value-type="float" office:value="16.351372812613" calcext:value-type="float">
            <text:p>16.351372812613</text:p>
          </table:table-cell>
          <table:table-cell table:style-name="ce9" table:formula="of:=IF([.F216]&gt;0;[.E216]+0.5*([.B216]+[.B217])*delta_t;[.E216])" office:value-type="float" office:value="3.31268258982371" calcext:value-type="float">
            <text:p>3.31268258982371</text:p>
          </table:table-cell>
          <table:table-cell table:formula="of:=IF([.F216]&gt;0;[.F216]+0.5*([.C216]+[.C217])*delta_t;[.F216])" office:value-type="float" office:value="-0.036489780671528" calcext:value-type="float">
            <text:p>-0.036489780671528</text:p>
          </table:table-cell>
          <table:table-cell/>
          <table:table-cell table:style-name="ce9" table:formula="of:=+[.H216]-b*[.H216]*[.J216]*delta_t" office:value-type="float" office:value="3.10717410393351" calcext:value-type="float">
            <text:p>3.10717410393351</text:p>
          </table:table-cell>
          <table:table-cell table:style-name="ce9" table:formula="of:=[.I216]-g*delta_t-b*[.I216]*[.J216]*delta_t" office:value-type="float" office:value="-13.2772524023305" calcext:value-type="float">
            <text:p>-13.2772524023305</text:p>
          </table:table-cell>
          <table:table-cell table:style-name="ce9" table:formula="of:=SQRT([.H217]^2+[.I217]^2)" office:value-type="float" office:value="13.6359804292668" calcext:value-type="float">
            <text:p>13.6359804292668</text:p>
          </table:table-cell>
          <table:table-cell table:style-name="ce9" table:formula="of:=IF([.L216]&gt;0; [.K216]+0.5*([.H216]+[.H217])*delta_t ;[.K216])" office:value-type="float" office:value="3.10438451478934" calcext:value-type="float">
            <text:p>3.10438451478934</text:p>
          </table:table-cell>
          <table:table-cell table:style-name="ce9" table:formula="of:=IF([.L216]&gt;0; [.L216]+0.5*([.I216]+[.I217])*delta_t ;[.L216])" office:value-type="float" office:value="-0.0012598028157219" calcext:value-type="float">
            <text:p>-0.0012598028157219</text:p>
          </table:table-cell>
          <table:table-cell/>
          <table:table-cell table:formula="of:= IF([.O216] &gt; 0;  (v*COS(theta*PI()/180)/b)*(1 - EXP(-b*[.A217])); [.N216])" office:value-type="float" office:value="3.24227235535825" calcext:value-type="float">
            <text:p>3.24227235535825</text:p>
          </table:table-cell>
          <table:table-cell table:formula="of:= IF([.O216]&gt;0;  height + (   (g/(b^2)) +  ( v*SIN(theta*PI()/180)) / b     )   *   ( 1 - EXP(-b*[.A217])    )     -   (   (g*[.A217]) / b   );[.O216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>
          <table:table-cell table:style-name="ce9" table:formula="of:=[.A217]+delta_t" office:value-type="float" office:value="1.99" calcext:value-type="float">
            <text:p>1.99</text:p>
          </table:table-cell>
          <table:table-cell table:style-name="ce9" table:formula="of:=+[.B217]" office:value-type="float" office:value="4.35879288134699" calcext:value-type="float">
            <text:p>4.35879288134699</text:p>
          </table:table-cell>
          <table:table-cell table:style-name="ce9" table:formula="of:=[.C217]-g*delta_t" office:value-type="float" office:value="-15.8577720008836" calcext:value-type="float">
            <text:p>-15.8577720008836</text:p>
          </table:table-cell>
          <table:table-cell table:style-name="ce9" table:formula="of:=SQRT([.B218]*[.B218]+[.C218]*[.C218])" office:value-type="float" office:value="16.4459115957276" calcext:value-type="float">
            <text:p>16.4459115957276</text:p>
          </table:table-cell>
          <table:table-cell table:style-name="ce9" table:formula="of:=IF([.F217]&gt;0;[.E217]+0.5*([.B217]+[.B218])*delta_t;[.E217])" office:value-type="float" office:value="3.31268258982371" calcext:value-type="float">
            <text:p>3.31268258982371</text:p>
          </table:table-cell>
          <table:table-cell table:formula="of:=IF([.F217]&gt;0;[.F217]+0.5*([.C217]+[.C218])*delta_t;[.F217])" office:value-type="float" office:value="-0.036489780671528" calcext:value-type="float">
            <text:p>-0.036489780671528</text:p>
          </table:table-cell>
          <table:table-cell/>
          <table:table-cell table:style-name="ce9" table:formula="of:=+[.H217]-b*[.H217]*[.J217]*delta_t" office:value-type="float" office:value="3.09785284357376" calcext:value-type="float">
            <text:p>3.09785284357376</text:p>
          </table:table-cell>
          <table:table-cell table:style-name="ce9" table:formula="of:=[.I217]-g*delta_t-b*[.I217]*[.J217]*delta_t" office:value-type="float" office:value="-13.3354882644697" calcext:value-type="float">
            <text:p>-13.3354882644697</text:p>
          </table:table-cell>
          <table:table-cell table:style-name="ce9" table:formula="of:=SQRT([.H218]^2+[.I218]^2)" office:value-type="float" office:value="13.6905784937032" calcext:value-type="float">
            <text:p>13.6905784937032</text:p>
          </table:table-cell>
          <table:table-cell table:style-name="ce9" table:formula="of:=IF([.L217]&gt;0; [.K217]+0.5*([.H217]+[.H218])*delta_t ;[.K217])" office:value-type="float" office:value="3.10438451478934" calcext:value-type="float">
            <text:p>3.10438451478934</text:p>
          </table:table-cell>
          <table:table-cell table:style-name="ce9" table:formula="of:=IF([.L217]&gt;0; [.L217]+0.5*([.I217]+[.I218])*delta_t ;[.L217])" office:value-type="float" office:value="-0.0012598028157219" calcext:value-type="float">
            <text:p>-0.0012598028157219</text:p>
          </table:table-cell>
          <table:table-cell/>
          <table:table-cell table:formula="of:= IF([.O217] &gt; 0;  (v*COS(theta*PI()/180)/b)*(1 - EXP(-b*[.A218])); [.N217])" office:value-type="float" office:value="3.24227235535825" calcext:value-type="float">
            <text:p>3.24227235535825</text:p>
          </table:table-cell>
          <table:table-cell table:formula="of:= IF([.O217]&gt;0;  height + (   (g/(b^2)) +  ( v*SIN(theta*PI()/180)) / b     )   *   ( 1 - EXP(-b*[.A218])    )     -   (   (g*[.A218]) / b   );[.O217])" office:value-type="float" office:value="-0.00642348214745425" calcext:value-type="float">
            <text:p>-0.00642348214745425</text:p>
          </table:table-cell>
          <table:table-cell table:number-columns-repeated="16368"/>
        </table:table-row>
        <table:table-row table:style-name="ro2" table:number-rows-repeated="1048357">
          <table:table-cell table:number-columns-repeated="16383"/>
        </table:table-row>
        <table:table-row table:style-name="ro2">
          <table:table-cell table:number-columns-repeated="16383"/>
        </table:table-row>
        <table:named-expressions>
          <table:named-range table:name="solver_adj" table:base-cell-address="$Sheet1.$A$1" table:cell-range-address="$Sheet1.$B$7"/>
          <table:named-expression table:name="solver_cvg" table:base-cell-address="$Sheet1.$A$1" table:expression="0.001"/>
          <table:named-expression table:name="solver_drv" table:base-cell-address="$Sheet1.$A$1" table:expression="1"/>
          <table:named-expression table:name="solver_est" table:base-cell-address="$Sheet1.$A$1" table:expression="1"/>
          <table:named-expression table:name="solver_itr" table:base-cell-address="$Sheet1.$A$1" table:expression="100"/>
          <table:named-expression table:name="solver_lin" table:base-cell-address="$Sheet1.$A$1" table:expression="2"/>
          <table:named-expression table:name="solver_neg" table:base-cell-address="$Sheet1.$A$1" table:expression="2"/>
          <table:named-expression table:name="solver_num" table:base-cell-address="$Sheet1.$A$1" table:expression="0"/>
          <table:named-expression table:name="solver_nwt" table:base-cell-address="$Sheet1.$A$1" table:expression="1"/>
          <table:named-range table:name="solver_opt" table:base-cell-address="$Sheet1.$A$1" table:cell-range-address="$Sheet1.$B$14"/>
          <table:named-expression table:name="solver_pre" table:base-cell-address="$Sheet1.$A$1" table:expression="0.000001"/>
          <table:named-expression table:name="solver_scl" table:base-cell-address="$Sheet1.$A$1" table:expression="2"/>
          <table:named-expression table:name="solver_sho" table:base-cell-address="$Sheet1.$A$1" table:expression="2"/>
          <table:named-expression table:name="solver_tim" table:base-cell-address="$Sheet1.$A$1" table:expression="100"/>
          <table:named-expression table:name="solver_tol" table:base-cell-address="$Sheet1.$A$1" table:expression="0.05"/>
          <table:named-expression table:name="solver_typ" table:base-cell-address="$Sheet1.$A$1" table:expression="1"/>
          <table:named-expression table:name="solver_val" table:base-cell-address="$Sheet1.$A$1" table:expression="0"/>
        </table:named-expressions>
      </table:table>
      <table:named-expressions>
        <table:named-range table:name="b" table:base-cell-address="$Sheet1.$A$1" table:cell-range-address="$Sheet1.$B$12"/>
        <table:named-range table:name="delta_t" table:base-cell-address="$Sheet1.$A$1" table:cell-range-address="$Sheet1.$B$11"/>
        <table:named-range table:name="g" table:base-cell-address="$Sheet1.$A$1" table:cell-range-address="$Sheet1.$B$8"/>
        <table:named-range table:name="height" table:base-cell-address="$Sheet1.$B$14" table:cell-range-address="$Sheet1.$B$13"/>
        <table:named-range table:name="range" table:base-cell-address="$Sheet1.$B$14" table:cell-range-address="$Sheet1.$B$14"/>
        <table:named-range table:name="theta" table:base-cell-address="$Sheet1.$A$1" table:cell-range-address="$Sheet1.$B$7"/>
        <table:named-range table:name="v" table:base-cell-address="$Sheet1.$A$1" table:cell-range-address="$Sheet1.$B$6"/>
        <table:named-range table:name="v_x_init" table:base-cell-address="$Sheet1.$A$1" table:cell-range-address="$Sheet1.$B$9"/>
        <table:named-range table:name="v_y_init" table:base-cell-address="$Sheet1.$A$1" table:cell-range-address="$Sheet1.$B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time-style style:name="N15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</number:time-style>
    <number:time-style style:name="N160">
      <number:hours/>
      <number:text>:</number:text>
      <number:minutes number:style="long"/>
      <number:text>:</number:text>
      <number:seconds number:style="long"/>
    </number:time-style>
    <number:date-style style:name="N16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">
      <number:number number:decimal-places="1" number:min-decimal-places="1" number:min-integer-digits="1"/>
    </number:number-style>
    <number:percentage-style style:name="N167">
      <number:number number:decimal-places="1" number:min-decimal-places="1" number:min-integer-digits="1"/>
      <number:text>%</number:text>
    </number:percentage-style>
    <number:currency-style style:name="N17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1P2" style:volatile="true">
      <number:currency-symbol/>
      <number:fill-character> </number:fill-character>
      <number:text>-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number:min-decimal-places="4" number:min-integer-digits="1"/>
    </number:number-style>
    <number:number-style style:name="N177">
      <number:number number:decimal-places="3" number:min-decimal-places="3" number:min-integer-digits="1"/>
    </number:number-style>
    <number:number-style style:name="N178">
      <number:number number:decimal-places="13" number:min-decimal-places="13" number:min-integer-digits="1"/>
    </number:number-style>
    <number:number-style style:name="N179">
      <number:number number:decimal-places="18" number:min-decimal-places="18" number:min-integer-digits="1"/>
    </number:number-style>
    <number:number-style style:name="N180">
      <number:number number:decimal-places="14" number:min-decimal-places="14" number:min-integer-digits="1"/>
    </number:number-style>
    <number:number-style style:name="N181">
      <number:number number:decimal-places="8" number:min-decimal-places="8" number:min-integer-digits="1"/>
    </number:number-style>
    <number:number-style style:name="N182">
      <number:number number:decimal-places="6" number:min-decimal-places="6" number:min-integer-digits="1"/>
    </number:number-style>
    <number:number-style style:name="N183">
      <number:number number:decimal-places="10" number:min-decimal-places="10" number:min-integer-digits="1"/>
    </number:number-style>
    <number:number-style style:name="N184">
      <number:number number:decimal-places="11" number:min-decimal-places="11" number:min-integer-digits="1"/>
    </number:number-style>
    <number:number-style style:name="N185">
      <number:number number:decimal-places="15" number:min-decimal-places="1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hael Fowler</meta:initial-creator>
    <meta:creation-date>1998-07-18T08:54:10</meta:creation-date>
    <dc:date>2022-12-23T16:02:39.318000000</dc:date>
    <meta:editing-duration>PT17H29M19S</meta:editing-duration>
    <meta:editing-cycles>49</meta:editing-cycles>
    <meta:generator>LibreOffice/7.4.3.2$Windows_X86_64 LibreOffice_project/1048a8393ae2eeec98dff31b5c133c5f1d08b890</meta:generator>
    <meta:document-statistic meta:table-count="1" meta:cell-count="268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6.011cm" svg:height="16.495cm" xlink:href=".." xlink:type="simple" chart:class="chart:scatter" chart:style-name="ch1">
        <chart:title svg:x="11.249cm" svg:y="0.464cm" chart:style-name="ch2">
          <text:p>Projectile Motion</text:p>
        </chart:title>
        <chart:legend chart:legend-position="end" svg:x="23.185cm" svg:y="7.45cm" style:legend-expansion="high" chart:style-name="ch3"/>
        <chart:plot-area chart:style-name="ch4" table:cell-range-address="Sheet1.E19:Sheet1.F218 Sheet1.B17:Sheet1.B17 Sheet1.N17:Sheet1.N17 Sheet1.O19:Sheet1.O218 Sheet1.H17:Sheet1.H17 Sheet1.L19:Sheet1.L218" chart:data-source-has-labels="row" svg:x="1.58cm" svg:y="1.498cm" svg:width="21.085cm" svg:height="13.638cm">
          <chart:coordinate-region svg:x="2.413cm" svg:y="1.698cm" svg:width="20.012cm" svg:height="13.239cm"/>
          <chart:axis chart:dimension="x" chart:name="primary-x" chart:style-name="ch5">
            <chart:title svg:x="11.052cm" svg:y="15.466cm" chart:style-name="ch6">
              <text:p>distance (m)</text:p>
            </chart:title>
          </chart:axis>
          <chart:axis chart:dimension="y" chart:name="primary-y" chart:style-name="ch5">
            <chart:title svg:x="0.451cm" svg:y="9.215cm" chart:style-name="ch7">
              <text:p>height (m)</text:p>
            </chart:title>
            <chart:grid chart:class="major"/>
          </chart:axis>
          <chart:series chart:style-name="ch8" chart:values-cell-range-address="Sheet1.F19:Sheet1.F218" chart:label-cell-address="Sheet1.B17:Sheet1.B17" chart:class="chart:scatter">
            <chart:domain table:cell-range-address="Sheet1.E19:Sheet1.E218"/>
            <chart:data-point chart:repeated="200"/>
          </chart:series>
          <chart:series chart:style-name="ch9" chart:values-cell-range-address="Sheet1.O19:Sheet1.O218" chart:label-cell-address="Sheet1.N17:Sheet1.N17" chart:class="chart:scatter">
            <chart:domain table:cell-range-address="Sheet1.N19:Sheet1.N218"/>
            <chart:data-point chart:repeated="200"/>
          </chart:series>
          <chart:series chart:style-name="ch10" chart:values-cell-range-address="Sheet1.L19:Sheet1.L218" chart:label-cell-address="Sheet1.H17:Sheet1.H17" chart:class="chart:scatter">
            <chart:domain table:cell-range-address="Sheet1.K19:Sheet1.K218"/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one</text:p>
                <draw:g>
                  <svg:desc>Sheet1.B17:Sheet1.B1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Linear</text:p>
                <draw:g>
                  <svg:desc>Sheet1.N17:Sheet1.N17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Quadratic</text:p>
                <draw:g>
                  <svg:desc>Sheet1.H17:Sheet1.H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9:Sheet1.E218</svg:desc>
                </draw:g>
              </table:table-cell>
              <table:table-cell office:value-type="float" office:value="0.016">
                <text:p>0.016</text:p>
                <draw:g>
                  <svg:desc>Sheet1.F19:Sheet1.F218</svg:desc>
                </draw:g>
              </table:table-cell>
              <table:table-cell office:value-type="float" office:value="0">
                <text:p>0</text:p>
                <draw:g>
                  <svg:desc>Sheet1.N19:Sheet1.N218</svg:desc>
                </draw:g>
              </table:table-cell>
              <table:table-cell office:value-type="float" office:value="0.016">
                <text:p>0.016</text:p>
                <draw:g>
                  <svg:desc>Sheet1.O19:Sheet1.O218</svg:desc>
                </draw:g>
              </table:table-cell>
              <table:table-cell office:value-type="float" office:value="0">
                <text:p>0</text:p>
                <draw:g>
                  <svg:desc>Sheet1.K19:Sheet1.K218</svg:desc>
                </draw:g>
              </table:table-cell>
              <table:table-cell office:value-type="float" office:value="0.016">
                <text:p>0.016</text:p>
                <draw:g>
                  <svg:desc>Sheet1.L19:Sheet1.L2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5879288134699">
                <text:p>0.0435879288134699</text:p>
              </table:table-cell>
              <table:table-cell office:value-type="float" office:value="0.0520842824911641">
                <text:p>0.0520842824911641</text:p>
              </table:table-cell>
              <table:table-cell office:value-type="float" office:value="0.0435831344928914">
                <text:p>0.0435831344928914</text:p>
              </table:table-cell>
              <table:table-cell office:value-type="float" office:value="0.0520802955343855">
                <text:p>0.0520802955343855</text:p>
              </table:table-cell>
              <table:table-cell office:value-type="float" office:value="0.0435606471288255">
                <text:p>0.0435606471288255</text:p>
              </table:table-cell>
              <table:table-cell office:value-type="float" office:value="0.0520613904396411">
                <text:p>0.0520613904396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71758576269397">
                <text:p>0.0871758576269397</text:p>
              </table:table-cell>
              <table:table-cell office:value-type="float" office:value="0.0871878999823282">
                <text:p>0.0871878999823282</text:p>
              </table:table-cell>
              <table:table-cell office:value-type="float" office:value="0.0871566817508196">
                <text:p>0.0871566817508196</text:p>
              </table:table-cell>
              <table:table-cell office:value-type="float" office:value="0.0871720971411172">
                <text:p>0.0871720971411172</text:p>
              </table:table-cell>
              <table:table-cell office:value-type="float" office:value="0.0870670986020107">
                <text:p>0.0870670986020107</text:p>
              </table:table-cell>
              <table:table-cell office:value-type="float" office:value="0.0870972466087708">
                <text:p>0.0870972466087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076378644041">
                <text:p>0.13076378644041</text:p>
              </table:table-cell>
              <table:table-cell office:value-type="float" office:value="0.121310852473492">
                <text:p>0.121310852473492</text:p>
              </table:table-cell>
              <table:table-cell office:value-type="float" office:value="0.130720643882766">
                <text:p>0.130720643882766</text:p>
              </table:table-cell>
              <table:table-cell office:value-type="float" office:value="0.121275622267179">
                <text:p>0.121275622267179</text:p>
              </table:table-cell>
              <table:table-cell office:value-type="float" office:value="0.13052008281929">
                <text:p>0.13052008281929</text:p>
              </table:table-cell>
              <table:table-cell office:value-type="float" office:value="0.121109376765991">
                <text:p>0.121109376765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4351715253879">
                <text:p>0.174351715253879</text:p>
              </table:table-cell>
              <table:table-cell office:value-type="float" office:value="0.154453139964656">
                <text:p>0.154453139964656</text:p>
              </table:table-cell>
              <table:table-cell office:value-type="float" office:value="0.174275022997206">
                <text:p>0.174275022997206</text:p>
              </table:table-cell>
              <table:table-cell office:value-type="float" office:value="0.154391088307381">
                <text:p>0.154391088307381</text:p>
              </table:table-cell>
              <table:table-cell office:value-type="float" office:value="0.173920314024763">
                <text:p>0.173920314024763</text:p>
              </table:table-cell>
              <table:table-cell office:value-type="float" office:value="0.154099546716752">
                <text:p>0.154099546716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7939644067349">
                <text:p>0.217939644067349</text:p>
              </table:table-cell>
              <table:table-cell office:value-type="float" office:value="0.18661476245582">
                <text:p>0.18661476245582</text:p>
              </table:table-cell>
              <table:table-cell office:value-type="float" office:value="0.217819821202198">
                <text:p>0.217819821202198</text:p>
              </table:table-cell>
              <table:table-cell office:value-type="float" office:value="0.186518712613456">
                <text:p>0.186518712613456</text:p>
              </table:table-cell>
              <table:table-cell office:value-type="float" office:value="0.217268492100575">
                <text:p>0.217268492100575</text:p>
              </table:table-cell>
              <table:table-cell office:value-type="float" office:value="0.186069480539764">
                <text:p>0.186069480539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1527572880819">
                <text:p>0.261527572880819</text:p>
              </table:table-cell>
              <table:table-cell office:value-type="float" office:value="0.217795719946985">
                <text:p>0.217795719946985</text:p>
              </table:table-cell>
              <table:table-cell office:value-type="float" office:value="0.26135504060527">
                <text:p>0.26135504060527</text:p>
              </table:table-cell>
              <table:table-cell office:value-type="float" office:value="0.217658712482702">
                <text:p>0.217658712482702</text:p>
              </table:table-cell>
              <table:table-cell office:value-type="float" office:value="0.260565302350091">
                <text:p>0.260565302350091</text:p>
              </table:table-cell>
              <table:table-cell office:value-type="float" office:value="0.217020861327777">
                <text:p>0.217020861327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5115501694289">
                <text:p>0.305115501694289</text:p>
              </table:table-cell>
              <table:table-cell office:value-type="float" office:value="0.247996012438149">
                <text:p>0.247996012438149</text:p>
              </table:table-cell>
              <table:table-cell office:value-type="float" office:value="0.304880683313556">
                <text:p>0.304880683313556</text:p>
              </table:table-cell>
              <table:table-cell office:value-type="float" office:value="0.247811305171588">
                <text:p>0.247811305171588</text:p>
              </table:table-cell>
              <table:table-cell office:value-type="float" office:value="0.303811415270775">
                <text:p>0.303811415270775</text:p>
              </table:table-cell>
              <table:table-cell office:value-type="float" office:value="0.246955331944079">
                <text:p>0.246955331944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8703430507759">
                <text:p>0.348703430507759</text:p>
              </table:table-cell>
              <table:table-cell office:value-type="float" office:value="0.277215639929313">
                <text:p>0.277215639929313</text:p>
              </table:table-cell>
              <table:table-cell office:value-type="float" office:value="0.348396751433685">
                <text:p>0.348396751433685</text:p>
              </table:table-cell>
              <table:table-cell office:value-type="float" office:value="0.27697670788443">
                <text:p>0.27697670788443</text:p>
              </table:table-cell>
              <table:table-cell office:value-type="float" office:value="0.347007486317093">
                <text:p>0.347007486317093</text:p>
              </table:table-cell>
              <table:table-cell office:value-type="float" office:value="0.275874495796094">
                <text:p>0.275874495796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2291359321229">
                <text:p>0.392291359321229</text:p>
              </table:table-cell>
              <table:table-cell office:value-type="float" office:value="0.305454602420477">
                <text:p>0.305454602420477</text:p>
              </table:table-cell>
              <table:table-cell office:value-type="float" office:value="0.391903247071845">
                <text:p>0.391903247071845</text:p>
              </table:table-cell>
              <table:table-cell office:value-type="float" office:value="0.305155137780176">
                <text:p>0.305155137780176</text:p>
              </table:table-cell>
              <table:table-cell office:value-type="float" office:value="0.390154155653774">
                <text:p>0.390154155653774</text:p>
              </table:table-cell>
              <table:table-cell office:value-type="float" office:value="0.303779917627468">
                <text:p>0.303779917627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879288134699">
                <text:p>0.435879288134699</text:p>
              </table:table-cell>
              <table:table-cell office:value-type="float" office:value="0.332712899911641">
                <text:p>0.332712899911641</text:p>
              </table:table-cell>
              <table:table-cell office:value-type="float" office:value="0.435400172333738">
                <text:p>0.435400172333738</text:p>
              </table:table-cell>
              <table:table-cell office:value-type="float" office:value="0.332346811967888">
                <text:p>0.332346811967888</text:p>
              </table:table-cell>
              <table:table-cell office:value-type="float" office:value="0.433252047899903">
                <text:p>0.433252047899903</text:p>
              </table:table-cell>
              <table:table-cell office:value-type="float" office:value="0.330673124330031">
                <text:p>0.33067312433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9467216948168">
                <text:p>0.479467216948168</text:p>
              </table:table-cell>
              <table:table-cell office:value-type="float" office:value="0.358990532402805">
                <text:p>0.358990532402805</text:p>
              </table:table-cell>
              <table:table-cell office:value-type="float" office:value="0.478887529324629">
                <text:p>0.478887529324629</text:p>
              </table:table-cell>
              <table:table-cell office:value-type="float" office:value="0.358551947511252">
                <text:p>0.358551947511252</text:p>
              </table:table-cell>
              <table:table-cell office:value-type="float" office:value="0.47630177186436">
                <text:p>0.47630177186436</text:p>
              </table:table-cell>
              <table:table-cell office:value-type="float" office:value="0.356555605777037">
                <text:p>0.356555605777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3055145761638">
                <text:p>0.523055145761638</text:p>
              </table:table-cell>
              <table:table-cell office:value-type="float" office:value="0.384287499893969">
                <text:p>0.384287499893969</text:p>
              </table:table-cell>
              <table:table-cell office:value-type="float" office:value="0.522365320149298">
                <text:p>0.522365320149298</text:p>
              </table:table-cell>
              <table:table-cell office:value-type="float" office:value="0.383770761424053">
                <text:p>0.383770761424053</text:p>
              </table:table-cell>
              <table:table-cell office:value-type="float" office:value="0.519303920273254">
                <text:p>0.519303920273254</text:p>
              </table:table-cell>
              <table:table-cell office:value-type="float" office:value="0.381428815679054">
                <text:p>0.38142881567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6643074575108">
                <text:p>0.566643074575108</text:p>
              </table:table-cell>
              <table:table-cell office:value-type="float" office:value="0.408603802385133">
                <text:p>0.408603802385133</text:p>
              </table:table-cell>
              <table:table-cell office:value-type="float" office:value="0.565833546912064">
                <text:p>0.565833546912064</text:p>
              </table:table-cell>
              <table:table-cell office:value-type="float" office:value="0.408003470672512">
                <text:p>0.408003470672512</text:p>
              </table:table-cell>
              <table:table-cell office:value-type="float" office:value="0.562259069490062">
                <text:p>0.562259069490062</text:p>
              </table:table-cell>
              <table:table-cell office:value-type="float" office:value="0.405294172463852">
                <text:p>0.405294172463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0231003388578">
                <text:p>0.610231003388578</text:p>
              </table:table-cell>
              <table:table-cell office:value-type="float" office:value="0.431939439876297">
                <text:p>0.431939439876297</text:p>
              </table:table-cell>
              <table:table-cell office:value-type="float" office:value="0.609292211716804">
                <text:p>0.609292211716804</text:p>
              </table:table-cell>
              <table:table-cell office:value-type="float" office:value="0.431250292177403">
                <text:p>0.431250292177403</text:p>
              </table:table-cell>
              <table:table-cell office:value-type="float" office:value="0.605167779229333">
                <text:p>0.605167779229333</text:p>
              </table:table-cell>
              <table:table-cell office:value-type="float" office:value="0.428153060181621">
                <text:p>0.428153060181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3818932202048">
                <text:p>0.653818932202048</text:p>
              </table:table-cell>
              <table:table-cell office:value-type="float" office:value="0.454294412367462">
                <text:p>0.454294412367462</text:p>
              </table:table-cell>
              <table:table-cell office:value-type="float" office:value="0.652741316666912">
                <text:p>0.652741316666912</text:p>
              </table:table-cell>
              <table:table-cell office:value-type="float" office:value="0.453511442809671">
                <text:p>0.453511442809671</text:p>
              </table:table-cell>
              <table:table-cell office:value-type="float" office:value="0.648030592264894">
                <text:p>0.648030592264894</text:p>
              </table:table-cell>
              <table:table-cell office:value-type="float" office:value="0.450006829436764">
                <text:p>0.450006829436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7406861015518">
                <text:p>0.697406861015518</text:p>
              </table:table-cell>
              <table:table-cell office:value-type="float" office:value="0.475668719858626">
                <text:p>0.475668719858626</text:p>
              </table:table-cell>
              <table:table-cell office:value-type="float" office:value="0.696180863865322">
                <text:p>0.696180863865322</text:p>
              </table:table-cell>
              <table:table-cell office:value-type="float" office:value="0.474787139392575">
                <text:p>0.474787139392575</text:p>
              </table:table-cell>
              <table:table-cell office:value-type="float" office:value="0.690848034133623">
                <text:p>0.690848034133623</text:p>
              </table:table-cell>
              <table:table-cell office:value-type="float" office:value="0.47085679834747">
                <text:p>0.47085679834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0994789828988">
                <text:p>0.740994789828988</text:p>
              </table:table-cell>
              <table:table-cell office:value-type="float" office:value="0.49606236234979">
                <text:p>0.49606236234979</text:p>
              </table:table-cell>
              <table:table-cell office:value-type="float" office:value="0.739610855414503">
                <text:p>0.739610855414503</text:p>
              </table:table-cell>
              <table:table-cell office:value-type="float" office:value="0.495077598701826">
                <text:p>0.495077598701826</text:p>
              </table:table-cell>
              <table:table-cell office:value-type="float" office:value="0.733620612835996">
                <text:p>0.733620612835996</text:p>
              </table:table-cell>
              <table:table-cell office:value-type="float" office:value="0.49070425353417">
                <text:p>0.49070425353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4582718642457">
                <text:p>0.784582718642457</text:p>
              </table:table-cell>
              <table:table-cell office:value-type="float" office:value="0.515475339840954">
                <text:p>0.515475339840954</text:p>
              </table:table-cell>
              <table:table-cell office:value-type="float" office:value="0.783031293416465">
                <text:p>0.783031293416465</text:p>
              </table:table-cell>
              <table:table-cell office:value-type="float" office:value="0.51438303746545">
                <text:p>0.51438303746545</text:p>
              </table:table-cell>
              <table:table-cell office:value-type="float" office:value="0.776348818534699">
                <text:p>0.776348818534699</text:p>
              </table:table-cell>
              <table:table-cell office:value-type="float" office:value="0.509550451137877">
                <text:p>0.509550451137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8170647455927">
                <text:p>0.828170647455927</text:p>
              </table:table-cell>
              <table:table-cell office:value-type="float" office:value="0.533907652332118">
                <text:p>0.533907652332118</text:p>
              </table:table-cell>
              <table:table-cell office:value-type="float" office:value="0.826442179972774">
                <text:p>0.826442179972774</text:p>
              </table:table-cell>
              <table:table-cell office:value-type="float" office:value="0.532703672366111">
                <text:p>0.532703672366111</text:p>
              </table:table-cell>
              <table:table-cell office:value-type="float" office:value="0.819033123252745">
                <text:p>0.819033123252745</text:p>
              </table:table-cell>
              <table:table-cell office:value-type="float" office:value="0.527396617869298">
                <text:p>0.527396617869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71758576269397">
                <text:p>0.871758576269397</text:p>
              </table:table-cell>
              <table:table-cell office:value-type="float" office:value="0.551359299823282">
                <text:p>0.551359299823282</text:p>
              </table:table-cell>
              <table:table-cell office:value-type="float" office:value="0.869843517184495">
                <text:p>0.869843517184495</text:p>
              </table:table-cell>
              <table:table-cell office:value-type="float" office:value="0.550039720034334">
                <text:p>0.550039720034334</text:p>
              </table:table-cell>
              <table:table-cell office:value-type="float" office:value="0.861673980572657">
                <text:p>0.861673980572657</text:p>
              </table:table-cell>
              <table:table-cell office:value-type="float" office:value="0.54424395208943">
                <text:p>0.54424395208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5346505082867">
                <text:p>0.915346505082867</text:p>
              </table:table-cell>
              <table:table-cell office:value-type="float" office:value="0.567830282314446">
                <text:p>0.567830282314446</text:p>
              </table:table-cell>
              <table:table-cell office:value-type="float" office:value="0.913235307152272">
                <text:p>0.913235307152272</text:p>
              </table:table-cell>
              <table:table-cell office:value-type="float" office:value="0.566391397057558">
                <text:p>0.566391397057558</text:p>
              </table:table-cell>
              <table:table-cell office:value-type="float" office:value="0.904271825338381">
                <text:p>0.904271825338381</text:p>
              </table:table-cell>
              <table:table-cell office:value-type="float" office:value="0.560093624922218">
                <text:p>0.560093624922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8934433896337">
                <text:p>0.958934433896337</text:p>
              </table:table-cell>
              <table:table-cell office:value-type="float" office:value="0.58332059980561">
                <text:p>0.58332059980561</text:p>
              </table:table-cell>
              <table:table-cell office:value-type="float" office:value="0.956617551976265">
                <text:p>0.956617551976265</text:p>
              </table:table-cell>
              <table:table-cell office:value-type="float" office:value="0.581758919973311">
                <text:p>0.581758919973311</text:p>
              </table:table-cell>
              <table:table-cell office:value-type="float" office:value="0.946827073361711">
                <text:p>0.946827073361711</text:p>
              </table:table-cell>
              <table:table-cell office:value-type="float" office:value="0.574946781399649">
                <text:p>0.574946781399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252236270981">
                <text:p>1.00252236270981</text:p>
              </table:table-cell>
              <table:table-cell office:value-type="float" office:value="0.597830252296774">
                <text:p>0.597830252296774</text:p>
              </table:table-cell>
              <table:table-cell office:value-type="float" office:value="0.999990253756175">
                <text:p>0.999990253756175</text:p>
              </table:table-cell>
              <table:table-cell office:value-type="float" office:value="0.596142505271459">
                <text:p>0.596142505271459</text:p>
              </table:table-cell>
              <table:table-cell office:value-type="float" office:value="0.98934012113512">
                <text:p>0.98934012113512</text:p>
              </table:table-cell>
              <table:table-cell office:value-type="float" office:value="0.588804541639432">
                <text:p>0.588804541639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4611029152328">
                <text:p>1.04611029152328</text:p>
              </table:table-cell>
              <table:table-cell office:value-type="float" office:value="0.611359239787939">
                <text:p>0.611359239787939</text:p>
              </table:table-cell>
              <table:table-cell office:value-type="float" office:value="1.04335341459124">
                <text:p>1.04335341459124</text:p>
              </table:table-cell>
              <table:table-cell office:value-type="float" office:value="0.609542369394347">
                <text:p>0.609542369394347</text:p>
              </table:table-cell>
              <table:table-cell office:value-type="float" office:value="1.03181134555296">
                <text:p>1.03181134555296</text:p>
              </table:table-cell>
              <table:table-cell office:value-type="float" office:value="0.601668002055209">
                <text:p>0.601668002055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969822033675">
                <text:p>1.08969822033675</text:p>
              </table:table-cell>
              <table:table-cell office:value-type="float" office:value="0.623907562279103">
                <text:p>0.623907562279103</text:p>
              </table:table-cell>
              <table:table-cell office:value-type="float" office:value="1.0867070365802">
                <text:p>1.0867070365802</text:p>
              </table:table-cell>
              <table:table-cell office:value-type="float" office:value="0.621958728734313">
                <text:p>0.621958728734313</text:p>
              </table:table-cell>
              <table:table-cell office:value-type="float" office:value="1.07424110364309">
                <text:p>1.07424110364309</text:p>
              </table:table-cell>
              <table:table-cell office:value-type="float" office:value="0.613538236598963">
                <text:p>0.613538236598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3328614915022">
                <text:p>1.13328614915022</text:p>
              </table:table-cell>
              <table:table-cell office:value-type="float" office:value="0.635475219770267">
                <text:p>0.635475219770267</text:p>
              </table:table-cell>
              <table:table-cell office:value-type="float" office:value="1.13005112182143">
                <text:p>1.13005112182143</text:p>
              </table:table-cell>
              <table:table-cell office:value-type="float" office:value="0.633391799642922">
                <text:p>0.633391799642922</text:p>
              </table:table-cell>
              <table:table-cell office:value-type="float" office:value="1.11662973231105">
                <text:p>1.11662973231105</text:p>
              </table:table-cell>
              <table:table-cell office:value-type="float" office:value="0.624416298035044">
                <text:p>0.624416298035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7687407796369">
                <text:p>1.17687407796369</text:p>
              </table:table-cell>
              <table:table-cell office:value-type="float" office:value="0.646062212261431">
                <text:p>0.646062212261431</text:p>
              </table:table-cell>
              <table:table-cell office:value-type="float" office:value="1.17338567241275">
                <text:p>1.17338567241275</text:p>
              </table:table-cell>
              <table:table-cell office:value-type="float" office:value="0.643841798417313">
                <text:p>0.643841798417313</text:p>
              </table:table-cell>
              <table:table-cell office:value-type="float" office:value="1.1589775480989">
                <text:p>1.1589775480989</text:p>
              </table:table-cell>
              <table:table-cell office:value-type="float" office:value="0.634303219244926">
                <text:p>0.634303219244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2046200677716">
                <text:p>1.22046200677716</text:p>
              </table:table-cell>
              <table:table-cell office:value-type="float" office:value="0.655668539752595">
                <text:p>0.655668539752595</text:p>
              </table:table-cell>
              <table:table-cell office:value-type="float" office:value="1.21671069045156">
                <text:p>1.21671069045156</text:p>
              </table:table-cell>
              <table:table-cell office:value-type="float" office:value="0.653308941309234">
                <text:p>0.653308941309234</text:p>
              </table:table-cell>
              <table:table-cell office:value-type="float" office:value="1.20128484696094">
                <text:p>1.20128484696094</text:p>
              </table:table-cell>
              <table:table-cell office:value-type="float" office:value="0.643200014561527">
                <text:p>0.6432000145615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404993559063">
                <text:p>1.26404993559063</text:p>
              </table:table-cell>
              <table:table-cell office:value-type="float" office:value="0.664294202243759">
                <text:p>0.664294202243759</text:p>
              </table:table-cell>
              <table:table-cell office:value-type="float" office:value="1.26002617803479">
                <text:p>1.26002617803479</text:p>
              </table:table-cell>
              <table:table-cell office:value-type="float" office:value="0.661793444525102">
                <text:p>0.661793444525102</text:p>
              </table:table-cell>
              <table:table-cell office:value-type="float" office:value="1.24355190405843">
                <text:p>1.24355190405843</text:p>
              </table:table-cell>
              <table:table-cell office:value-type="float" office:value="0.651107681131613">
                <text:p>0.651107681131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076378644041">
                <text:p>1.3076378644041</text:p>
              </table:table-cell>
              <table:table-cell office:value-type="float" office:value="0.671939199734923">
                <text:p>0.671939199734923</text:p>
              </table:table-cell>
              <table:table-cell office:value-type="float" office:value="1.30333213725892">
                <text:p>1.30333213725892</text:p>
              </table:table-cell>
              <table:table-cell office:value-type="float" office:value="0.66929552422144">
                <text:p>0.66929552422144</text:p>
              </table:table-cell>
              <table:table-cell office:value-type="float" office:value="1.28577897357535">
                <text:p>1.28577897357535</text:p>
              </table:table-cell>
              <table:table-cell office:value-type="float" office:value="0.658027200304491">
                <text:p>0.6580272003044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5122579321757">
                <text:p>1.35122579321757</text:p>
              </table:table-cell>
              <table:table-cell office:value-type="float" office:value="0.678603532226087">
                <text:p>0.678603532226087</text:p>
              </table:table-cell>
              <table:table-cell office:value-type="float" office:value="1.34662857021995">
                <text:p>1.34662857021995</text:p>
              </table:table-cell>
              <table:table-cell office:value-type="float" office:value="0.675815396507119">
                <text:p>0.675815396507119</text:p>
              </table:table-cell>
              <table:table-cell office:value-type="float" office:value="1.32796628855752">
                <text:p>1.32796628855752</text:p>
              </table:table-cell>
              <table:table-cell office:value-type="float" office:value="0.663959539044892">
                <text:p>0.663959539044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9481372203104">
                <text:p>1.39481372203104</text:p>
              </table:table-cell>
              <table:table-cell office:value-type="float" office:value="0.684287199717251">
                <text:p>0.684287199717251</text:p>
              </table:table-cell>
              <table:table-cell office:value-type="float" office:value="1.38991547901339">
                <text:p>1.38991547901339</text:p>
              </table:table-cell>
              <table:table-cell office:value-type="float" office:value="0.681353277441161">
                <text:p>0.681353277441161</text:p>
              </table:table-cell>
              <table:table-cell office:value-type="float" office:value="1.37011406077663">
                <text:p>1.37011406077663</text:p>
              </table:table-cell>
              <table:table-cell office:value-type="float" office:value="0.668905651367646">
                <text:p>0.668905651367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3840165084451">
                <text:p>1.43840165084451</text:p>
              </table:table-cell>
              <table:table-cell office:value-type="float" office:value="0.688990202208415">
                <text:p>0.688990202208415</text:p>
              </table:table-cell>
              <table:table-cell office:value-type="float" office:value="1.4331928657344">
                <text:p>1.4331928657344</text:p>
              </table:table-cell>
              <table:table-cell office:value-type="float" office:value="0.685909383043992">
                <text:p>0.685909383043992</text:p>
              </table:table-cell>
              <table:table-cell office:value-type="float" office:value="1.41222248062138">
                <text:p>1.41222248062138</text:p>
              </table:table-cell>
              <table:table-cell office:value-type="float" office:value="0.672866479791437">
                <text:p>0.6728664797914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8198957965798">
                <text:p>1.48198957965798</text:p>
              </table:table-cell>
              <table:table-cell office:value-type="float" office:value="0.69271253969958">
                <text:p>0.69271253969958</text:p>
              </table:table-cell>
              <table:table-cell office:value-type="float" office:value="1.47646073247755">
                <text:p>1.47646073247755</text:p>
              </table:table-cell>
              <table:table-cell office:value-type="float" office:value="0.689483929277088">
                <text:p>0.689483929277088</text:p>
              </table:table-cell>
              <table:table-cell office:value-type="float" office:value="1.45429171701723">
                <text:p>1.45429171701723</text:p>
              </table:table-cell>
              <table:table-cell office:value-type="float" office:value="0.67584295680868">
                <text:p>0.675842956808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2557750847145">
                <text:p>1.52557750847145</text:p>
              </table:table-cell>
              <table:table-cell office:value-type="float" office:value="0.695454212190744">
                <text:p>0.695454212190744</text:p>
              </table:table-cell>
              <table:table-cell office:value-type="float" office:value="1.51971908133702">
                <text:p>1.51971908133702</text:p>
              </table:table-cell>
              <table:table-cell office:value-type="float" office:value="0.692077132061058">
                <text:p>0.692077132061058</text:p>
              </table:table-cell>
              <table:table-cell office:value-type="float" office:value="1.49632191737622">
                <text:p>1.49632191737622</text:p>
              </table:table-cell>
              <table:table-cell office:value-type="float" office:value="0.677836006368286">
                <text:p>0.677836006368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6916543728492">
                <text:p>1.56916543728492</text:p>
              </table:table-cell>
              <table:table-cell office:value-type="float" office:value="0.697215219681908">
                <text:p>0.697215219681908</text:p>
              </table:table-cell>
              <table:table-cell office:value-type="float" office:value="1.56296791440653">
                <text:p>1.56296791440653</text:p>
              </table:table-cell>
              <table:table-cell office:value-type="float" office:value="0.693689207271262">
                <text:p>0.693689207271262</text:p>
              </table:table-cell>
              <table:table-cell office:value-type="float" office:value="1.53831320757823">
                <text:p>1.53831320757823</text:p>
              </table:table-cell>
              <table:table-cell office:value-type="float" office:value="0.678846545367867">
                <text:p>0.678846545367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1275336609839">
                <text:p>1.61275336609839</text:p>
              </table:table-cell>
              <table:table-cell office:value-type="float" office:value="0.697995562173072">
                <text:p>0.697995562173072</text:p>
              </table:table-cell>
              <table:table-cell office:value-type="float" office:value="1.60620723377929">
                <text:p>1.60620723377929</text:p>
              </table:table-cell>
              <table:table-cell office:value-type="float" office:value="0.694320370726189">
                <text:p>0.694320370726189</text:p>
              </table:table-cell>
              <table:table-cell office:value-type="float" office:value="1.58026569198474">
                <text:p>1.58026569198474</text:p>
              </table:table-cell>
              <table:table-cell office:value-type="float" office:value="0.678875485151724">
                <text:p>0.678875485151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5634129491186">
                <text:p>1.65634129491186</text:p>
              </table:table-cell>
              <table:table-cell office:value-type="float" office:value="0.697795239664236">
                <text:p>0.697795239664236</text:p>
              </table:table-cell>
              <table:table-cell office:value-type="float" office:value="1.64943704154813">
                <text:p>1.64943704154813</text:p>
              </table:table-cell>
              <table:table-cell office:value-type="float" office:value="0.693970838208259">
                <text:p>0.693970838208259</text:p>
              </table:table-cell>
              <table:table-cell office:value-type="float" office:value="1.62217945348573">
                <text:p>1.62217945348573</text:p>
              </table:table-cell>
              <table:table-cell office:value-type="float" office:value="0.677923733010848">
                <text:p>0.677923733010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9992922372533">
                <text:p>1.69992922372533</text:p>
              </table:table-cell>
              <table:table-cell office:value-type="float" office:value="0.6966142521554">
                <text:p>0.6966142521554</text:p>
              </table:table-cell>
              <table:table-cell office:value-type="float" office:value="1.69265733980533">
                <text:p>1.69265733980533</text:p>
              </table:table-cell>
              <table:table-cell office:value-type="float" office:value="0.692640825442993">
                <text:p>0.692640825442993</text:p>
              </table:table-cell>
              <table:table-cell office:value-type="float" office:value="1.6640545535805">
                <text:p>1.6640545535805</text:p>
              </table:table-cell>
              <table:table-cell office:value-type="float" office:value="0.675992193680993">
                <text:p>0.675992193680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435171525388">
                <text:p>1.7435171525388</text:p>
              </table:table-cell>
              <table:table-cell office:value-type="float" office:value="0.694452599646564">
                <text:p>0.694452599646564</text:p>
              </table:table-cell>
              <table:table-cell office:value-type="float" office:value="1.73586813064276">
                <text:p>1.73586813064276</text:p>
              </table:table-cell>
              <table:table-cell office:value-type="float" office:value="0.690330548112911">
                <text:p>0.690330548112911</text:p>
              </table:table-cell>
              <table:table-cell office:value-type="float" office:value="1.70589103249239">
                <text:p>1.70589103249239</text:p>
              </table:table-cell>
              <table:table-cell office:value-type="float" office:value="0.673081770834859">
                <text:p>0.6730817708348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8710508135227">
                <text:p>1.78710508135227</text:p>
              </table:table-cell>
              <table:table-cell office:value-type="float" office:value="0.691310282137728">
                <text:p>0.691310282137728</text:p>
              </table:table-cell>
              <table:table-cell office:value-type="float" office:value="1.77906941615183">
                <text:p>1.77906941615183</text:p>
              </table:table-cell>
              <table:table-cell office:value-type="float" office:value="0.687040221852897">
                <text:p>0.687040221852897</text:p>
              </table:table-cell>
              <table:table-cell office:value-type="float" office:value="1.74768890931758">
                <text:p>1.74768890931758</text:p>
              </table:table-cell>
              <table:table-cell office:value-type="float" office:value="0.669193368564381">
                <text:p>0.669193368564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3069301016574">
                <text:p>1.83069301016574</text:p>
              </table:table-cell>
              <table:table-cell office:value-type="float" office:value="0.687187299628892">
                <text:p>0.687187299628892</text:p>
              </table:table-cell>
              <table:table-cell office:value-type="float" office:value="1.8222611984235">
                <text:p>1.8222611984235</text:p>
              </table:table-cell>
              <table:table-cell office:value-type="float" office:value="0.68277006225253">
                <text:p>0.68277006225253</text:p>
              </table:table-cell>
              <table:table-cell office:value-type="float" office:value="1.78944818220753">
                <text:p>1.78944818220753</text:p>
              </table:table-cell>
              <table:table-cell office:value-type="float" office:value="0.664327892849132">
                <text:p>0.6643278928491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7428093897921">
                <text:p>1.87428093897921</text:p>
              </table:table-cell>
              <table:table-cell office:value-type="float" office:value="0.682083652120057">
                <text:p>0.682083652120057</text:p>
              </table:table-cell>
              <table:table-cell office:value-type="float" office:value="1.86544347954822">
                <text:p>1.86544347954822</text:p>
              </table:table-cell>
              <table:table-cell office:value-type="float" office:value="0.677520284846878">
                <text:p>0.677520284846878</text:p>
              </table:table-cell>
              <table:table-cell office:value-type="float" office:value="1.83116882858451">
                <text:p>1.83116882858451</text:p>
              </table:table-cell>
              <table:table-cell office:value-type="float" office:value="0.658486253006948">
                <text:p>0.6584862530069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1786886779268">
                <text:p>1.91786886779268</text:p>
              </table:table-cell>
              <table:table-cell office:value-type="float" office:value="0.675999339611221">
                <text:p>0.675999339611221</text:p>
              </table:table-cell>
              <table:table-cell office:value-type="float" office:value="1.90861626161604">
                <text:p>1.90861626161604</text:p>
              </table:table-cell>
              <table:table-cell office:value-type="float" office:value="0.671291105132468">
                <text:p>0.671291105132468</text:p>
              </table:table-cell>
              <table:table-cell office:value-type="float" office:value="1.87285080538935">
                <text:p>1.87285080538935</text:p>
              </table:table-cell>
              <table:table-cell office:value-type="float" office:value="0.65166936312295">
                <text:p>0.65166936312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6145679660615">
                <text:p>1.96145679660615</text:p>
              </table:table-cell>
              <table:table-cell office:value-type="float" office:value="0.668934362102385">
                <text:p>0.668934362102385</text:p>
              </table:table-cell>
              <table:table-cell office:value-type="float" office:value="1.95177954671648">
                <text:p>1.95177954671648</text:p>
              </table:table-cell>
              <table:table-cell office:value-type="float" office:value="0.664082738549098">
                <text:p>0.664082738549098</text:p>
              </table:table-cell>
              <table:table-cell office:value-type="float" office:value="1.9144940493603">
                <text:p>1.9144940493603</text:p>
              </table:table-cell>
              <table:table-cell office:value-type="float" office:value="0.643878143453357">
                <text:p>0.6438781434533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0504472541962">
                <text:p>2.00504472541962</text:p>
              </table:table-cell>
              <table:table-cell office:value-type="float" office:value="0.660888719593549">
                <text:p>0.660888719593549</text:p>
              </table:table-cell>
              <table:table-cell office:value-type="float" office:value="1.99493333693871">
                <text:p>1.99493333693871</text:p>
              </table:table-cell>
              <table:table-cell office:value-type="float" office:value="0.655895400500413">
                <text:p>0.655895400500413</text:p>
              </table:table-cell>
              <table:table-cell office:value-type="float" office:value="1.95609847734165">
                <text:p>1.95609847734165</text:p>
              </table:table-cell>
              <table:table-cell office:value-type="float" office:value="0.635113521800596">
                <text:p>0.635113521800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4863265423309">
                <text:p>2.04863265423309</text:p>
              </table:table-cell>
              <table:table-cell office:value-type="float" office:value="0.651862412084713">
                <text:p>0.651862412084713</text:p>
              </table:table-cell>
              <table:table-cell office:value-type="float" office:value="2.03807763437131">
                <text:p>2.03807763437131</text:p>
              </table:table-cell>
              <table:table-cell office:value-type="float" office:value="0.64672930633094">
                <text:p>0.64672930633094</text:p>
              </table:table-cell>
              <table:table-cell office:value-type="float" office:value="1.99766398662053">
                <text:p>1.99766398662053</text:p>
              </table:table-cell>
              <table:table-cell office:value-type="float" office:value="0.625376434856526">
                <text:p>0.625376434856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9222058304656">
                <text:p>2.09222058304656</text:p>
              </table:table-cell>
              <table:table-cell office:value-type="float" office:value="0.641855439575877">
                <text:p>0.641855439575877</text:p>
              </table:table-cell>
              <table:table-cell office:value-type="float" office:value="2.0812124411025">
                <text:p>2.0812124411025</text:p>
              </table:table-cell>
              <table:table-cell office:value-type="float" office:value="0.636584671346725">
                <text:p>0.636584671346725</text:p>
              </table:table-cell>
              <table:table-cell office:value-type="float" office:value="2.03919045529021">
                <text:p>2.03919045529021</text:p>
              </table:table-cell>
              <table:table-cell office:value-type="float" office:value="0.614667829510782">
                <text:p>0.614667829510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3580851186002">
                <text:p>2.13580851186002</text:p>
              </table:table-cell>
              <table:table-cell office:value-type="float" office:value="0.630867802067041">
                <text:p>0.630867802067041</text:p>
              </table:table-cell>
              <table:table-cell office:value-type="float" office:value="2.12433775921999">
                <text:p>2.12433775921999</text:p>
              </table:table-cell>
              <table:table-cell office:value-type="float" office:value="0.625461710801631">
                <text:p>0.625461710801631</text:p>
              </table:table-cell>
              <table:table-cell office:value-type="float" office:value="2.08067774263794">
                <text:p>2.08067774263794</text:p>
              </table:table-cell>
              <table:table-cell office:value-type="float" office:value="0.602988664121553">
                <text:p>0.6029886641215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7939644067349">
                <text:p>2.17939644067349</text:p>
              </table:table-cell>
              <table:table-cell office:value-type="float" office:value="0.618899499558205">
                <text:p>0.618899499558205</text:p>
              </table:table-cell>
              <table:table-cell office:value-type="float" office:value="2.16745359081106">
                <text:p>2.16745359081106</text:p>
              </table:table-cell>
              <table:table-cell office:value-type="float" office:value="0.613360639904244">
                <text:p>0.613360639904244</text:p>
              </table:table-cell>
              <table:table-cell office:value-type="float" office:value="2.12212568955538">
                <text:p>2.12212568955538</text:p>
              </table:table-cell>
              <table:table-cell office:value-type="float" office:value="0.590339909746413">
                <text:p>0.590339909746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2298436948696">
                <text:p>2.22298436948696</text:p>
              </table:table-cell>
              <table:table-cell office:value-type="float" office:value="0.605950532049369">
                <text:p>0.605950532049369</text:p>
              </table:table-cell>
              <table:table-cell office:value-type="float" office:value="2.21055993796251">
                <text:p>2.21055993796251</text:p>
              </table:table-cell>
              <table:table-cell office:value-type="float" office:value="0.600281673815289">
                <text:p>0.600281673815289</text:p>
              </table:table-cell>
              <table:table-cell office:value-type="float" office:value="2.16353411896944">
                <text:p>2.16353411896944</text:p>
              </table:table-cell>
              <table:table-cell office:value-type="float" office:value="0.576722551331103">
                <text:p>0.576722551331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6657229830043">
                <text:p>2.26657229830043</text:p>
              </table:table-cell>
              <table:table-cell office:value-type="float" office:value="0.592020899540533">
                <text:p>0.592020899540533</text:p>
              </table:table-cell>
              <table:table-cell office:value-type="float" office:value="2.25365680276068">
                <text:p>2.25365680276068</text:p>
              </table:table-cell>
              <table:table-cell office:value-type="float" office:value="0.58622502764814">
                <text:p>0.58622502764814</text:p>
              </table:table-cell>
              <table:table-cell office:value-type="float" office:value="2.20490283629145">
                <text:p>2.20490283629145</text:p>
              </table:table-cell>
              <table:table-cell office:value-type="float" office:value="0.562137588854492">
                <text:p>0.562137588854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101602271139">
                <text:p>2.3101602271139</text:p>
              </table:table-cell>
              <table:table-cell office:value-type="float" office:value="0.577110602031698">
                <text:p>0.577110602031698</text:p>
              </table:table-cell>
              <table:table-cell office:value-type="float" office:value="2.29674418729145">
                <text:p>2.29674418729145</text:p>
              </table:table-cell>
              <table:table-cell office:value-type="float" office:value="0.571190916466151">
                <text:p>0.571190916466151</text:p>
              </table:table-cell>
              <table:table-cell office:value-type="float" office:value="2.24623162988235">
                <text:p>2.24623162988235</text:p>
              </table:table-cell>
              <table:table-cell office:value-type="float" office:value="0.546586038428274">
                <text:p>0.546586038428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5374815592737">
                <text:p>2.35374815592737</text:p>
              </table:table-cell>
              <table:table-cell office:value-type="float" office:value="0.561219639522862">
                <text:p>0.561219639522862</text:p>
              </table:table-cell>
              <table:table-cell office:value-type="float" office:value="2.33982209364028">
                <text:p>2.33982209364028</text:p>
              </table:table-cell>
              <table:table-cell office:value-type="float" office:value="0.555179555291744">
                <text:p>0.555179555291744</text:p>
              </table:table-cell>
              <table:table-cell office:value-type="float" office:value="2.28752027153184">
                <text:p>2.28752027153184</text:p>
              </table:table-cell>
              <table:table-cell office:value-type="float" office:value="0.530068933350231">
                <text:p>0.530068933350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9733608474084">
                <text:p>2.39733608474084</text:p>
              </table:table-cell>
              <table:table-cell office:value-type="float" office:value="0.544348012014026">
                <text:p>0.544348012014026</text:p>
              </table:table-cell>
              <table:table-cell office:value-type="float" office:value="2.3828905238921">
                <text:p>2.3828905238921</text:p>
              </table:table-cell>
              <table:table-cell office:value-type="float" office:value="0.538191159093202">
                <text:p>0.538191159093202</text:p>
              </table:table-cell>
              <table:table-cell office:value-type="float" office:value="2.3287685169491">
                <text:p>2.3287685169491</text:p>
              </table:table-cell>
              <table:table-cell office:value-type="float" office:value="0.512587325110232">
                <text:p>0.512587325110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4092401355431">
                <text:p>2.44092401355431</text:p>
              </table:table-cell>
              <table:table-cell office:value-type="float" office:value="0.52649571950519">
                <text:p>0.52649571950519</text:p>
              </table:table-cell>
              <table:table-cell office:value-type="float" office:value="2.42594948013147">
                <text:p>2.42594948013147</text:p>
              </table:table-cell>
              <table:table-cell office:value-type="float" office:value="0.520225942797708">
                <text:p>0.520225942797708</text:p>
              </table:table-cell>
              <table:table-cell office:value-type="float" office:value="2.36997610626318">
                <text:p>2.36997610626318</text:p>
              </table:table-cell>
              <table:table-cell office:value-type="float" office:value="0.494142284348388">
                <text:p>0.494142284348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8451194236778">
                <text:p>2.48451194236778</text:p>
              </table:table-cell>
              <table:table-cell office:value-type="float" office:value="0.507662761996354">
                <text:p>0.507662761996354</text:p>
              </table:table-cell>
              <table:table-cell office:value-type="float" office:value="2.46899896444239">
                <text:p>2.46899896444239</text:p>
              </table:table-cell>
              <table:table-cell office:value-type="float" office:value="0.501284121278133">
                <text:p>0.501284121278133</text:p>
              </table:table-cell>
              <table:table-cell office:value-type="float" office:value="2.41114276453074">
                <text:p>2.41114276453074</text:p>
              </table:table-cell>
              <table:table-cell office:value-type="float" office:value="0.474734901765108">
                <text:p>0.474734901765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2809987118125">
                <text:p>2.52809987118125</text:p>
              </table:table-cell>
              <table:table-cell office:value-type="float" office:value="0.487849139487518">
                <text:p>0.487849139487518</text:p>
              </table:table-cell>
              <table:table-cell office:value-type="float" office:value="2.51203897890851">
                <text:p>2.51203897890851</text:p>
              </table:table-cell>
              <table:table-cell office:value-type="float" office:value="0.481365909368776">
                <text:p>0.481365909368776</text:p>
              </table:table-cell>
              <table:table-cell office:value-type="float" office:value="2.45226820224932">
                <text:p>2.45226820224932</text:p>
              </table:table-cell>
              <table:table-cell office:value-type="float" office:value="0.454366288982982">
                <text:p>0.454366288982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7168779999472">
                <text:p>2.57168779999472</text:p>
              </table:table-cell>
              <table:table-cell office:value-type="float" office:value="0.467054851978682">
                <text:p>0.467054851978682</text:p>
              </table:table-cell>
              <table:table-cell office:value-type="float" office:value="2.55506952561292">
                <text:p>2.55506952561292</text:p>
              </table:table-cell>
              <table:table-cell office:value-type="float" office:value="0.460471521847239">
                <text:p>0.460471521847239</text:p>
              </table:table-cell>
              <table:table-cell office:value-type="float" office:value="2.4933521158742">
                <text:p>2.4933521158742</text:p>
              </table:table-cell>
              <table:table-cell office:value-type="float" office:value="0.433037579360738">
                <text:p>0.433037579360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1527572880819">
                <text:p>2.61527572880819</text:p>
              </table:table-cell>
              <table:table-cell office:value-type="float" office:value="0.445279899469846">
                <text:p>0.445279899469846</text:p>
              </table:table-cell>
              <table:table-cell office:value-type="float" office:value="2.59809060663831">
                <text:p>2.59809060663831</text:p>
              </table:table-cell>
              <table:table-cell office:value-type="float" office:value="0.438601173450252">
                <text:p>0.438601173450252</text:p>
              </table:table-cell>
              <table:table-cell office:value-type="float" office:value="2.53439418833701">
                <text:p>2.53439418833701</text:p>
              </table:table-cell>
              <table:table-cell office:value-type="float" office:value="0.410749928759644">
                <text:p>0.4107499287596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5886365762166">
                <text:p>2.65886365762166</text:p>
              </table:table-cell>
              <table:table-cell office:value-type="float" office:value="0.42252428196101">
                <text:p>0.42252428196101</text:p>
              </table:table-cell>
              <table:table-cell office:value-type="float" office:value="2.64110222406692">
                <text:p>2.64110222406692</text:p>
              </table:table-cell>
              <table:table-cell office:value-type="float" office:value="0.415755078866994">
                <text:p>0.415755078866994</text:p>
              </table:table-cell>
              <table:table-cell office:value-type="float" office:value="2.57539408956451">
                <text:p>2.57539408956451</text:p>
              </table:table-cell>
              <table:table-cell office:value-type="float" office:value="0.387504516262995">
                <text:p>0.3875045162629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0245158643513">
                <text:p>2.70245158643513</text:p>
              </table:table-cell>
              <table:table-cell office:value-type="float" office:value="0.398787999452174">
                <text:p>0.398787999452174</text:p>
              </table:table-cell>
              <table:table-cell office:value-type="float" office:value="2.68410437998053">
                <text:p>2.68410437998053</text:p>
              </table:table-cell>
              <table:table-cell office:value-type="float" office:value="0.391933452739011">
                <text:p>0.391933452739011</text:p>
              </table:table-cell>
              <table:table-cell office:value-type="float" office:value="2.61635147699583">
                <text:p>2.61635147699583</text:p>
              </table:table-cell>
              <table:table-cell office:value-type="float" office:value="0.363302544849431">
                <text:p>0.3633025448494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7460395152486">
                <text:p>2.7460395152486</text:p>
              </table:table-cell>
              <table:table-cell office:value-type="float" office:value="0.374071051943339">
                <text:p>0.374071051943339</text:p>
              </table:table-cell>
              <table:table-cell office:value-type="float" office:value="2.72709707646036">
                <text:p>2.72709707646036</text:p>
              </table:table-cell>
              <table:table-cell office:value-type="float" office:value="0.367136509653392">
                <text:p>0.367136509653392</text:p>
              </table:table-cell>
              <table:table-cell office:value-type="float" office:value="2.65726599609703">
                <text:p>2.65726599609703</text:p>
              </table:table-cell>
              <table:table-cell office:value-type="float" office:value="0.338145242021018">
                <text:p>0.338145242021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8962744406207">
                <text:p>2.78962744406207</text:p>
              </table:table-cell>
              <table:table-cell office:value-type="float" office:value="0.348373439434503">
                <text:p>0.348373439434503</text:p>
              </table:table-cell>
              <table:table-cell office:value-type="float" office:value="2.77008031558735">
                <text:p>2.77008031558735</text:p>
              </table:table-cell>
              <table:table-cell office:value-type="float" office:value="0.341364464163178">
                <text:p>0.341364464163178</text:p>
              </table:table-cell>
              <table:table-cell office:value-type="float" office:value="2.69813728087138">
                <text:p>2.69813728087138</text:p>
              </table:table-cell>
              <table:table-cell office:value-type="float" office:value="0.312033860387121">
                <text:p>0.3120338603871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3321537287554">
                <text:p>2.83321537287554</text:p>
              </table:table-cell>
              <table:table-cell office:value-type="float" office:value="0.321695161925667">
                <text:p>0.321695161925667</text:p>
              </table:table-cell>
              <table:table-cell office:value-type="float" office:value="2.81305409944185">
                <text:p>2.81305409944185</text:p>
              </table:table-cell>
              <table:table-cell office:value-type="float" office:value="0.314617530764735">
                <text:p>0.314617530764735</text:p>
              </table:table-cell>
              <table:table-cell office:value-type="float" office:value="2.73896495436444">
                <text:p>2.73896495436444</text:p>
              </table:table-cell>
              <table:table-cell office:value-type="float" office:value="0.284969678205233">
                <text:p>0.2849696782052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87680330168901">
                <text:p>2.87680330168901</text:p>
              </table:table-cell>
              <table:table-cell office:value-type="float" office:value="0.294036219416831">
                <text:p>0.294036219416831</text:p>
              </table:table-cell>
              <table:table-cell office:value-type="float" office:value="2.85601843010378">
                <text:p>2.85601843010378</text:p>
              </table:table-cell>
              <table:table-cell office:value-type="float" office:value="0.286895923909071">
                <text:p>0.286895923909071</text:p>
              </table:table-cell>
              <table:table-cell office:value-type="float" office:value="2.77974862916274">
                <text:p>2.77974862916274</text:p>
              </table:table-cell>
              <table:table-cell office:value-type="float" office:value="0.256953999879954">
                <text:p>0.256953999879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2039123050248">
                <text:p>2.92039123050248</text:p>
              </table:table-cell>
              <table:table-cell office:value-type="float" office:value="0.265396611907995">
                <text:p>0.265396611907995</text:p>
              </table:table-cell>
              <table:table-cell office:value-type="float" office:value="2.89897330965261">
                <text:p>2.89897330965261</text:p>
              </table:table-cell>
              <table:table-cell office:value-type="float" office:value="0.258199857999671">
                <text:p>0.258199857999671</text:p>
              </table:table-cell>
              <table:table-cell office:value-type="float" office:value="2.8204879078853">
                <text:p>2.8204879078853</text:p>
              </table:table-cell>
              <table:table-cell office:value-type="float" office:value="0.227988156421446">
                <text:p>0.227988156421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6397915931595">
                <text:p>2.96397915931595</text:p>
              </table:table-cell>
              <table:table-cell office:value-type="float" office:value="0.235776339399159">
                <text:p>0.235776339399159</text:p>
              </table:table-cell>
              <table:table-cell office:value-type="float" office:value="2.94191874016741">
                <text:p>2.94191874016741</text:p>
              </table:table-cell>
              <table:table-cell office:value-type="float" office:value="0.228529547398921">
                <text:p>0.228529547398921</text:p>
              </table:table-cell>
              <table:table-cell office:value-type="float" office:value="2.86118238366706">
                <text:p>2.86118238366706</text:p>
              </table:table-cell>
              <table:table-cell office:value-type="float" office:value="0.198073505864687">
                <text:p>0.198073505864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0756708812942">
                <text:p>3.00756708812942</text:p>
              </table:table-cell>
              <table:table-cell office:value-type="float" office:value="0.205175401890323">
                <text:p>0.205175401890323</text:p>
              </table:table-cell>
              <table:table-cell office:value-type="float" office:value="2.98485472372666">
                <text:p>2.98485472372666</text:p>
              </table:table-cell>
              <table:table-cell office:value-type="float" office:value="0.197885206410547">
                <text:p>0.197885206410547</text:p>
              </table:table-cell>
              <table:table-cell office:value-type="float" office:value="2.90183164063359">
                <text:p>2.90183164063359</text:p>
              </table:table-cell>
              <table:table-cell office:value-type="float" office:value="0.167211433650894">
                <text:p>0.1672114336508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5115501694289">
                <text:p>3.05115501694289</text:p>
              </table:table-cell>
              <table:table-cell office:value-type="float" office:value="0.173593799381487">
                <text:p>0.173593799381487</text:p>
              </table:table-cell>
              <table:table-cell office:value-type="float" office:value="3.02778126240851">
                <text:p>3.02778126240851</text:p>
              </table:table-cell>
              <table:table-cell office:value-type="float" office:value="0.166267049301837">
                <text:p>0.166267049301837</text:p>
              </table:table-cell>
              <table:table-cell office:value-type="float" office:value="2.94243525436656">
                <text:p>2.94243525436656</text:p>
              </table:table-cell>
              <table:table-cell office:value-type="float" office:value="0.13540335297253">
                <text:p>0.13540335297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9474294575636">
                <text:p>3.09474294575636</text:p>
              </table:table-cell>
              <table:table-cell office:value-type="float" office:value="0.141031531872651">
                <text:p>0.141031531872651</text:p>
              </table:table-cell>
              <table:table-cell office:value-type="float" office:value="3.0706983582906">
                <text:p>3.0706983582906</text:p>
              </table:table-cell>
              <table:table-cell office:value-type="float" office:value="0.133675290287954">
                <text:p>0.133675290287954</text:p>
              </table:table-cell>
              <table:table-cell office:value-type="float" office:value="2.98299279235937">
                <text:p>2.98299279235937</text:p>
              </table:table-cell>
              <table:table-cell office:value-type="float" office:value="0.102650705083276">
                <text:p>0.1026507050832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3833087456983">
                <text:p>3.13833087456983</text:p>
              </table:table-cell>
              <table:table-cell office:value-type="float" office:value="0.107488599363816">
                <text:p>0.107488599363816</text:p>
              </table:table-cell>
              <table:table-cell office:value-type="float" office:value="3.11360601345013">
                <text:p>3.11360601345013</text:p>
              </table:table-cell>
              <table:table-cell office:value-type="float" office:value="0.100110143538586">
                <text:p>0.100110143538586</text:p>
              </table:table-cell>
              <table:table-cell office:value-type="float" office:value="3.02350381446269">
                <text:p>3.02350381446269</text:p>
              </table:table-cell>
              <table:table-cell office:value-type="float" office:value="0.0689549595743787">
                <text:p>0.0689549595743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819188033833">
                <text:p>3.1819188033833</text:p>
              </table:table-cell>
              <table:table-cell office:value-type="float" office:value="0.0729650018549797">
                <text:p>0.0729650018549797</text:p>
              </table:table-cell>
              <table:table-cell office:value-type="float" office:value="3.1565042299638">
                <text:p>3.1565042299638</text:p>
              </table:table-cell>
              <table:table-cell office:value-type="float" office:value="0.065571823173741">
                <text:p>0.065571823173741</text:p>
              </table:table-cell>
              <table:table-cell office:value-type="float" office:value="3.06396787331948">
                <text:p>3.06396787331948</text:p>
              </table:table-cell>
              <table:table-cell office:value-type="float" office:value="0.0343176146187643">
                <text:p>0.03431761461876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2550673219677">
                <text:p>3.22550673219677</text:p>
              </table:table-cell>
              <table:table-cell office:value-type="float" office:value="0.0374607393461438">
                <text:p>0.0374607393461438</text:p>
              </table:table-cell>
              <table:table-cell office:value-type="float" office:value="3.19939300990791">
                <text:p>3.19939300990791</text:p>
              </table:table-cell>
              <table:table-cell office:value-type="float" office:value="0.0300605432702241">
                <text:p>0.0300605432702241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26909466101024">
                <text:p>3.26909466101024</text:p>
              </table:table-cell>
              <table:table-cell office:value-type="float" office:value="0.000975811837307918">
                <text:p>0.00097581183730791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31268258982371">
                <text:p>3.31268258982371</text:p>
              </table:table-cell>
              <table:table-cell office:value-type="float" office:value="-0.036489780671528">
                <text:p>-0.036489780671528</text:p>
              </table:table-cell>
              <table:table-cell office:value-type="float" office:value="3.24227235535825">
                <text:p>3.24227235535825</text:p>
              </table:table-cell>
              <table:table-cell office:value-type="float" office:value="-0.00642348214745425">
                <text:p>-0.00642348214745425</text:p>
              </table:table-cell>
              <table:table-cell office:value-type="float" office:value="3.10438451478934">
                <text:p>3.10438451478934</text:p>
              </table:table-cell>
              <table:table-cell office:value-type="float" office:value="-0.0012598028157219">
                <text:p>-0.0012598028157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